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settings.xml" manifest:media-type="text/xml"/>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06/Configurations2/accelerator/current.xml" manifest:media-type=""/>
  <manifest:file-entry manifest:full-path="Object 206/Configurations2/" manifest:media-type="application/vnd.sun.xml.ui.configuration"/>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Thumbnails/thumbnail.png" manifest:media-type="image/png"/>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32/Configurations2/accelerator/current.xml" manifest:media-type=""/>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1000020100000016000000257903293B.png" manifest:media-type=""/>
  <manifest:file-entry manifest:full-path="Pictures/10000201000002FD000003DE15FADE2E.png" manifest:media-type=""/>
  <manifest:file-entry manifest:full-path="Pictures/10000201000000300000003E21E346E1.png" manifest:media-type=""/>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85/Configurations2/accelerator/current.xml" manifest:media-type=""/>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styles.xml" manifest:media-type="text/xml"/>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layout-cache" manifest:media-type="application/binary"/>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meta.xml" manifest:media-type="text/xml"/>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77/settings.xml" manifest:media-type="text/xml"/>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24/settings.xml" manifest:media-type="text/xml"/>
  <manifest:file-entry manifest:full-path="Object 224/content.xml" manifest:media-type="text/xml"/>
  <manifest:file-entry manifest:full-path="Object 22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manifest.rdf" manifest:media-type="application/rdf+xml"/>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content.xml" manifest:media-type="text/xml"/>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fo:keep-together="auto"/>
    </style:style>
    <style:style style:name="Table2.A1" style:family="table-cell">
      <style:table-cell-properties style:vertical-align="top" fo:padding="0.0382in" fo:border-left="0.05pt solid #000000" fo:border-right="none" fo:border-top="0.05pt solid #000000" fo:border-bottom="0.05pt solid #000000" style:writing-mode="lr-tb"/>
    </style:style>
    <style:style style:name="Table2.C1" style:family="table-cell">
      <style:table-cell-properties style:vertical-align="top" fo:padding="0.0382in" fo:border="0.05pt solid #000000" style:writing-mode="lr-tb"/>
    </style:style>
    <style:style style:name="Table2.A2" style:family="table-cell">
      <style:table-cell-properties style:vertical-align="top" fo:padding="0.0382in" fo:border-left="0.05pt solid #000000" fo:border-right="none" fo:border-top="none" fo:border-bottom="0.05pt solid #000000" style:writing-mode="lr-tb"/>
    </style:style>
    <style:style style:name="Table2.C2" style:family="table-cell">
      <style:table-cell-properties style:vertical-align="top" fo:padding="0.0382in" fo:border-left="0.05pt solid #000000" fo:border-right="0.05pt solid #000000" fo:border-top="none" fo:border-bottom="0.05pt solid #000000" style:writing-mode="lr-tb"/>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5pt solid #000000" fo:border-top="none" fo:border-bottom="0.05pt solid #000000"/>
    </style:style>
    <style:style style:name="Table13.B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3.A7" style:family="table-cell">
      <style:table-cell-properties fo:background-color="#000000" fo:padding="0.0382in" fo:border-left="0.05pt solid #000000" fo:border-right="none" fo:border-top="none" fo:border-bottom="0.05pt solid #000000">
        <style:background-image/>
      </style:table-cell-properties>
    </style:style>
    <style:style style:name="Table13.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5pt solid #000000" fo:border-top="none" fo:border-bottom="0.05pt solid #000000"/>
    </style:style>
    <style:style style:name="Table15.B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5.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5.A7" style:family="table-cell">
      <style:table-cell-properties fo:background-color="#000000" fo:padding="0.0382in" fo:border-left="0.05pt solid #000000" fo:border-right="none" fo:border-top="none" fo:border-bottom="0.05pt solid #000000">
        <style:background-image/>
      </style:table-cell-properties>
    </style:style>
    <style:style style:name="Table15.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5pt solid #000000" fo:border-top="none" fo:border-bottom="0.05pt solid #000000"/>
    </style:style>
    <style:style style:name="Table16.B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6.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6.A7" style:family="table-cell">
      <style:table-cell-properties fo:background-color="#000000" fo:padding="0.0382in" fo:border-left="0.05pt solid #000000" fo:border-right="none" fo:border-top="none" fo:border-bottom="0.05pt solid #000000">
        <style:background-image/>
      </style:table-cell-properties>
    </style:style>
    <style:style style:name="Table16.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5pt solid #000000" fo:border-top="none" fo:border-bottom="0.05pt solid #000000"/>
    </style:style>
    <style:style style:name="Table14.B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4.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4.A7" style:family="table-cell">
      <style:table-cell-properties fo:background-color="#000000" fo:padding="0.0382in" fo:border-left="0.05pt solid #000000" fo:border-right="none" fo:border-top="none" fo:border-bottom="0.05pt solid #000000">
        <style:background-image/>
      </style:table-cell-properties>
    </style:style>
    <style:style style:name="Table14.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5pt solid #000000" fo:border-top="none" fo:border-bottom="0.05pt solid #000000"/>
    </style:style>
    <style:style style:name="Table19.B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9.A7" style:family="table-cell">
      <style:table-cell-properties fo:background-color="#000000" fo:padding="0.0382in" fo:border-left="0.05pt solid #000000" fo:border-right="none" fo:border-top="none" fo:border-bottom="0.05pt solid #000000">
        <style:background-image/>
      </style:table-cell-properties>
    </style:style>
    <style:style style:name="Table19.E7" style:family="table-cell">
      <style:table-cell-properties fo:background-color="#000000"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1" style:family="paragraph" style:parent-style-name="Standard">
      <style:paragraph-properties fo:margin-left="0in" fo:margin-right="0in" fo:text-align="start" style:justify-single-word="false" fo:text-indent="0in" style:auto-text-indent="false"/>
    </style:style>
    <style:style style:name="P12"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3" style:family="paragraph" style:parent-style-name="Table_20_Contents">
      <style:paragraph-properties fo:text-align="start" style:justify-single-word="false"/>
      <style:text-properties style:font-name="Liberation Serif2" fo:font-size="12pt" style:font-size-asian="12pt" style:font-size-complex="12pt"/>
    </style:style>
    <style:style style:name="P14"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7" style:family="paragraph" style:parent-style-name="Table_20_Contents">
      <style:paragraph-properties fo:text-align="end" style:justify-single-word="false"/>
      <style:text-properties fo:font-size="10pt" style:font-size-asian="10pt" style:font-size-complex="10pt"/>
    </style:style>
    <style:style style:name="P18"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21"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22"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2" fo:font-size="12pt" style:font-size-asian="10.5pt" style:font-size-complex="12pt"/>
    </style:style>
    <style:style style:name="P24" style:family="paragraph" style:parent-style-name="Standard">
      <style:paragraph-properties fo:margin-left="0.4925in" fo:margin-right="0in" fo:text-align="start" style:justify-single-word="false" fo:text-indent="0in" style:auto-text-indent="false"/>
      <style:text-properties style:font-name="Liberation Serif1" fo:font-size="12pt" style:font-size-asian="10.5pt" style:font-size-complex="12pt"/>
    </style:style>
    <style:style style:name="P25" style:family="paragraph" style:parent-style-name="Standard">
      <style:paragraph-properties fo:margin-left="0.4925in" fo:margin-right="0in" fo:text-align="start" style:justify-single-word="false" fo:text-indent="0in" style:auto-text-indent="false"/>
    </style:style>
    <style:style style:name="P26" style:family="paragraph" style:parent-style-name="Standard">
      <style:paragraph-properties fo:margin-left="0.9846in" fo:margin-right="0in" fo:text-align="start" style:justify-single-word="false" fo:text-indent="0in" style:auto-text-indent="false"/>
    </style:style>
    <style:style style:name="P27"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fo:break-before="page"/>
      <style:text-properties style:font-name="Liberation Serif2" fo:font-size="24pt" fo:font-weight="normal" style:font-size-asian="24pt" style:font-weight-asian="normal" style:font-size-complex="24pt" style:font-weight-complex="normal"/>
    </style:style>
    <style:style style:name="P29"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30" style:family="paragraph" style:parent-style-name="Standard" style:master-page-name="Standard">
      <style:paragraph-properties fo:text-align="start" style:justify-single-word="false" style:page-number="601"/>
      <style:text-properties style:font-name="Liberation Serif2" fo:font-size="12pt" fo:font-weight="normal" style:font-size-asian="10.5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38"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39"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40"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41"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42"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43"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44"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45"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46" style:family="paragraph" style:parent-style-name="Standard" style:list-style-name="L21">
      <style:paragraph-properties fo:text-align="start" style:justify-single-word="false"/>
      <style:text-properties style:font-name="Liberation Serif2" fo:font-size="12pt" style:font-size-asian="10.5pt" style:font-size-complex="12pt"/>
    </style:style>
    <style:style style:name="P47" style:family="paragraph" style:parent-style-name="Standard" style:list-style-name="L32">
      <style:paragraph-properties fo:text-align="start" style:justify-single-word="false"/>
      <style:text-properties style:font-name="Liberation Serif2" fo:font-size="12pt" style:font-size-asian="10.5pt" style:font-size-complex="12pt"/>
    </style:style>
    <style:style style:name="P48" style:family="paragraph" style:parent-style-name="Standard" style:list-style-name="L33">
      <style:paragraph-properties fo:text-align="start" style:justify-single-word="false"/>
      <style:text-properties style:font-name="Liberation Serif2" fo:font-size="12pt" style:font-size-asian="10.5pt" style:font-size-complex="12pt"/>
    </style:style>
    <style:style style:name="P49" style:family="paragraph" style:parent-style-name="Standard" style:list-style-name="L62">
      <style:paragraph-properties fo:text-align="start" style:justify-single-word="false"/>
      <style:text-properties style:font-name="Liberation Serif2" fo:font-size="12pt" style:font-size-asian="10.5pt" style:font-size-complex="12pt"/>
    </style:style>
    <style:style style:name="P50" style:family="paragraph" style:parent-style-name="Standard" style:list-style-name="L63">
      <style:paragraph-properties fo:text-align="start" style:justify-single-word="false"/>
      <style:text-properties style:font-name="Liberation Serif2" fo:font-size="12pt" style:font-size-asian="10.5pt" style:font-size-complex="12pt"/>
    </style:style>
    <style:style style:name="P51" style:family="paragraph" style:parent-style-name="Standard" style:list-style-name="L64">
      <style:paragraph-properties fo:text-align="start" style:justify-single-word="false"/>
      <style:text-properties style:font-name="Liberation Serif2" fo:font-size="12pt" style:font-size-asian="10.5pt" style:font-size-complex="12pt"/>
    </style:style>
    <style:style style:name="P52" style:family="paragraph" style:parent-style-name="Standard" style:list-style-name="L65">
      <style:paragraph-properties fo:text-align="start" style:justify-single-word="false"/>
      <style:text-properties style:font-name="Liberation Serif2" fo:font-size="12pt" style:font-size-asian="10.5pt" style:font-size-complex="12pt"/>
    </style:style>
    <style:style style:name="P53" style:family="paragraph" style:parent-style-name="Standard" style:list-style-name="L66">
      <style:paragraph-properties fo:text-align="start" style:justify-single-word="false"/>
      <style:text-properties style:font-name="Liberation Serif2" fo:font-size="12pt" style:font-size-asian="10.5pt" style:font-size-complex="12pt"/>
    </style:style>
    <style:style style:name="P54" style:family="paragraph" style:parent-style-name="Standard" style:list-style-name="L6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6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6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7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8" style:family="paragraph" style:parent-style-name="Standard" style:list-style-name="L3">
      <style:paragraph-properties fo:text-align="start" style:justify-single-word="false"/>
    </style:style>
    <style:style style:name="P59" style:family="paragraph" style:parent-style-name="Standard" style:list-style-name="L5">
      <style:paragraph-properties fo:text-align="start" style:justify-single-word="false"/>
    </style:style>
    <style:style style:name="P60" style:family="paragraph" style:parent-style-name="Standard" style:list-style-name="L8">
      <style:paragraph-properties fo:text-align="start" style:justify-single-word="false"/>
    </style:style>
    <style:style style:name="P61" style:family="paragraph" style:parent-style-name="Standard" style:list-style-name="L13">
      <style:paragraph-properties fo:text-align="start" style:justify-single-word="false"/>
    </style:style>
    <style:style style:name="P62" style:family="paragraph" style:parent-style-name="Standard" style:list-style-name="L14">
      <style:paragraph-properties fo:text-align="start" style:justify-single-word="false"/>
    </style:style>
    <style:style style:name="P63" style:family="paragraph" style:parent-style-name="Standard" style:list-style-name="L15">
      <style:paragraph-properties fo:text-align="start" style:justify-single-word="false"/>
    </style:style>
    <style:style style:name="P64" style:family="paragraph" style:parent-style-name="Standard" style:list-style-name="L16">
      <style:paragraph-properties fo:text-align="start" style:justify-single-word="false"/>
    </style:style>
    <style:style style:name="P65" style:family="paragraph" style:parent-style-name="Standard" style:list-style-name="L17">
      <style:paragraph-properties fo:text-align="start" style:justify-single-word="false"/>
    </style:style>
    <style:style style:name="P66" style:family="paragraph" style:parent-style-name="Standard" style:list-style-name="L22">
      <style:paragraph-properties fo:text-align="start" style:justify-single-word="false"/>
    </style:style>
    <style:style style:name="P67" style:family="paragraph" style:parent-style-name="Standard" style:list-style-name="L23">
      <style:paragraph-properties fo:text-align="start" style:justify-single-word="false"/>
    </style:style>
    <style:style style:name="P68" style:family="paragraph" style:parent-style-name="Standard" style:list-style-name="L24">
      <style:paragraph-properties fo:text-align="start" style:justify-single-word="false"/>
    </style:style>
    <style:style style:name="P69" style:family="paragraph" style:parent-style-name="Standard" style:list-style-name="L25">
      <style:paragraph-properties fo:text-align="start" style:justify-single-word="false"/>
    </style:style>
    <style:style style:name="P70" style:family="paragraph" style:parent-style-name="Standard" style:list-style-name="L26">
      <style:paragraph-properties fo:text-align="start" style:justify-single-word="false"/>
    </style:style>
    <style:style style:name="P71" style:family="paragraph" style:parent-style-name="Standard" style:list-style-name="L27">
      <style:paragraph-properties fo:text-align="start" style:justify-single-word="false"/>
    </style:style>
    <style:style style:name="P72" style:family="paragraph" style:parent-style-name="Standard" style:list-style-name="L28">
      <style:paragraph-properties fo:text-align="start" style:justify-single-word="false"/>
    </style:style>
    <style:style style:name="P73" style:family="paragraph" style:parent-style-name="Standard" style:list-style-name="L29">
      <style:paragraph-properties fo:text-align="start" style:justify-single-word="false"/>
    </style:style>
    <style:style style:name="P74" style:family="paragraph" style:parent-style-name="Standard" style:list-style-name="L30">
      <style:paragraph-properties fo:text-align="start" style:justify-single-word="false"/>
    </style:style>
    <style:style style:name="P75" style:family="paragraph" style:parent-style-name="Standard" style:list-style-name="L31">
      <style:paragraph-properties fo:text-align="start" style:justify-single-word="false"/>
    </style:style>
    <style:style style:name="P76" style:family="paragraph" style:parent-style-name="Standard" style:list-style-name="L34">
      <style:paragraph-properties fo:text-align="start" style:justify-single-word="false"/>
    </style:style>
    <style:style style:name="P77" style:family="paragraph" style:parent-style-name="Standard" style:list-style-name="L35">
      <style:paragraph-properties fo:text-align="start" style:justify-single-word="false"/>
    </style:style>
    <style:style style:name="P78" style:family="paragraph" style:parent-style-name="Standard" style:list-style-name="L36">
      <style:paragraph-properties fo:text-align="start" style:justify-single-word="false"/>
    </style:style>
    <style:style style:name="P79" style:family="paragraph" style:parent-style-name="Standard" style:list-style-name="L37">
      <style:paragraph-properties fo:text-align="start" style:justify-single-word="false"/>
    </style:style>
    <style:style style:name="P80" style:family="paragraph" style:parent-style-name="Standard" style:list-style-name="L38">
      <style:paragraph-properties fo:text-align="start" style:justify-single-word="false"/>
    </style:style>
    <style:style style:name="P81" style:family="paragraph" style:parent-style-name="Standard" style:list-style-name="L39">
      <style:paragraph-properties fo:text-align="start" style:justify-single-word="false"/>
    </style:style>
    <style:style style:name="P82" style:family="paragraph" style:parent-style-name="Standard" style:list-style-name="L40">
      <style:paragraph-properties fo:text-align="start" style:justify-single-word="false"/>
    </style:style>
    <style:style style:name="P83" style:family="paragraph" style:parent-style-name="Standard" style:list-style-name="L41">
      <style:paragraph-properties fo:text-align="start" style:justify-single-word="false"/>
    </style:style>
    <style:style style:name="P84" style:family="paragraph" style:parent-style-name="Standard" style:list-style-name="L42">
      <style:paragraph-properties fo:text-align="start" style:justify-single-word="false"/>
    </style:style>
    <style:style style:name="P85" style:family="paragraph" style:parent-style-name="Standard" style:list-style-name="L43">
      <style:paragraph-properties fo:text-align="start" style:justify-single-word="false"/>
    </style:style>
    <style:style style:name="P86" style:family="paragraph" style:parent-style-name="Standard" style:list-style-name="L44">
      <style:paragraph-properties fo:text-align="start" style:justify-single-word="false"/>
    </style:style>
    <style:style style:name="P87" style:family="paragraph" style:parent-style-name="Standard" style:list-style-name="L45">
      <style:paragraph-properties fo:text-align="start" style:justify-single-word="false"/>
    </style:style>
    <style:style style:name="P88" style:family="paragraph" style:parent-style-name="Standard" style:list-style-name="L46">
      <style:paragraph-properties fo:text-align="start" style:justify-single-word="false"/>
    </style:style>
    <style:style style:name="P89" style:family="paragraph" style:parent-style-name="Standard" style:list-style-name="L47">
      <style:paragraph-properties fo:text-align="start" style:justify-single-word="false"/>
    </style:style>
    <style:style style:name="P90" style:family="paragraph" style:parent-style-name="Standard" style:list-style-name="L48">
      <style:paragraph-properties fo:text-align="start" style:justify-single-word="false"/>
    </style:style>
    <style:style style:name="P91" style:family="paragraph" style:parent-style-name="Standard" style:list-style-name="L49">
      <style:paragraph-properties fo:text-align="start" style:justify-single-word="false"/>
    </style:style>
    <style:style style:name="P92" style:family="paragraph" style:parent-style-name="Standard" style:list-style-name="L50">
      <style:paragraph-properties fo:text-align="start" style:justify-single-word="false"/>
    </style:style>
    <style:style style:name="P93" style:family="paragraph" style:parent-style-name="Standard" style:list-style-name="L51">
      <style:paragraph-properties fo:text-align="start" style:justify-single-word="false"/>
    </style:style>
    <style:style style:name="P94" style:family="paragraph" style:parent-style-name="Standard" style:list-style-name="L52">
      <style:paragraph-properties fo:text-align="start" style:justify-single-word="false"/>
    </style:style>
    <style:style style:name="P95" style:family="paragraph" style:parent-style-name="Standard" style:list-style-name="L53">
      <style:paragraph-properties fo:text-align="start" style:justify-single-word="false"/>
    </style:style>
    <style:style style:name="P96" style:family="paragraph" style:parent-style-name="Standard" style:list-style-name="L54">
      <style:paragraph-properties fo:text-align="start" style:justify-single-word="false"/>
    </style:style>
    <style:style style:name="P97" style:family="paragraph" style:parent-style-name="Standard" style:list-style-name="L55">
      <style:paragraph-properties fo:text-align="start" style:justify-single-word="false"/>
    </style:style>
    <style:style style:name="P98" style:family="paragraph" style:parent-style-name="Standard" style:list-style-name="L56">
      <style:paragraph-properties fo:text-align="start" style:justify-single-word="false"/>
    </style:style>
    <style:style style:name="P99" style:family="paragraph" style:parent-style-name="Standard" style:list-style-name="L57">
      <style:paragraph-properties fo:text-align="start" style:justify-single-word="false"/>
    </style:style>
    <style:style style:name="P100" style:family="paragraph" style:parent-style-name="Standard" style:list-style-name="L58">
      <style:paragraph-properties fo:text-align="start" style:justify-single-word="false"/>
    </style:style>
    <style:style style:name="P101" style:family="paragraph" style:parent-style-name="Standard" style:list-style-name="L59">
      <style:paragraph-properties fo:text-align="start" style:justify-single-word="false"/>
    </style:style>
    <style:style style:name="P102" style:family="paragraph" style:parent-style-name="Standard" style:list-style-name="L60">
      <style:paragraph-properties fo:text-align="start" style:justify-single-word="false"/>
    </style:style>
    <style:style style:name="P103" style:family="paragraph" style:parent-style-name="Standard" style:list-style-name="L61">
      <style:paragraph-properties fo:text-align="start" style:justify-single-word="false"/>
    </style:style>
    <style:style style:name="P104" style:family="paragraph" style:parent-style-name="Standard" style:list-style-name="L66">
      <style:paragraph-properties fo:text-align="start" style:justify-single-word="false"/>
    </style:style>
    <style:style style:name="P105" style:family="paragraph" style:parent-style-name="Standard" style:list-style-name="L71">
      <style:paragraph-properties fo:text-align="start" style:justify-single-word="false"/>
    </style:style>
    <style:style style:name="P106" style:family="paragraph" style:parent-style-name="Standard" style:list-style-name="L72">
      <style:paragraph-properties fo:text-align="start" style:justify-single-word="false"/>
    </style:style>
    <style:style style:name="P107" style:family="paragraph" style:parent-style-name="Standard" style:list-style-name="L73">
      <style:paragraph-properties fo:text-align="start" style:justify-single-word="false"/>
    </style:style>
    <style:style style:name="P108" style:family="paragraph" style:parent-style-name="Standard" style:list-style-name="L74">
      <style:paragraph-properties fo:text-align="start" style:justify-single-word="false"/>
    </style:style>
    <style:style style:name="P109" style:family="paragraph" style:parent-style-name="Standard" style:list-style-name="L76">
      <style:paragraph-properties fo:text-align="start" style:justify-single-word="false"/>
    </style:style>
    <style:style style:name="P110" style:family="paragraph" style:parent-style-name="Standard" style:list-style-name="L77">
      <style:paragraph-properties fo:text-align="start" style:justify-single-word="false"/>
    </style:style>
    <style:style style:name="P111" style:family="paragraph" style:parent-style-name="Standard" style:list-style-name="L78">
      <style:paragraph-properties fo:text-align="start" style:justify-single-word="false"/>
    </style:style>
    <style:style style:name="P112" style:family="paragraph" style:parent-style-name="Standard" style:list-style-name="L79">
      <style:paragraph-properties fo:text-align="start" style:justify-single-word="false"/>
    </style:style>
    <style:style style:name="P113" style:family="paragraph" style:parent-style-name="Standard" style:list-style-name="L80">
      <style:paragraph-properties fo:text-align="start" style:justify-single-word="false"/>
    </style:style>
    <style:style style:name="P114" style:family="paragraph" style:parent-style-name="Standard" style:list-style-name="L81">
      <style:paragraph-properties fo:text-align="start" style:justify-single-word="false"/>
    </style:style>
    <style:style style:name="P115" style:family="paragraph" style:parent-style-name="Standard" style:list-style-name="L82">
      <style:paragraph-properties fo:text-align="start" style:justify-single-word="false"/>
    </style:style>
    <style:style style:name="P116" style:family="paragraph" style:parent-style-name="Standard" style:list-style-name="L83">
      <style:paragraph-properties fo:text-align="start" style:justify-single-word="false"/>
    </style:style>
    <style:style style:name="P117" style:family="paragraph" style:parent-style-name="Standard" style:list-style-name="L84">
      <style:paragraph-properties fo:text-align="start" style:justify-single-word="false"/>
    </style:style>
    <style:style style:name="P118" style:family="paragraph" style:parent-style-name="Standard" style:list-style-name="L85">
      <style:paragraph-properties fo:text-align="start" style:justify-single-word="false"/>
    </style:style>
    <style:style style:name="P119" style:family="paragraph" style:parent-style-name="Standard" style:list-style-name="L86">
      <style:paragraph-properties fo:text-align="start" style:justify-single-word="false"/>
    </style:style>
    <style:style style:name="P120" style:family="paragraph" style:parent-style-name="Standard" style:list-style-name="L87">
      <style:paragraph-properties fo:text-align="start" style:justify-single-word="false"/>
    </style:style>
    <style:style style:name="P121" style:family="paragraph" style:parent-style-name="Standard" style:list-style-name="L88">
      <style:paragraph-properties fo:text-align="start" style:justify-single-word="false"/>
    </style:style>
    <style:style style:name="P122" style:family="paragraph" style:parent-style-name="Standard" style:list-style-name="L89">
      <style:paragraph-properties fo:text-align="start" style:justify-single-word="false"/>
    </style:style>
    <style:style style:name="P123" style:family="paragraph" style:parent-style-name="Standard" style:list-style-name="L90">
      <style:paragraph-properties fo:text-align="start" style:justify-single-word="false"/>
    </style:style>
    <style:style style:name="P124" style:family="paragraph" style:parent-style-name="Standard" style:list-style-name="L91">
      <style:paragraph-properties fo:text-align="start" style:justify-single-word="false"/>
    </style:style>
    <style:style style:name="P125" style:family="paragraph" style:parent-style-name="Standard" style:list-style-name="L92">
      <style:paragraph-properties fo:text-align="start" style:justify-single-word="false"/>
    </style:style>
    <style:style style:name="P126" style:family="paragraph" style:parent-style-name="Standard" style:list-style-name="L93">
      <style:paragraph-properties fo:text-align="start" style:justify-single-word="false"/>
    </style:style>
    <style:style style:name="P127" style:family="paragraph" style:parent-style-name="Standard" style:list-style-name="L94">
      <style:paragraph-properties fo:text-align="start" style:justify-single-word="false"/>
    </style:style>
    <style:style style:name="P128" style:family="paragraph" style:parent-style-name="Standard" style:list-style-name="L95">
      <style:paragraph-properties fo:text-align="start" style:justify-single-word="false"/>
    </style:style>
    <style:style style:name="P129" style:family="paragraph" style:parent-style-name="Standard" style:list-style-name="L96">
      <style:paragraph-properties fo:text-align="start" style:justify-single-word="false"/>
    </style:style>
    <style:style style:name="P130" style:family="paragraph" style:parent-style-name="Standard" style:list-style-name="L97">
      <style:paragraph-properties fo:text-align="start" style:justify-single-word="false"/>
    </style:style>
    <style:style style:name="P131" style:family="paragraph" style:parent-style-name="Standard" style:list-style-name="L32">
      <style:paragraph-properties fo:text-align="start" style:justify-single-word="false"/>
      <style:text-properties style:font-name="Liberation Serif1" fo:font-size="12pt" style:font-size-asian="10.5pt" style:font-size-complex="12pt"/>
    </style:style>
    <style:style style:name="P132" style:family="paragraph" style:parent-style-name="Standard" style:list-style-name="L33">
      <style:paragraph-properties fo:text-align="start" style:justify-single-word="false"/>
      <style:text-properties style:font-name="Liberation Serif1" fo:font-size="12pt" style:font-size-asian="10.5pt" style:font-size-complex="12pt"/>
    </style:style>
    <style:style style:name="P133" style:family="paragraph" style:parent-style-name="Standard" style:list-style-name="L34">
      <style:paragraph-properties fo:text-align="start" style:justify-single-word="false"/>
      <style:text-properties style:font-name="Liberation Serif1" fo:font-size="12pt" style:font-size-asian="10.5pt" style:font-size-complex="12pt"/>
    </style:style>
    <style:style style:name="P134" style:family="paragraph" style:parent-style-name="Standard" style:list-style-name="L72">
      <style:paragraph-properties fo:text-align="start" style:justify-single-word="false"/>
      <style:text-properties style:font-name="Liberation Serif1"/>
    </style:style>
    <style:style style:name="P135" style:family="paragraph" style:parent-style-name="Standard" style:list-style-name="L75">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6" style:family="paragraph" style:parent-style-name="Standard" style:list-style-name="L93">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7" style:family="paragraph" style:parent-style-name="Standard" style:list-style-name="L9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8"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9"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0" style:family="paragraph" style:parent-style-name="Standard" style:list-style-name="L76">
      <style:paragraph-properties fo:line-height="100%" fo:text-align="start" style:justify-single-word="false">
        <style:tab-stops>
          <style:tab-stop style:position="0.5in"/>
        </style:tab-stops>
      </style:paragraph-properties>
    </style:style>
    <style:style style:name="P141" style:family="paragraph" style:parent-style-name="Standard" style:list-style-name="L96">
      <style:paragraph-properties fo:line-height="100%" fo:text-align="start" style:justify-single-word="false">
        <style:tab-stops>
          <style:tab-stop style:position="0.5in"/>
        </style:tab-stops>
      </style:paragraph-properties>
    </style:style>
    <style:style style:name="P142" style:family="paragraph" style:parent-style-name="Standard" style:list-style-name="L94"/>
    <style:style style:name="P143" style:family="paragraph" style:parent-style-name="Standard" style:list-style-name="L97">
      <style:paragraph-properties fo:text-align="center" style:justify-single-word="false"/>
      <style:text-properties fo:font-style="italic" style:font-style-asian="italic" style:font-style-complex="italic"/>
    </style:style>
    <style:style style:name="P144" style:family="paragraph" style:parent-style-name="Standard" style:list-style-name="L97">
      <style:paragraph-properties fo:margin-left="0.9846in" fo:margin-right="0in" fo:text-align="start" style:justify-single-word="false" fo:text-indent="-0.25in" style:auto-text-indent="false"/>
    </style:style>
    <style:style style:name="P145" style:family="paragraph" style:parent-style-name="Standard" style:list-style-name="L97">
      <style:paragraph-properties fo:margin-left="0.9846in" fo:margin-right="0in" fo:text-align="start" style:justify-single-word="false" fo:text-indent="0in" style:auto-text-indent="false"/>
    </style:style>
    <style:style style:name="P146" style:family="paragraph" style:parent-style-name="Standard" style:list-style-name="L97">
      <style:paragraph-properties fo:margin-left="0.4925in" fo:margin-right="0in" fo:text-align="start" style:justify-single-word="false" fo:text-indent="0in" style:auto-text-indent="false"/>
    </style:style>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style>
    <style:style style:name="T9" style:family="text">
      <style:text-properties style:text-position="super 58%" style:font-name="Liberation Serif1"/>
    </style:style>
    <style:style style:name="T10"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2pt" style:font-size-asian="12pt" style:font-size-complex="12pt"/>
    </style:style>
    <style:style style:name="T14" style:family="text">
      <style:text-properties style:text-overline-style="solid" style:text-overline-width="auto" style:text-overline-color="font-color"/>
    </style:style>
    <style:style style:name="T15" style:family="text">
      <style:text-properties style:font-name="Liberation Serif"/>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officeooo:rsid="001ef797"/>
    </style:style>
    <style:style style:name="T19" style:family="text">
      <style:text-properties officeooo:rsid="001fc28e"/>
    </style:style>
    <style:style style:name="T20" style:family="text">
      <style:text-properties officeooo:rsid="00209be9"/>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8"/>
      <text:p text:style-name="P30"><text:span text:style-name="T6">A</text:span><text:span text:style-name="T7">NSWER </text:span><text:span text:style-name="T6">K</text:span><text:span text:style-name="T7">EY</text:span></text:p>
      <text:p text:style-name="P7"/>
      <text:section text:style-name="Sect1" text:name="Section1">
        <text:p text:style-name="P3">Chapter 1 - Numeral Systems Used in Pharmacy</text:p>
        <text:p text:style-name="P4"/>
        <text:section text:style-name="Sect2" text:name="Section2">
          <text:p text:style-name="P4">Worksheet 1-1</text:p>
          <text:list xml:id="list1901368666" text:style-name="L1">
            <text:list-item>
              <text:p text:style-name="P31">i</text:p>
            </text:list-item>
            <text:list-item>
              <text:p text:style-name="P31">ii</text:p>
            </text:list-item>
            <text:list-item>
              <text:p text:style-name="P31">iii</text:p>
            </text:list-item>
            <text:list-item>
              <text:p text:style-name="P31">iv</text:p>
            </text:list-item>
            <text:list-item>
              <text:p text:style-name="P31">v</text:p>
            </text:list-item>
            <text:list-item>
              <text:p text:style-name="P31">vi</text:p>
            </text:list-item>
            <text:list-item>
              <text:p text:style-name="P31">vii</text:p>
            </text:list-item>
            <text:list-item>
              <text:p text:style-name="P31">viii</text:p>
            </text:list-item>
            <text:list-item>
              <text:p text:style-name="P31">ix</text:p>
            </text:list-item>
            <text:list-item>
              <text:p text:style-name="P31">x</text:p>
            </text:list-item>
            <text:list-item>
              <text:p text:style-name="P31">xx</text:p>
            </text:list-item>
            <text:list-item>
              <text:p text:style-name="P31">xl</text:p>
            </text:list-item>
            <text:list-item>
              <text:p text:style-name="P31">xlv</text:p>
            </text:list-item>
            <text:list-item>
              <text:p text:style-name="P31">c</text:p>
            </text:list-item>
            <text:list-item>
              <text:p text:style-name="P31">cd</text:p>
            </text:list-item>
            <text:list-item>
              <text:p text:style-name="P31">m</text:p>
            </text:list-item>
            <text:list-item>
              <text:p text:style-name="P31">cm</text:p>
            </text:list-item>
            <text:list-item>
              <text:p text:style-name="P31">lxix</text:p>
            </text:list-item>
            <text:list-item>
              <text:p text:style-name="P31">xxiv</text:p>
            </text:list-item>
            <text:list-item>
              <text:p text:style-name="P31">mcmxcix</text:p>
            </text:list-item>
            <text:list-item>
              <text:p text:style-name="P31">9</text:p>
            </text:list-item>
            <text:list-item>
              <text:p text:style-name="P31">18</text:p>
            </text:list-item>
            <text:list-item>
              <text:p text:style-name="P31">24</text:p>
            </text:list-item>
            <text:list-item>
              <text:p text:style-name="P31">36</text:p>
            </text:list-item>
            <text:list-item>
              <text:p text:style-name="P31">3</text:p>
            </text:list-item>
            <text:list-item>
              <text:p text:style-name="P31">240</text:p>
            </text:list-item>
            <text:list-item>
              <text:p text:style-name="P31">55</text:p>
            </text:list-item>
            <text:list-item>
              <text:p text:style-name="P31">555</text:p>
            </text:list-item>
            <text:list-item>
              <text:p text:style-name="P31">1111</text:p>
            </text:list-item>
            <text:list-item>
              <text:p text:style-name="P31">999</text:p>
            </text:list-item>
            <text:list-item>
              <text:p text:style-name="P31">4</text:p>
            </text:list-item>
            <text:list-item>
              <text:p text:style-name="P31">7</text:p>
            </text:list-item>
            <text:list-item>
              <text:p text:style-name="P31">12</text:p>
            </text:list-item>
            <text:list-item>
              <text:p text:style-name="P31">16</text:p>
            </text:list-item>
            <text:list-item>
              <text:p text:style-name="P31">22</text:p>
            </text:list-item>
            <text:list-item>
              <text:p text:style-name="P31">42</text:p>
            </text:list-item>
            <text:list-item>
              <text:p text:style-name="P31">31</text:p>
            </text:list-item>
            <text:list-item>
              <text:p text:style-name="P31">1337</text:p>
            </text:list-item>
            <text:list-item>
              <text:p text:style-name="P31">2008</text:p>
            </text:list-item>
            <text:list-item>
              <text:p text:style-name="P31">1783</text:p>
            </text:list-item>
          </text:list>
        </text:section>
        <text:p text:style-name="P4"/>
        <text:section text:style-name="Sect2" text:name="Section3">
          <text:p text:style-name="P4">Worksheet 1-2</text:p>
          <text:list xml:id="list2021382947" text:style-name="L2">
            <text:list-item>
              <text:p text:style-name="P32">29</text:p>
            </text:list-item>
            <text:list-item>
              <text:p text:style-name="P32">23</text:p>
            </text:list-item>
            <text:list-item>
              <text:p text:style-name="P32">5</text:p>
            </text:list-item>
            <text:list-item>
              <text:p text:style-name="P32">24</text:p>
            </text:list-item>
            <text:list-item>
              <text:p text:style-name="P32">4</text:p>
            </text:list-item>
            <text:list-item>
              <text:p text:style-name="P32">12</text:p>
            </text:list-item>
            <text:list-item>
              <text:p text:style-name="P32">xx</text:p>
            </text:list-item>
            <text:list-item>
              <text:p text:style-name="P32">xxx</text:p>
            </text:list-item>
            <text:list-item>
              <text:p text:style-name="P32">iv</text:p>
            </text:list-item>
            <text:list-item>
              <text:p text:style-name="P32">xii</text:p>
            </text:list-item>
            <text:list-item>
              <text:p text:style-name="P32">v</text:p>
            </text:list-item>
            <text:list-item>
              <text:p text:style-name="P32">xxiv</text:p>
            </text:list-item>
            <text:list-item>
              <text:p text:style-name="P32">ix</text:p>
            </text:list-item>
            <text:list-item>
              <text:p text:style-name="P32">vii</text:p>
            </text:list-item>
          </text:list>
        </text:section>
      </text:section>
      <table:table table:name="Table1" table:style-name="Table1">
        <table:table-column table:style-name="Table1.A" table:number-columns-repeated="10"/>
        <table:table-column table:style-name="Table1.K"/>
        <table:table-row>
          <table:table-cell table:style-name="Table1.A1" office:value-type="string">
            <text:p text:style-name="P12"/>
          </table:table-cell>
          <table:table-cell table:style-name="Table1.A1" office:value-type="string">
            <text:p text:style-name="P12">I</text:p>
          </table:table-cell>
          <table:table-cell table:style-name="Table1.A1" office:value-type="string">
            <text:p text:style-name="P12">II</text:p>
          </table:table-cell>
          <table:table-cell table:style-name="Table1.A1" office:value-type="string">
            <text:p text:style-name="P12">III</text:p>
          </table:table-cell>
          <table:table-cell table:style-name="Table1.A1" office:value-type="string">
            <text:p text:style-name="P12">IV</text:p>
          </table:table-cell>
          <table:table-cell table:style-name="Table1.A1" office:value-type="string">
            <text:p text:style-name="P12">V</text:p>
          </table:table-cell>
          <table:table-cell table:style-name="Table1.A1" office:value-type="string">
            <text:p text:style-name="P12">VI</text:p>
          </table:table-cell>
          <table:table-cell table:style-name="Table1.A1" office:value-type="string">
            <text:p text:style-name="P12">VII</text:p>
          </table:table-cell>
          <table:table-cell table:style-name="Table1.A1" office:value-type="string">
            <text:p text:style-name="P12">VIII</text:p>
          </table:table-cell>
          <table:table-cell table:style-name="Table1.A1" office:value-type="string">
            <text:p text:style-name="P12">IX</text:p>
          </table:table-cell>
          <table:table-cell table:style-name="Table1.K1" office:value-type="string">
            <text:p text:style-name="P12">X</text:p>
          </table:table-cell>
        </table:table-row>
        <table:table-row>
          <table:table-cell table:style-name="Table1.A2" office:value-type="string">
            <text:p text:style-name="P12">I</text:p>
          </table:table-cell>
          <table:table-cell table:style-name="Table1.A2" office:value-type="string">
            <text:p text:style-name="P13">i</text:p>
          </table:table-cell>
          <table:table-cell table:style-name="Table1.A2" office:value-type="string">
            <text:p text:style-name="P13">ii</text:p>
          </table:table-cell>
          <table:table-cell table:style-name="Table1.A2" office:value-type="string">
            <text:p text:style-name="P13">iii</text:p>
          </table:table-cell>
          <table:table-cell table:style-name="Table1.A2" office:value-type="string">
            <text:p text:style-name="P13">iv</text:p>
          </table:table-cell>
          <table:table-cell table:style-name="Table1.A2" office:value-type="string">
            <text:p text:style-name="P13">v</text:p>
          </table:table-cell>
          <table:table-cell table:style-name="Table1.A2" office:value-type="string">
            <text:p text:style-name="P13">vi</text:p>
          </table:table-cell>
          <table:table-cell table:style-name="Table1.A2" office:value-type="string">
            <text:p text:style-name="P13">vii</text:p>
          </table:table-cell>
          <table:table-cell table:style-name="Table1.A2" office:value-type="string">
            <text:p text:style-name="P13">viii</text:p>
          </table:table-cell>
          <table:table-cell table:style-name="Table1.A2" office:value-type="string">
            <text:p text:style-name="P13">ix</text:p>
          </table:table-cell>
          <table:table-cell table:style-name="Table1.K2" office:value-type="string">
            <text:p text:style-name="P13">x</text:p>
          </table:table-cell>
        </table:table-row>
        <table:table-row>
          <table:table-cell table:style-name="Table1.A2" office:value-type="string">
            <text:p text:style-name="P12">II</text:p>
          </table:table-cell>
          <table:table-cell table:style-name="Table1.A2" office:value-type="string">
            <text:p text:style-name="P13">ii</text:p>
          </table:table-cell>
          <table:table-cell table:style-name="Table1.A2" office:value-type="string">
            <text:p text:style-name="P13">iv</text:p>
          </table:table-cell>
          <table:table-cell table:style-name="Table1.A2" office:value-type="string">
            <text:p text:style-name="P13">vi</text:p>
          </table:table-cell>
          <table:table-cell table:style-name="Table1.A2" office:value-type="string">
            <text:p text:style-name="P13">viii</text:p>
          </table:table-cell>
          <table:table-cell table:style-name="Table1.A2" office:value-type="string">
            <text:p text:style-name="P13">x</text:p>
          </table:table-cell>
          <table:table-cell table:style-name="Table1.A2" office:value-type="string">
            <text:p text:style-name="P13">xii</text:p>
          </table:table-cell>
          <table:table-cell table:style-name="Table1.A2" office:value-type="string">
            <text:p text:style-name="P13">xiv</text:p>
          </table:table-cell>
          <table:table-cell table:style-name="Table1.A2" office:value-type="string">
            <text:p text:style-name="P13">xvi</text:p>
          </table:table-cell>
          <table:table-cell table:style-name="Table1.A2" office:value-type="string">
            <text:p text:style-name="P13">xviii</text:p>
          </table:table-cell>
          <table:table-cell table:style-name="Table1.K2" office:value-type="string">
            <text:p text:style-name="P13">xx</text:p>
          </table:table-cell>
        </table:table-row>
        <table:table-row>
          <table:table-cell table:style-name="Table1.A2" office:value-type="string">
            <text:p text:style-name="P12">III</text:p>
          </table:table-cell>
          <table:table-cell table:style-name="Table1.A2" office:value-type="string">
            <text:p text:style-name="P13">iii</text:p>
          </table:table-cell>
          <table:table-cell table:style-name="Table1.A2" office:value-type="string">
            <text:p text:style-name="P13">vi</text:p>
          </table:table-cell>
          <table:table-cell table:style-name="Table1.A2" office:value-type="string">
            <text:p text:style-name="P13">ix</text:p>
          </table:table-cell>
          <table:table-cell table:style-name="Table1.A2" office:value-type="string">
            <text:p text:style-name="P13">xii</text:p>
          </table:table-cell>
          <table:table-cell table:style-name="Table1.A2" office:value-type="string">
            <text:p text:style-name="P13">xv</text:p>
          </table:table-cell>
          <table:table-cell table:style-name="Table1.A2" office:value-type="string">
            <text:p text:style-name="P13">xviii</text:p>
          </table:table-cell>
          <table:table-cell table:style-name="Table1.A2" office:value-type="string">
            <text:p text:style-name="P13">xxi</text:p>
          </table:table-cell>
          <table:table-cell table:style-name="Table1.A2" office:value-type="string">
            <text:p text:style-name="P13">xxiv</text:p>
          </table:table-cell>
          <table:table-cell table:style-name="Table1.A2" office:value-type="string">
            <text:p text:style-name="P13">xxvii</text:p>
          </table:table-cell>
          <table:table-cell table:style-name="Table1.K2" office:value-type="string">
            <text:p text:style-name="P13">xxx</text:p>
          </table:table-cell>
        </table:table-row>
        <table:table-row>
          <table:table-cell table:style-name="Table1.A2" office:value-type="string">
            <text:p text:style-name="P12">IV</text:p>
          </table:table-cell>
          <table:table-cell table:style-name="Table1.A2" office:value-type="string">
            <text:p text:style-name="P13">iv</text:p>
          </table:table-cell>
          <table:table-cell table:style-name="Table1.A2" office:value-type="string">
            <text:p text:style-name="P13">viii</text:p>
          </table:table-cell>
          <table:table-cell table:style-name="Table1.A2" office:value-type="string">
            <text:p text:style-name="P13">xii</text:p>
          </table:table-cell>
          <table:table-cell table:style-name="Table1.A2" office:value-type="string">
            <text:p text:style-name="P13">xvi</text:p>
          </table:table-cell>
          <table:table-cell table:style-name="Table1.A2" office:value-type="string">
            <text:p text:style-name="P13">xx</text:p>
          </table:table-cell>
          <table:table-cell table:style-name="Table1.A2" office:value-type="string">
            <text:p text:style-name="P13">xxiv</text:p>
          </table:table-cell>
          <table:table-cell table:style-name="Table1.A2" office:value-type="string">
            <text:p text:style-name="P13">xxviii</text:p>
          </table:table-cell>
          <table:table-cell table:style-name="Table1.A2" office:value-type="string">
            <text:p text:style-name="P13">xxxii</text:p>
          </table:table-cell>
          <table:table-cell table:style-name="Table1.A2" office:value-type="string">
            <text:p text:style-name="P13">xxxvi</text:p>
          </table:table-cell>
          <table:table-cell table:style-name="Table1.K2" office:value-type="string">
            <text:p text:style-name="P13">xl</text:p>
          </table:table-cell>
        </table:table-row>
        <table:table-row>
          <table:table-cell table:style-name="Table1.A2" office:value-type="string">
            <text:p text:style-name="P12">V</text:p>
          </table:table-cell>
          <table:table-cell table:style-name="Table1.A2" office:value-type="string">
            <text:p text:style-name="P13">v</text:p>
          </table:table-cell>
          <table:table-cell table:style-name="Table1.A2" office:value-type="string">
            <text:p text:style-name="P13">x</text:p>
          </table:table-cell>
          <table:table-cell table:style-name="Table1.A2" office:value-type="string">
            <text:p text:style-name="P13">xv</text:p>
          </table:table-cell>
          <table:table-cell table:style-name="Table1.A2" office:value-type="string">
            <text:p text:style-name="P13">xx</text:p>
          </table:table-cell>
          <table:table-cell table:style-name="Table1.A2" office:value-type="string">
            <text:p text:style-name="P13">xxv</text:p>
          </table:table-cell>
          <table:table-cell table:style-name="Table1.A2" office:value-type="string">
            <text:p text:style-name="P13">xxx</text:p>
          </table:table-cell>
          <table:table-cell table:style-name="Table1.A2" office:value-type="string">
            <text:p text:style-name="P13">xxxv</text:p>
          </table:table-cell>
          <table:table-cell table:style-name="Table1.A2" office:value-type="string">
            <text:p text:style-name="P13">xl</text:p>
          </table:table-cell>
          <table:table-cell table:style-name="Table1.A2" office:value-type="string">
            <text:p text:style-name="P13">xlv</text:p>
          </table:table-cell>
          <table:table-cell table:style-name="Table1.K2" office:value-type="string">
            <text:p text:style-name="P13">l</text:p>
          </table:table-cell>
        </table:table-row>
        <table:table-row>
          <table:table-cell table:style-name="Table1.A2" office:value-type="string">
            <text:p text:style-name="P12">VI</text:p>
          </table:table-cell>
          <table:table-cell table:style-name="Table1.A2" office:value-type="string">
            <text:p text:style-name="P13">vi</text:p>
          </table:table-cell>
          <table:table-cell table:style-name="Table1.A2" office:value-type="string">
            <text:p text:style-name="P13">xii</text:p>
          </table:table-cell>
          <table:table-cell table:style-name="Table1.A2" office:value-type="string">
            <text:p text:style-name="P13">xviii</text:p>
          </table:table-cell>
          <table:table-cell table:style-name="Table1.A2" office:value-type="string">
            <text:p text:style-name="P13">xxiv</text:p>
          </table:table-cell>
          <table:table-cell table:style-name="Table1.A2" office:value-type="string">
            <text:p text:style-name="P13">xxx</text:p>
          </table:table-cell>
          <table:table-cell table:style-name="Table1.A2" office:value-type="string">
            <text:p text:style-name="P13">xxxvi</text:p>
          </table:table-cell>
          <table:table-cell table:style-name="Table1.A2" office:value-type="string">
            <text:p text:style-name="P13">xlii</text:p>
          </table:table-cell>
          <table:table-cell table:style-name="Table1.A2" office:value-type="string">
            <text:p text:style-name="P13">xlviii</text:p>
          </table:table-cell>
          <table:table-cell table:style-name="Table1.A2" office:value-type="string">
            <text:p text:style-name="P13">liv</text:p>
          </table:table-cell>
          <table:table-cell table:style-name="Table1.K2" office:value-type="string">
            <text:p text:style-name="P13">lx</text:p>
          </table:table-cell>
        </table:table-row>
        <table:table-row>
          <table:table-cell table:style-name="Table1.A2" office:value-type="string">
            <text:p text:style-name="P12">VII</text:p>
          </table:table-cell>
          <table:table-cell table:style-name="Table1.A2" office:value-type="string">
            <text:p text:style-name="P13">vii</text:p>
          </table:table-cell>
          <table:table-cell table:style-name="Table1.A2" office:value-type="string">
            <text:p text:style-name="P13">xiv</text:p>
          </table:table-cell>
          <table:table-cell table:style-name="Table1.A2" office:value-type="string">
            <text:p text:style-name="P13">xxi</text:p>
          </table:table-cell>
          <table:table-cell table:style-name="Table1.A2" office:value-type="string">
            <text:p text:style-name="P13">xxviii</text:p>
          </table:table-cell>
          <table:table-cell table:style-name="Table1.A2" office:value-type="string">
            <text:p text:style-name="P13">xxxv</text:p>
          </table:table-cell>
          <table:table-cell table:style-name="Table1.A2" office:value-type="string">
            <text:p text:style-name="P13">xlii</text:p>
          </table:table-cell>
          <table:table-cell table:style-name="Table1.A2" office:value-type="string">
            <text:p text:style-name="P13">xlix</text:p>
          </table:table-cell>
          <table:table-cell table:style-name="Table1.A2" office:value-type="string">
            <text:p text:style-name="P13">lvi</text:p>
          </table:table-cell>
          <table:table-cell table:style-name="Table1.A2" office:value-type="string">
            <text:p text:style-name="P13">lxiii</text:p>
          </table:table-cell>
          <table:table-cell table:style-name="Table1.K2" office:value-type="string">
            <text:p text:style-name="P13">lxx</text:p>
          </table:table-cell>
        </table:table-row>
        <table:table-row>
          <table:table-cell table:style-name="Table1.A2" office:value-type="string">
            <text:p text:style-name="P12">VIII</text:p>
          </table:table-cell>
          <table:table-cell table:style-name="Table1.A2" office:value-type="string">
            <text:p text:style-name="P13">viii</text:p>
          </table:table-cell>
          <table:table-cell table:style-name="Table1.A2" office:value-type="string">
            <text:p text:style-name="P13">xvi</text:p>
          </table:table-cell>
          <table:table-cell table:style-name="Table1.A2" office:value-type="string">
            <text:p text:style-name="P13">xxiv</text:p>
          </table:table-cell>
          <table:table-cell table:style-name="Table1.A2" office:value-type="string">
            <text:p text:style-name="P13">xxxii</text:p>
          </table:table-cell>
          <table:table-cell table:style-name="Table1.A2" office:value-type="string">
            <text:p text:style-name="P13">xl</text:p>
          </table:table-cell>
          <table:table-cell table:style-name="Table1.A2" office:value-type="string">
            <text:p text:style-name="P13">xlviii</text:p>
          </table:table-cell>
          <table:table-cell table:style-name="Table1.A2" office:value-type="string">
            <text:p text:style-name="P13">lvi</text:p>
          </table:table-cell>
          <table:table-cell table:style-name="Table1.A2" office:value-type="string">
            <text:p text:style-name="P13">lxiv</text:p>
          </table:table-cell>
          <table:table-cell table:style-name="Table1.A2" office:value-type="string">
            <text:p text:style-name="P13">lxxii</text:p>
          </table:table-cell>
          <table:table-cell table:style-name="Table1.K2" office:value-type="string">
            <text:p text:style-name="P13">lxxx</text:p>
          </table:table-cell>
        </table:table-row>
        <table:table-row>
          <table:table-cell table:style-name="Table1.A2" office:value-type="string">
            <text:p text:style-name="P12">IX</text:p>
          </table:table-cell>
          <table:table-cell table:style-name="Table1.A2" office:value-type="string">
            <text:p text:style-name="P13">ix</text:p>
          </table:table-cell>
          <table:table-cell table:style-name="Table1.A2" office:value-type="string">
            <text:p text:style-name="P13">xviii</text:p>
          </table:table-cell>
          <table:table-cell table:style-name="Table1.A2" office:value-type="string">
            <text:p text:style-name="P13">xxvii</text:p>
          </table:table-cell>
          <table:table-cell table:style-name="Table1.A2" office:value-type="string">
            <text:p text:style-name="P13">xxxvi</text:p>
          </table:table-cell>
          <table:table-cell table:style-name="Table1.A2" office:value-type="string">
            <text:p text:style-name="P13">xlv</text:p>
          </table:table-cell>
          <table:table-cell table:style-name="Table1.A2" office:value-type="string">
            <text:p text:style-name="P13">liv</text:p>
          </table:table-cell>
          <table:table-cell table:style-name="Table1.A2" office:value-type="string">
            <text:p text:style-name="P13">lxiii</text:p>
          </table:table-cell>
          <table:table-cell table:style-name="Table1.A2" office:value-type="string">
            <text:p text:style-name="P13">lxxii</text:p>
          </table:table-cell>
          <table:table-cell table:style-name="Table1.A2" office:value-type="string">
            <text:p text:style-name="P13">lxxxi</text:p>
          </table:table-cell>
          <table:table-cell table:style-name="Table1.K2" office:value-type="string">
            <text:p text:style-name="P13">xc</text:p>
          </table:table-cell>
        </table:table-row>
        <table:table-row>
          <table:table-cell table:style-name="Table1.A2" office:value-type="string">
            <text:p text:style-name="P12">X</text:p>
          </table:table-cell>
          <table:table-cell table:style-name="Table1.A2" office:value-type="string">
            <text:p text:style-name="P13">x</text:p>
          </table:table-cell>
          <table:table-cell table:style-name="Table1.A2" office:value-type="string">
            <text:p text:style-name="P13">xx</text:p>
          </table:table-cell>
          <table:table-cell table:style-name="Table1.A2" office:value-type="string">
            <text:p text:style-name="P13">xxx</text:p>
          </table:table-cell>
          <table:table-cell table:style-name="Table1.A2" office:value-type="string">
            <text:p text:style-name="P13">xl</text:p>
          </table:table-cell>
          <table:table-cell table:style-name="Table1.A2" office:value-type="string">
            <text:p text:style-name="P13">l</text:p>
          </table:table-cell>
          <table:table-cell table:style-name="Table1.A2" office:value-type="string">
            <text:p text:style-name="P13">lx</text:p>
          </table:table-cell>
          <table:table-cell table:style-name="Table1.A2" office:value-type="string">
            <text:p text:style-name="P13">lxx</text:p>
          </table:table-cell>
          <table:table-cell table:style-name="Table1.A2" office:value-type="string">
            <text:p text:style-name="P13">lxxx</text:p>
          </table:table-cell>
          <table:table-cell table:style-name="Table1.A2" office:value-type="string">
            <text:p text:style-name="P13">xc</text:p>
          </table:table-cell>
          <table:table-cell table:style-name="Table1.K2" office:value-type="string">
            <text:p text:style-name="P13">c</text:p>
          </table:table-cell>
        </table:table-row>
      </table:table>
      <text:p text:style-name="P4"/>
      <text:section text:style-name="Sect2" text:name="Section4">
        <text:p text:style-name="P4">Worksheet 1-3</text:p>
        <text:list xml:id="list1996729480" text:style-name="L3">
          <text:list-item>
            <text:p text:style-name="P33">hundreds place</text:p>
          </text:list-item>
          <text:list-item>
            <text:p text:style-name="P33">hundred-thousands place</text:p>
          </text:list-item>
          <text:list-item>
            <text:p text:style-name="P33">ten-millions place</text:p>
          </text:list-item>
          <text:list-item>
            <text:p text:style-name="P33">tenths place</text:p>
          </text:list-item>
          <text:list-item>
            <text:p text:style-name="P33">ten-thousandths place</text:p>
          </text:list-item>
          <text:list-item>
            <text:p text:style-name="P33">ones place</text:p>
          </text:list-item>
          <text:list-item>
            <text:p text:style-name="P33">12,004,025</text:p>
          </text:list-item>
          <text:list-item>
            <text:p text:style-name="P33">31,337</text:p>
          </text:list-item>
          <text:list-item>
            <text:p text:style-name="P33">5,318,008</text:p>
          </text:list-item>
          <text:list-item>
            <text:p text:style-name="P33">0.7</text:p>
          </text:list-item>
          <text:list-item>
            <text:p text:style-name="P33">0.39</text:p>
          </text:list-item>
          <text:list-item>
            <text:p text:style-name="P33">15.7</text:p>
          </text:list-item>
          <text:list-item>
            <text:p text:style-name="P33">6.07</text:p>
          </text:list-item>
          <text:list-item>
            <text:p text:style-name="P33">705.0107</text:p>
          </text:list-item>
          <text:list-item>
            <text:p text:style-name="P33"><text:soft-page-break/>0.7</text:p>
          </text:list-item>
          <text:list-item>
            <text:p text:style-name="P33">95.07</text:p>
          </text:list-item>
          <text:list-item>
            <text:p text:style-name="P33">0.57</text:p>
          </text:list-item>
          <text:list-item>
            <text:p text:style-name="P33">0.0019</text:p>
          </text:list-item>
          <text:list-item>
            <text:p text:style-name="P33">406.0214</text:p>
          </text:list-item>
          <text:list-item>
            <text:p text:style-name="P33">507.0112</text:p>
          </text:list-item>
          <text:list-item>
            <text:p text:style-name="P33"><draw:frame draw:style-name="fr4" draw:name="Object1" text:anchor-type="as-char" svg:width="0.2819in" svg:height="0.3929in" draw:z-index="0"><draw:object xlink:href="./Object 1" xlink:type="simple" xlink:show="embed" xlink:actuate="onLoad"/><draw:image xlink:href="./ObjectReplacements/Object 1" xlink:type="simple" xlink:show="embed" xlink:actuate="onLoad"/></draw:frame></text:p>
          </text:list-item>
          <text:list-item>
            <text:p text:style-name="P33"><draw:frame draw:style-name="fr4" draw:name="Object2" text:anchor-type="as-char" svg:width="0.3661in" svg:height="0.3929in" draw:z-index="49"><draw:object xlink:href="./Object 2" xlink:type="simple" xlink:show="embed" xlink:actuate="onLoad"/><draw:image xlink:href="./ObjectReplacements/Object 2" xlink:type="simple" xlink:show="embed" xlink:actuate="onLoad"/></draw:frame></text:p>
          </text:list-item>
          <text:list-item>
            <text:p text:style-name="P33"><draw:frame draw:style-name="fr4" draw:name="Object3" text:anchor-type="as-char" svg:width="0.4902in" svg:height="0.3929in" draw:z-index="50"><draw:object xlink:href="./Object 3" xlink:type="simple" xlink:show="embed" xlink:actuate="onLoad"/><draw:image xlink:href="./ObjectReplacements/Object 3" xlink:type="simple" xlink:show="embed" xlink:actuate="onLoad"/></draw:frame></text:p>
          </text:list-item>
          <text:list-item>
            <text:p text:style-name="P33"><draw:frame draw:style-name="fr4" draw:name="Object4" text:anchor-type="as-char" svg:width="0.5744in" svg:height="0.3929in" draw:z-index="51"><draw:object xlink:href="./Object 4" xlink:type="simple" xlink:show="embed" xlink:actuate="onLoad"/><draw:image xlink:href="./ObjectReplacements/Object 4" xlink:type="simple" xlink:show="embed" xlink:actuate="onLoad"/></draw:frame></text:p>
          </text:list-item>
          <text:list-item>
            <text:p text:style-name="P58"><text:span text:style-name="T1">13</text:span><text:span text:style-name="T1"><draw:frame draw:style-name="fr4" draw:name="Object5" text:anchor-type="as-char" svg:width="0.7819in" svg:height="0.3929in" draw:z-index="52"><draw:object xlink:href="./Object 5" xlink:type="simple" xlink:show="embed" xlink:actuate="onLoad"/><draw:image xlink:href="./ObjectReplacements/Object 5" xlink:type="simple" xlink:show="embed" xlink:actuate="onLoad"/></draw:frame></text:span></text:p>
          </text:list-item>
          <text:list-item>
            <text:p text:style-name="P58"><text:span text:style-name="T1">80</text:span><text:span text:style-name="T1"><draw:frame draw:style-name="fr4" draw:name="Object6" text:anchor-type="as-char" svg:width="0.6575in" svg:height="0.3929in" draw:z-index="53"><draw:object xlink:href="./Object 6" xlink:type="simple" xlink:show="embed" xlink:actuate="onLoad"/><draw:image xlink:href="./ObjectReplacements/Object 6" xlink:type="simple" xlink:show="embed" xlink:actuate="onLoad"/></draw:frame></text:span></text:p>
          </text:list-item>
        </text:list>
      </text:section>
      <text:p text:style-name="P4"/>
      <text:section text:style-name="Sect2" text:name="Section5">
        <text:p text:style-name="P4">Worksheet 1-4</text:p>
        <text:list xml:id="list1555896364" text:style-name="L4">
          <text:list-item>
            <text:p text:style-name="P34">103</text:p>
          </text:list-item>
          <text:list-item>
            <text:p text:style-name="P34">1</text:p>
          </text:list-item>
          <text:list-item>
            <text:p text:style-name="P34">88</text:p>
          </text:list-item>
          <text:list-item>
            <text:p text:style-name="P34">100</text:p>
          </text:list-item>
          <text:list-item>
            <text:p text:style-name="P34">187</text:p>
          </text:list-item>
          <text:list-item>
            <text:p text:style-name="P34">29,002</text:p>
          </text:list-item>
          <text:list-item>
            <text:p text:style-name="P34">1.0</text:p>
          </text:list-item>
          <text:list-item>
            <text:p text:style-name="P34">99.7</text:p>
          </text:list-item>
          <text:list-item>
            <text:p text:style-name="P34">2.5</text:p>
          </text:list-item>
          <text:list-item>
            <text:p text:style-name="P34">29,001.5</text:p>
          </text:list-item>
          <text:list-item>
            <text:p text:style-name="P34">187.5</text:p>
          </text:list-item>
          <text:list-item>
            <text:p text:style-name="P34">13.0</text:p>
          </text:list-item>
          <text:list-item>
            <text:p text:style-name="P34">187.50</text:p>
          </text:list-item>
          <text:list-item>
            <text:p text:style-name="P34">12.99</text:p>
          </text:list-item>
          <text:list-item>
            <text:p text:style-name="P34">29,000.50</text:p>
          </text:list-item>
          <text:list-item>
            <text:p text:style-name="P34">1,234,567.89</text:p>
          </text:list-item>
          <text:list-item>
            <text:p text:style-name="P34">66.67</text:p>
          </text:list-item>
          <text:list-item>
            <text:p text:style-name="P34">5,454.55</text:p>
          </text:list-item>
          <text:list-item>
            <text:p text:style-name="P34">3</text:p>
          </text:list-item>
          <text:list-item>
            <text:p text:style-name="P34">4</text:p>
          </text:list-item>
          <text:list-item>
            <text:p text:style-name="P34">2</text:p>
          </text:list-item>
          <text:list-item>
            <text:p text:style-name="P34">3</text:p>
          </text:list-item>
          <text:list-item>
            <text:p text:style-name="P34">3</text:p>
          </text:list-item>
          <text:list-item>
            <text:p text:style-name="P34">1</text:p>
          </text:list-item>
          <text:list-item>
            <text:p text:style-name="P34">2</text:p>
          </text:list-item>
          <text:list-item>
            <text:p text:style-name="P34">2</text:p>
          </text:list-item>
          <text:list-item>
            <text:p text:style-name="P34">1</text:p>
          </text:list-item>
        </text:list>
      </text:section>
      <text:p text:style-name="P4"/>
      <text:section text:style-name="Sect2" text:name="Section6">
        <text:p text:style-name="P4">Worksheet 1-5</text:p>
        <text:list xml:id="list651438629" text:style-name="L5">
          <text:list-item>
            <text:p text:style-name="P35">55,886</text:p>
          </text:list-item>
          <text:list-item>
            <text:p text:style-name="P35">5.25</text:p>
          </text:list-item>
          <text:list-item>
            <text:p text:style-name="P35">43.79</text:p>
          </text:list-item>
          <text:list-item>
            <text:p text:style-name="P35">97.16</text:p>
          </text:list-item>
          <text:list-item>
            <text:p text:style-name="P35">35.75</text:p>
          </text:list-item>
          <text:list-item>
            <text:p text:style-name="P35">86.964</text:p>
          </text:list-item>
          <text:list-item>
            <text:p text:style-name="P35">73</text:p>
          </text:list-item>
          <text:list-item>
            <text:p text:style-name="P35">8238</text:p>
          </text:list-item>
          <text:list-item>
            <text:p text:style-name="P35">54.17</text:p>
          </text:list-item>
          <text:list-item>
            <text:p text:style-name="P35">88.10</text:p>
          </text:list-item>
          <text:list-item>
            <text:p text:style-name="P35">37.03</text:p>
          </text:list-item>
          <text:list-item>
            <text:p text:style-name="P35">34.342</text:p>
          </text:list-item>
          <text:list-item>
            <text:p text:style-name="P35">696</text:p>
          </text:list-item>
          <text:list-item>
            <text:p text:style-name="P35">4.91</text:p>
          </text:list-item>
          <text:list-item>
            <text:p text:style-name="P35">6.39</text:p>
          </text:list-item>
          <text:list-item>
            <text:p text:style-name="P35">96.98</text:p>
          </text:list-item>
          <text:list-item>
            <text:p text:style-name="P35">26.35</text:p>
          </text:list-item>
          <text:list-item>
            <text:p text:style-name="P35">83.436</text:p>
          </text:list-item>
          <text:list-item>
            <text:p text:style-name="P35">1664</text:p>
          </text:list-item>
          <text:list-item>
            <text:p text:style-name="P35">15.97</text:p>
          </text:list-item>
          <text:list-item>
            <text:p text:style-name="P35">88.06</text:p>
          </text:list-item>
          <text:list-item>
            <text:p text:style-name="P35">0.958</text:p>
          </text:list-item>
          <text:list-item>
            <text:p text:style-name="P35">0.45</text:p>
          </text:list-item>
          <text:list-item>
            <text:p text:style-name="P35">0.839</text:p>
          </text:list-item>
          <text:list-item>
            <text:p text:style-name="P35">0.086 kg</text:p>
          </text:list-item>
          <text:list-item>
            <text:p text:style-name="P59"><text:span text:style-name="T1">37.4</text:span><text:span text:style-name="T3">°</text:span><text:span text:style-name="T1"> C</text:span></text:p>
          </text:list-item>
        </text:list>
      </text:section>
      <text:p text:style-name="P4"/>
      <text:section text:style-name="Sect2" text:name="Section7">
        <text:p text:style-name="P4">Worksheet 1-6</text:p>
        <text:list xml:id="list1605180673" text:style-name="L6">
          <text:list-item>
            <text:p text:style-name="P36">780,690,145</text:p>
          </text:list-item>
          <text:list-item>
            <text:p text:style-name="P36">1.015</text:p>
          </text:list-item>
          <text:list-item>
            <text:p text:style-name="P36">366.212</text:p>
          </text:list-item>
          <text:list-item>
            <text:p text:style-name="P36">4.1454</text:p>
          </text:list-item>
          <text:list-item>
            <text:p text:style-name="P36">370.962</text:p>
          </text:list-item>
          <text:list-item>
            <text:p text:style-name="P36">41.8481</text:p>
          </text:list-item>
          <text:list-item>
            <text:p text:style-name="P36">16,273,937</text:p>
          </text:list-item>
          <text:list-item>
            <text:p text:style-name="P36">669.837</text:p>
          </text:list-item>
          <text:list-item>
            <text:p text:style-name="P36">1.7616</text:p>
          </text:list-item>
          <text:list-item>
            <text:p text:style-name="P36">0.01164</text:p>
          </text:list-item>
          <text:list-item>
            <text:p text:style-name="P36">18.225</text:p>
          </text:list-item>
          <text:list-item>
            <text:p text:style-name="P36">0.106512</text:p>
          </text:list-item>
          <text:list-item>
            <text:p text:style-name="P36">81 mg</text:p>
          </text:list-item>
          <text:list-item>
            <text:p text:style-name="P36">$210.72</text:p>
          </text:list-item>
          <text:list-item>
            <text:p text:style-name="P36">734.4 mg</text:p>
          </text:list-item>
        </text:list>
      </text:section>
      <text:p text:style-name="P4"/>
      <text:section text:style-name="Sect2" text:name="Section8">
        <text:p text:style-name="P4">Worksheet 1-7</text:p>
        <text:list xml:id="list324619197" text:style-name="L7">
          <text:list-item>
            <text:p text:style-name="P37">105</text:p>
          </text:list-item>
          <text:list-item>
            <text:p text:style-name="P37">16.24</text:p>
          </text:list-item>
          <text:list-item>
            <text:p text:style-name="P37">1.362</text:p>
          </text:list-item>
          <text:list-item>
            <text:p text:style-name="P37">1151.5</text:p>
          </text:list-item>
          <text:list-item>
            <text:p text:style-name="P37">6.774</text:p>
          </text:list-item>
          <text:list-item>
            <text:p text:style-name="P37">0.043</text:p>
          </text:list-item>
          <text:list-item>
            <text:p text:style-name="P37">0.015</text:p>
          </text:list-item>
          <text:list-item>
            <text:p text:style-name="P37">1.836</text:p>
          </text:list-item>
          <text:list-item>
            <text:p text:style-name="P37">440.4</text:p>
          </text:list-item>
          <text:list-item>
            <text:p text:style-name="P37">80.833</text:p>
          </text:list-item>
          <text:list-item>
            <text:p text:style-name="P37">0.9</text:p>
          </text:list-item>
          <text:list-item>
            <text:p text:style-name="P37">8.491</text:p>
          </text:list-item>
          <text:list-item>
            <text:p text:style-name="P37">32 bottles</text:p>
          </text:list-item>
          <text:list-item>
            <text:p text:style-name="P37">200 days</text:p>
          </text:list-item>
          <text:list-item>
            <text:p text:style-name="P37">120 capsules</text:p>
          </text:list-item>
          <text:list-item>
            <text:p text:style-name="P37">8 days' supply</text:p>
          </text:list-item>
        </text:list>
      </text:section>
      <text:p text:style-name="P4"/>
      <text:section text:style-name="Sect2" text:name="Section9">
        <text:p text:style-name="P4">Worksheet 1-8</text:p>
        <text:list xml:id="list2004373360" text:style-name="L8">
          <text:list-item>
            <text:p text:style-name="P38">xxxviii</text:p>
          </text:list-item>
          <text:list-item>
            <text:p text:style-name="P38">dli</text:p>
          </text:list-item>
          <text:list-item>
            <text:p text:style-name="P38">xxiv</text:p>
          </text:list-item>
          <text:list-item>
            <text:p text:style-name="P38">21</text:p>
          </text:list-item>
          <text:list-item>
            <text:p text:style-name="P38">400</text:p>
          </text:list-item>
          <text:list-item>
            <text:p text:style-name="P38">48</text:p>
          </text:list-item>
          <text:list-item>
            <text:p text:style-name="P38">ten-thousands place</text:p>
          </text:list-item>
          <text:list-item>
            <text:p text:style-name="P38">hundredths place</text:p>
          </text:list-item>
          <text:list-item>
            <text:p text:style-name="P38">tenths place</text:p>
          </text:list-item>
          <text:list-item>
            <text:p text:style-name="P38">2,015,600</text:p>
          </text:list-item>
          <text:list-item>
            <text:p text:style-name="P38">0.4004</text:p>
          </text:list-item>
          <text:list-item>
            <text:p text:style-name="P60"><text:soft-page-break/><text:span text:style-name="T1">9,876.</text:span><text:span text:style-name="T1">5432</text:span></text:p>
          </text:list-item>
          <text:list-item>
            <text:p text:style-name="P38">32,349</text:p>
          </text:list-item>
          <text:list-item>
            <text:p text:style-name="P38">82.25</text:p>
          </text:list-item>
          <text:list-item>
            <text:p text:style-name="P38">23.7</text:p>
          </text:list-item>
          <text:list-item>
            <text:p text:style-name="P38">40.842</text:p>
          </text:list-item>
          <text:list-item>
            <text:p text:style-name="P38">111.95</text:p>
          </text:list-item>
          <text:list-item>
            <text:p text:style-name="P38">134.79</text:p>
          </text:list-item>
          <text:list-item>
            <text:p text:style-name="P38">7,385</text:p>
          </text:list-item>
          <text:list-item>
            <text:p text:style-name="P38">81.89</text:p>
          </text:list-item>
          <text:list-item>
            <text:p text:style-name="P38">22.3</text:p>
          </text:list-item>
          <text:list-item>
            <text:p text:style-name="P38">92.9</text:p>
          </text:list-item>
          <text:list-item>
            <text:p text:style-name="P38">102.65</text:p>
          </text:list-item>
          <text:list-item>
            <text:p text:style-name="P38">29.01</text:p>
          </text:list-item>
          <text:list-item>
            <text:p text:style-name="P38">240</text:p>
          </text:list-item>
          <text:list-item>
            <text:p text:style-name="P38">74.4</text:p>
          </text:list-item>
          <text:list-item>
            <text:p text:style-name="P38">.1107</text:p>
          </text:list-item>
          <text:list-item>
            <text:p text:style-name="P38">10.4016</text:p>
          </text:list-item>
          <text:list-item>
            <text:p text:style-name="P38">0.1176</text:p>
          </text:list-item>
          <text:list-item>
            <text:p text:style-name="P38">20.99579</text:p>
          </text:list-item>
          <text:list-item>
            <text:p text:style-name="P38">61.5</text:p>
          </text:list-item>
          <text:list-item>
            <text:p text:style-name="P38">104.33</text:p>
          </text:list-item>
          <text:list-item>
            <text:p text:style-name="P38">1.36</text:p>
          </text:list-item>
          <text:list-item>
            <text:p text:style-name="P38">41.18</text:p>
          </text:list-item>
          <text:list-item>
            <text:p text:style-name="P38">0.2</text:p>
          </text:list-item>
          <text:list-item>
            <text:p text:style-name="P38">0.12</text:p>
          </text:list-item>
          <text:list-item>
            <text:p text:style-name="P38">454 grams</text:p>
          </text:list-item>
          <text:list-item>
            <text:p text:style-name="P38">2.3 kilograms</text:p>
          </text:list-item>
          <text:list-item>
            <text:p text:style-name="P38">$29.88</text:p>
          </text:list-item>
          <text:list-item>
            <text:p text:style-name="P38">14 days</text:p>
          </text:list-item>
        </text:list>
      </text:section>
      <text:p text:style-name="P4"/>
      <text:p text:style-name="P3">Chapter 2 - Fractions</text:p>
      <text:p text:style-name="P4"/>
      <text:section text:style-name="Sect2" text:name="Section10">
        <text:p text:style-name="P4">Worksheet 2-1</text:p>
        <text:list xml:id="list1055604102" text:style-name="L9">
          <text:list-item>
            <text:p text:style-name="P39">0.2</text:p>
          </text:list-item>
          <text:list-item>
            <text:p text:style-name="P39">0.5</text:p>
          </text:list-item>
          <text:list-item>
            <text:p text:style-name="P39">0.5</text:p>
          </text:list-item>
          <text:list-item>
            <text:p text:style-name="P39">0.1</text:p>
          </text:list-item>
          <text:list-item>
            <text:p text:style-name="P39">0.083</text:p>
          </text:list-item>
          <text:list-item>
            <text:p text:style-name="P39">0.01</text:p>
          </text:list-item>
          <text:list-item>
            <text:p text:style-name="P39">0.001</text:p>
          </text:list-item>
          <text:list-item>
            <text:p text:style-name="P39">0.667</text:p>
          </text:list-item>
          <text:list-item>
            <text:p text:style-name="P39">0.75</text:p>
          </text:list-item>
          <text:list-item>
            <text:p text:style-name="P39">0.8</text:p>
          </text:list-item>
          <text:list-item>
            <text:p text:style-name="P39">0.375</text:p>
          </text:list-item>
          <text:list-item>
            <text:p text:style-name="P39">0.417</text:p>
          </text:list-item>
          <text:list-item>
            <text:p text:style-name="P39">0.389</text:p>
          </text:list-item>
          <text:list-item>
            <text:p text:style-name="P39">0.364</text:p>
          </text:list-item>
          <text:list-item>
            <text:p text:style-name="P39">0.091</text:p>
          </text:list-item>
          <text:list-item>
            <text:p text:style-name="P39">0.143</text:p>
          </text:list-item>
          <text:list-item>
            <text:p text:style-name="P39">0.164</text:p>
          </text:list-item>
          <text:list-item>
            <text:p text:style-name="P39">0.206</text:p>
          </text:list-item>
          <text:list-item>
            <text:p text:style-name="P39">0.211</text:p>
          </text:list-item>
          <text:list-item>
            <text:p text:style-name="P39">0.277</text:p>
          </text:list-item>
          <text:list-item>
            <text:p text:style-name="P39"><draw:frame draw:style-name="fr4" draw:name="Object7" text:anchor-type="as-char" svg:width="0.1984in" svg:height="0.3929in" draw:z-index="54"><draw:object xlink:href="./Object 7" xlink:type="simple" xlink:show="embed" xlink:actuate="onLoad"/><draw:image xlink:href="./ObjectReplacements/Object 7" xlink:type="simple" xlink:show="embed" xlink:actuate="onLoad"/></draw:frame></text:p>
          </text:list-item>
          <text:list-item>
            <text:p text:style-name="P39"><draw:frame draw:style-name="fr4" draw:name="Object8" text:anchor-type="as-char" svg:width="0.1972in" svg:height="0.3929in" draw:z-index="55"><draw:object xlink:href="./Object 8" xlink:type="simple" xlink:show="embed" xlink:actuate="onLoad"/><draw:image xlink:href="./ObjectReplacements/Object 8" xlink:type="simple" xlink:show="embed" xlink:actuate="onLoad"/></draw:frame></text:p>
          </text:list-item>
          <text:list-item>
            <text:p text:style-name="P39"><draw:frame draw:style-name="fr4" draw:name="Object9" text:anchor-type="as-char" svg:width="0.2075in" svg:height="0.3929in" draw:z-index="56"><draw:object xlink:href="./Object 9" xlink:type="simple" xlink:show="embed" xlink:actuate="onLoad"/><draw:image xlink:href="./ObjectReplacements/Object 9" xlink:type="simple" xlink:show="embed" xlink:actuate="onLoad"/></draw:frame></text:p>
          </text:list-item>
          <text:list-item>
            <text:p text:style-name="P39"><draw:frame draw:style-name="fr4" draw:name="Object10" text:anchor-type="as-char" svg:width="0.2819in" svg:height="0.3929in" draw:z-index="57"><draw:object xlink:href="./Object 10" xlink:type="simple" xlink:show="embed" xlink:actuate="onLoad"/><draw:image xlink:href="./ObjectReplacements/Object 10" xlink:type="simple" xlink:show="embed" xlink:actuate="onLoad"/></draw:frame></text:p>
          </text:list-item>
          <text:list-item>
            <text:p text:style-name="P39"><draw:frame draw:style-name="fr4" draw:name="Object11" text:anchor-type="as-char" svg:width="0.2799in" svg:height="0.3929in" draw:z-index="58"><draw:object xlink:href="./Object 11" xlink:type="simple" xlink:show="embed" xlink:actuate="onLoad"/><draw:image xlink:href="./ObjectReplacements/Object 11" xlink:type="simple" xlink:show="embed" xlink:actuate="onLoad"/></draw:frame></text:p>
          </text:list-item>
          <text:list-item>
            <text:p text:style-name="P39"><draw:frame draw:style-name="fr4" draw:name="Object12" text:anchor-type="as-char" svg:width="0.3654in" svg:height="0.3929in" draw:z-index="59"><draw:object xlink:href="./Object 12" xlink:type="simple" xlink:show="embed" xlink:actuate="onLoad"/><draw:image xlink:href="./ObjectReplacements/Object 12" xlink:type="simple" xlink:show="embed" xlink:actuate="onLoad"/></draw:frame></text:p>
          </text:list-item>
          <text:list-item>
            <text:p text:style-name="P39"><draw:frame draw:style-name="fr4" draw:name="Object13" text:anchor-type="as-char" svg:width="0.4484in" svg:height="0.3929in" draw:z-index="60"><draw:object xlink:href="./Object 13" xlink:type="simple" xlink:show="embed" xlink:actuate="onLoad"/><draw:image xlink:href="./ObjectReplacements/Object 13" xlink:type="simple" xlink:show="embed" xlink:actuate="onLoad"/></draw:frame></text:p>
          </text:list-item>
          <text:list-item>
            <text:p text:style-name="P39"><draw:frame draw:style-name="fr4" draw:name="Object14" text:anchor-type="as-char" svg:width="0.1984in" svg:height="0.3929in" draw:z-index="61"><draw:object xlink:href="./Object 14" xlink:type="simple" xlink:show="embed" xlink:actuate="onLoad"/><draw:image xlink:href="./ObjectReplacements/Object 14" xlink:type="simple" xlink:show="embed" xlink:actuate="onLoad"/></draw:frame></text:p>
          </text:list-item>
          <text:list-item>
            <text:p text:style-name="P39"><draw:frame draw:style-name="fr4" draw:name="Object15" text:anchor-type="as-char" svg:width="0.2075in" svg:height="0.3929in" draw:z-index="62"><draw:object xlink:href="./Object 15" xlink:type="simple" xlink:show="embed" xlink:actuate="onLoad"/><draw:image xlink:href="./ObjectReplacements/Object 15" xlink:type="simple" xlink:show="embed" xlink:actuate="onLoad"/></draw:frame></text:p>
          </text:list-item>
          <text:list-item>
            <text:p text:style-name="P39"><draw:frame draw:style-name="fr4" draw:name="Object16" text:anchor-type="as-char" svg:width="0.2075in" svg:height="0.3929in" draw:z-index="63"><draw:object xlink:href="./Object 16" xlink:type="simple" xlink:show="embed" xlink:actuate="onLoad"/><draw:image xlink:href="./ObjectReplacements/Object 16" xlink:type="simple" xlink:show="embed" xlink:actuate="onLoad"/></draw:frame></text:p>
          </text:list-item>
          <text:list-item>
            <text:p text:style-name="P39"><draw:frame draw:style-name="fr4" draw:name="Object17" text:anchor-type="as-char" svg:width="0.2008in" svg:height="0.3929in" draw:z-index="64"><draw:object xlink:href="./Object 17" xlink:type="simple" xlink:show="embed" xlink:actuate="onLoad"/><draw:image xlink:href="./ObjectReplacements/Object 17" xlink:type="simple" xlink:show="embed" xlink:actuate="onLoad"/></draw:frame></text:p>
          </text:list-item>
          <text:list-item>
            <text:p text:style-name="P39"><draw:frame draw:style-name="fr4" draw:name="Object18" text:anchor-type="as-char" svg:width="0.2799in" svg:height="0.3929in" draw:z-index="65"><draw:object xlink:href="./Object 18" xlink:type="simple" xlink:show="embed" xlink:actuate="onLoad"/><draw:image xlink:href="./ObjectReplacements/Object 18" xlink:type="simple" xlink:show="embed" xlink:actuate="onLoad"/></draw:frame></text:p>
          </text:list-item>
          <text:list-item>
            <text:p text:style-name="P39"><draw:frame draw:style-name="fr4" draw:name="Object19" text:anchor-type="as-char" svg:width="0.2819in" svg:height="0.3929in" draw:z-index="66"><draw:object xlink:href="./Object 19" xlink:type="simple" xlink:show="embed" xlink:actuate="onLoad"/><draw:image xlink:href="./ObjectReplacements/Object 19" xlink:type="simple" xlink:show="embed" xlink:actuate="onLoad"/></draw:frame></text:p>
          </text:list-item>
          <text:list-item>
            <text:p text:style-name="P39"><draw:frame draw:style-name="fr4" draw:name="Object20" text:anchor-type="as-char" svg:width="0.2799in" svg:height="0.3929in" draw:z-index="67"><draw:object xlink:href="./Object 20" xlink:type="simple" xlink:show="embed" xlink:actuate="onLoad"/><draw:image xlink:href="./ObjectReplacements/Object 20" xlink:type="simple" xlink:show="embed" xlink:actuate="onLoad"/></draw:frame></text:p>
          </text:list-item>
          <text:list-item>
            <text:p text:style-name="P39"><draw:frame draw:style-name="fr4" draw:name="Object21" text:anchor-type="as-char" svg:width="0.2807in" svg:height="0.3929in" draw:z-index="68"><draw:object xlink:href="./Object 21" xlink:type="simple" xlink:show="embed" xlink:actuate="onLoad"/><draw:image xlink:href="./ObjectReplacements/Object 21" xlink:type="simple" xlink:show="embed" xlink:actuate="onLoad"/></draw:frame></text:p>
          </text:list-item>
          <text:list-item>
            <text:p text:style-name="P39"><draw:frame draw:style-name="fr4" draw:name="Object22" text:anchor-type="as-char" svg:width="0.2819in" svg:height="0.3929in" draw:z-index="69"><draw:object xlink:href="./Object 22" xlink:type="simple" xlink:show="embed" xlink:actuate="onLoad"/><draw:image xlink:href="./ObjectReplacements/Object 22" xlink:type="simple" xlink:show="embed" xlink:actuate="onLoad"/></draw:frame></text:p>
          </text:list-item>
          <text:list-item>
            <text:p text:style-name="P39"><draw:frame draw:style-name="fr4" draw:name="Object23" text:anchor-type="as-char" svg:width="0.2819in" svg:height="0.3929in" draw:z-index="70"><draw:object xlink:href="./Object 23" xlink:type="simple" xlink:show="embed" xlink:actuate="onLoad"/><draw:image xlink:href="./ObjectReplacements/Object 23" xlink:type="simple" xlink:show="embed" xlink:actuate="onLoad"/></draw:frame></text:p>
          </text:list-item>
          <text:list-item>
            <text:p text:style-name="P39"><draw:frame draw:style-name="fr4" draw:name="Object24" text:anchor-type="as-char" svg:width="0.2835in" svg:height="0.3929in" draw:z-index="71"><draw:object xlink:href="./Object 24" xlink:type="simple" xlink:show="embed" xlink:actuate="onLoad"/><draw:image xlink:href="./ObjectReplacements/Object 24" xlink:type="simple" xlink:show="embed" xlink:actuate="onLoad"/></draw:frame></text:p>
          </text:list-item>
          <text:list-item>
            <text:p text:style-name="P39"><draw:frame draw:style-name="fr4" draw:name="Object25" text:anchor-type="as-char" svg:width="0.2819in" svg:height="0.3929in" draw:z-index="72"><draw:object xlink:href="./Object 25" xlink:type="simple" xlink:show="embed" xlink:actuate="onLoad"/><draw:image xlink:href="./ObjectReplacements/Object 25" xlink:type="simple" xlink:show="embed" xlink:actuate="onLoad"/></draw:frame></text:p>
          </text:list-item>
          <text:list-item>
            <text:p text:style-name="P39"><draw:frame draw:style-name="fr4" draw:name="Object26" text:anchor-type="as-char" svg:width="0.2839in" svg:height="0.3929in" draw:z-index="73"><draw:object xlink:href="./Object 26" xlink:type="simple" xlink:show="embed" xlink:actuate="onLoad"/><draw:image xlink:href="./ObjectReplacements/Object 26" xlink:type="simple" xlink:show="embed" xlink:actuate="onLoad"/></draw:frame></text:p>
          </text:list-item>
        </text:list>
      </text:section>
      <text:p text:style-name="P4"/>
      <text:section text:style-name="Sect2" text:name="Section11">
        <text:p text:style-name="P4">Worksheet 2-2</text:p>
        <text:list xml:id="list452527127" text:style-name="L10">
          <text:list-item>
            <text:p text:style-name="P40"><draw:frame draw:style-name="fr4" draw:name="Object27" text:anchor-type="as-char" svg:width="0.1972in" svg:height="0.3929in" draw:z-index="74"><draw:object xlink:href="./Object 27" xlink:type="simple" xlink:show="embed" xlink:actuate="onLoad"/><draw:image xlink:href="./ObjectReplacements/Object 27" xlink:type="simple" xlink:show="embed" xlink:actuate="onLoad"/></draw:frame></text:p>
          </text:list-item>
          <text:list-item>
            <text:p text:style-name="P40"><draw:frame draw:style-name="fr4" draw:name="Object28" text:anchor-type="as-char" svg:width="0.1984in" svg:height="0.3929in" draw:z-index="75"><draw:object xlink:href="./Object 28" xlink:type="simple" xlink:show="embed" xlink:actuate="onLoad"/><draw:image xlink:href="./ObjectReplacements/Object 28" xlink:type="simple" xlink:show="embed" xlink:actuate="onLoad"/></draw:frame></text:p>
          </text:list-item>
          <text:list-item>
            <text:p text:style-name="P40"><draw:frame draw:style-name="fr4" draw:name="Object29" text:anchor-type="as-char" svg:width="0.2008in" svg:height="0.3929in" draw:z-index="76"><draw:object xlink:href="./Object 29" xlink:type="simple" xlink:show="embed" xlink:actuate="onLoad"/><draw:image xlink:href="./ObjectReplacements/Object 29" xlink:type="simple" xlink:show="embed" xlink:actuate="onLoad"/></draw:frame></text:p>
          </text:list-item>
          <text:list-item>
            <text:p text:style-name="P40"><draw:frame draw:style-name="fr4" draw:name="Object30" text:anchor-type="as-char" svg:width="0.1984in" svg:height="0.3929in" draw:z-index="77"><draw:object xlink:href="./Object 30" xlink:type="simple" xlink:show="embed" xlink:actuate="onLoad"/><draw:image xlink:href="./ObjectReplacements/Object 30" xlink:type="simple" xlink:show="embed" xlink:actuate="onLoad"/></draw:frame></text:p>
          </text:list-item>
          <text:list-item>
            <text:p text:style-name="P40"><draw:frame draw:style-name="fr4" draw:name="Object31" text:anchor-type="as-char" svg:width="0.2799in" svg:height="0.3929in" draw:z-index="78"><draw:object xlink:href="./Object 31" xlink:type="simple" xlink:show="embed" xlink:actuate="onLoad"/><draw:image xlink:href="./ObjectReplacements/Object 31" xlink:type="simple" xlink:show="embed" xlink:actuate="onLoad"/></draw:frame></text:p>
          </text:list-item>
          <text:list-item>
            <text:p text:style-name="P40"><draw:frame draw:style-name="fr4" draw:name="Object32" text:anchor-type="as-char" svg:width="0.1984in" svg:height="0.3929in" draw:z-index="79"><draw:object xlink:href="./Object 32" xlink:type="simple" xlink:show="embed" xlink:actuate="onLoad"/><draw:image xlink:href="./ObjectReplacements/Object 32" xlink:type="simple" xlink:show="embed" xlink:actuate="onLoad"/></draw:frame></text:p>
          </text:list-item>
          <text:list-item>
            <text:p text:style-name="P40"><draw:frame draw:style-name="fr4" draw:name="Object33" text:anchor-type="as-char" svg:width="0.2819in" svg:height="0.3929in" draw:z-index="80"><draw:object xlink:href="./Object 33" xlink:type="simple" xlink:show="embed" xlink:actuate="onLoad"/><draw:image xlink:href="./ObjectReplacements/Object 33" xlink:type="simple" xlink:show="embed" xlink:actuate="onLoad"/></draw:frame></text:p>
          </text:list-item>
          <text:list-item>
            <text:p text:style-name="P40"><draw:frame draw:style-name="fr4" draw:name="Object34" text:anchor-type="as-char" svg:width="0.2075in" svg:height="0.3929in" draw:z-index="81"><draw:object xlink:href="./Object 34" xlink:type="simple" xlink:show="embed" xlink:actuate="onLoad"/><draw:image xlink:href="./ObjectReplacements/Object 34" xlink:type="simple" xlink:show="embed" xlink:actuate="onLoad"/></draw:frame></text:p>
          </text:list-item>
          <text:list-item>
            <text:p text:style-name="P40"><draw:frame draw:style-name="fr4" draw:name="Object35" text:anchor-type="as-char" svg:width="0.2819in" svg:height="0.3929in" draw:z-index="82"><draw:object xlink:href="./Object 35" xlink:type="simple" xlink:show="embed" xlink:actuate="onLoad"/><draw:image xlink:href="./ObjectReplacements/Object 35" xlink:type="simple" xlink:show="embed" xlink:actuate="onLoad"/></draw:frame></text:p>
          </text:list-item>
          <text:list-item>
            <text:p text:style-name="P40"><draw:frame draw:style-name="fr4" draw:name="Object36" text:anchor-type="as-char" svg:width="0.1984in" svg:height="0.3929in" draw:z-index="83"><draw:object xlink:href="./Object 36" xlink:type="simple" xlink:show="embed" xlink:actuate="onLoad"/><draw:image xlink:href="./ObjectReplacements/Object 36" xlink:type="simple" xlink:show="embed" xlink:actuate="onLoad"/></draw:frame></text:p>
          </text:list-item>
          <text:list-item>
            <text:p text:style-name="P40"><draw:frame draw:style-name="fr4" draw:name="Object37" text:anchor-type="as-char" svg:width="0.2819in" svg:height="0.3929in" draw:z-index="84"><draw:object xlink:href="./Object 37" xlink:type="simple" xlink:show="embed" xlink:actuate="onLoad"/><draw:image xlink:href="./ObjectReplacements/Object 37" xlink:type="simple" xlink:show="embed" xlink:actuate="onLoad"/></draw:frame></text:p>
          </text:list-item>
          <text:list-item>
            <text:p text:style-name="P40"><draw:frame draw:style-name="fr4" draw:name="Object38" text:anchor-type="as-char" svg:width="0.2799in" svg:height="0.3929in" draw:z-index="85"><draw:object xlink:href="./Object 38" xlink:type="simple" xlink:show="embed" xlink:actuate="onLoad"/><draw:image xlink:href="./ObjectReplacements/Object 38" xlink:type="simple" xlink:show="embed" xlink:actuate="onLoad"/></draw:frame></text:p>
          </text:list-item>
          <text:list-item>
            <text:p text:style-name="P40"><draw:frame draw:style-name="fr4" draw:name="Object56" text:anchor-type="as-char" svg:width="0.1654in" svg:height="0.1839in" draw:z-index="86"><draw:object xlink:href="./Object 39" xlink:type="simple" xlink:show="embed" xlink:actuate="onLoad"/><draw:image xlink:href="./ObjectReplacements/Object 39" xlink:type="simple" xlink:show="embed" xlink:actuate="onLoad"/></draw:frame></text:p>
          </text:list-item>
          <text:list-item>
            <text:p text:style-name="P40"><draw:frame draw:style-name="fr4" draw:name="Object39" text:anchor-type="as-char" svg:width="0.1984in" svg:height="0.3929in" draw:z-index="87"><draw:object xlink:href="./Object 40" xlink:type="simple" xlink:show="embed" xlink:actuate="onLoad"/><draw:image xlink:href="./ObjectReplacements/Object 40" xlink:type="simple" xlink:show="embed" xlink:actuate="onLoad"/></draw:frame></text:p>
          </text:list-item>
          <text:list-item>
            <text:p text:style-name="P40"><draw:frame draw:style-name="fr4" draw:name="Object40" text:anchor-type="as-char" svg:width="0.2008in" svg:height="0.3929in" draw:z-index="88"><draw:object xlink:href="./Object 41" xlink:type="simple" xlink:show="embed" xlink:actuate="onLoad"/><draw:image xlink:href="./ObjectReplacements/Object 41" xlink:type="simple" xlink:show="embed" xlink:actuate="onLoad"/></draw:frame></text:p>
          </text:list-item>
          <text:list-item>
            <text:p text:style-name="P40"><draw:frame draw:style-name="fr4" draw:name="Object41" text:anchor-type="as-char" svg:width="0.2819in" svg:height="0.3929in" draw:z-index="89"><draw:object xlink:href="./Object 42" xlink:type="simple" xlink:show="embed" xlink:actuate="onLoad"/><draw:image xlink:href="./ObjectReplacements/Object 42" xlink:type="simple" xlink:show="embed" xlink:actuate="onLoad"/></draw:frame></text:p>
          </text:list-item>
          <text:list-item>
            <text:p text:style-name="P40"><text:soft-page-break/><draw:frame draw:style-name="fr4" draw:name="Object42" text:anchor-type="as-char" svg:width="0.2075in" svg:height="0.3929in" draw:z-index="90"><draw:object xlink:href="./Object 43" xlink:type="simple" xlink:show="embed" xlink:actuate="onLoad"/><draw:image xlink:href="./ObjectReplacements/Object 43" xlink:type="simple" xlink:show="embed" xlink:actuate="onLoad"/></draw:frame></text:p>
          </text:list-item>
          <text:list-item>
            <text:p text:style-name="P40"><draw:frame draw:style-name="fr4" draw:name="Object43" text:anchor-type="as-char" svg:width="0.2819in" svg:height="0.3929in" draw:z-index="91"><draw:object xlink:href="./Object 44" xlink:type="simple" xlink:show="embed" xlink:actuate="onLoad"/><draw:image xlink:href="./ObjectReplacements/Object 44" xlink:type="simple" xlink:show="embed" xlink:actuate="onLoad"/></draw:frame></text:p>
          </text:list-item>
          <text:list-item>
            <text:p text:style-name="P40"><draw:frame draw:style-name="fr4" draw:name="Object44" text:anchor-type="as-char" svg:width="0.2008in" svg:height="0.3929in" draw:z-index="92"><draw:object xlink:href="./Object 45" xlink:type="simple" xlink:show="embed" xlink:actuate="onLoad"/><draw:image xlink:href="./ObjectReplacements/Object 45" xlink:type="simple" xlink:show="embed" xlink:actuate="onLoad"/></draw:frame></text:p>
          </text:list-item>
          <text:list-item>
            <text:p text:style-name="P40"><draw:frame draw:style-name="fr4" draw:name="Object45" text:anchor-type="as-char" svg:width="0.1972in" svg:height="0.3929in" draw:z-index="93"><draw:object xlink:href="./Object 46" xlink:type="simple" xlink:show="embed" xlink:actuate="onLoad"/><draw:image xlink:href="./ObjectReplacements/Object 46" xlink:type="simple" xlink:show="embed" xlink:actuate="onLoad"/></draw:frame></text:p>
          </text:list-item>
          <text:list-item>
            <text:p text:style-name="P40"><draw:frame draw:style-name="fr4" draw:name="Object46" text:anchor-type="as-char" svg:width="0.1984in" svg:height="0.3929in" draw:z-index="94"><draw:object xlink:href="./Object 47" xlink:type="simple" xlink:show="embed" xlink:actuate="onLoad"/><draw:image xlink:href="./ObjectReplacements/Object 47" xlink:type="simple" xlink:show="embed" xlink:actuate="onLoad"/></draw:frame></text:p>
          </text:list-item>
          <text:list-item>
            <text:p text:style-name="P40"><draw:frame draw:style-name="fr4" draw:name="Object47" text:anchor-type="as-char" svg:width="0.2016in" svg:height="0.3929in" draw:z-index="95"><draw:object xlink:href="./Object 48" xlink:type="simple" xlink:show="embed" xlink:actuate="onLoad"/><draw:image xlink:href="./ObjectReplacements/Object 48" xlink:type="simple" xlink:show="embed" xlink:actuate="onLoad"/></draw:frame></text:p>
          </text:list-item>
          <text:list-item>
            <text:p text:style-name="P40"><draw:frame draw:style-name="fr4" draw:name="Object48" text:anchor-type="as-char" svg:width="0.2819in" svg:height="0.3929in" draw:z-index="96"><draw:object xlink:href="./Object 49" xlink:type="simple" xlink:show="embed" xlink:actuate="onLoad"/><draw:image xlink:href="./ObjectReplacements/Object 49" xlink:type="simple" xlink:show="embed" xlink:actuate="onLoad"/></draw:frame></text:p>
          </text:list-item>
          <text:list-item>
            <text:p text:style-name="P40"><draw:frame draw:style-name="fr4" draw:name="Object49" text:anchor-type="as-char" svg:width="0.2008in" svg:height="0.3929in" draw:z-index="97"><draw:object xlink:href="./Object 50" xlink:type="simple" xlink:show="embed" xlink:actuate="onLoad"/><draw:image xlink:href="./ObjectReplacements/Object 50" xlink:type="simple" xlink:show="embed" xlink:actuate="onLoad"/></draw:frame></text:p>
          </text:list-item>
          <text:list-item>
            <text:p text:style-name="P40"><draw:frame draw:style-name="fr4" draw:name="Object50" text:anchor-type="as-char" svg:width="0.1984in" svg:height="0.3929in" draw:z-index="98"><draw:object xlink:href="./Object 51" xlink:type="simple" xlink:show="embed" xlink:actuate="onLoad"/><draw:image xlink:href="./ObjectReplacements/Object 51" xlink:type="simple" xlink:show="embed" xlink:actuate="onLoad"/></draw:frame></text:p>
          </text:list-item>
          <text:list-item>
            <text:p text:style-name="P40"><draw:frame draw:style-name="fr4" draw:name="Object51" text:anchor-type="as-char" svg:width="0.2819in" svg:height="0.3929in" draw:z-index="99"><draw:object xlink:href="./Object 52" xlink:type="simple" xlink:show="embed" xlink:actuate="onLoad"/><draw:image xlink:href="./ObjectReplacements/Object 52" xlink:type="simple" xlink:show="embed" xlink:actuate="onLoad"/></draw:frame></text:p>
          </text:list-item>
          <text:list-item>
            <text:p text:style-name="P40"><draw:frame draw:style-name="fr4" draw:name="Object52" text:anchor-type="as-char" svg:width="0.2799in" svg:height="0.3929in" draw:z-index="100"><draw:object xlink:href="./Object 53" xlink:type="simple" xlink:show="embed" xlink:actuate="onLoad"/><draw:image xlink:href="./ObjectReplacements/Object 53" xlink:type="simple" xlink:show="embed" xlink:actuate="onLoad"/></draw:frame></text:p>
          </text:list-item>
          <text:list-item>
            <text:p text:style-name="P40"><draw:frame draw:style-name="fr4" draw:name="Object53" text:anchor-type="as-char" svg:width="0.2008in" svg:height="0.3929in" draw:z-index="101"><draw:object xlink:href="./Object 54" xlink:type="simple" xlink:show="embed" xlink:actuate="onLoad"/><draw:image xlink:href="./ObjectReplacements/Object 54" xlink:type="simple" xlink:show="embed" xlink:actuate="onLoad"/></draw:frame></text:p>
          </text:list-item>
          <text:list-item>
            <text:p text:style-name="P40"><draw:frame draw:style-name="fr4" draw:name="Object54" text:anchor-type="as-char" svg:width="0.1984in" svg:height="0.3929in" draw:z-index="102"><draw:object xlink:href="./Object 55" xlink:type="simple" xlink:show="embed" xlink:actuate="onLoad"/><draw:image xlink:href="./ObjectReplacements/Object 55" xlink:type="simple" xlink:show="embed" xlink:actuate="onLoad"/></draw:frame></text:p>
          </text:list-item>
          <text:list-item>
            <text:p text:style-name="P40"><draw:frame draw:style-name="fr4" draw:name="Object55" text:anchor-type="as-char" svg:width="0.2819in" svg:height="0.3929in" draw:z-index="103"><draw:object xlink:href="./Object 56" xlink:type="simple" xlink:show="embed" xlink:actuate="onLoad"/><draw:image xlink:href="./ObjectReplacements/Object 56" xlink:type="simple" xlink:show="embed" xlink:actuate="onLoad"/></draw:frame></text:p>
          </text:list-item>
        </text:list>
      </text:section>
      <text:p text:style-name="P4"/>
      <text:section text:style-name="Sect2" text:name="Section12">
        <text:p text:style-name="P4">Worksheet 2-3</text:p>
        <text:list xml:id="list1916754284" text:style-name="L11">
          <text:list-item>
            <text:p text:style-name="P41"><draw:frame draw:style-name="fr4" draw:name="Object64" text:anchor-type="as-char" svg:width="0.1984in" svg:height="0.3929in" draw:z-index="104"><draw:object xlink:href="./Object 57" xlink:type="simple" xlink:show="embed" xlink:actuate="onLoad"/><draw:image xlink:href="./ObjectReplacements/Object 57" xlink:type="simple" xlink:show="embed" xlink:actuate="onLoad"/></draw:frame></text:p>
          </text:list-item>
          <text:list-item>
            <text:p text:style-name="P41"><draw:frame draw:style-name="fr4" draw:name="Object63" text:anchor-type="as-char" svg:width="0.2075in" svg:height="0.3929in" draw:z-index="105"><draw:object xlink:href="./Object 58" xlink:type="simple" xlink:show="embed" xlink:actuate="onLoad"/><draw:image xlink:href="./ObjectReplacements/Object 58" xlink:type="simple" xlink:show="embed" xlink:actuate="onLoad"/></draw:frame></text:p>
          </text:list-item>
          <text:list-item>
            <text:p text:style-name="P41"><draw:frame draw:style-name="fr4" draw:name="Object62" text:anchor-type="as-char" svg:width="0.1972in" svg:height="0.3929in" draw:z-index="106"><draw:object xlink:href="./Object 59" xlink:type="simple" xlink:show="embed" xlink:actuate="onLoad"/><draw:image xlink:href="./ObjectReplacements/Object 59" xlink:type="simple" xlink:show="embed" xlink:actuate="onLoad"/></draw:frame></text:p>
          </text:list-item>
          <text:list-item>
            <text:p text:style-name="P41"><draw:frame draw:style-name="fr4" draw:name="Object61" text:anchor-type="as-char" svg:width="0.2827in" svg:height="0.3929in" draw:z-index="107"><draw:object xlink:href="./Object 60" xlink:type="simple" xlink:show="embed" xlink:actuate="onLoad"/><draw:image xlink:href="./ObjectReplacements/Object 60" xlink:type="simple" xlink:show="embed" xlink:actuate="onLoad"/></draw:frame></text:p>
          </text:list-item>
          <text:list-item>
            <text:p text:style-name="P41"><draw:frame draw:style-name="fr4" draw:name="Object60" text:anchor-type="as-char" svg:width="0.2835in" svg:height="0.3929in" draw:z-index="108"><draw:object xlink:href="./Object 61" xlink:type="simple" xlink:show="embed" xlink:actuate="onLoad"/><draw:image xlink:href="./ObjectReplacements/Object 61" xlink:type="simple" xlink:show="embed" xlink:actuate="onLoad"/></draw:frame></text:p>
          </text:list-item>
          <text:list-item>
            <text:p text:style-name="P41"><draw:frame draw:style-name="fr4" draw:name="Object59" text:anchor-type="as-char" svg:width="0.2008in" svg:height="0.3929in" draw:z-index="109"><draw:object xlink:href="./Object 62" xlink:type="simple" xlink:show="embed" xlink:actuate="onLoad"/><draw:image xlink:href="./ObjectReplacements/Object 62" xlink:type="simple" xlink:show="embed" xlink:actuate="onLoad"/></draw:frame></text:p>
          </text:list-item>
          <text:list-item>
            <text:p text:style-name="P41"><draw:frame draw:style-name="fr4" draw:name="Object58" text:anchor-type="as-char" svg:width="0.2016in" svg:height="0.3929in" draw:z-index="110"><draw:object xlink:href="./Object 63" xlink:type="simple" xlink:show="embed" xlink:actuate="onLoad"/><draw:image xlink:href="./ObjectReplacements/Object 63" xlink:type="simple" xlink:show="embed" xlink:actuate="onLoad"/></draw:frame></text:p>
          </text:list-item>
          <text:list-item>
            <text:p text:style-name="P41"><draw:frame draw:style-name="fr4" draw:name="Object57" text:anchor-type="as-char" svg:width="0.3083in" svg:height="0.3929in" draw:z-index="111"><draw:object xlink:href="./Object 64" xlink:type="simple" xlink:show="embed" xlink:actuate="onLoad"/><draw:image xlink:href="./ObjectReplacements/Object 64" xlink:type="simple" xlink:show="embed" xlink:actuate="onLoad"/></draw:frame></text:p>
          </text:list-item>
          <text:list-item>
            <text:p text:style-name="P41"><draw:frame draw:style-name="fr4" draw:name="Object65" text:anchor-type="as-char" svg:width="0.2811in" svg:height="0.3929in" draw:z-index="112"><draw:object xlink:href="./Object 65" xlink:type="simple" xlink:show="embed" xlink:actuate="onLoad"/><draw:image xlink:href="./ObjectReplacements/Object 65" xlink:type="simple" xlink:show="embed" xlink:actuate="onLoad"/></draw:frame></text:p>
          </text:list-item>
          <text:list-item>
            <text:p text:style-name="P41"><draw:frame draw:style-name="fr4" draw:name="Object66" text:anchor-type="as-char" svg:width="0.2075in" svg:height="0.3929in" draw:z-index="113"><draw:object xlink:href="./Object 66" xlink:type="simple" xlink:show="embed" xlink:actuate="onLoad"/><draw:image xlink:href="./ObjectReplacements/Object 66" xlink:type="simple" xlink:show="embed" xlink:actuate="onLoad"/></draw:frame></text:p>
          </text:list-item>
          <text:list-item>
            <text:p text:style-name="P41"><draw:frame draw:style-name="fr4" draw:name="Object67" text:anchor-type="as-char" svg:width="0.2866in" svg:height="0.3929in" draw:z-index="114"><draw:object xlink:href="./Object 67" xlink:type="simple" xlink:show="embed" xlink:actuate="onLoad"/><draw:image xlink:href="./ObjectReplacements/Object 67" xlink:type="simple" xlink:show="embed" xlink:actuate="onLoad"/></draw:frame></text:p>
          </text:list-item>
          <text:list-item>
            <text:p text:style-name="P41"><draw:frame draw:style-name="fr4" draw:name="Object68" text:anchor-type="as-char" svg:width="0.3654in" svg:height="0.3929in" draw:z-index="115"><draw:object xlink:href="./Object 68" xlink:type="simple" xlink:show="embed" xlink:actuate="onLoad"/><draw:image xlink:href="./ObjectReplacements/Object 68" xlink:type="simple" xlink:show="embed" xlink:actuate="onLoad"/></draw:frame></text:p>
          </text:list-item>
          <text:list-item>
            <text:p text:style-name="P41"><draw:frame draw:style-name="fr4" draw:name="Object69" text:anchor-type="as-char" svg:width="0.5516in" svg:height="0.3929in" draw:z-index="116"><draw:object xlink:href="./Object 69" xlink:type="simple" xlink:show="embed" xlink:actuate="onLoad"/><draw:image xlink:href="./ObjectReplacements/Object 69" xlink:type="simple" xlink:show="embed" xlink:actuate="onLoad"/></draw:frame></text:p>
          </text:list-item>
          <text:list-item>
            <text:p text:style-name="P41"><draw:frame draw:style-name="fr4" draw:name="Object70" text:anchor-type="as-char" svg:width="0.3681in" svg:height="0.3929in" draw:z-index="117"><draw:object xlink:href="./Object 70" xlink:type="simple" xlink:show="embed" xlink:actuate="onLoad"/><draw:image xlink:href="./ObjectReplacements/Object 70" xlink:type="simple" xlink:show="embed" xlink:actuate="onLoad"/></draw:frame></text:p>
          </text:list-item>
          <text:list-item>
            <text:p text:style-name="P41"><draw:frame draw:style-name="fr4" draw:name="Object71" text:anchor-type="as-char" svg:width="0.4661in" svg:height="0.3929in" draw:z-index="118"><draw:object xlink:href="./Object 71" xlink:type="simple" xlink:show="embed" xlink:actuate="onLoad"/><draw:image xlink:href="./ObjectReplacements/Object 71" xlink:type="simple" xlink:show="embed" xlink:actuate="onLoad"/></draw:frame></text:p>
          </text:list-item>
          <text:list-item>
            <text:p text:style-name="P41"><draw:frame draw:style-name="fr4" draw:name="Object72" text:anchor-type="as-char" svg:width="0.2839in" svg:height="0.3929in" draw:z-index="119"><draw:object xlink:href="./Object 72" xlink:type="simple" xlink:show="embed" xlink:actuate="onLoad"/><draw:image xlink:href="./ObjectReplacements/Object 72" xlink:type="simple" xlink:show="embed" xlink:actuate="onLoad"/></draw:frame></text:p>
          </text:list-item>
          <text:list-item>
            <text:p text:style-name="P41"><draw:frame draw:style-name="fr4" draw:name="Object73" text:anchor-type="as-char" svg:width="0.2819in" svg:height="0.3929in" draw:z-index="120"><draw:object xlink:href="./Object 73" xlink:type="simple" xlink:show="embed" xlink:actuate="onLoad"/><draw:image xlink:href="./ObjectReplacements/Object 73" xlink:type="simple" xlink:show="embed" xlink:actuate="onLoad"/></draw:frame></text:p>
          </text:list-item>
          <text:list-item>
            <text:p text:style-name="P41"><draw:frame draw:style-name="fr4" draw:name="Object74" text:anchor-type="as-char" svg:width="0.2008in" svg:height="0.3929in" draw:z-index="121"><draw:object xlink:href="./Object 74" xlink:type="simple" xlink:show="embed" xlink:actuate="onLoad"/><draw:image xlink:href="./ObjectReplacements/Object 74" xlink:type="simple" xlink:show="embed" xlink:actuate="onLoad"/></draw:frame></text:p>
          </text:list-item>
          <text:list-item>
            <text:p text:style-name="P41"><draw:frame draw:style-name="fr4" draw:name="Object75" text:anchor-type="as-char" svg:width="0.3083in" svg:height="0.3929in" draw:z-index="122"><draw:object xlink:href="./Object 75" xlink:type="simple" xlink:show="embed" xlink:actuate="onLoad"/><draw:image xlink:href="./ObjectReplacements/Object 75" xlink:type="simple" xlink:show="embed" xlink:actuate="onLoad"/></draw:frame></text:p>
          </text:list-item>
          <text:list-item>
            <text:p text:style-name="P41"><draw:frame draw:style-name="fr4" draw:name="Object76" text:anchor-type="as-char" svg:width="0.3835in" svg:height="0.3929in" draw:z-index="123"><draw:object xlink:href="./Object 76" xlink:type="simple" xlink:show="embed" xlink:actuate="onLoad"/><draw:image xlink:href="./ObjectReplacements/Object 76" xlink:type="simple" xlink:show="embed" xlink:actuate="onLoad"/></draw:frame></text:p>
          </text:list-item>
          <text:list-item>
            <text:p text:style-name="P41"><draw:frame draw:style-name="fr4" draw:name="Object77" text:anchor-type="as-char" svg:width="0.3083in" svg:height="0.3929in" draw:z-index="124"><draw:object xlink:href="./Object 77" xlink:type="simple" xlink:show="embed" xlink:actuate="onLoad"/><draw:image xlink:href="./ObjectReplacements/Object 77" xlink:type="simple" xlink:show="embed" xlink:actuate="onLoad"/></draw:frame></text:p>
          </text:list-item>
          <text:list-item>
            <text:p text:style-name="P41"><draw:frame draw:style-name="fr4" draw:name="Object78" text:anchor-type="as-char" svg:width="0.3854in" svg:height="0.3929in" draw:z-index="125"><draw:object xlink:href="./Object 78" xlink:type="simple" xlink:show="embed" xlink:actuate="onLoad"/><draw:image xlink:href="./ObjectReplacements/Object 78" xlink:type="simple" xlink:show="embed" xlink:actuate="onLoad"/></draw:frame></text:p>
          </text:list-item>
          <text:list-item>
            <text:p text:style-name="P41"><draw:frame draw:style-name="fr4" draw:name="Object79" text:anchor-type="as-char" svg:width="0.3083in" svg:height="0.3929in" draw:z-index="126"><draw:object xlink:href="./Object 79" xlink:type="simple" xlink:show="embed" xlink:actuate="onLoad"/><draw:image xlink:href="./ObjectReplacements/Object 79" xlink:type="simple" xlink:show="embed" xlink:actuate="onLoad"/></draw:frame></text:p>
          </text:list-item>
          <text:list-item>
            <text:p text:style-name="P41"><draw:frame draw:style-name="fr4" draw:name="Object80" text:anchor-type="as-char" svg:width="0.2862in" svg:height="0.3929in" draw:z-index="127"><draw:object xlink:href="./Object 80" xlink:type="simple" xlink:show="embed" xlink:actuate="onLoad"/><draw:image xlink:href="./ObjectReplacements/Object 80" xlink:type="simple" xlink:show="embed" xlink:actuate="onLoad"/></draw:frame></text:p>
          </text:list-item>
        </text:list>
      </text:section>
      <text:p text:style-name="P4"/>
      <text:section text:style-name="Sect2" text:name="Section13">
        <text:p text:style-name="P4">Worksheet 2-4</text:p>
        <text:list xml:id="list620869237" text:style-name="L12">
          <text:list-item>
            <text:p text:style-name="P42"><draw:frame draw:style-name="fr4" draw:name="Object82" text:anchor-type="as-char" svg:width="0.1992in" svg:height="0.3929in" draw:z-index="128"><draw:object xlink:href="./Object 82" xlink:type="simple" xlink:show="embed" xlink:actuate="onLoad"/><draw:image xlink:href="./ObjectReplacements/Object 82" xlink:type="simple" xlink:show="embed" xlink:actuate="onLoad"/></draw:frame></text:p>
          </text:list-item>
          <text:list-item>
            <text:p text:style-name="P42"><draw:frame draw:style-name="fr4" draw:name="Object83" text:anchor-type="as-char" svg:width="0.2839in" svg:height="0.3929in" draw:z-index="129"><draw:object xlink:href="./Object 83" xlink:type="simple" xlink:show="embed" xlink:actuate="onLoad"/><draw:image xlink:href="./ObjectReplacements/Object 83" xlink:type="simple" xlink:show="embed" xlink:actuate="onLoad"/></draw:frame> </text:p>
          </text:list-item>
          <text:list-item>
            <text:p text:style-name="P42"><draw:frame draw:style-name="fr4" draw:name="Object84" text:anchor-type="as-char" svg:width="0.2028in" svg:height="0.3929in" draw:z-index="130"><draw:object xlink:href="./Object 84" xlink:type="simple" xlink:show="embed" xlink:actuate="onLoad"/><draw:image xlink:href="./ObjectReplacements/Object 84" xlink:type="simple" xlink:show="embed" xlink:actuate="onLoad"/></draw:frame> </text:p>
          </text:list-item>
          <text:list-item>
            <text:p text:style-name="P42"><draw:frame draw:style-name="fr4" draw:name="Object85" text:anchor-type="as-char" svg:width="0.2835in" svg:height="0.3929in" draw:z-index="131"><draw:object xlink:href="./Object 85" xlink:type="simple" xlink:show="embed" xlink:actuate="onLoad"/><draw:image xlink:href="./ObjectReplacements/Object 85" xlink:type="simple" xlink:show="embed" xlink:actuate="onLoad"/></draw:frame> </text:p>
          </text:list-item>
          <text:list-item>
            <text:p text:style-name="P42"><draw:frame draw:style-name="fr4" draw:name="Object86" text:anchor-type="as-char" svg:width="0.2839in" svg:height="0.3929in" draw:z-index="132"><draw:object xlink:href="./Object 86" xlink:type="simple" xlink:show="embed" xlink:actuate="onLoad"/><draw:image xlink:href="./ObjectReplacements/Object 86" xlink:type="simple" xlink:show="embed" xlink:actuate="onLoad"/></draw:frame> </text:p>
          </text:list-item>
          <text:list-item>
            <text:p text:style-name="P42"><draw:frame draw:style-name="fr4" draw:name="Object87" text:anchor-type="as-char" svg:width="0.2839in" svg:height="0.3929in" draw:z-index="133"><draw:object xlink:href="./Object 87" xlink:type="simple" xlink:show="embed" xlink:actuate="onLoad"/><draw:image xlink:href="./ObjectReplacements/Object 87" xlink:type="simple" xlink:show="embed" xlink:actuate="onLoad"/></draw:frame> </text:p>
          </text:list-item>
          <text:list-item>
            <text:p text:style-name="P42">0 </text:p>
          </text:list-item>
          <text:list-item>
            <text:p text:style-name="P42"><draw:frame draw:style-name="fr4" draw:name="Object88" text:anchor-type="as-char" svg:width="0.2819in" svg:height="0.3929in" draw:z-index="134"><draw:object xlink:href="./Object 88" xlink:type="simple" xlink:show="embed" xlink:actuate="onLoad"/><draw:image xlink:href="./ObjectReplacements/Object 88" xlink:type="simple" xlink:show="embed" xlink:actuate="onLoad"/></draw:frame> </text:p>
          </text:list-item>
          <text:list-item>
            <text:p text:style-name="P42"><draw:frame draw:style-name="fr4" draw:name="Object89" text:anchor-type="as-char" svg:width="0.2791in" svg:height="0.3929in" draw:z-index="135"><draw:object xlink:href="./Object 89" xlink:type="simple" xlink:show="embed" xlink:actuate="onLoad"/><draw:image xlink:href="./ObjectReplacements/Object 89" xlink:type="simple" xlink:show="embed" xlink:actuate="onLoad"/></draw:frame> </text:p>
          </text:list-item>
          <text:list-item>
            <text:p text:style-name="P42"><draw:frame draw:style-name="fr4" draw:name="Object90" text:anchor-type="as-char" svg:width="0.2807in" svg:height="0.3929in" draw:z-index="136"><draw:object xlink:href="./Object 90" xlink:type="simple" xlink:show="embed" xlink:actuate="onLoad"/><draw:image xlink:href="./ObjectReplacements/Object 90" xlink:type="simple" xlink:show="embed" xlink:actuate="onLoad"/></draw:frame> </text:p>
          </text:list-item>
          <text:list-item>
            <text:p text:style-name="P42"><draw:frame draw:style-name="fr4" draw:name="Object91" text:anchor-type="as-char" svg:width="0.2874in" svg:height="0.3929in" draw:z-index="137"><draw:object xlink:href="./Object 91" xlink:type="simple" xlink:show="embed" xlink:actuate="onLoad"/><draw:image xlink:href="./ObjectReplacements/Object 91" xlink:type="simple" xlink:show="embed" xlink:actuate="onLoad"/></draw:frame> </text:p>
          </text:list-item>
          <text:list-item>
            <text:p text:style-name="P42"><draw:frame draw:style-name="fr4" draw:name="Object92" text:anchor-type="as-char" svg:width="0.2882in" svg:height="0.3929in" draw:z-index="138"><draw:object xlink:href="./Object 92" xlink:type="simple" xlink:show="embed" xlink:actuate="onLoad"/><draw:image xlink:href="./ObjectReplacements/Object 92" xlink:type="simple" xlink:show="embed" xlink:actuate="onLoad"/></draw:frame> </text:p>
          </text:list-item>
          <text:list-item>
            <text:p text:style-name="P42"><draw:frame draw:style-name="fr4" draw:name="Object93" text:anchor-type="as-char" svg:width="0.2874in" svg:height="0.3929in" draw:z-index="139"><draw:object xlink:href="./Object 93" xlink:type="simple" xlink:show="embed" xlink:actuate="onLoad"/><draw:image xlink:href="./ObjectReplacements/Object 93" xlink:type="simple" xlink:show="embed" xlink:actuate="onLoad"/></draw:frame> </text:p>
          </text:list-item>
          <text:list-item>
            <text:p text:style-name="P42"><draw:frame draw:style-name="fr4" draw:name="Object94" text:anchor-type="as-char" svg:width="0.3654in" svg:height="0.3929in" draw:z-index="140"><draw:object xlink:href="./Object 94" xlink:type="simple" xlink:show="embed" xlink:actuate="onLoad"/><draw:image xlink:href="./ObjectReplacements/Object 94" xlink:type="simple" xlink:show="embed" xlink:actuate="onLoad"/></draw:frame> </text:p>
          </text:list-item>
          <text:list-item>
            <text:p text:style-name="P42"><draw:frame draw:style-name="fr4" draw:name="Object95" text:anchor-type="as-char" svg:width="0.3626in" svg:height="0.3929in" draw:z-index="141"><draw:object xlink:href="./Object 95" xlink:type="simple" xlink:show="embed" xlink:actuate="onLoad"/><draw:image xlink:href="./ObjectReplacements/Object 95" xlink:type="simple" xlink:show="embed" xlink:actuate="onLoad"/></draw:frame> </text:p>
          </text:list-item>
          <text:list-item>
            <text:p text:style-name="P42"><draw:frame draw:style-name="fr4" draw:name="Object96" text:anchor-type="as-char" svg:width="0.3701in" svg:height="0.3929in" draw:z-index="142"><draw:object xlink:href="./Object 96" xlink:type="simple" xlink:show="embed" xlink:actuate="onLoad"/><draw:image xlink:href="./ObjectReplacements/Object 96" xlink:type="simple" xlink:show="embed" xlink:actuate="onLoad"/></draw:frame> </text:p>
          </text:list-item>
          <text:list-item>
            <text:p text:style-name="P42">18 </text:p>
          </text:list-item>
          <text:list-item>
            <text:p text:style-name="P42"><draw:frame draw:style-name="fr4" draw:name="Object97" text:anchor-type="as-char" svg:width="0.2791in" svg:height="0.3929in" draw:z-index="143"><draw:object xlink:href="./Object 97" xlink:type="simple" xlink:show="embed" xlink:actuate="onLoad"/><draw:image xlink:href="./ObjectReplacements/Object 97" xlink:type="simple" xlink:show="embed" xlink:actuate="onLoad"/></draw:frame> or <draw:frame draw:style-name="fr4" draw:name="Object98" text:anchor-type="as-char" svg:width="0.3055in" svg:height="0.3929in" draw:z-index="144"><draw:object xlink:href="./Object 98" xlink:type="simple" xlink:show="embed" xlink:actuate="onLoad"/><draw:image xlink:href="./ObjectReplacements/Object 98" xlink:type="simple" xlink:show="embed" xlink:actuate="onLoad"/></draw:frame> </text:p>
          </text:list-item>
          <text:list-item>
            <text:p text:style-name="P42"><draw:frame draw:style-name="fr4" draw:name="Object99" text:anchor-type="as-char" svg:width="0.2047in" svg:height="0.3929in" draw:z-index="145"><draw:object xlink:href="./Object 99" xlink:type="simple" xlink:show="embed" xlink:actuate="onLoad"/><draw:image xlink:href="./ObjectReplacements/Object 99" xlink:type="simple" xlink:show="embed" xlink:actuate="onLoad"/></draw:frame> </text:p>
          </text:list-item>
          <text:list-item>
            <text:p text:style-name="P42"><draw:frame draw:style-name="fr4" draw:name="Object100" text:anchor-type="as-char" svg:width="0.2839in" svg:height="0.3929in" draw:z-index="146"><draw:object xlink:href="./Object 100" xlink:type="simple" xlink:show="embed" xlink:actuate="onLoad"/><draw:image xlink:href="./ObjectReplacements/Object 100" xlink:type="simple" xlink:show="embed" xlink:actuate="onLoad"/></draw:frame> </text:p>
          </text:list-item>
          <text:list-item>
            <text:p text:style-name="P42"><draw:frame draw:style-name="fr4" draw:name="Object101" text:anchor-type="as-char" svg:width="0.2839in" svg:height="0.3929in" draw:z-index="147"><draw:object xlink:href="./Object 101" xlink:type="simple" xlink:show="embed" xlink:actuate="onLoad"/><draw:image xlink:href="./ObjectReplacements/Object 101" xlink:type="simple" xlink:show="embed" xlink:actuate="onLoad"/></draw:frame> or <draw:frame draw:style-name="fr4" draw:name="Object102" text:anchor-type="as-char" svg:width="0.298in" svg:height="0.3929in" draw:z-index="148"><draw:object xlink:href="./Object 102" xlink:type="simple" xlink:show="embed" xlink:actuate="onLoad"/><draw:image xlink:href="./ObjectReplacements/Object 102" xlink:type="simple" xlink:show="embed" xlink:actuate="onLoad"/></draw:frame> </text:p>
          </text:list-item>
          <text:list-item>
            <text:p text:style-name="P42">20 </text:p>
          </text:list-item>
          <text:list-item>
            <text:p text:style-name="P42"><draw:frame draw:style-name="fr4" draw:name="Object103" text:anchor-type="as-char" svg:width="0.1992in" svg:height="0.3929in" draw:z-index="149"><draw:object xlink:href="./Object 103" xlink:type="simple" xlink:show="embed" xlink:actuate="onLoad"/><draw:image xlink:href="./ObjectReplacements/Object 103" xlink:type="simple" xlink:show="embed" xlink:actuate="onLoad"/></draw:frame> </text:p>
          </text:list-item>
          <text:list-item>
            <text:p text:style-name="P42">18 </text:p>
          </text:list-item>
        </text:list>
      </text:section>
      <text:p text:style-name="P4"/>
      <text:section text:style-name="Sect2" text:name="Section14">
        <text:p text:style-name="P4"><text:soft-page-break/>Worksheet 2-5</text:p>
        <text:list xml:id="list51823488" text:style-name="L13">
          <text:list-item>
            <text:p text:style-name="P61">1</text:p>
          </text:list-item>
          <text:list-item>
            <text:p text:style-name="P61"><draw:frame draw:style-name="fr4" draw:name="Object104" text:anchor-type="as-char" svg:width="0.198in" svg:height="0.3929in" draw:z-index="150"><draw:object xlink:href="./Object 104" xlink:type="simple" xlink:show="embed" xlink:actuate="onLoad"/><draw:image xlink:href="./ObjectReplacements/Object 104" xlink:type="simple" xlink:show="embed" xlink:actuate="onLoad"/></draw:frame></text:p>
          </text:list-item>
          <text:list-item>
            <text:p text:style-name="P61"><draw:frame draw:style-name="fr4" draw:name="Object105" text:anchor-type="as-char" svg:width="0.202in" svg:height="0.3929in" draw:z-index="151"><draw:object xlink:href="./Object 105" xlink:type="simple" xlink:show="embed" xlink:actuate="onLoad"/><draw:image xlink:href="./ObjectReplacements/Object 105" xlink:type="simple" xlink:show="embed" xlink:actuate="onLoad"/></draw:frame></text:p>
          </text:list-item>
          <text:list-item>
            <text:p text:style-name="P61"><draw:frame draw:style-name="fr4" draw:name="Object106" text:anchor-type="as-char" svg:width="0.2047in" svg:height="0.3929in" draw:z-index="152"><draw:object xlink:href="./Object 106" xlink:type="simple" xlink:show="embed" xlink:actuate="onLoad"/><draw:image xlink:href="./ObjectReplacements/Object 106" xlink:type="simple" xlink:show="embed" xlink:actuate="onLoad"/></draw:frame></text:p>
          </text:list-item>
          <text:list-item>
            <text:p text:style-name="P61"><draw:frame draw:style-name="fr4" draw:name="Object107" text:anchor-type="as-char" svg:width="0.298in" svg:height="0.3929in" draw:z-index="153"><draw:object xlink:href="./Object 107" xlink:type="simple" xlink:show="embed" xlink:actuate="onLoad"/><draw:image xlink:href="./ObjectReplacements/Object 107" xlink:type="simple" xlink:show="embed" xlink:actuate="onLoad"/></draw:frame></text:p>
          </text:list-item>
          <text:list-item>
            <text:p text:style-name="P61"><draw:frame draw:style-name="fr4" draw:name="Object108" text:anchor-type="as-char" svg:width="0.202in" svg:height="0.3929in" draw:z-index="154"><draw:object xlink:href="./Object 108" xlink:type="simple" xlink:show="embed" xlink:actuate="onLoad"/><draw:image xlink:href="./ObjectReplacements/Object 108" xlink:type="simple" xlink:show="embed" xlink:actuate="onLoad"/></draw:frame></text:p>
          </text:list-item>
          <text:list-item>
            <text:p text:style-name="P61"><draw:frame draw:style-name="fr4" draw:name="Object109" text:anchor-type="as-char" svg:width="0.2791in" svg:height="0.3929in" draw:z-index="155"><draw:object xlink:href="./Object 109" xlink:type="simple" xlink:show="embed" xlink:actuate="onLoad"/><draw:image xlink:href="./ObjectReplacements/Object 109" xlink:type="simple" xlink:show="embed" xlink:actuate="onLoad"/></draw:frame></text:p>
          </text:list-item>
          <text:list-item>
            <text:p text:style-name="P61">1</text:p>
          </text:list-item>
          <text:list-item>
            <text:p text:style-name="P61"><draw:frame draw:style-name="fr4" draw:name="Object110" text:anchor-type="as-char" svg:width="0.3866in" svg:height="0.3929in" draw:z-index="156"><draw:object xlink:href="./Object 110" xlink:type="simple" xlink:show="embed" xlink:actuate="onLoad"/><draw:image xlink:href="./ObjectReplacements/Object 110" xlink:type="simple" xlink:show="embed" xlink:actuate="onLoad"/></draw:frame></text:p>
          </text:list-item>
          <text:list-item>
            <text:p text:style-name="P61">32</text:p>
          </text:list-item>
          <text:list-item>
            <text:p text:style-name="P61"><draw:frame draw:style-name="fr4" draw:name="Object111" text:anchor-type="as-char" svg:width="0.389in" svg:height="0.3929in" draw:z-index="157"><draw:object xlink:href="./Object 111" xlink:type="simple" xlink:show="embed" xlink:actuate="onLoad"/><draw:image xlink:href="./ObjectReplacements/Object 111" xlink:type="simple" xlink:show="embed" xlink:actuate="onLoad"/></draw:frame></text:p>
          </text:list-item>
          <text:list-item>
            <text:p text:style-name="P61"><draw:frame draw:style-name="fr4" draw:name="Object112" text:anchor-type="as-char" svg:width="0.2047in" svg:height="0.3929in" draw:z-index="158"><draw:object xlink:href="./Object 112" xlink:type="simple" xlink:show="embed" xlink:actuate="onLoad"/><draw:image xlink:href="./ObjectReplacements/Object 112" xlink:type="simple" xlink:show="embed" xlink:actuate="onLoad"/></draw:frame></text:p>
          </text:list-item>
          <text:list-item>
            <text:p text:style-name="P61"><draw:frame draw:style-name="fr4" draw:name="Object113" text:anchor-type="as-char" svg:width="0.3835in" svg:height="0.3929in" draw:z-index="159"><draw:object xlink:href="./Object 113" xlink:type="simple" xlink:show="embed" xlink:actuate="onLoad"/><draw:image xlink:href="./ObjectReplacements/Object 113" xlink:type="simple" xlink:show="embed" xlink:actuate="onLoad"/></draw:frame></text:p>
          </text:list-item>
          <text:list-item>
            <text:p text:style-name="P61"><draw:frame draw:style-name="fr4" draw:name="Object114" text:anchor-type="as-char" svg:width="0.3874in" svg:height="0.3929in" draw:z-index="160"><draw:object xlink:href="./Object 114" xlink:type="simple" xlink:show="embed" xlink:actuate="onLoad"/><draw:image xlink:href="./ObjectReplacements/Object 114" xlink:type="simple" xlink:show="embed" xlink:actuate="onLoad"/></draw:frame></text:p>
          </text:list-item>
          <text:list-item>
            <text:p text:style-name="P61">80 capsules</text:p>
          </text:list-item>
          <text:list-item>
            <text:p text:style-name="P61">25 syringes</text:p>
          </text:list-item>
        </text:list>
      </text:section>
      <text:p text:style-name="P4"/>
      <text:section text:style-name="Sect2" text:name="Section15">
        <text:p text:style-name="P4">Worksheet 2-6</text:p>
        <text:list xml:id="list336164569" text:style-name="L14">
          <text:list-item>
            <text:p text:style-name="P62">0.467</text:p>
          </text:list-item>
          <text:list-item>
            <text:p text:style-name="P62">0.325</text:p>
          </text:list-item>
          <text:list-item>
            <text:p text:style-name="P62">0.625</text:p>
          </text:list-item>
          <text:list-item>
            <text:p text:style-name="P62">0.867</text:p>
          </text:list-item>
          <text:list-item>
            <text:p text:style-name="P62">0.567</text:p>
          </text:list-item>
          <text:list-item>
            <text:p text:style-name="P62">0.875</text:p>
          </text:list-item>
          <text:list-item>
            <text:p text:style-name="P62">0.333</text:p>
          </text:list-item>
          <text:list-item>
            <text:p text:style-name="P62">0.68</text:p>
          </text:list-item>
          <text:list-item>
            <text:p text:style-name="P62">0.351</text:p>
          </text:list-item>
          <text:list-item>
            <text:p text:style-name="P62"><draw:frame draw:style-name="fr4" draw:name="Object123" text:anchor-type="as-char" svg:width="0.2047in" svg:height="0.3929in" draw:z-index="161"><draw:object xlink:href="./Object 123" xlink:type="simple" xlink:show="embed" xlink:actuate="onLoad"/><draw:image xlink:href="./ObjectReplacements/Object 123" xlink:type="simple" xlink:show="embed" xlink:actuate="onLoad"/></draw:frame></text:p>
          </text:list-item>
          <text:list-item>
            <text:p text:style-name="P62"><draw:frame draw:style-name="fr4" draw:name="Object124" text:anchor-type="as-char" svg:width="0.1965in" svg:height="0.3929in" draw:z-index="162"><draw:object xlink:href="./Object 124" xlink:type="simple" xlink:show="embed" xlink:actuate="onLoad"/><draw:image xlink:href="./ObjectReplacements/Object 124" xlink:type="simple" xlink:show="embed" xlink:actuate="onLoad"/></draw:frame></text:p>
          </text:list-item>
          <text:list-item>
            <text:p text:style-name="P62"><draw:frame draw:style-name="fr4" draw:name="Object125" text:anchor-type="as-char" svg:width="0.2866in" svg:height="0.3929in" draw:z-index="163"><draw:object xlink:href="./Object 125" xlink:type="simple" xlink:show="embed" xlink:actuate="onLoad"/><draw:image xlink:href="./ObjectReplacements/Object 125" xlink:type="simple" xlink:show="embed" xlink:actuate="onLoad"/></draw:frame> or <draw:frame draw:style-name="fr4" draw:name="Object126" text:anchor-type="as-char" svg:width="0.1965in" svg:height="0.3929in" draw:z-index="164"><draw:object xlink:href="./Object 126" xlink:type="simple" xlink:show="embed" xlink:actuate="onLoad"/><draw:image xlink:href="./ObjectReplacements/Object 126" xlink:type="simple" xlink:show="embed" xlink:actuate="onLoad"/></draw:frame></text:p>
          </text:list-item>
          <text:list-item>
            <text:p text:style-name="P62"><draw:frame draw:style-name="fr4" draw:name="Object127" text:anchor-type="as-char" svg:width="0.202in" svg:height="0.3929in" draw:z-index="165"><draw:object xlink:href="./Object 127" xlink:type="simple" xlink:show="embed" xlink:actuate="onLoad"/><draw:image xlink:href="./ObjectReplacements/Object 127" xlink:type="simple" xlink:show="embed" xlink:actuate="onLoad"/></draw:frame> or <draw:frame draw:style-name="fr4" draw:name="Object128" text:anchor-type="as-char" svg:width="0.2047in" svg:height="0.3929in" draw:z-index="166"><draw:object xlink:href="./Object 128" xlink:type="simple" xlink:show="embed" xlink:actuate="onLoad"/><draw:image xlink:href="./ObjectReplacements/Object 128" xlink:type="simple" xlink:show="embed" xlink:actuate="onLoad"/></draw:frame></text:p>
          </text:list-item>
          <text:list-item>
            <text:p text:style-name="P62"><draw:frame draw:style-name="fr4" draw:name="Object129" text:anchor-type="as-char" svg:width="0.3634in" svg:height="0.3929in" draw:z-index="167"><draw:object xlink:href="./Object 129" xlink:type="simple" xlink:show="embed" xlink:actuate="onLoad"/><draw:image xlink:href="./ObjectReplacements/Object 129" xlink:type="simple" xlink:show="embed" xlink:actuate="onLoad"/></draw:frame> or <draw:frame draw:style-name="fr4" draw:name="Object130" text:anchor-type="as-char" svg:width="0.1992in" svg:height="0.3929in" draw:z-index="168"><draw:object xlink:href="./Object 130" xlink:type="simple" xlink:show="embed" xlink:actuate="onLoad"/><draw:image xlink:href="./ObjectReplacements/Object 130" xlink:type="simple" xlink:show="embed" xlink:actuate="onLoad"/></draw:frame></text:p>
          </text:list-item>
          <text:list-item>
            <text:p text:style-name="P62"><draw:frame draw:style-name="fr4" draw:name="Object131" text:anchor-type="as-char" svg:width="0.1957in" svg:height="0.3929in" draw:z-index="169"><draw:object xlink:href="./Object 131" xlink:type="simple" xlink:show="embed" xlink:actuate="onLoad"/><draw:image xlink:href="./ObjectReplacements/Object 131" xlink:type="simple" xlink:show="embed" xlink:actuate="onLoad"/></draw:frame></text:p>
          </text:list-item>
          <text:list-item>
            <text:p text:style-name="P62"><draw:frame draw:style-name="fr4" draw:name="Object132" text:anchor-type="as-char" svg:width="0.2047in" svg:height="0.3929in" draw:z-index="170"><draw:object xlink:href="./Object 132" xlink:type="simple" xlink:show="embed" xlink:actuate="onLoad"/><draw:image xlink:href="./ObjectReplacements/Object 132" xlink:type="simple" xlink:show="embed" xlink:actuate="onLoad"/></draw:frame></text:p>
          </text:list-item>
          <text:list-item>
            <text:p text:style-name="P62"><draw:frame draw:style-name="fr4" draw:name="Object133" text:anchor-type="as-char" svg:width="0.2047in" svg:height="0.3929in" draw:z-index="171"><draw:object xlink:href="./Object 133" xlink:type="simple" xlink:show="embed" xlink:actuate="onLoad"/><draw:image xlink:href="./ObjectReplacements/Object 133" xlink:type="simple" xlink:show="embed" xlink:actuate="onLoad"/></draw:frame></text:p>
          </text:list-item>
          <text:list-item>
            <text:p text:style-name="P62"><draw:frame draw:style-name="fr4" draw:name="Object134" text:anchor-type="as-char" svg:width="0.1965in" svg:height="0.3929in" draw:z-index="172"><draw:object xlink:href="./Object 134" xlink:type="simple" xlink:show="embed" xlink:actuate="onLoad"/><draw:image xlink:href="./ObjectReplacements/Object 134" xlink:type="simple" xlink:show="embed" xlink:actuate="onLoad"/></draw:frame></text:p>
          </text:list-item>
          <text:list-item>
            <text:p text:style-name="P62"><draw:frame draw:style-name="fr4" draw:name="Object135" text:anchor-type="as-char" svg:width="0.2047in" svg:height="0.3929in" draw:z-index="173"><draw:object xlink:href="./Object 135" xlink:type="simple" xlink:show="embed" xlink:actuate="onLoad"/><draw:image xlink:href="./ObjectReplacements/Object 135" xlink:type="simple" xlink:show="embed" xlink:actuate="onLoad"/></draw:frame></text:p>
          </text:list-item>
          <text:list-item>
            <text:p text:style-name="P62"><draw:frame draw:style-name="fr4" draw:name="Object115" text:anchor-type="as-char" svg:width="0.198in" svg:height="0.3929in" draw:z-index="174"><draw:object xlink:href="./Object 115" xlink:type="simple" xlink:show="embed" xlink:actuate="onLoad"/><draw:image xlink:href="./ObjectReplacements/Object 115" xlink:type="simple" xlink:show="embed" xlink:actuate="onLoad"/></draw:frame></text:p>
          </text:list-item>
          <text:list-item>
            <text:p text:style-name="P62"><draw:frame draw:style-name="fr4" draw:name="Object116" text:anchor-type="as-char" svg:width="0.2047in" svg:height="0.3929in" draw:z-index="175"><draw:object xlink:href="./Object 116" xlink:type="simple" xlink:show="embed" xlink:actuate="onLoad"/><draw:image xlink:href="./ObjectReplacements/Object 116" xlink:type="simple" xlink:show="embed" xlink:actuate="onLoad"/></draw:frame></text:p>
          </text:list-item>
          <text:list-item>
            <text:p text:style-name="P62"><draw:frame draw:style-name="fr4" draw:name="Object136" text:anchor-type="as-char" svg:width="0.198in" svg:height="0.3929in" draw:z-index="176"><draw:object xlink:href="./Object 136" xlink:type="simple" xlink:show="embed" xlink:actuate="onLoad"/><draw:image xlink:href="./ObjectReplacements/Object 136" xlink:type="simple" xlink:show="embed" xlink:actuate="onLoad"/></draw:frame></text:p>
          </text:list-item>
          <text:list-item>
            <text:p text:style-name="P62"><draw:frame draw:style-name="fr4" draw:name="Object137" text:anchor-type="as-char" svg:width="0.2807in" svg:height="0.3929in" draw:z-index="177"><draw:object xlink:href="./Object 137" xlink:type="simple" xlink:show="embed" xlink:actuate="onLoad"/><draw:image xlink:href="./ObjectReplacements/Object 137" xlink:type="simple" xlink:show="embed" xlink:actuate="onLoad"/></draw:frame></text:p>
          </text:list-item>
          <text:list-item>
            <text:p text:style-name="P62"><draw:frame draw:style-name="fr4" draw:name="Object138" text:anchor-type="as-char" svg:width="0.2819in" svg:height="0.3929in" draw:z-index="178"><draw:object xlink:href="./Object 138" xlink:type="simple" xlink:show="embed" xlink:actuate="onLoad"/><draw:image xlink:href="./ObjectReplacements/Object 138" xlink:type="simple" xlink:show="embed" xlink:actuate="onLoad"/></draw:frame></text:p>
          </text:list-item>
          <text:list-item>
            <text:p text:style-name="P62"><draw:frame draw:style-name="fr4" draw:name="Object117" text:anchor-type="as-char" svg:width="0.202in" svg:height="0.3929in" draw:z-index="179"><draw:object xlink:href="./Object 117" xlink:type="simple" xlink:show="embed" xlink:actuate="onLoad"/><draw:image xlink:href="./ObjectReplacements/Object 117" xlink:type="simple" xlink:show="embed" xlink:actuate="onLoad"/></draw:frame></text:p>
          </text:list-item>
          <text:list-item>
            <text:p text:style-name="P62"><draw:frame draw:style-name="fr4" draw:name="Object139" text:anchor-type="as-char" svg:width="0.2791in" svg:height="0.3929in" draw:z-index="180"><draw:object xlink:href="./Object 139" xlink:type="simple" xlink:show="embed" xlink:actuate="onLoad"/><draw:image xlink:href="./ObjectReplacements/Object 139" xlink:type="simple" xlink:show="embed" xlink:actuate="onLoad"/></draw:frame> or <draw:frame draw:style-name="fr4" draw:name="Object140" text:anchor-type="as-char" svg:width="0.298in" svg:height="0.3929in" draw:z-index="181"><draw:object xlink:href="./Object 140" xlink:type="simple" xlink:show="embed" xlink:actuate="onLoad"/><draw:image xlink:href="./ObjectReplacements/Object 140" xlink:type="simple" xlink:show="embed" xlink:actuate="onLoad"/></draw:frame></text:p>
          </text:list-item>
          <text:list-item>
            <text:p text:style-name="P62"><draw:frame draw:style-name="fr4" draw:name="Object141" text:anchor-type="as-char" svg:width="0.2866in" svg:height="0.3929in" draw:z-index="182"><draw:object xlink:href="./Object 141" xlink:type="simple" xlink:show="embed" xlink:actuate="onLoad"/><draw:image xlink:href="./ObjectReplacements/Object 141" xlink:type="simple" xlink:show="embed" xlink:actuate="onLoad"/></draw:frame></text:p>
          </text:list-item>
          <text:list-item>
            <text:p text:style-name="P62"><draw:frame draw:style-name="fr4" draw:name="Object142" text:anchor-type="as-char" svg:width="0.1992in" svg:height="0.3929in" draw:z-index="183"><draw:object xlink:href="./Object 142" xlink:type="simple" xlink:show="embed" xlink:actuate="onLoad"/><draw:image xlink:href="./ObjectReplacements/Object 142" xlink:type="simple" xlink:show="embed" xlink:actuate="onLoad"/></draw:frame></text:p>
          </text:list-item>
          <text:list-item>
            <text:p text:style-name="P62"><draw:frame draw:style-name="fr4" draw:name="Object143" text:anchor-type="as-char" svg:width="0.2866in" svg:height="0.3929in" draw:z-index="184"><draw:object xlink:href="./Object 143" xlink:type="simple" xlink:show="embed" xlink:actuate="onLoad"/><draw:image xlink:href="./ObjectReplacements/Object 143" xlink:type="simple" xlink:show="embed" xlink:actuate="onLoad"/></draw:frame></text:p>
          </text:list-item>
          <text:list-item>
            <text:p text:style-name="P62"><draw:frame draw:style-name="fr4" draw:name="Object144" text:anchor-type="as-char" svg:width="0.2811in" svg:height="0.3929in" draw:z-index="185"><draw:object xlink:href="./Object 144" xlink:type="simple" xlink:show="embed" xlink:actuate="onLoad"/><draw:image xlink:href="./ObjectReplacements/Object 144" xlink:type="simple" xlink:show="embed" xlink:actuate="onLoad"/></draw:frame></text:p>
          </text:list-item>
          <text:list-item>
            <text:p text:style-name="P62"><draw:frame draw:style-name="fr4" draw:name="Object145" text:anchor-type="as-char" svg:width="0.2866in" svg:height="0.3929in" draw:z-index="186"><draw:object xlink:href="./Object 145" xlink:type="simple" xlink:show="embed" xlink:actuate="onLoad"/><draw:image xlink:href="./ObjectReplacements/Object 145" xlink:type="simple" xlink:show="embed" xlink:actuate="onLoad"/></draw:frame></text:p>
          </text:list-item>
          <text:list-item>
            <text:p text:style-name="P62"><draw:frame draw:style-name="fr4" draw:name="Object146" text:anchor-type="as-char" svg:width="0.2839in" svg:height="0.3929in" draw:z-index="187"><draw:object xlink:href="./Object 146" xlink:type="simple" xlink:show="embed" xlink:actuate="onLoad"/><draw:image xlink:href="./ObjectReplacements/Object 146" xlink:type="simple" xlink:show="embed" xlink:actuate="onLoad"/></draw:frame></text:p>
          </text:list-item>
          <text:list-item>
            <text:p text:style-name="P62"><draw:frame draw:style-name="fr4" draw:name="Object147" text:anchor-type="as-char" svg:width="0.2839in" svg:height="0.3929in" draw:z-index="188"><draw:object xlink:href="./Object 147" xlink:type="simple" xlink:show="embed" xlink:actuate="onLoad"/><draw:image xlink:href="./ObjectReplacements/Object 147" xlink:type="simple" xlink:show="embed" xlink:actuate="onLoad"/></draw:frame></text:p>
          </text:list-item>
          <text:list-item>
            <text:p text:style-name="P62"><draw:frame draw:style-name="fr4" draw:name="Object118" text:anchor-type="as-char" svg:width="0.3043in" svg:height="0.3929in" draw:z-index="189"><draw:object xlink:href="./Object 118" xlink:type="simple" xlink:show="embed" xlink:actuate="onLoad"/><draw:image xlink:href="./ObjectReplacements/Object 118" xlink:type="simple" xlink:show="embed" xlink:actuate="onLoad"/></draw:frame></text:p>
          </text:list-item>
          <text:list-item>
            <text:p text:style-name="P62"><draw:frame draw:style-name="fr4" draw:name="Object119" text:anchor-type="as-char" svg:width="0.311in" svg:height="0.3929in" draw:z-index="190"><draw:object xlink:href="./Object 119" xlink:type="simple" xlink:show="embed" xlink:actuate="onLoad"/><draw:image xlink:href="./ObjectReplacements/Object 119" xlink:type="simple" xlink:show="embed" xlink:actuate="onLoad"/></draw:frame></text:p>
          </text:list-item>
          <text:list-item>
            <text:p text:style-name="P62"><draw:frame draw:style-name="fr4" draw:name="Object148" text:anchor-type="as-char" svg:width="0.2811in" svg:height="0.3929in" draw:z-index="191"><draw:object xlink:href="./Object 148" xlink:type="simple" xlink:show="embed" xlink:actuate="onLoad"/><draw:image xlink:href="./ObjectReplacements/Object 148" xlink:type="simple" xlink:show="embed" xlink:actuate="onLoad"/></draw:frame></text:p>
          </text:list-item>
          <text:list-item>
            <text:p text:style-name="P62">20</text:p>
          </text:list-item>
          <text:list-item>
            <text:p text:style-name="P62"><draw:frame draw:style-name="fr4" draw:name="Object149" text:anchor-type="as-char" svg:width="0.3835in" svg:height="0.3929in" draw:z-index="192"><draw:object xlink:href="./Object 149" xlink:type="simple" xlink:show="embed" xlink:actuate="onLoad"/><draw:image xlink:href="./ObjectReplacements/Object 149" xlink:type="simple" xlink:show="embed" xlink:actuate="onLoad"/></draw:frame></text:p>
          </text:list-item>
          <text:list-item>
            <text:p text:style-name="P62"><draw:frame draw:style-name="fr4" draw:name="Object120" text:anchor-type="as-char" svg:width="0.2047in" svg:height="0.3929in" draw:z-index="193"><draw:object xlink:href="./Object 120" xlink:type="simple" xlink:show="embed" xlink:actuate="onLoad"/><draw:image xlink:href="./ObjectReplacements/Object 120" xlink:type="simple" xlink:show="embed" xlink:actuate="onLoad"/></draw:frame></text:p>
          </text:list-item>
          <text:list-item>
            <text:p text:style-name="P62"><draw:frame draw:style-name="fr4" draw:name="Object121" text:anchor-type="as-char" svg:width="0.3047in" svg:height="0.3929in" draw:z-index="194"><draw:object xlink:href="./Object 121" xlink:type="simple" xlink:show="embed" xlink:actuate="onLoad"/><draw:image xlink:href="./ObjectReplacements/Object 121" xlink:type="simple" xlink:show="embed" xlink:actuate="onLoad"/></draw:frame></text:p>
          </text:list-item>
          <text:list-item>
            <text:p text:style-name="P62"><draw:frame draw:style-name="fr4" draw:name="Object122" text:anchor-type="as-char" svg:width="0.3043in" svg:height="0.3929in" draw:z-index="195"><draw:object xlink:href="./Object 122" xlink:type="simple" xlink:show="embed" xlink:actuate="onLoad"/><draw:image xlink:href="./ObjectReplacements/Object 122" xlink:type="simple" xlink:show="embed" xlink:actuate="onLoad"/></draw:frame> mL</text:p>
          </text:list-item>
          <text:list-item>
            <text:p text:style-name="P62"><draw:frame draw:style-name="fr4" draw:name="Object150" text:anchor-type="as-char" svg:width="0.1992in" svg:height="0.3929in" draw:z-index="196"><draw:object xlink:href="./Object 150" xlink:type="simple" xlink:show="embed" xlink:actuate="onLoad"/><draw:image xlink:href="./ObjectReplacements/Object 150" xlink:type="simple" xlink:show="embed" xlink:actuate="onLoad"/></draw:frame> L</text:p>
          </text:list-item>
          <text:list-item>
            <text:p text:style-name="P62">5 mg</text:p>
          </text:list-item>
          <text:list-item>
            <text:p text:style-name="P62">40 doses</text:p>
          </text:list-item>
          <text:list-item>
            <text:p text:style-name="P62"><draw:frame draw:style-name="fr4" draw:name="Object151" text:anchor-type="as-char" svg:width="0.2811in" svg:height="0.3929in" draw:z-index="197"><draw:object xlink:href="./Object 151" xlink:type="simple" xlink:show="embed" xlink:actuate="onLoad"/><draw:image xlink:href="./ObjectReplacements/Object 151" xlink:type="simple" xlink:show="embed" xlink:actuate="onLoad"/></draw:frame> ounces</text:p>
          </text:list-item>
        </text:list>
      </text:section>
      <text:p text:style-name="P4"/>
      <text:p text:style-name="P3">Chapter 3 - Percentages</text:p>
      <text:p text:style-name="P4"/>
      <text:section text:style-name="Sect2" text:name="Section16">
        <text:p text:style-name="P4">Worksheet 3-1</text:p>
        <text:list xml:id="list1072352858" text:style-name="L15">
          <text:list-item>
            <text:p text:style-name="P63">24.44%</text:p>
          </text:list-item>
          <text:list-item>
            <text:p text:style-name="P63">30%</text:p>
          </text:list-item>
          <text:list-item>
            <text:p text:style-name="P63">50%</text:p>
          </text:list-item>
          <text:list-item>
            <text:p text:style-name="P63">12.5%</text:p>
          </text:list-item>
          <text:list-item>
            <text:p text:style-name="P63">75%</text:p>
          </text:list-item>
          <text:list-item>
            <text:p text:style-name="P63">2%</text:p>
          </text:list-item>
          <text:list-item>
            <text:p text:style-name="P63">9%</text:p>
          </text:list-item>
          <text:list-item>
            <text:p text:style-name="P63">10%</text:p>
          </text:list-item>
          <text:list-item>
            <text:p text:style-name="P63">80%</text:p>
          </text:list-item>
          <text:list-item>
            <text:p text:style-name="P63">36%</text:p>
          </text:list-item>
          <text:list-item>
            <text:p text:style-name="P63">52%</text:p>
          </text:list-item>
          <text:list-item>
            <text:p text:style-name="P63">40%</text:p>
          </text:list-item>
          <text:list-item>
            <text:p text:style-name="P63">65%</text:p>
          </text:list-item>
          <text:list-item>
            <text:p text:style-name="P63">2.5%</text:p>
          </text:list-item>
          <text:list-item>
            <text:p text:style-name="P63"><text:soft-page-break/>3.5%</text:p>
          </text:list-item>
          <text:list-item>
            <text:p text:style-name="P63">5.5%</text:p>
          </text:list-item>
          <text:list-item>
            <text:p text:style-name="P63">0.4%</text:p>
          </text:list-item>
          <text:list-item>
            <text:p text:style-name="P63">110%</text:p>
          </text:list-item>
          <text:list-item>
            <text:p text:style-name="P63">175%</text:p>
          </text:list-item>
          <text:list-item>
            <text:p text:style-name="P63">200%</text:p>
          </text:list-item>
          <text:list-item>
            <text:p text:style-name="P63">0.33</text:p>
          </text:list-item>
          <text:list-item>
            <text:p text:style-name="P63">0.24</text:p>
          </text:list-item>
          <text:list-item>
            <text:p text:style-name="P63">0.333</text:p>
          </text:list-item>
          <text:list-item>
            <text:p text:style-name="P63">0.505</text:p>
          </text:list-item>
          <text:list-item>
            <text:p text:style-name="P63">0.2</text:p>
          </text:list-item>
          <text:list-item>
            <text:p text:style-name="P63">0.47</text:p>
          </text:list-item>
          <text:list-item>
            <text:p text:style-name="P63">0.93</text:p>
          </text:list-item>
          <text:list-item>
            <text:p text:style-name="P63">0.325</text:p>
          </text:list-item>
          <text:list-item>
            <text:p text:style-name="P63">0.75</text:p>
          </text:list-item>
          <text:list-item>
            <text:p text:style-name="P63">0.8332</text:p>
          </text:list-item>
          <text:list-item>
            <text:p text:style-name="P63">0.6666667</text:p>
          </text:list-item>
          <text:list-item>
            <text:p text:style-name="P63">0.185</text:p>
          </text:list-item>
          <text:list-item>
            <text:p text:style-name="P63">0.013</text:p>
          </text:list-item>
          <text:list-item>
            <text:p text:style-name="P63">0.0025</text:p>
          </text:list-item>
          <text:list-item>
            <text:p text:style-name="P63">0.00125</text:p>
          </text:list-item>
          <text:list-item>
            <text:p text:style-name="P63">80%</text:p>
          </text:list-item>
          <text:list-item>
            <text:p text:style-name="P63">20%</text:p>
          </text:list-item>
          <text:list-item>
            <text:p text:style-name="P63">87.5%</text:p>
          </text:list-item>
          <text:list-item>
            <text:p text:style-name="P63">75%</text:p>
          </text:list-item>
          <text:list-item>
            <text:p text:style-name="P63">85.7% (rounded)</text:p>
          </text:list-item>
          <text:list-item>
            <text:p text:style-name="P63">85%</text:p>
          </text:list-item>
          <text:list-item>
            <text:p text:style-name="P63">62.5%</text:p>
          </text:list-item>
          <text:list-item>
            <text:p text:style-name="P63">42.9% (rounded)</text:p>
          </text:list-item>
          <text:list-item>
            <text:p text:style-name="P63">30%</text:p>
          </text:list-item>
          <text:list-item>
            <text:p text:style-name="P63">60%</text:p>
          </text:list-item>
          <text:list-item>
            <text:p text:style-name="P63">87.5%</text:p>
          </text:list-item>
          <text:list-item>
            <text:p text:style-name="P63">80%</text:p>
          </text:list-item>
          <text:list-item>
            <text:p text:style-name="P63">55%</text:p>
          </text:list-item>
          <text:list-item>
            <text:p text:style-name="P63">88.9% (rounded)</text:p>
          </text:list-item>
          <text:list-item>
            <text:p text:style-name="P63">50%</text:p>
          </text:list-item>
        </text:list>
      </text:section>
      <text:p text:style-name="P4"/>
      <text:section text:style-name="Sect2" text:name="Section17">
        <text:p text:style-name="P4">Worksheet 3-2</text:p>
        <text:list xml:id="list66030580" text:style-name="L16">
          <text:list-item>
            <text:p text:style-name="P64"><draw:frame draw:style-name="fr4" draw:name="Object152" text:anchor-type="as-char" svg:width="0.202in" svg:height="0.3929in" draw:z-index="198"><draw:object xlink:href="./Object 152" xlink:type="simple" xlink:show="embed" xlink:actuate="onLoad"/><draw:image xlink:href="./ObjectReplacements/Object 152" xlink:type="simple" xlink:show="embed" xlink:actuate="onLoad"/></draw:frame></text:p>
          </text:list-item>
          <text:list-item>
            <text:p text:style-name="P64"><draw:frame draw:style-name="fr4" draw:name="Object153" text:anchor-type="as-char" svg:width="0.2047in" svg:height="0.3929in" draw:z-index="199"><draw:object xlink:href="./Object 153" xlink:type="simple" xlink:show="embed" xlink:actuate="onLoad"/><draw:image xlink:href="./ObjectReplacements/Object 153" xlink:type="simple" xlink:show="embed" xlink:actuate="onLoad"/></draw:frame></text:p>
          </text:list-item>
          <text:list-item>
            <text:p text:style-name="P64"><draw:frame draw:style-name="fr4" draw:name="Object154" text:anchor-type="as-char" svg:width="0.198in" svg:height="0.3929in" draw:z-index="200"><draw:object xlink:href="./Object 154" xlink:type="simple" xlink:show="embed" xlink:actuate="onLoad"/><draw:image xlink:href="./ObjectReplacements/Object 154" xlink:type="simple" xlink:show="embed" xlink:actuate="onLoad"/></draw:frame></text:p>
          </text:list-item>
          <text:list-item>
            <text:p text:style-name="P64"><draw:frame draw:style-name="fr4" draw:name="Object155" text:anchor-type="as-char" svg:width="0.2866in" svg:height="0.3929in" draw:z-index="201"><draw:object xlink:href="./Object 155" xlink:type="simple" xlink:show="embed" xlink:actuate="onLoad"/><draw:image xlink:href="./ObjectReplacements/Object 155" xlink:type="simple" xlink:show="embed" xlink:actuate="onLoad"/></draw:frame></text:p>
          </text:list-item>
          <text:list-item>
            <text:p text:style-name="P64"><draw:frame draw:style-name="fr4" draw:name="Object156" text:anchor-type="as-char" svg:width="0.2819in" svg:height="0.3929in" draw:z-index="202"><draw:object xlink:href="./Object 156" xlink:type="simple" xlink:show="embed" xlink:actuate="onLoad"/><draw:image xlink:href="./ObjectReplacements/Object 156" xlink:type="simple" xlink:show="embed" xlink:actuate="onLoad"/></draw:frame></text:p>
          </text:list-item>
          <text:list-item>
            <text:p text:style-name="P64">1</text:p>
          </text:list-item>
          <text:list-item>
            <text:p text:style-name="P64"><draw:frame draw:style-name="fr4" draw:name="Object157" text:anchor-type="as-char" svg:width="0.2839in" svg:height="0.3929in" draw:z-index="203"><draw:object xlink:href="./Object 157" xlink:type="simple" xlink:show="embed" xlink:actuate="onLoad"/><draw:image xlink:href="./ObjectReplacements/Object 157" xlink:type="simple" xlink:show="embed" xlink:actuate="onLoad"/></draw:frame></text:p>
          </text:list-item>
          <text:list-item>
            <text:p text:style-name="P64"><draw:frame draw:style-name="fr4" draw:name="Object158" text:anchor-type="as-char" svg:width="0.3654in" svg:height="0.3929in" draw:z-index="204"><draw:object xlink:href="./Object 158" xlink:type="simple" xlink:show="embed" xlink:actuate="onLoad"/><draw:image xlink:href="./ObjectReplacements/Object 158" xlink:type="simple" xlink:show="embed" xlink:actuate="onLoad"/></draw:frame></text:p>
          </text:list-item>
          <text:list-item>
            <text:p text:style-name="P64"><draw:frame draw:style-name="fr4" draw:name="Object159" text:anchor-type="as-char" svg:width="0.3654in" svg:height="0.3929in" draw:z-index="205"><draw:object xlink:href="./Object 159" xlink:type="simple" xlink:show="embed" xlink:actuate="onLoad"/><draw:image xlink:href="./ObjectReplacements/Object 159" xlink:type="simple" xlink:show="embed" xlink:actuate="onLoad"/></draw:frame></text:p>
          </text:list-item>
          <text:list-item>
            <text:p text:style-name="P64"><draw:frame draw:style-name="fr4" draw:name="Object160" text:anchor-type="as-char" svg:width="0.3701in" svg:height="0.3929in" draw:z-index="206"><draw:object xlink:href="./Object 160" xlink:type="simple" xlink:show="embed" xlink:actuate="onLoad"/><draw:image xlink:href="./ObjectReplacements/Object 160" xlink:type="simple" xlink:show="embed" xlink:actuate="onLoad"/></draw:frame></text:p>
          </text:list-item>
          <text:list-item>
            <text:p text:style-name="P64"><draw:frame draw:style-name="fr4" draw:name="Object161" text:anchor-type="as-char" svg:width="0.1957in" svg:height="0.3929in" draw:z-index="207"><draw:object xlink:href="./Object 161" xlink:type="simple" xlink:show="embed" xlink:actuate="onLoad"/><draw:image xlink:href="./ObjectReplacements/Object 161" xlink:type="simple" xlink:show="embed" xlink:actuate="onLoad"/></draw:frame></text:p>
          </text:list-item>
          <text:list-item>
            <text:p text:style-name="P64"><draw:frame draw:style-name="fr4" draw:name="Object162" text:anchor-type="as-char" svg:width="0.3654in" svg:height="0.3929in" draw:z-index="208"><draw:object xlink:href="./Object 162" xlink:type="simple" xlink:show="embed" xlink:actuate="onLoad"/><draw:image xlink:href="./ObjectReplacements/Object 162" xlink:type="simple" xlink:show="embed" xlink:actuate="onLoad"/></draw:frame></text:p>
          </text:list-item>
          <text:list-item>
            <text:p text:style-name="P64"><draw:frame draw:style-name="fr4" draw:name="Object163" text:anchor-type="as-char" svg:width="0.3661in" svg:height="0.3929in" draw:z-index="209"><draw:object xlink:href="./Object 163" xlink:type="simple" xlink:show="embed" xlink:actuate="onLoad"/><draw:image xlink:href="./ObjectReplacements/Object 163" xlink:type="simple" xlink:show="embed" xlink:actuate="onLoad"/></draw:frame></text:p>
          </text:list-item>
          <text:list-item>
            <text:p text:style-name="P64"><draw:frame draw:style-name="fr4" draw:name="Object164" text:anchor-type="as-char" svg:width="0.2839in" svg:height="0.3929in" draw:z-index="210"><draw:object xlink:href="./Object 164" xlink:type="simple" xlink:show="embed" xlink:actuate="onLoad"/><draw:image xlink:href="./ObjectReplacements/Object 164" xlink:type="simple" xlink:show="embed" xlink:actuate="onLoad"/></draw:frame></text:p>
          </text:list-item>
          <text:list-item>
            <text:p text:style-name="P64"><draw:frame draw:style-name="fr4" draw:name="Object165" text:anchor-type="as-char" svg:width="0.2819in" svg:height="0.3929in" draw:z-index="211"><draw:object xlink:href="./Object 165" xlink:type="simple" xlink:show="embed" xlink:actuate="onLoad"/><draw:image xlink:href="./ObjectReplacements/Object 165" xlink:type="simple" xlink:show="embed" xlink:actuate="onLoad"/></draw:frame> or <draw:frame draw:style-name="fr4" draw:name="Object166" text:anchor-type="as-char" svg:width="0.3819in" svg:height="0.3929in" draw:z-index="212"><draw:object xlink:href="./Object 166" xlink:type="simple" xlink:show="embed" xlink:actuate="onLoad"/><draw:image xlink:href="./ObjectReplacements/Object 166" xlink:type="simple" xlink:show="embed" xlink:actuate="onLoad"/></draw:frame></text:p>
          </text:list-item>
          <text:list-item>
            <text:p text:style-name="P64">150</text:p>
          </text:list-item>
          <text:list-item>
            <text:p text:style-name="P64">6</text:p>
          </text:list-item>
          <text:list-item>
            <text:p text:style-name="P64">3</text:p>
          </text:list-item>
          <text:list-item>
            <text:p text:style-name="P64">37.5</text:p>
          </text:list-item>
          <text:list-item>
            <text:p text:style-name="P64">3</text:p>
          </text:list-item>
          <text:list-item>
            <text:p text:style-name="P64">32</text:p>
          </text:list-item>
          <text:list-item>
            <text:p text:style-name="P64">90</text:p>
          </text:list-item>
          <text:list-item>
            <text:p text:style-name="P64">1.7</text:p>
          </text:list-item>
          <text:list-item>
            <text:p text:style-name="P64">5.5</text:p>
          </text:list-item>
          <text:list-item>
            <text:p text:style-name="P64">29.7</text:p>
          </text:list-item>
          <text:list-item>
            <text:p text:style-name="P64">2.5</text:p>
          </text:list-item>
          <text:list-item>
            <text:p text:style-name="P64">36</text:p>
          </text:list-item>
          <text:list-item>
            <text:p text:style-name="P64">20</text:p>
          </text:list-item>
          <text:list-item>
            <text:p text:style-name="P64">90</text:p>
          </text:list-item>
          <text:list-item>
            <text:p text:style-name="P64">280</text:p>
          </text:list-item>
          <text:list-item>
            <text:p text:style-name="P64">10</text:p>
          </text:list-item>
          <text:list-item>
            <text:p text:style-name="P64">8.4</text:p>
          </text:list-item>
          <text:list-item>
            <text:p text:style-name="P64">4.8</text:p>
          </text:list-item>
          <text:list-item>
            <text:p text:style-name="P64">7.5</text:p>
          </text:list-item>
          <text:list-item>
            <text:p text:style-name="P64">12</text:p>
          </text:list-item>
          <text:list-item>
            <text:p text:style-name="P64">12</text:p>
          </text:list-item>
          <text:list-item>
            <text:p text:style-name="P64">50</text:p>
          </text:list-item>
          <text:list-item>
            <text:p text:style-name="P64">12.5</text:p>
          </text:list-item>
          <text:list-item>
            <text:p text:style-name="P64">27</text:p>
          </text:list-item>
          <text:list-item>
            <text:p text:style-name="P64">50</text:p>
          </text:list-item>
        </text:list>
      </text:section>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22">Percent</text:p>
            </table:table-cell>
            <table:table-cell table:style-name="Table2.A1" office:value-type="string">
              <text:p text:style-name="P22">Decimal</text:p>
            </table:table-cell>
            <table:table-cell table:style-name="Table2.C1" office:value-type="string">
              <text:p text:style-name="P22">Reduced Fraction</text:p>
            </table:table-cell>
          </table:table-row>
        </table:table-header-rows>
        <table:table-row table:style-name="Table2.1">
          <table:table-cell table:style-name="Table2.A2" office:value-type="string">
            <text:p text:style-name="P20">20%</text:p>
          </table:table-cell>
          <table:table-cell table:style-name="Table2.A2" office:value-type="string">
            <text:p text:style-name="P21">0.2</text:p>
          </table:table-cell>
          <table:table-cell table:style-name="Table2.C2" office:value-type="string">
            <text:p text:style-name="P20">1/5</text:p>
          </table:table-cell>
        </table:table-row>
        <table:table-row table:style-name="Table2.1">
          <table:table-cell table:style-name="Table2.A2" office:value-type="string">
            <text:p text:style-name="P20">6%</text:p>
          </table:table-cell>
          <table:table-cell table:style-name="Table2.A2" office:value-type="string">
            <text:p text:style-name="P20">0.06</text:p>
          </table:table-cell>
          <table:table-cell table:style-name="Table2.C2" office:value-type="string">
            <text:p text:style-name="P20">3/50</text:p>
          </table:table-cell>
        </table:table-row>
        <table:table-row table:style-name="Table2.1">
          <table:table-cell table:style-name="Table2.A2" office:value-type="string">
            <text:p text:style-name="P20">87.5%</text:p>
          </table:table-cell>
          <table:table-cell table:style-name="Table2.A2" office:value-type="string">
            <text:p text:style-name="P20">0.875</text:p>
          </table:table-cell>
          <table:table-cell table:style-name="Table2.C2" office:value-type="string">
            <text:p text:style-name="P20">7/8</text:p>
          </table:table-cell>
        </table:table-row>
        <table:table-row table:style-name="Table2.1">
          <table:table-cell table:style-name="Table2.A2" office:value-type="string">
            <text:p text:style-name="P20">15%</text:p>
          </table:table-cell>
          <table:table-cell table:style-name="Table2.A2" office:value-type="string">
            <text:p text:style-name="P20">0.15</text:p>
          </table:table-cell>
          <table:table-cell table:style-name="Table2.C2" office:value-type="string">
            <text:p text:style-name="P20">3/20</text:p>
          </table:table-cell>
        </table:table-row>
        <table:table-row table:style-name="Table2.1">
          <table:table-cell table:style-name="Table2.A2" office:value-type="string">
            <text:p text:style-name="P20">11%</text:p>
          </table:table-cell>
          <table:table-cell table:style-name="Table2.A2" office:value-type="string">
            <text:p text:style-name="P20">0.11</text:p>
          </table:table-cell>
          <table:table-cell table:style-name="Table2.C2" office:value-type="string">
            <text:p text:style-name="P20">11/100</text:p>
          </table:table-cell>
        </table:table-row>
        <table:table-row table:style-name="Table2.1">
          <table:table-cell table:style-name="Table2.A2" office:value-type="string">
            <text:p text:style-name="P20">80%</text:p>
          </table:table-cell>
          <table:table-cell table:style-name="Table2.A2" office:value-type="string">
            <text:p text:style-name="P20">0.8</text:p>
          </table:table-cell>
          <table:table-cell table:style-name="Table2.C2" office:value-type="string">
            <text:p text:style-name="P20">4/5</text:p>
          </table:table-cell>
        </table:table-row>
        <table:table-row table:style-name="Table2.1">
          <table:table-cell table:style-name="Table2.A2" office:value-type="string">
            <text:p text:style-name="P20">96%</text:p>
          </table:table-cell>
          <table:table-cell table:style-name="Table2.A2" office:value-type="string">
            <text:p text:style-name="P20">0.96</text:p>
          </table:table-cell>
          <table:table-cell table:style-name="Table2.C2" office:value-type="string">
            <text:p text:style-name="P20">24/25</text:p>
          </table:table-cell>
        </table:table-row>
        <text:soft-page-break/>
        <table:table-row table:style-name="Table2.1">
          <table:table-cell table:style-name="Table2.A2" office:value-type="string">
            <text:p text:style-name="P20">55%</text:p>
          </table:table-cell>
          <table:table-cell table:style-name="Table2.A2" office:value-type="string">
            <text:p text:style-name="P20">0.55</text:p>
          </table:table-cell>
          <table:table-cell table:style-name="Table2.C2" office:value-type="string">
            <text:p text:style-name="P20">11/20</text:p>
          </table:table-cell>
        </table:table-row>
        <table:table-row table:style-name="Table2.1">
          <table:table-cell table:style-name="Table2.A2" office:value-type="string">
            <text:p text:style-name="P20">12%</text:p>
          </table:table-cell>
          <table:table-cell table:style-name="Table2.A2" office:value-type="string">
            <text:p text:style-name="P20">0.12</text:p>
          </table:table-cell>
          <table:table-cell table:style-name="Table2.C2" office:value-type="string">
            <text:p text:style-name="P20">3/25</text:p>
          </table:table-cell>
        </table:table-row>
        <table:table-row table:style-name="Table2.1">
          <table:table-cell table:style-name="Table2.A2" office:value-type="string">
            <text:p text:style-name="P20">53%</text:p>
          </table:table-cell>
          <table:table-cell table:style-name="Table2.A2" office:value-type="string">
            <text:p text:style-name="P20">0.53</text:p>
          </table:table-cell>
          <table:table-cell table:style-name="Table2.C2" office:value-type="string">
            <text:p text:style-name="P20">53/100</text:p>
          </table:table-cell>
        </table:table-row>
        <table:table-row table:style-name="Table2.1">
          <table:table-cell table:style-name="Table2.A2" office:value-type="string">
            <text:p text:style-name="P20">100%</text:p>
          </table:table-cell>
          <table:table-cell table:style-name="Table2.A2" office:value-type="string">
            <text:p text:style-name="P20">1</text:p>
          </table:table-cell>
          <table:table-cell table:style-name="Table2.C2" office:value-type="string">
            <text:p text:style-name="P20">1</text:p>
          </table:table-cell>
        </table:table-row>
        <table:table-row table:style-name="Table2.1">
          <table:table-cell table:style-name="Table2.A2" office:value-type="string">
            <text:p text:style-name="P20">7.5%</text:p>
          </table:table-cell>
          <table:table-cell table:style-name="Table2.A2" office:value-type="string">
            <text:p text:style-name="P20">0.075</text:p>
          </table:table-cell>
          <table:table-cell table:style-name="Table2.C2" office:value-type="string">
            <text:p text:style-name="P20">3/40</text:p>
          </table:table-cell>
        </table:table-row>
      </table:table>
      <text:section text:style-name="Sect2" text:name="Section18">
        <text:list xml:id="list885111963" text:style-name="L17">
          <text:list-item>
            <text:p text:style-name="P65">2</text:p>
          </text:list-item>
          <text:list-item>
            <text:p text:style-name="P65">16%</text:p>
          </text:list-item>
          <text:list-item>
            <text:p text:style-name="P65">175</text:p>
          </text:list-item>
          <text:list-item>
            <text:p text:style-name="P65">198</text:p>
          </text:list-item>
          <text:list-item>
            <text:p text:style-name="P65">28%</text:p>
          </text:list-item>
          <text:list-item>
            <text:p text:style-name="P65">2500</text:p>
          </text:list-item>
          <text:list-item>
            <text:p text:style-name="P65">325</text:p>
          </text:list-item>
          <text:list-item>
            <text:p text:style-name="P65">25%</text:p>
          </text:list-item>
          <text:list-item>
            <text:p text:style-name="P65">15</text:p>
          </text:list-item>
          <text:list-item>
            <text:p text:style-name="P65">100.8</text:p>
          </text:list-item>
          <text:list-item>
            <text:p text:style-name="P65">20%</text:p>
          </text:list-item>
          <text:list-item>
            <text:p text:style-name="P65">20</text:p>
          </text:list-item>
          <text:list-item>
            <text:p text:style-name="P65">18</text:p>
          </text:list-item>
          <text:list-item>
            <text:p text:style-name="P65">90%</text:p>
          </text:list-item>
          <text:list-item>
            <text:p text:style-name="P65">32</text:p>
          </text:list-item>
          <text:list-item>
            <text:p text:style-name="P65">62</text:p>
          </text:list-item>
          <text:list-item>
            <text:p text:style-name="P65">92%</text:p>
          </text:list-item>
          <text:list-item>
            <text:p text:style-name="P65">500</text:p>
          </text:list-item>
          <text:list-item>
            <text:p text:style-name="P65">42</text:p>
          </text:list-item>
          <text:list-item>
            <text:p text:style-name="P65">81.25%</text:p>
          </text:list-item>
          <text:list-item>
            <text:p text:style-name="P65">92% correct</text:p>
          </text:list-item>
          <text:list-item>
            <text:p text:style-name="P65">23 students</text:p>
          </text:list-item>
          <text:list-item>
            <text:p text:style-name="P65">3,077 people</text:p>
          </text:list-item>
          <text:list-item>
            <text:p text:style-name="P65">64% of his savings</text:p>
          </text:list-item>
          <text:list-item>
            <text:p text:style-name="P65">2,800 hairs</text:p>
          </text:list-item>
          <text:list-item>
            <text:p text:style-name="P65">68% of patients</text:p>
          </text:list-item>
        </text:list>
      </text:section>
      <text:p text:style-name="P4"/>
      <text:section text:style-name="Sect2" text:name="Section19">
        <text:p text:style-name="P4">Worksheet 3-4</text:p>
        <text:list xml:id="list692383773" text:style-name="L18">
          <text:list-item>
            <text:p text:style-name="P43"><draw:frame draw:style-name="fr4" draw:name="Object167" text:anchor-type="as-char" svg:width="0.2839in" svg:height="0.3929in" draw:z-index="213"><draw:object xlink:href="./Object 167" xlink:type="simple" xlink:show="embed" xlink:actuate="onLoad"/><draw:image xlink:href="./ObjectReplacements/Object 167" xlink:type="simple" xlink:show="embed" xlink:actuate="onLoad"/></draw:frame></text:p>
          </text:list-item>
          <text:list-item>
            <text:p text:style-name="P43"><draw:frame draw:style-name="fr4" draw:name="Object168" text:anchor-type="as-char" svg:width="0.2866in" svg:height="0.3929in" draw:z-index="214"><draw:object xlink:href="./Object 168" xlink:type="simple" xlink:show="embed" xlink:actuate="onLoad"/><draw:image xlink:href="./ObjectReplacements/Object 168" xlink:type="simple" xlink:show="embed" xlink:actuate="onLoad"/></draw:frame></text:p>
          </text:list-item>
          <text:list-item>
            <text:p text:style-name="P43"><draw:frame draw:style-name="fr4" draw:name="Object169" text:anchor-type="as-char" svg:width="0.2819in" svg:height="0.3929in" draw:z-index="215"><draw:object xlink:href="./Object 169" xlink:type="simple" xlink:show="embed" xlink:actuate="onLoad"/><draw:image xlink:href="./ObjectReplacements/Object 169" xlink:type="simple" xlink:show="embed" xlink:actuate="onLoad"/></draw:frame></text:p>
          </text:list-item>
          <text:list-item>
            <text:p text:style-name="P43">0.33</text:p>
          </text:list-item>
          <text:list-item>
            <text:p text:style-name="P43">0.045</text:p>
          </text:list-item>
          <text:list-item>
            <text:p text:style-name="P43">0.0294</text:p>
          </text:list-item>
          <text:list-item>
            <text:p text:style-name="P43">25%</text:p>
          </text:list-item>
          <text:list-item>
            <text:p text:style-name="P43">40%</text:p>
          </text:list-item>
          <text:list-item>
            <text:p text:style-name="P43">70%</text:p>
          </text:list-item>
          <text:list-item>
            <text:p text:style-name="P43">70%</text:p>
          </text:list-item>
          <text:list-item>
            <text:p text:style-name="P43">46.7%</text:p>
          </text:list-item>
          <text:list-item>
            <text:p text:style-name="P43">0.6%</text:p>
          </text:list-item>
          <text:list-item>
            <text:p text:style-name="P43">48</text:p>
          </text:list-item>
          <text:list-item>
            <text:p text:style-name="P43">6</text:p>
          </text:list-item>
          <text:list-item>
            <text:p text:style-name="P43">10%</text:p>
          </text:list-item>
          <text:list-item>
            <text:p text:style-name="P43">66.7%</text:p>
          </text:list-item>
          <text:list-item>
            <text:p text:style-name="P43">250</text:p>
          </text:list-item>
          <text:list-item>
            <text:p text:style-name="P43">27.3</text:p>
          </text:list-item>
          <text:list-item>
            <text:p text:style-name="P43">210</text:p>
          </text:list-item>
          <text:list-item>
            <text:p text:style-name="P43">5%</text:p>
          </text:list-item>
          <text:list-item>
            <text:p text:style-name="P43">7 instructors</text:p>
          </text:list-item>
          <text:list-item>
            <text:p text:style-name="P43">27 milligrams</text:p>
          </text:list-item>
          <text:list-item>
            <text:p text:style-name="P43">6.5 pounds</text:p>
          </text:list-item>
          <text:list-item>
            <text:p text:style-name="P43">24 patients</text:p>
          </text:list-item>
          <text:list-item>
            <text:p text:style-name="P43">2 holidays</text:p>
          </text:list-item>
        </text:list>
      </text:section>
      <text:p text:style-name="P4"/>
      <text:p text:style-name="P3">Chapter 4 - 24 Hour Time, Exponents &amp; Scientific Notation</text:p>
      <text:p text:style-name="P4"/>
      <text:section text:style-name="Sect3" text:name="Section20">
        <text:p text:style-name="P4">Worksheet 4-1</text:p>
        <text:p text:style-name="P23">1140 eleven forty hours 11:40 A.M.</text:p>
        <text:p text:style-name="P23">1400 fourteen hundred hours 2:00 P.M.</text:p>
        <text:p text:style-name="P23">2230 twenty-two thirty hours 10:30 P.M.</text:p>
        <text:p text:style-name="P23">0030 zero zero thirty hours 12:30 A.M.</text:p>
        <text:p text:style-name="P23">1050 ten fifty hours 10:50 A.M.</text:p>
        <text:p text:style-name="P23">0615 zero six fifteen hours 6:15 A.M.</text:p>
        <text:p text:style-name="P23">1050 ten fifty hours 10:50 A.M.</text:p>
        <text:p text:style-name="P23">2145 twenty-one forty-five hours 9:45 P.M.</text:p>
        <text:p text:style-name="P23">1315 thirteen fifteen hours 1:15 P.M.</text:p>
        <text:p text:style-name="P23">0015 zero zero fifteen hours 12:15 A.M.</text:p>
        <text:p text:style-name="P23">0005 zero zero zero five hours 12:05 A.M.</text:p>
        <text:p text:style-name="P23">0930 zero nine thirty hours 9:30 A.M.</text:p>
        <text:p text:style-name="P23">2230 twenty-two thirty hours 10:30 P.M.</text:p>
        <text:p text:style-name="P23">0020 zero zero twenty hours 12:20 A.M.</text:p>
        <text:p text:style-name="P23">1425 fourteen twenty-five hours 2:25 P.M.</text:p>
        <text:p text:style-name="P23">0007 zero zero zero seven hours 12:07 A.M.</text:p>
        <text:p text:style-name="P23">0100 zero one hundred hours 1:00 A.M.</text:p>
      </text:section>
      <text:p text:style-name="P4"/>
      <text:section text:style-name="Sect2" text:name="Section21">
        <text:p text:style-name="P4">Worksheet 4-2</text:p>
        <text:list xml:id="list911404652" text:style-name="L19">
          <text:list-item>
            <text:p text:style-name="P44">1</text:p>
          </text:list-item>
          <text:list-item>
            <text:p text:style-name="P44">2</text:p>
          </text:list-item>
          <text:list-item>
            <text:p text:style-name="P44">1</text:p>
          </text:list-item>
          <text:list-item>
            <text:p text:style-name="P44">4</text:p>
          </text:list-item>
          <text:list-item>
            <text:p text:style-name="P44">8</text:p>
          </text:list-item>
          <text:list-item>
            <text:p text:style-name="P44">9</text:p>
          </text:list-item>
          <text:list-item>
            <text:p text:style-name="P44">27</text:p>
          </text:list-item>
          <text:list-item>
            <text:p text:style-name="P44">81</text:p>
          </text:list-item>
          <text:list-item>
            <text:p text:style-name="P44">100</text:p>
          </text:list-item>
          <text:list-item>
            <text:p text:style-name="P44">216</text:p>
          </text:list-item>
          <text:list-item>
            <text:p text:style-name="P44">1</text:p>
          </text:list-item>
          <text:list-item>
            <text:p text:style-name="P44"><text:soft-page-break/>25</text:p>
          </text:list-item>
          <text:list-item>
            <text:p text:style-name="P44">1</text:p>
          </text:list-item>
          <text:list-item>
            <text:p text:style-name="P44">81</text:p>
          </text:list-item>
          <text:list-item>
            <text:p text:style-name="P44">1</text:p>
          </text:list-item>
          <text:list-item>
            <text:p text:style-name="P44">20,736</text:p>
          </text:list-item>
          <text:list-item>
            <text:p text:style-name="P44">1,728</text:p>
          </text:list-item>
          <text:list-item>
            <text:p text:style-name="P44">10,000</text:p>
          </text:list-item>
          <text:list-item>
            <text:p text:style-name="P44">1</text:p>
          </text:list-item>
          <text:list-item>
            <text:p text:style-name="P44">343</text:p>
          </text:list-item>
          <text:list-item>
            <text:p text:style-name="P44"><draw:frame draw:style-name="fr4" draw:name="Object170" text:anchor-type="as-char" svg:width="0.522in" svg:height="0.2075in" draw:z-index="216"><draw:object xlink:href="./Object 170" xlink:type="simple" xlink:show="embed" xlink:actuate="onLoad"/><draw:image xlink:href="./ObjectReplacements/Object 170" xlink:type="simple" xlink:show="embed" xlink:actuate="onLoad"/></draw:frame></text:p>
          </text:list-item>
          <text:list-item>
            <text:p text:style-name="P44"><draw:frame draw:style-name="fr4" draw:name="Object171" text:anchor-type="as-char" svg:width="0.522in" svg:height="0.2075in" draw:z-index="217"><draw:object xlink:href="./Object 171" xlink:type="simple" xlink:show="embed" xlink:actuate="onLoad"/><draw:image xlink:href="./ObjectReplacements/Object 171" xlink:type="simple" xlink:show="embed" xlink:actuate="onLoad"/></draw:frame></text:p>
          </text:list-item>
          <text:list-item>
            <text:p text:style-name="P44"><draw:frame draw:style-name="fr4" draw:name="Object172" text:anchor-type="as-char" svg:width="0.6492in" svg:height="0.2075in" draw:z-index="218"><draw:object xlink:href="./Object 172" xlink:type="simple" xlink:show="embed" xlink:actuate="onLoad"/><draw:image xlink:href="./ObjectReplacements/Object 172" xlink:type="simple" xlink:show="embed" xlink:actuate="onLoad"/></draw:frame></text:p>
          </text:list-item>
          <text:list-item>
            <text:p text:style-name="P44"><draw:frame draw:style-name="fr4" draw:name="Object173" text:anchor-type="as-char" svg:width="0.5937in" svg:height="0.2075in" draw:z-index="219"><draw:object xlink:href="./Object 173" xlink:type="simple" xlink:show="embed" xlink:actuate="onLoad"/><draw:image xlink:href="./ObjectReplacements/Object 173" xlink:type="simple" xlink:show="embed" xlink:actuate="onLoad"/></draw:frame></text:p>
          </text:list-item>
          <text:list-item>
            <text:p text:style-name="P44"><draw:frame draw:style-name="fr4" draw:name="Object174" text:anchor-type="as-char" svg:width="0.8071in" svg:height="0.2075in" draw:z-index="220"><draw:object xlink:href="./Object 174" xlink:type="simple" xlink:show="embed" xlink:actuate="onLoad"/><draw:image xlink:href="./ObjectReplacements/Object 174" xlink:type="simple" xlink:show="embed" xlink:actuate="onLoad"/></draw:frame></text:p>
          </text:list-item>
          <text:list-item>
            <text:p text:style-name="P44"><draw:frame draw:style-name="fr4" draw:name="Object175" text:anchor-type="as-char" svg:width="0.5217in" svg:height="0.2075in" draw:z-index="221"><draw:object xlink:href="./Object 175" xlink:type="simple" xlink:show="embed" xlink:actuate="onLoad"/><draw:image xlink:href="./ObjectReplacements/Object 175" xlink:type="simple" xlink:show="embed" xlink:actuate="onLoad"/></draw:frame></text:p>
          </text:list-item>
          <text:list-item>
            <text:p text:style-name="P44"><draw:frame draw:style-name="fr4" draw:name="Object176" text:anchor-type="as-char" svg:width="0.7319in" svg:height="0.2083in" draw:z-index="222"><draw:object xlink:href="./Object 176" xlink:type="simple" xlink:show="embed" xlink:actuate="onLoad"/><draw:image xlink:href="./ObjectReplacements/Object 176" xlink:type="simple" xlink:show="embed" xlink:actuate="onLoad"/></draw:frame></text:p>
          </text:list-item>
          <text:list-item>
            <text:p text:style-name="P44"><draw:frame draw:style-name="fr4" draw:name="Object177" text:anchor-type="as-char" svg:width="0.5937in" svg:height="0.2083in" draw:z-index="223"><draw:object xlink:href="./Object 177" xlink:type="simple" xlink:show="embed" xlink:actuate="onLoad"/><draw:image xlink:href="./ObjectReplacements/Object 177" xlink:type="simple" xlink:show="embed" xlink:actuate="onLoad"/></draw:frame></text:p>
          </text:list-item>
          <text:list-item>
            <text:p text:style-name="P44"><draw:frame draw:style-name="fr4" draw:name="Object178" text:anchor-type="as-char" svg:width="0.7272in" svg:height="0.2075in" draw:z-index="224"><draw:object xlink:href="./Object 178" xlink:type="simple" xlink:show="embed" xlink:actuate="onLoad"/><draw:image xlink:href="./ObjectReplacements/Object 178" xlink:type="simple" xlink:show="embed" xlink:actuate="onLoad"/></draw:frame></text:p>
          </text:list-item>
          <text:list-item>
            <text:p text:style-name="P44"><draw:frame draw:style-name="fr4" draw:name="Object179" text:anchor-type="as-char" svg:width="0.8075in" svg:height="0.2075in" draw:z-index="225"><draw:object xlink:href="./Object 179" xlink:type="simple" xlink:show="embed" xlink:actuate="onLoad"/><draw:image xlink:href="./ObjectReplacements/Object 179" xlink:type="simple" xlink:show="embed" xlink:actuate="onLoad"/></draw:frame></text:p>
          </text:list-item>
          <text:list-item>
            <text:p text:style-name="P44">0.000000614</text:p>
          </text:list-item>
          <text:list-item>
            <text:p text:style-name="P44">0.00306</text:p>
          </text:list-item>
          <text:list-item>
            <text:p text:style-name="P44">0.00028</text:p>
          </text:list-item>
          <text:list-item>
            <text:p text:style-name="P44">0.1</text:p>
          </text:list-item>
          <text:list-item>
            <text:p text:style-name="P44">0.001</text:p>
          </text:list-item>
          <text:list-item>
            <text:p text:style-name="P44">67,000,000</text:p>
          </text:list-item>
          <text:list-item>
            <text:p text:style-name="P44">909,000</text:p>
          </text:list-item>
          <text:list-item>
            <text:p text:style-name="P44">1</text:p>
          </text:list-item>
          <text:list-item>
            <text:p text:style-name="P44">1,000,000</text:p>
          </text:list-item>
          <text:list-item>
            <text:p text:style-name="P44">1,000</text:p>
          </text:list-item>
        </text:list>
      </text:section>
      <text:p text:style-name="P4"/>
      <text:section text:style-name="Sect2" text:name="Section22">
        <text:section text:style-name="Sect3" text:name="Section24">
          <text:p text:style-name="P4">Worksheet 4-3</text:p>
          <text:p text:style-name="P23">1040 ten forty hours 10:40 A.M.</text:p>
          <text:p text:style-name="P23">2100 twenty-one hundred hours 9:00 P.M.</text:p>
          <text:p text:style-name="P23">1230 twelve thirty hours 12:30 P.M.</text:p>
          <text:p text:style-name="P23">0715 zero seven fifteen hours 7:15 A.M.</text:p>
          <text:p text:style-name="P23">2245 twenty-two forty-five 10:45 P.M.</text:p>
          <text:p text:style-name="P23">0830 zero eight thirty hours 8:30 A.M.</text:p>
          <text:p text:style-name="P23">2215 twenty-two fifteen hours 10:15 P.M.</text:p>
          <text:p text:style-name="P23">1020 ten twenty hours 10:20 A.M.</text:p>
          <text:p text:style-name="P23">2200 twenty-two hundred hours 10:00 P.M.</text:p>
          <text:p text:style-name="P23">1130 eleven thirty hours 11:30 A.M.</text:p>
          <text:p text:style-name="P23">1915 nineteen fifteen hours 7:15 P.M.</text:p>
          <text:p text:style-name="P23">1045 ten forty-five hours 10:45 A.M.</text:p>
          <text:p text:style-name="P23">1230 twelve thirty hours 12:30 P.M.</text:p>
          <text:p text:style-name="P23">2210 twenty-two ten hours 10:10 P.M.</text:p>
        </text:section>
        <text:list xml:id="list171078650" text:style-name="L20">
          <text:list-item>
            <text:p text:style-name="P45">216</text:p>
          </text:list-item>
          <text:list-item>
            <text:p text:style-name="P45">25</text:p>
          </text:list-item>
          <text:list-item>
            <text:p text:style-name="P45">16,384</text:p>
          </text:list-item>
          <text:list-item>
            <text:p text:style-name="P45">81</text:p>
          </text:list-item>
          <text:list-item>
            <text:p text:style-name="P45">100</text:p>
          </text:list-item>
          <text:list-item>
            <text:p text:style-name="P45">36</text:p>
          </text:list-item>
          <text:list-item>
            <text:p text:style-name="P45">125</text:p>
          </text:list-item>
          <text:list-item>
            <text:p text:style-name="P45">1024</text:p>
          </text:list-item>
          <text:list-item>
            <text:p text:style-name="P45">27</text:p>
          </text:list-item>
          <text:list-item>
            <text:p text:style-name="P45">10,000</text:p>
          </text:list-item>
          <text:list-item>
            <text:p text:style-name="P45"><draw:frame draw:style-name="fr4" draw:name="Object180" text:anchor-type="as-char" svg:width="0.522in" svg:height="0.2075in" draw:z-index="226"><draw:object xlink:href="./Object 180" xlink:type="simple" xlink:show="embed" xlink:actuate="onLoad"/><draw:image xlink:href="./ObjectReplacements/Object 180" xlink:type="simple" xlink:show="embed" xlink:actuate="onLoad"/></draw:frame></text:p>
          </text:list-item>
          <text:list-item>
            <text:p text:style-name="P45"><draw:frame draw:style-name="fr4" draw:name="Object181" text:anchor-type="as-char" svg:width="0.7339in" svg:height="0.2075in" draw:z-index="227"><draw:object xlink:href="./Object 181" xlink:type="simple" xlink:show="embed" xlink:actuate="onLoad"/><draw:image xlink:href="./ObjectReplacements/Object 181" xlink:type="simple" xlink:show="embed" xlink:actuate="onLoad"/></draw:frame></text:p>
          </text:list-item>
          <text:list-item>
            <text:p text:style-name="P45"><draw:frame draw:style-name="fr4" draw:name="Object182" text:anchor-type="as-char" svg:width="0.6484in" svg:height="0.2075in" draw:z-index="228"><draw:object xlink:href="./Object 182" xlink:type="simple" xlink:show="embed" xlink:actuate="onLoad"/><draw:image xlink:href="./ObjectReplacements/Object 182" xlink:type="simple" xlink:show="embed" xlink:actuate="onLoad"/></draw:frame></text:p>
          </text:list-item>
          <text:list-item>
            <text:p text:style-name="P45"><draw:frame draw:style-name="fr4" draw:name="Object183" text:anchor-type="as-char" svg:width="0.7244in" svg:height="0.2075in" draw:z-index="229"><draw:object xlink:href="./Object 183" xlink:type="simple" xlink:show="embed" xlink:actuate="onLoad"/><draw:image xlink:href="./ObjectReplacements/Object 183" xlink:type="simple" xlink:show="embed" xlink:actuate="onLoad"/></draw:frame></text:p>
          </text:list-item>
          <text:list-item>
            <text:p text:style-name="P45"><draw:frame draw:style-name="fr4" draw:name="Object184" text:anchor-type="as-char" svg:width="0.8043in" svg:height="0.2075in" draw:z-index="230"><draw:object xlink:href="./Object 184" xlink:type="simple" xlink:show="embed" xlink:actuate="onLoad"/><draw:image xlink:href="./ObjectReplacements/Object 184" xlink:type="simple" xlink:show="embed" xlink:actuate="onLoad"/></draw:frame></text:p>
          </text:list-item>
          <text:list-item>
            <text:p text:style-name="P45"><draw:frame draw:style-name="fr4" draw:name="Object185" text:anchor-type="as-char" svg:width="0.722in" svg:height="0.2083in" draw:z-index="231"><draw:object xlink:href="./Object 185" xlink:type="simple" xlink:show="embed" xlink:actuate="onLoad"/><draw:image xlink:href="./ObjectReplacements/Object 185" xlink:type="simple" xlink:show="embed" xlink:actuate="onLoad"/></draw:frame></text:p>
          </text:list-item>
          <text:list-item>
            <text:p text:style-name="P45"><draw:frame draw:style-name="fr4" draw:name="Object186" text:anchor-type="as-char" svg:width="0.5217in" svg:height="0.2075in" draw:z-index="232"><draw:object xlink:href="./Object 186" xlink:type="simple" xlink:show="embed" xlink:actuate="onLoad"/><draw:image xlink:href="./ObjectReplacements/Object 186" xlink:type="simple" xlink:show="embed" xlink:actuate="onLoad"/></draw:frame></text:p>
          </text:list-item>
          <text:list-item>
            <text:p text:style-name="P45"><draw:frame draw:style-name="fr4" draw:name="Object187" text:anchor-type="as-char" svg:width="0.648in" svg:height="0.2075in" draw:z-index="233"><draw:object xlink:href="./Object 187" xlink:type="simple" xlink:show="embed" xlink:actuate="onLoad"/><draw:image xlink:href="./ObjectReplacements/Object 187" xlink:type="simple" xlink:show="embed" xlink:actuate="onLoad"/></draw:frame></text:p>
          </text:list-item>
          <text:list-item>
            <text:p text:style-name="P45"><draw:frame draw:style-name="fr4" draw:name="Object188" text:anchor-type="as-char" svg:width="0.648in" svg:height="0.2075in" draw:z-index="234"><draw:object xlink:href="./Object 188" xlink:type="simple" xlink:show="embed" xlink:actuate="onLoad"/><draw:image xlink:href="./ObjectReplacements/Object 188" xlink:type="simple" xlink:show="embed" xlink:actuate="onLoad"/></draw:frame></text:p>
          </text:list-item>
          <text:list-item>
            <text:p text:style-name="P45"><draw:frame draw:style-name="fr4" draw:name="Object189" text:anchor-type="as-char" svg:width="0.7217in" svg:height="0.2075in" draw:z-index="235"><draw:object xlink:href="./Object 189" xlink:type="simple" xlink:show="embed" xlink:actuate="onLoad"/><draw:image xlink:href="./ObjectReplacements/Object 189" xlink:type="simple" xlink:show="embed" xlink:actuate="onLoad"/></draw:frame></text:p>
          </text:list-item>
          <text:list-item>
            <text:p text:style-name="P45"><draw:frame draw:style-name="fr4" draw:name="Object190" text:anchor-type="as-char" svg:width="0.8043in" svg:height="0.2075in" draw:z-index="236"><draw:object xlink:href="./Object 190" xlink:type="simple" xlink:show="embed" xlink:actuate="onLoad"/><draw:image xlink:href="./ObjectReplacements/Object 190" xlink:type="simple" xlink:show="embed" xlink:actuate="onLoad"/></draw:frame></text:p>
          </text:list-item>
          <text:list-item>
            <text:p text:style-name="P45"><draw:frame draw:style-name="fr4" draw:name="Object191" text:anchor-type="as-char" svg:width="0.722in" svg:height="0.2075in" draw:z-index="237"><draw:object xlink:href="./Object 191" xlink:type="simple" xlink:show="embed" xlink:actuate="onLoad"/><draw:image xlink:href="./ObjectReplacements/Object 191" xlink:type="simple" xlink:show="embed" xlink:actuate="onLoad"/></draw:frame></text:p>
          </text:list-item>
        </text:list>
      </text:section>
      <text:p text:style-name="P4"/>
      <text:section text:style-name="Sect3" text:name="Section23">
        <text:p text:style-name="P4">Worksheet 4-4</text:p>
        <text:list xml:id="list1222486549" text:style-name="L21">
          <text:list-item>
            <text:p text:style-name="P46">The medication should be scheduled for 1300, 1700, 2100, 0100, 0500, and 0900</text:p>
          </text:list-item>
          <text:list-item>
            <text:p text:style-name="P46">602,000,000,000,000,000,000,000</text:p>
          </text:list-item>
          <text:list-item>
            <text:p text:style-name="P46">81</text:p>
          </text:list-item>
          <text:list-item>
            <text:p text:style-name="P46"><draw:frame draw:style-name="fr4" draw:name="Object192" text:anchor-type="as-char" svg:width="0.5744in" svg:height="0.2075in" draw:z-index="238"><draw:object xlink:href="./Object 192" xlink:type="simple" xlink:show="embed" xlink:actuate="onLoad"/><draw:image xlink:href="./ObjectReplacements/Object 192" xlink:type="simple" xlink:show="embed" xlink:actuate="onLoad"/></draw:frame></text:p>
          </text:list-item>
          <text:list-item>
            <text:p text:style-name="P46"><draw:frame draw:style-name="fr4" draw:name="Object193" text:anchor-type="as-char" svg:width="0.5228in" svg:height="0.2075in" draw:z-index="239"><draw:object xlink:href="./Object 193" xlink:type="simple" xlink:show="embed" xlink:actuate="onLoad"/><draw:image xlink:href="./ObjectReplacements/Object 193" xlink:type="simple" xlink:show="embed" xlink:actuate="onLoad"/></draw:frame></text:p>
          </text:list-item>
        </text:list>
      </text:section>
      <text:p text:style-name="P4"/>
      <text:p text:style-name="P3">Chapter 5 - Problem Solving Methods</text:p>
      <text:p text:style-name="P4"/>
      <text:section text:style-name="Sect2" text:name="Section25">
        <text:p text:style-name="P4">Worksheet 5-1</text:p>
        <text:list xml:id="list626459723" text:style-name="L22">
          <text:list-item>
            <text:p text:style-name="P66">1:5</text:p>
          </text:list-item>
          <text:list-item>
            <text:p text:style-name="P66">2:11</text:p>
          </text:list-item>
          <text:list-item>
            <text:p text:style-name="P66">2:9</text:p>
          </text:list-item>
          <text:list-item>
            <text:p text:style-name="P66">15:23</text:p>
          </text:list-item>
          <text:list-item>
            <text:p text:style-name="P66">1:9</text:p>
          </text:list-item>
          <text:list-item>
            <text:p text:style-name="P66">5:1</text:p>
          </text:list-item>
          <text:list-item>
            <text:p text:style-name="P66">6:1</text:p>
          </text:list-item>
          <text:list-item>
            <text:p text:style-name="P66">8:3</text:p>
          </text:list-item>
          <text:list-item>
            <text:p text:style-name="P66">1:3</text:p>
          </text:list-item>
          <text:list-item>
            <text:p text:style-name="P66">1:10</text:p>
          </text:list-item>
          <text:list-item>
            <text:p text:style-name="P66">900 oz of sol; 3:900 or 1:300</text:p>
          </text:list-item>
          <text:list-item>
            <text:p text:style-name="P66">30:90 or 1:3</text:p>
          </text:list-item>
          <text:list-item>
            <text:p text:style-name="P66">60 oz of sol; 20:60 or 1:3</text:p>
          </text:list-item>
          <text:list-item>
            <text:p text:style-name="P66">50 g of sol; 10:50 or 1:5</text:p>
          </text:list-item>
          <text:list-item>
            <text:p text:style-name="P66">3:90 or 1:30</text:p>
          </text:list-item>
          <text:list-item>
            <text:p text:style-name="P66">2:40 or 1:20</text:p>
          </text:list-item>
          <text:list-item>
            <text:p text:style-name="P66">100 oz of sol; 5:100 or 1:20</text:p>
          </text:list-item>
        </text:list>
      </text:section>
      <text:p text:style-name="P4"/>
      <text:section text:style-name="Sect2" text:name="Section26">
        <text:p text:style-name="P4">Worksheet 5-2</text:p>
        <text:list xml:id="list301883472" text:style-name="L23">
          <text:list-item>
            <text:p text:style-name="P67">1:4</text:p>
          </text:list-item>
          <text:list-item>
            <text:p text:style-name="P67">3:17</text:p>
          </text:list-item>
          <text:list-item>
            <text:p text:style-name="P67">1:5</text:p>
          </text:list-item>
          <text:list-item>
            <text:p text:style-name="P67">2:7</text:p>
          </text:list-item>
          <text:list-item>
            <text:p text:style-name="P67">5:19</text:p>
          </text:list-item>
          <text:list-item>
            <text:p text:style-name="P67">23:25</text:p>
          </text:list-item>
          <text:list-item>
            <text:p text:style-name="P67">1:6</text:p>
          </text:list-item>
          <text:list-item>
            <text:p text:style-name="P67">5:1</text:p>
          </text:list-item>
          <text:list-item>
            <text:p text:style-name="P67">100:1</text:p>
          </text:list-item>
          <text:list-item>
            <text:p text:style-name="P67">1:4</text:p>
          </text:list-item>
          <text:list-item>
            <text:p text:style-name="P67">400 oz of sol; 5:400 or <text:soft-page-break/>1:80</text:p>
          </text:list-item>
          <text:list-item>
            <text:p text:style-name="P67">10 oz of sol; 2:10 or 1:5</text:p>
          </text:list-item>
          <text:list-item>
            <text:p text:style-name="P67">68:110 or 34:55</text:p>
          </text:list-item>
          <text:list-item>
            <text:p text:style-name="P67">744 oz of sol; 3:744 or 1:248</text:p>
          </text:list-item>
          <text:list-item>
            <text:p text:style-name="P67">1:10:20</text:p>
          </text:list-item>
        </text:list>
      </text:section>
      <text:p text:style-name="P4"/>
      <text:section text:style-name="Sect2" text:name="Section27">
        <text:p text:style-name="P4">Worksheet 5-3</text:p>
        <text:list xml:id="list925807565" text:style-name="L24">
          <text:list-item>
            <text:p text:style-name="P68"><text:s/></text:p>
            <text:list>
              <text:list-item>
                <text:p text:style-name="P68">The extremes are 5 and 40.</text:p>
              </text:list-item>
              <text:list-item>
                <text:p text:style-name="P68">The means are 8 and 25.</text:p>
              </text:list-item>
            </text:list>
          </text:list-item>
          <text:list-item>
            <text:p text:style-name="P68">6</text:p>
          </text:list-item>
          <text:list-item>
            <text:p text:style-name="P68">21</text:p>
          </text:list-item>
          <text:list-item>
            <text:p text:style-name="P68">2</text:p>
          </text:list-item>
          <text:list-item>
            <text:p text:style-name="P68">14</text:p>
          </text:list-item>
          <text:list-item>
            <text:p text:style-name="P68">12</text:p>
          </text:list-item>
          <text:list-item>
            <text:p text:style-name="P68">2</text:p>
          </text:list-item>
          <text:list-item>
            <text:p text:style-name="P68">1</text:p>
          </text:list-item>
          <text:list-item>
            <text:p text:style-name="P68">10</text:p>
          </text:list-item>
          <text:list-item>
            <text:p text:style-name="P68">3</text:p>
          </text:list-item>
          <text:list-item>
            <text:p text:style-name="P68">2</text:p>
          </text:list-item>
          <text:list-item>
            <text:p text:style-name="P68">5</text:p>
          </text:list-item>
          <text:list-item>
            <text:p text:style-name="P68">1</text:p>
          </text:list-item>
          <text:list-item>
            <text:p text:style-name="P68">6</text:p>
          </text:list-item>
          <text:list-item>
            <text:p text:style-name="P68">2</text:p>
          </text:list-item>
          <text:list-item>
            <text:p text:style-name="P68">60</text:p>
          </text:list-item>
          <text:list-item>
            <text:p text:style-name="P68">1</text:p>
          </text:list-item>
          <text:list-item>
            <text:p text:style-name="P68">1,000</text:p>
          </text:list-item>
          <text:list-item>
            <text:p text:style-name="P68">8</text:p>
          </text:list-item>
        </text:list>
      </text:section>
      <text:p text:style-name="P4"/>
      <text:section text:style-name="Sect2" text:name="Section28">
        <text:p text:style-name="P4">Worksheet 5-4</text:p>
        <text:list xml:id="list1976818176" text:style-name="L25">
          <text:list-item>
            <text:p text:style-name="P69"><draw:frame draw:style-name="fr4" draw:name="Object194" text:anchor-type="as-char" svg:width="0.4689in" svg:height="0.3929in" draw:z-index="240"><draw:object xlink:href="./Object 194" xlink:type="simple" xlink:show="embed" xlink:actuate="onLoad"/><draw:image xlink:href="./ObjectReplacements/Object 194" xlink:type="simple" xlink:show="embed" xlink:actuate="onLoad"/></draw:frame></text:p>
          </text:list-item>
          <text:list-item>
            <text:p text:style-name="P69"><draw:frame draw:style-name="fr4" draw:name="Object195" text:anchor-type="as-char" svg:width="0.5398in" svg:height="0.3929in" draw:z-index="241"><draw:object xlink:href="./Object 195" xlink:type="simple" xlink:show="embed" xlink:actuate="onLoad"/><draw:image xlink:href="./ObjectReplacements/Object 195" xlink:type="simple" xlink:show="embed" xlink:actuate="onLoad"/></draw:frame></text:p>
          </text:list-item>
          <text:list-item>
            <text:p text:style-name="P69"><draw:frame draw:style-name="fr4" draw:name="Object196" text:anchor-type="as-char" svg:width="0.5909in" svg:height="0.3929in" draw:z-index="242"><draw:object xlink:href="./Object 196" xlink:type="simple" xlink:show="embed" xlink:actuate="onLoad"/><draw:image xlink:href="./ObjectReplacements/Object 196" xlink:type="simple" xlink:show="embed" xlink:actuate="onLoad"/></draw:frame></text:p>
          </text:list-item>
          <text:list-item>
            <text:p text:style-name="P69"><draw:frame draw:style-name="fr4" draw:name="Object197" text:anchor-type="as-char" svg:width="0.5425in" svg:height="0.3929in" draw:z-index="243"><draw:object xlink:href="./Object 197" xlink:type="simple" xlink:show="embed" xlink:actuate="onLoad"/><draw:image xlink:href="./ObjectReplacements/Object 197" xlink:type="simple" xlink:show="embed" xlink:actuate="onLoad"/></draw:frame></text:p>
          </text:list-item>
          <text:list-item>
            <text:p text:style-name="P69"><draw:frame draw:style-name="fr4" draw:name="Object198" text:anchor-type="as-char" svg:width="0.472in" svg:height="0.3929in" draw:z-index="244"><draw:object xlink:href="./Object 198" xlink:type="simple" xlink:show="embed" xlink:actuate="onLoad"/><draw:image xlink:href="./ObjectReplacements/Object 198" xlink:type="simple" xlink:show="embed" xlink:actuate="onLoad"/></draw:frame></text:p>
          </text:list-item>
          <text:list-item>
            <text:p text:style-name="P69"><draw:frame draw:style-name="fr4" draw:name="Object199" text:anchor-type="as-char" svg:width="0.5953in" svg:height="0.3929in" draw:z-index="245"><draw:object xlink:href="./Object 199" xlink:type="simple" xlink:show="embed" xlink:actuate="onLoad"/><draw:image xlink:href="./ObjectReplacements/Object 199" xlink:type="simple" xlink:show="embed" xlink:actuate="onLoad"/></draw:frame></text:p>
          </text:list-item>
          <text:list-item>
            <text:p text:style-name="P69">3</text:p>
          </text:list-item>
          <text:list-item>
            <text:p text:style-name="P69">5</text:p>
          </text:list-item>
          <text:list-item>
            <text:p text:style-name="P69">9</text:p>
          </text:list-item>
          <text:list-item>
            <text:p text:style-name="P69">15</text:p>
          </text:list-item>
          <text:list-item>
            <text:p text:style-name="P69">3</text:p>
          </text:list-item>
          <text:list-item>
            <text:p text:style-name="P69">16</text:p>
          </text:list-item>
          <text:list-item>
            <text:p text:style-name="P69">1.25</text:p>
          </text:list-item>
          <text:list-item>
            <text:p text:style-name="P69">200</text:p>
          </text:list-item>
          <text:list-item>
            <text:p text:style-name="P69">100</text:p>
          </text:list-item>
          <text:list-item>
            <text:p text:style-name="P69">3.22 g</text:p>
          </text:list-item>
          <text:list-item>
            <text:p text:style-name="P69">0.175 oz of boric acid</text:p>
          </text:list-item>
          <text:list-item>
            <text:p text:style-name="P69">6 oz of magnesium sulfate</text:p>
          </text:list-item>
          <text:list-item>
            <text:p text:style-name="P69">135 g of salt</text:p>
          </text:list-item>
          <text:list-item>
            <text:p text:style-name="P69">0.16 oz of boric acid</text:p>
          </text:list-item>
        </text:list>
      </text:section>
      <text:p text:style-name="P4"/>
      <text:section text:style-name="Sect2" text:name="Section29">
        <text:p text:style-name="P4">Worksheet 5-5</text:p>
        <text:list xml:id="list2040317738" text:style-name="L26">
          <text:list-item>
            <text:p text:style-name="P70"><draw:frame draw:style-name="fr4" draw:name="Object210" text:anchor-type="as-char" svg:width="0.5071in" svg:height="0.3929in" draw:z-index="246"><draw:object xlink:href="./Object 210" xlink:type="simple" xlink:show="embed" xlink:actuate="onLoad"/><draw:image xlink:href="./ObjectReplacements/Object 210" xlink:type="simple" xlink:show="embed" xlink:actuate="onLoad"/></draw:frame></text:p>
          </text:list-item>
          <text:list-item>
            <text:p text:style-name="P70"><draw:frame draw:style-name="fr4" draw:name="Object211" text:anchor-type="as-char" svg:width="0.5083in" svg:height="0.3929in" draw:z-index="247"><draw:object xlink:href="./Object 211" xlink:type="simple" xlink:show="embed" xlink:actuate="onLoad"/><draw:image xlink:href="./ObjectReplacements/Object 211" xlink:type="simple" xlink:show="embed" xlink:actuate="onLoad"/></draw:frame></text:p>
          </text:list-item>
          <text:list-item>
            <text:p text:style-name="P70"><draw:frame draw:style-name="fr4" draw:name="Object212" text:anchor-type="as-char" svg:width="0.7516in" svg:height="0.3929in" draw:z-index="248"><draw:object xlink:href="./Object 212" xlink:type="simple" xlink:show="embed" xlink:actuate="onLoad"/><draw:image xlink:href="./ObjectReplacements/Object 212" xlink:type="simple" xlink:show="embed" xlink:actuate="onLoad"/></draw:frame></text:p>
          </text:list-item>
          <text:list-item>
            <text:p text:style-name="P70"><draw:frame draw:style-name="fr4" draw:name="Object213" text:anchor-type="as-char" svg:width="0.8772in" svg:height="0.3929in" draw:z-index="249"><draw:object xlink:href="./Object 213" xlink:type="simple" xlink:show="embed" xlink:actuate="onLoad"/><draw:image xlink:href="./ObjectReplacements/Object 213" xlink:type="simple" xlink:show="embed" xlink:actuate="onLoad"/></draw:frame></text:p>
          </text:list-item>
          <text:list-item>
            <text:p text:style-name="P70"><draw:frame draw:style-name="fr4" draw:name="Object214" text:anchor-type="as-char" svg:width="0.7154in" svg:height="0.3929in" draw:z-index="250"><draw:object xlink:href="./Object 214" xlink:type="simple" xlink:show="embed" xlink:actuate="onLoad"/><draw:image xlink:href="./ObjectReplacements/Object 214" xlink:type="simple" xlink:show="embed" xlink:actuate="onLoad"/></draw:frame></text:p>
          </text:list-item>
          <text:list-item>
            <text:p text:style-name="P70"><draw:frame draw:style-name="fr4" draw:name="Object215" text:anchor-type="as-char" svg:width="0.7063in" svg:height="0.3929in" draw:z-index="251"><draw:object xlink:href="./Object 215" xlink:type="simple" xlink:show="embed" xlink:actuate="onLoad"/><draw:image xlink:href="./ObjectReplacements/Object 215" xlink:type="simple" xlink:show="embed" xlink:actuate="onLoad"/></draw:frame></text:p>
          </text:list-item>
          <text:list-item>
            <text:p text:style-name="P70">10</text:p>
          </text:list-item>
          <text:list-item>
            <text:p text:style-name="P70">10</text:p>
          </text:list-item>
          <text:list-item>
            <text:p text:style-name="P70">8.5</text:p>
          </text:list-item>
          <text:list-item>
            <text:p text:style-name="P70">5.<text:span text:style-name="T14">5</text:span></text:p>
          </text:list-item>
          <text:list-item>
            <text:p text:style-name="P70">5</text:p>
          </text:list-item>
          <text:list-item>
            <text:p text:style-name="P70">0.6</text:p>
          </text:list-item>
          <text:list-item>
            <text:p text:style-name="P70">3.74</text:p>
          </text:list-item>
          <text:list-item>
            <text:p text:style-name="P70">60 mL</text:p>
          </text:list-item>
          <text:list-item>
            <text:p text:style-name="P70">3.15 L</text:p>
          </text:list-item>
          <text:list-item>
            <text:p text:style-name="P70">1.65</text:p>
          </text:list-item>
          <text:list-item>
            <text:p text:style-name="P70">$49.84</text:p>
          </text:list-item>
          <text:list-item>
            <text:p text:style-name="P70">33.11 mL of colloids</text:p>
          </text:list-item>
        </text:list>
      </text:section>
      <text:p text:style-name="P4"/>
      <text:section text:style-name="Sect3" text:name="Section30">
        <text:p text:style-name="P4">Worksheet 5-6</text:p>
        <text:list xml:id="list1224615539" text:style-name="L27">
          <text:list-item>
            <text:p text:style-name="P71"><draw:frame draw:style-name="fr4" draw:name="Object200" text:anchor-type="as-char" svg:width="2.3516in" svg:height="0.3929in" draw:z-index="252"><draw:object xlink:href="./Object 200" xlink:type="simple" xlink:show="embed" xlink:actuate="onLoad"/><draw:image xlink:href="./ObjectReplacements/Object 200" xlink:type="simple" xlink:show="embed" xlink:actuate="onLoad"/></draw:frame></text:p>
          </text:list-item>
          <text:list-item>
            <text:p text:style-name="P71"><draw:frame draw:style-name="fr4" draw:name="Object201" text:anchor-type="as-char" svg:width="2.5898in" svg:height="0.3929in" draw:z-index="253"><draw:object xlink:href="./Object 201" xlink:type="simple" xlink:show="embed" xlink:actuate="onLoad"/><draw:image xlink:href="./ObjectReplacements/Object 201" xlink:type="simple" xlink:show="embed" xlink:actuate="onLoad"/></draw:frame></text:p>
          </text:list-item>
          <text:list-item>
            <text:p text:style-name="P71"><draw:frame draw:style-name="fr4" draw:name="Object202" text:anchor-type="as-char" svg:width="2.4429in" svg:height="0.3929in" draw:z-index="254"><draw:object xlink:href="./Object 202" xlink:type="simple" xlink:show="embed" xlink:actuate="onLoad"/><draw:image xlink:href="./ObjectReplacements/Object 202" xlink:type="simple" xlink:show="embed" xlink:actuate="onLoad"/></draw:frame></text:p>
          </text:list-item>
          <text:list-item>
            <text:p text:style-name="P71"><draw:frame draw:style-name="fr4" draw:name="Object203" text:anchor-type="as-char" svg:width="2.5118in" svg:height="0.3929in" draw:z-index="255"><draw:object xlink:href="./Object 203" xlink:type="simple" xlink:show="embed" xlink:actuate="onLoad"/><draw:image xlink:href="./ObjectReplacements/Object 203" xlink:type="simple" xlink:show="embed" xlink:actuate="onLoad"/></draw:frame></text:p>
          </text:list-item>
          <text:list-item>
            <text:p text:style-name="P71"><draw:frame draw:style-name="fr4" draw:name="Object204" text:anchor-type="as-char" svg:width="2.5209in" svg:height="0.3929in" draw:z-index="256"><draw:object xlink:href="./Object 204" xlink:type="simple" xlink:show="embed" xlink:actuate="onLoad"/><draw:image xlink:href="./ObjectReplacements/Object 204" xlink:type="simple" xlink:show="embed" xlink:actuate="onLoad"/></draw:frame></text:p>
          </text:list-item>
          <text:list-item>
            <text:p text:style-name="P71"><draw:frame draw:style-name="fr4" draw:name="Object205" text:anchor-type="as-char" svg:width="2.3516in" svg:height="0.3929in" draw:z-index="257"><draw:object xlink:href="./Object 205" xlink:type="simple" xlink:show="embed" xlink:actuate="onLoad"/><draw:image xlink:href="./ObjectReplacements/Object 205" xlink:type="simple" xlink:show="embed" xlink:actuate="onLoad"/></draw:frame></text:p>
          </text:list-item>
          <text:list-item>
            <text:p text:style-name="P71"><draw:frame draw:style-name="fr4" draw:name="Object206" text:anchor-type="as-char" svg:width="2.6047in" svg:height="0.3937in" draw:z-index="258"><draw:object xlink:href="./Object 206" xlink:type="simple" xlink:show="embed" xlink:actuate="onLoad"/><draw:image xlink:href="./ObjectReplacements/Object 206" xlink:type="simple" xlink:show="embed" xlink:actuate="onLoad"/></draw:frame></text:p>
          </text:list-item>
          <text:list-item>
            <text:p text:style-name="P71"><draw:frame draw:style-name="fr4" draw:name="Object207" text:anchor-type="as-char" svg:width="2.2429in" svg:height="0.3929in" draw:z-index="259"><draw:object xlink:href="./Object 207" xlink:type="simple" xlink:show="embed" xlink:actuate="onLoad"/><draw:image xlink:href="./ObjectReplacements/Object 207" xlink:type="simple" xlink:show="embed" xlink:actuate="onLoad"/></draw:frame></text:p>
          </text:list-item>
          <text:list-item>
            <text:p text:style-name="P71"><draw:frame draw:style-name="fr4" draw:name="Object208" text:anchor-type="as-char" svg:width="2.5138in" svg:height="0.3929in" draw:z-index="260"><draw:object xlink:href="./Object 208" xlink:type="simple" xlink:show="embed" xlink:actuate="onLoad"/><draw:image xlink:href="./ObjectReplacements/Object 208" xlink:type="simple" xlink:show="embed" xlink:actuate="onLoad"/></draw:frame></text:p>
          </text:list-item>
          <text:list-item>
            <text:p text:style-name="P71"><draw:frame draw:style-name="fr4" draw:name="Object209" text:anchor-type="as-char" svg:width="2.8898in" svg:height="0.3929in" draw:z-index="261"><draw:object xlink:href="./Object 209" xlink:type="simple" xlink:show="embed" xlink:actuate="onLoad"/><draw:image xlink:href="./ObjectReplacements/Object 209" xlink:type="simple" xlink:show="embed" xlink:actuate="onLoad"/></draw:frame></text:p>
          </text:list-item>
        </text:list>
      </text:section>
      <text:p text:style-name="P4"/>
      <text:section text:style-name="Sect3" text:name="Section31">
        <text:p text:style-name="P4">Worksheet 5-7</text:p>
        <text:list xml:id="list276256009" text:style-name="L28">
          <text:list-item>
            <text:p text:style-name="P72"><draw:frame draw:style-name="fr4" draw:name="Object217" text:anchor-type="as-char" svg:width="2.4362in" svg:height="0.3929in" draw:z-index="262"><draw:object xlink:href="./Object 217" xlink:type="simple" xlink:show="embed" xlink:actuate="onLoad"/><draw:image xlink:href="./ObjectReplacements/Object 217" xlink:type="simple" xlink:show="embed" xlink:actuate="onLoad"/></draw:frame></text:p>
          </text:list-item>
          <text:list-item>
            <text:p text:style-name="P72"><text:soft-page-break/><draw:frame draw:style-name="fr4" draw:name="Object218" text:anchor-type="as-char" svg:width="2.4327in" svg:height="0.3929in" draw:z-index="263"><draw:object xlink:href="./Object 218" xlink:type="simple" xlink:show="embed" xlink:actuate="onLoad"/><draw:image xlink:href="./ObjectReplacements/Object 218" xlink:type="simple" xlink:show="embed" xlink:actuate="onLoad"/></draw:frame></text:p>
          </text:list-item>
          <text:list-item>
            <text:p text:style-name="P72"><draw:frame draw:style-name="fr4" draw:name="Object219" text:anchor-type="as-char" svg:width="2.6075in" svg:height="0.3929in" draw:z-index="264"><draw:object xlink:href="./Object 219" xlink:type="simple" xlink:show="embed" xlink:actuate="onLoad"/><draw:image xlink:href="./ObjectReplacements/Object 219" xlink:type="simple" xlink:show="embed" xlink:actuate="onLoad"/></draw:frame></text:p>
          </text:list-item>
          <text:list-item>
            <text:p text:style-name="P72"><draw:frame draw:style-name="fr4" draw:name="Object220" text:anchor-type="as-char" svg:width="2.7543in" svg:height="0.3929in" draw:z-index="265"><draw:object xlink:href="./Object 220" xlink:type="simple" xlink:show="embed" xlink:actuate="onLoad"/><draw:image xlink:href="./ObjectReplacements/Object 220" xlink:type="simple" xlink:show="embed" xlink:actuate="onLoad"/></draw:frame></text:p>
          </text:list-item>
          <text:list-item>
            <text:p text:style-name="P72"><draw:frame draw:style-name="fr4" draw:name="Object221" text:anchor-type="as-char" svg:width="2.2937in" svg:height="0.3929in" draw:z-index="266"><draw:object xlink:href="./Object 221" xlink:type="simple" xlink:show="embed" xlink:actuate="onLoad"/><draw:image xlink:href="./ObjectReplacements/Object 221" xlink:type="simple" xlink:show="embed" xlink:actuate="onLoad"/></draw:frame></text:p>
          </text:list-item>
          <text:list-item>
            <text:p text:style-name="P72"><draw:frame draw:style-name="fr4" draw:name="Object222" text:anchor-type="as-char" svg:width="2.5165in" svg:height="0.3929in" draw:z-index="267"><draw:object xlink:href="./Object 222" xlink:type="simple" xlink:show="embed" xlink:actuate="onLoad"/><draw:image xlink:href="./ObjectReplacements/Object 222" xlink:type="simple" xlink:show="embed" xlink:actuate="onLoad"/></draw:frame></text:p>
          </text:list-item>
          <text:list-item>
            <text:p text:style-name="P72"><draw:frame draw:style-name="fr4" draw:name="Object223" text:anchor-type="as-char" svg:width="2.8193in" svg:height="0.3929in" draw:z-index="268"><draw:object xlink:href="./Object 223" xlink:type="simple" xlink:show="embed" xlink:actuate="onLoad"/><draw:image xlink:href="./ObjectReplacements/Object 223" xlink:type="simple" xlink:show="embed" xlink:actuate="onLoad"/></draw:frame></text:p>
          </text:list-item>
          <text:list-item>
            <text:p text:style-name="P72"><draw:frame draw:style-name="fr5" draw:name="Object216" text:anchor-type="as-char" svg:y="-0.2402in" svg:width="2.7075in" svg:height="1.389in" draw:z-index="269"><draw:object xlink:href="./Object 216" xlink:type="simple" xlink:show="embed" xlink:actuate="onLoad"/><draw:image xlink:href="./ObjectReplacements/Object 216" xlink:type="simple" xlink:show="embed" xlink:actuate="onLoad"/></draw:frame></text:p>
          </text:list-item>
        </text:list>
      </text:section>
      <text:p text:style-name="P4"/>
      <text:section text:style-name="Sect3" text:name="Section32">
        <text:p text:style-name="P4">Worksheet 5-8</text:p>
        <text:list xml:id="list793016811" text:style-name="L29">
          <text:list-item>
            <text:p text:style-name="P73"><draw:frame draw:style-name="fr4" draw:name="Object225" text:anchor-type="as-char" svg:width="3.111in" svg:height="0.3929in" draw:z-index="270"><draw:object xlink:href="./Object 225" xlink:type="simple" xlink:show="embed" xlink:actuate="onLoad"/><draw:image xlink:href="./ObjectReplacements/Object 225" xlink:type="simple" xlink:show="embed" xlink:actuate="onLoad"/></draw:frame></text:p>
          </text:list-item>
          <text:list-item>
            <text:p text:style-name="P73"><draw:frame draw:style-name="fr4" draw:name="Object226" text:anchor-type="as-char" svg:width="2.6008in" svg:height="0.3929in" draw:z-index="271"><draw:object xlink:href="./Object 226" xlink:type="simple" xlink:show="embed" xlink:actuate="onLoad"/><draw:image xlink:href="./ObjectReplacements/Object 226" xlink:type="simple" xlink:show="embed" xlink:actuate="onLoad"/></draw:frame></text:p>
          </text:list-item>
          <text:list-item>
            <text:p text:style-name="P73"><draw:frame draw:style-name="fr4" draw:name="Object227" text:anchor-type="as-char" svg:width="2.4354in" svg:height="0.3929in" draw:z-index="272"><draw:object xlink:href="./Object 227" xlink:type="simple" xlink:show="embed" xlink:actuate="onLoad"/><draw:image xlink:href="./ObjectReplacements/Object 227" xlink:type="simple" xlink:show="embed" xlink:actuate="onLoad"/></draw:frame></text:p>
          </text:list-item>
          <text:list-item>
            <text:p text:style-name="P73"><draw:frame draw:style-name="fr4" draw:name="Object228" text:anchor-type="as-char" svg:width="2.2827in" svg:height="0.3929in" draw:z-index="273"><draw:object xlink:href="./Object 228" xlink:type="simple" xlink:show="embed" xlink:actuate="onLoad"/><draw:image xlink:href="./ObjectReplacements/Object 228" xlink:type="simple" xlink:show="embed" xlink:actuate="onLoad"/></draw:frame></text:p>
          </text:list-item>
          <text:list-item>
            <text:p text:style-name="P73"><draw:frame draw:style-name="fr4" draw:name="Object229" text:anchor-type="as-char" svg:width="2.8193in" svg:height="0.3929in" draw:z-index="274"><draw:object xlink:href="./Object 229" xlink:type="simple" xlink:show="embed" xlink:actuate="onLoad"/><draw:image xlink:href="./ObjectReplacements/Object 229" xlink:type="simple" xlink:show="embed" xlink:actuate="onLoad"/></draw:frame></text:p>
          </text:list-item>
          <text:list-item>
            <text:p text:style-name="P73"><draw:frame draw:style-name="fr4" draw:name="Object230" text:anchor-type="as-char" svg:width="2.6701in" svg:height="0.3929in" draw:z-index="275"><draw:object xlink:href="./Object 230" xlink:type="simple" xlink:show="embed" xlink:actuate="onLoad"/><draw:image xlink:href="./ObjectReplacements/Object 230" xlink:type="simple" xlink:show="embed" xlink:actuate="onLoad"/></draw:frame></text:p>
          </text:list-item>
          <text:list-item>
            <text:p text:style-name="P73"><draw:frame draw:style-name="fr4" draw:name="Object231" text:anchor-type="as-char" svg:width="2.8189in" svg:height="0.3929in" draw:z-index="276"><draw:object xlink:href="./Object 231" xlink:type="simple" xlink:show="embed" xlink:actuate="onLoad"/><draw:image xlink:href="./ObjectReplacements/Object 231" xlink:type="simple" xlink:show="embed" xlink:actuate="onLoad"/></draw:frame></text:p>
          </text:list-item>
          <text:list-item>
            <text:p text:style-name="P73"><draw:frame draw:style-name="fr4" draw:name="Object232" text:anchor-type="as-char" svg:width="2.522in" svg:height="0.3937in" draw:z-index="277"><draw:object xlink:href="./Object 232" xlink:type="simple" xlink:show="embed" xlink:actuate="onLoad"/><draw:image xlink:href="./ObjectReplacements/Object 232" xlink:type="simple" xlink:show="embed" xlink:actuate="onLoad"/></draw:frame></text:p>
          </text:list-item>
          <text:list-item>
            <text:p text:style-name="P73"><draw:frame draw:style-name="fr5" draw:name="Object224" text:anchor-type="as-char" svg:y="-0.2402in" svg:width="3.1154in" svg:height="1.389in" draw:z-index="278"><draw:object xlink:href="./Object 224" xlink:type="simple" xlink:show="embed" xlink:actuate="onLoad"/><draw:image xlink:href="./ObjectReplacements/Object 224" xlink:type="simple" xlink:show="embed" xlink:actuate="onLoad"/></draw:frame></text:p>
          </text:list-item>
        </text:list>
      </text:section>
      <text:p text:style-name="P4"/>
      <text:section text:style-name="Sect2" text:name="Section33">
        <text:p text:style-name="P4">Worksheet 5-9</text:p>
        <text:list xml:id="list1858027401" text:style-name="L30">
          <text:list-item>
            <text:p text:style-name="P74">1:9</text:p>
          </text:list-item>
          <text:list-item>
            <text:p text:style-name="P74">1:6</text:p>
          </text:list-item>
          <text:list-item>
            <text:p text:style-name="P74">1:6</text:p>
          </text:list-item>
          <text:list-item>
            <text:p text:style-name="P74">20:100 or 1:5</text:p>
          </text:list-item>
          <text:list-item>
            <text:p text:style-name="P74">125 mL of a drug</text:p>
          </text:list-item>
          <text:list-item>
            <text:p text:style-name="P74">2.4 g of hydrocortisone</text:p>
          </text:list-item>
          <text:list-item>
            <text:p text:style-name="P74"><draw:frame draw:style-name="fr4" draw:name="Object243" text:anchor-type="as-char" svg:width="0.5516in" svg:height="0.3929in" draw:z-index="1"><draw:object xlink:href="./Object 243" xlink:type="simple" xlink:show="embed" xlink:actuate="onLoad"/><draw:image xlink:href="./ObjectReplacements/Object 243" xlink:type="simple" xlink:show="embed" xlink:actuate="onLoad"/></draw:frame></text:p>
          </text:list-item>
          <text:list-item>
            <text:p text:style-name="P74"><draw:frame draw:style-name="fr4" draw:name="Object244" text:anchor-type="as-char" svg:width="0.6217in" svg:height="0.3929in" draw:z-index="2"><draw:object xlink:href="./Object 244" xlink:type="simple" xlink:show="embed" xlink:actuate="onLoad"/><draw:image xlink:href="./ObjectReplacements/Object 244" xlink:type="simple" xlink:show="embed" xlink:actuate="onLoad"/></draw:frame></text:p>
          </text:list-item>
          <text:list-item>
            <text:p text:style-name="P74"><draw:frame draw:style-name="fr4" draw:name="Object245" text:anchor-type="as-char" svg:width="0.5374in" svg:height="0.3929in" draw:z-index="3"><draw:object xlink:href="./Object 245" xlink:type="simple" xlink:show="embed" xlink:actuate="onLoad"/><draw:image xlink:href="./ObjectReplacements/Object 245" xlink:type="simple" xlink:show="embed" xlink:actuate="onLoad"/></draw:frame></text:p>
          </text:list-item>
          <text:list-item>
            <text:p text:style-name="P74">6</text:p>
          </text:list-item>
          <text:list-item>
            <text:p text:style-name="P74">8</text:p>
          </text:list-item>
          <text:list-item>
            <text:p text:style-name="P74">6</text:p>
          </text:list-item>
          <text:list-item>
            <text:p text:style-name="P74">40.5 g</text:p>
          </text:list-item>
          <text:list-item>
            <text:p text:style-name="P74">28.4 g</text:p>
          </text:list-item>
          <text:list-item>
            <text:p text:style-name="P74">18.3 g</text:p>
          </text:list-item>
          <text:list-item>
            <text:p text:style-name="P74">1 mL</text:p>
          </text:list-item>
          <text:list-item>
            <text:p text:style-name="P74">3.<text:span text:style-name="T14">3</text:span> in.</text:p>
          </text:list-item>
          <text:list-item>
            <text:p text:style-name="P74">2 g</text:p>
          </text:list-item>
        </text:list>
      </text:section>
      <text:section text:style-name="Sect3" text:name="Section34">
        <text:list xml:id="list1709746841" text:continue-numbering="true" text:style-name="L30">
          <text:list-item>
            <text:p text:style-name="P74"><draw:frame draw:style-name="fr4" draw:name="Object235" text:anchor-type="as-char" svg:width="2.4362in" svg:height="0.3929in" draw:z-index="4"><draw:object xlink:href="./Object 235" xlink:type="simple" xlink:show="embed" xlink:actuate="onLoad"/><draw:image xlink:href="./ObjectReplacements/Object 235" xlink:type="simple" xlink:show="embed" xlink:actuate="onLoad"/></draw:frame></text:p>
          </text:list-item>
          <text:list-item>
            <text:p text:style-name="P74"><draw:frame draw:style-name="fr4" draw:name="Object236" text:anchor-type="as-char" svg:width="2.4327in" svg:height="0.3929in" draw:z-index="5"><draw:object xlink:href="./Object 236" xlink:type="simple" xlink:show="embed" xlink:actuate="onLoad"/><draw:image xlink:href="./ObjectReplacements/Object 236" xlink:type="simple" xlink:show="embed" xlink:actuate="onLoad"/></draw:frame></text:p>
          </text:list-item>
          <text:list-item>
            <text:p text:style-name="P74"><draw:frame draw:style-name="fr4" draw:name="Object237" text:anchor-type="as-char" svg:width="2.6055in" svg:height="0.3929in" draw:z-index="6"><draw:object xlink:href="./Object 237" xlink:type="simple" xlink:show="embed" xlink:actuate="onLoad"/><draw:image xlink:href="./ObjectReplacements/Object 237" xlink:type="simple" xlink:show="embed" xlink:actuate="onLoad"/></draw:frame></text:p>
          </text:list-item>
          <text:list-item>
            <text:p text:style-name="P74"><draw:frame draw:style-name="fr4" draw:name="Object238" text:anchor-type="as-char" svg:width="2.6701in" svg:height="0.3929in" draw:z-index="7"><draw:object xlink:href="./Object 238" xlink:type="simple" xlink:show="embed" xlink:actuate="onLoad"/><draw:image xlink:href="./ObjectReplacements/Object 238" xlink:type="simple" xlink:show="embed" xlink:actuate="onLoad"/></draw:frame></text:p>
          </text:list-item>
          <text:list-item>
            <text:p text:style-name="P74"><draw:frame draw:style-name="fr4" draw:name="Object239" text:anchor-type="as-char" svg:width="2.6701in" svg:height="0.3929in" draw:z-index="8"><draw:object xlink:href="./Object 239" xlink:type="simple" xlink:show="embed" xlink:actuate="onLoad"/><draw:image xlink:href="./ObjectReplacements/Object 239" xlink:type="simple" xlink:show="embed" xlink:actuate="onLoad"/></draw:frame></text:p>
          </text:list-item>
          <text:list-item>
            <text:p text:style-name="P74"><draw:frame draw:style-name="fr4" draw:name="Object240" text:anchor-type="as-char" svg:width="2.7535in" svg:height="0.3929in" draw:z-index="9"><draw:object xlink:href="./Object 240" xlink:type="simple" xlink:show="embed" xlink:actuate="onLoad"/><draw:image xlink:href="./ObjectReplacements/Object 240" xlink:type="simple" xlink:show="embed" xlink:actuate="onLoad"/></draw:frame></text:p>
          </text:list-item>
          <text:list-item>
            <text:p text:style-name="P74"><draw:frame draw:style-name="fr4" draw:name="Object241" text:anchor-type="as-char" svg:width="2.6465in" svg:height="0.3929in" draw:z-index="10"><draw:object xlink:href="./Object 241" xlink:type="simple" xlink:show="embed" xlink:actuate="onLoad"/><draw:image xlink:href="./ObjectReplacements/Object 241" xlink:type="simple" xlink:show="embed" xlink:actuate="onLoad"/></draw:frame></text:p>
          </text:list-item>
          <text:list-item>
            <text:p text:style-name="P74"><draw:frame draw:style-name="fr4" draw:name="Object242" text:anchor-type="as-char" svg:width="2.3516in" svg:height="0.3929in" draw:z-index="11"><draw:object xlink:href="./Object 242" xlink:type="simple" xlink:show="embed" xlink:actuate="onLoad"/><draw:image xlink:href="./ObjectReplacements/Object 242" xlink:type="simple" xlink:show="embed" xlink:actuate="onLoad"/></draw:frame></text:p>
          </text:list-item>
          <text:list-item>
            <text:p text:style-name="P74"><draw:frame draw:style-name="fr5" draw:name="Object233" text:anchor-type="as-char" svg:y="-0.2402in" svg:width="3.1346in" svg:height="0.7953in" draw:z-index="12"><draw:object xlink:href="./Object 233" xlink:type="simple" xlink:show="embed" xlink:actuate="onLoad"/><draw:image xlink:href="./ObjectReplacements/Object 233" xlink:type="simple" xlink:show="embed" xlink:actuate="onLoad"/></draw:frame></text:p>
          </text:list-item>
          <text:list-item>
            <text:p text:style-name="P74"><draw:frame draw:style-name="fr4" draw:name="Object234" text:anchor-type="as-char" svg:width="2.0362in" svg:height="0.3929in" draw:z-index="13"><draw:object xlink:href="./Object 234" xlink:type="simple" xlink:show="embed" xlink:actuate="onLoad"/><draw:image xlink:href="./ObjectReplacements/Object 234" xlink:type="simple" xlink:show="embed" xlink:actuate="onLoad"/></draw:frame></text:p>
          </text:list-item>
        </text:list>
      </text:section>
      <text:p text:style-name="P4"><text:soft-page-break/></text:p>
      <text:p text:style-name="P3">Chapter 6 - Temperature Scale Conversions</text:p>
      <text:p text:style-name="P4"/>
      <text:section text:style-name="Sect2" text:name="Section36">
        <text:p text:style-name="P4">Worksheet 6-1</text:p>
        <text:list xml:id="list1747200072" text:style-name="L31">
          <text:list-item>
            <text:p text:style-name="P75">122<text:span text:style-name="T2">º</text:span><text:span text:style-name="T15"> F</text:span></text:p>
          </text:list-item>
          <text:list-item>
            <text:p text:style-name="P75">116.6<text:span text:style-name="T2">º</text:span><text:span text:style-name="T15"> F</text:span></text:p>
          </text:list-item>
          <text:list-item>
            <text:p text:style-name="P75">113<text:span text:style-name="T2">º</text:span><text:span text:style-name="T15"> F</text:span></text:p>
          </text:list-item>
          <text:list-item>
            <text:p text:style-name="P75">104<text:span text:style-name="T2">º</text:span><text:span text:style-name="T15"> F</text:span></text:p>
          </text:list-item>
          <text:list-item>
            <text:p text:style-name="P75">98.6<text:span text:style-name="T2">º</text:span><text:span text:style-name="T15"> F</text:span></text:p>
          </text:list-item>
          <text:list-item>
            <text:p text:style-name="P75">89.6<text:span text:style-name="T2">º</text:span><text:span text:style-name="T15"> F</text:span></text:p>
          </text:list-item>
          <text:list-item>
            <text:p text:style-name="P75">86<text:span text:style-name="T2">º</text:span><text:span text:style-name="T15"> F</text:span></text:p>
          </text:list-item>
          <text:list-item>
            <text:p text:style-name="P75">77<text:span text:style-name="T2">º</text:span><text:span text:style-name="T15"> F</text:span></text:p>
          </text:list-item>
          <text:list-item>
            <text:p text:style-name="P75">71.6<text:span text:style-name="T2">º</text:span><text:span text:style-name="T15"> F</text:span></text:p>
          </text:list-item>
          <text:list-item>
            <text:p text:style-name="P75">68<text:span text:style-name="T2">º</text:span><text:span text:style-name="T15"> F</text:span></text:p>
          </text:list-item>
          <text:list-item>
            <text:p text:style-name="P75">64.4<text:span text:style-name="T2">º</text:span><text:span text:style-name="T15"> F</text:span></text:p>
          </text:list-item>
          <text:list-item>
            <text:p text:style-name="P75">59<text:span text:style-name="T2">º</text:span><text:span text:style-name="T15"> F</text:span></text:p>
          </text:list-item>
          <text:list-item>
            <text:p text:style-name="P75">53.6<text:span text:style-name="T2">º</text:span><text:span text:style-name="T15"> F</text:span></text:p>
          </text:list-item>
          <text:list-item>
            <text:p text:style-name="P75">50<text:span text:style-name="T2">º</text:span><text:span text:style-name="T15"> F</text:span></text:p>
          </text:list-item>
          <text:list-item>
            <text:p text:style-name="P75">44.6<text:span text:style-name="T2">º</text:span><text:span text:style-name="T15"> F</text:span></text:p>
          </text:list-item>
          <text:list-item>
            <text:p text:style-name="P75">41<text:span text:style-name="T2">º</text:span><text:span text:style-name="T15"> F</text:span></text:p>
          </text:list-item>
          <text:list-item>
            <text:p text:style-name="P75">35.6<text:span text:style-name="T2">º</text:span><text:span text:style-name="T15"> F</text:span></text:p>
          </text:list-item>
          <text:list-item>
            <text:p text:style-name="P75">32<text:span text:style-name="T2">º</text:span><text:span text:style-name="T15"> F</text:span></text:p>
          </text:list-item>
          <text:list-item>
            <text:p text:style-name="P75">23<text:span text:style-name="T2">º</text:span><text:span text:style-name="T15"> F</text:span></text:p>
          </text:list-item>
          <text:list-item>
            <text:p text:style-name="P75">14<text:span text:style-name="T2">º</text:span><text:span text:style-name="T15"> F</text:span></text:p>
          </text:list-item>
          <text:list-item>
            <text:p text:style-name="P75">-40<text:span text:style-name="T2">º</text:span><text:span text:style-name="T15"> F</text:span></text:p>
          </text:list-item>
          <text:list-item>
            <text:p text:style-name="P75"><text:span text:style-name="T15">37.8</text:span><text:span text:style-name="T2">º</text:span><text:span text:style-name="T15"> C</text:span></text:p>
          </text:list-item>
          <text:list-item>
            <text:p text:style-name="P75"><text:span text:style-name="T15">32.2</text:span><text:span text:style-name="T2">º</text:span><text:span text:style-name="T15"> C</text:span></text:p>
          </text:list-item>
          <text:list-item>
            <text:p text:style-name="P75"><text:span text:style-name="T15">31.7</text:span><text:span text:style-name="T2">º</text:span><text:span text:style-name="T15"> C</text:span></text:p>
          </text:list-item>
          <text:list-item>
            <text:p text:style-name="P75"><text:span text:style-name="T15">27.8</text:span><text:span text:style-name="T2">º</text:span><text:span text:style-name="T15"> C</text:span></text:p>
          </text:list-item>
          <text:list-item>
            <text:p text:style-name="P75"><text:span text:style-name="T15">26.7</text:span><text:span text:style-name="T2">º</text:span><text:span text:style-name="T15"> C</text:span></text:p>
          </text:list-item>
          <text:list-item>
            <text:p text:style-name="P75"><text:span text:style-name="T15">26.1</text:span><text:span text:style-name="T2">º</text:span><text:span text:style-name="T15"> C</text:span></text:p>
          </text:list-item>
          <text:list-item>
            <text:p text:style-name="P75"><text:span text:style-name="T15">23.9</text:span><text:span text:style-name="T2">º</text:span><text:span text:style-name="T15"> C</text:span></text:p>
          </text:list-item>
          <text:list-item>
            <text:p text:style-name="P75"><text:span text:style-name="T15">21.1</text:span><text:span text:style-name="T2">º</text:span><text:span text:style-name="T15"> C</text:span></text:p>
          </text:list-item>
          <text:list-item>
            <text:p text:style-name="P75"><text:span text:style-name="T15">17.2</text:span><text:span text:style-name="T2">º</text:span><text:span text:style-name="T15"> C</text:span></text:p>
          </text:list-item>
          <text:list-item>
            <text:p text:style-name="P75"><text:span text:style-name="T15">15.6</text:span><text:span text:style-name="T2">º</text:span><text:span text:style-name="T15"> C</text:span></text:p>
          </text:list-item>
          <text:list-item>
            <text:p text:style-name="P75"><text:span text:style-name="T15">14.4</text:span><text:span text:style-name="T2">º</text:span><text:span text:style-name="T15"> C</text:span></text:p>
          </text:list-item>
          <text:list-item>
            <text:p text:style-name="P75"><text:span text:style-name="T15">12.8</text:span><text:span text:style-name="T2">º</text:span><text:span text:style-name="T15"> C</text:span></text:p>
          </text:list-item>
          <text:list-item>
            <text:p text:style-name="P75"><text:span text:style-name="T15">7.2</text:span><text:span text:style-name="T2">º</text:span><text:span text:style-name="T15"> C</text:span></text:p>
          </text:list-item>
          <text:list-item>
            <text:p text:style-name="P75"><text:span text:style-name="T15">2.8</text:span><text:span text:style-name="T2">º</text:span><text:span text:style-name="T15"> C</text:span></text:p>
          </text:list-item>
          <text:list-item>
            <text:p text:style-name="P75"><text:span text:style-name="T15">0</text:span><text:span text:style-name="T2">º</text:span><text:span text:style-name="T15"> C</text:span></text:p>
          </text:list-item>
          <text:list-item>
            <text:p text:style-name="P75"><text:span text:style-name="T15">-3.9</text:span><text:span text:style-name="T2">º</text:span><text:span text:style-name="T15"> C</text:span></text:p>
          </text:list-item>
          <text:list-item>
            <text:p text:style-name="P75"><text:span text:style-name="T15">-5.6</text:span><text:span text:style-name="T2">º</text:span><text:span text:style-name="T15"> C</text:span></text:p>
          </text:list-item>
          <text:list-item>
            <text:p text:style-name="P75"><text:span text:style-name="T15">-9.4</text:span><text:span text:style-name="T2">º</text:span><text:span text:style-name="T15"> C</text:span></text:p>
          </text:list-item>
          <text:list-item>
            <text:p text:style-name="P75"><text:span text:style-name="T15">-11.1</text:span><text:span text:style-name="T2">º</text:span><text:span text:style-name="T15"> C</text:span></text:p>
          </text:list-item>
          <text:list-item>
            <text:p text:style-name="P75"><text:span text:style-name="T15">-15</text:span><text:span text:style-name="T2">º</text:span><text:span text:style-name="T15"> C</text:span></text:p>
          </text:list-item>
          <text:list-item>
            <text:p text:style-name="P75"><text:span text:style-name="T15">-17.8</text:span><text:span text:style-name="T2">º</text:span><text:span text:style-name="T15"> C</text:span></text:p>
          </text:list-item>
          <text:list-item>
            <text:p text:style-name="P75"><text:span text:style-name="T15">-20.6</text:span><text:span text:style-name="T2">º</text:span><text:span text:style-name="T15"> C</text:span></text:p>
          </text:list-item>
          <text:list-item>
            <text:p text:style-name="P75"><text:span text:style-name="T15">-25.6</text:span><text:span text:style-name="T2">º</text:span><text:span text:style-name="T15"> C</text:span></text:p>
          </text:list-item>
          <text:list-item>
            <text:p text:style-name="P75"><text:span text:style-name="T15">-28.9</text:span><text:span text:style-name="T2">º</text:span><text:span text:style-name="T15"> C</text:span></text:p>
          </text:list-item>
        </text:list>
      </text:section>
      <text:p text:style-name="P4"/>
      <text:section text:style-name="Sect3" text:name="Section35">
        <text:p text:style-name="P4">Worksheet 6-2</text:p>
        <text:p text:style-name="P23">part I</text:p>
        <text:list xml:id="list509375014" text:style-name="L32">
          <text:list-item>
            <text:p text:style-name="P47">Cold: any temperature not exceeding 46<text:span text:style-name="T2">º</text:span><text:span text:style-name="T15"> F</text:span></text:p>
          </text:list-item>
          <text:list-item>
            <text:p text:style-name="P47">Freezer: -13<text:span text:style-name="T2">º to 14º F</text:span></text:p>
          </text:list-item>
          <text:list-item>
            <text:p text:style-name="P131">Refrigerator: 36º to 46º F</text:p>
          </text:list-item>
          <text:list-item>
            <text:p text:style-name="P131">Cool: 46º to 59º F</text:p>
          </text:list-item>
          <text:list-item>
            <text:p text:style-name="P131">Room temperature: the temperature prevailing in a working area</text:p>
          </text:list-item>
          <text:list-item>
            <text:p text:style-name="P131">Controlled room temperature: 59º to 86º F</text:p>
          </text:list-item>
          <text:list-item>
            <text:p text:style-name="P131">Warm: 86º to 104º F</text:p>
          </text:list-item>
          <text:list-item>
            <text:p text:style-name="P131">Excessive heat: any temperature above 104º F</text:p>
          </text:list-item>
        </text:list>
        <text:p text:style-name="P23">part II</text:p>
        <text:list xml:id="list1694399885" text:style-name="L33">
          <text:list-item>
            <text:p text:style-name="P48">Cold: any temperature not exceeding 8<text:span text:style-name="T2">º</text:span><text:span text:style-name="T15"> C</text:span></text:p>
          </text:list-item>
          <text:list-item>
            <text:p text:style-name="P48">Freezer: -25<text:span text:style-name="T2">º to -10º C</text:span></text:p>
          </text:list-item>
          <text:list-item>
            <text:p text:style-name="P132">Refrigerator: 2º to 8º C</text:p>
          </text:list-item>
          <text:list-item>
            <text:p text:style-name="P132">Cool: 8º to 15º C</text:p>
          </text:list-item>
          <text:list-item>
            <text:p text:style-name="P132">Room temperature: the temperature prevailing in a working area</text:p>
          </text:list-item>
          <text:list-item>
            <text:p text:style-name="P132">Controlled room temperature: 15º to 30º C</text:p>
          </text:list-item>
          <text:list-item>
            <text:p text:style-name="P132">Warm: 30º to 40º C</text:p>
          </text:list-item>
          <text:list-item>
            <text:p text:style-name="P132">Excessive heat: any temperature above 40º C</text:p>
          </text:list-item>
        </text:list>
      </text:section>
      <text:p text:style-name="P4"/>
      <text:section text:style-name="Sect3" text:name="Section37">
        <text:p text:style-name="P4">Worksheet 6-3</text:p>
        <text:list xml:id="list1558919089" text:style-name="L34">
          <text:list-item>
            <text:p text:style-name="P76">266<text:span text:style-name="T3">º F</text:span></text:p>
          </text:list-item>
          <text:list-item>
            <text:p text:style-name="P133">No, it is too warm.</text:p>
          </text:list-item>
          <text:list-item>
            <text:p text:style-name="P133"><text:s/></text:p>
            <text:list>
              <text:list-item>
                <text:p text:style-name="P133">-13º to 14º F</text:p>
              </text:list-item>
              <text:list-item>
                <text:p text:style-name="P133">You will need to calculate this from when it is assigned.</text:p>
              </text:list-item>
            </text:list>
          </text:list-item>
          <text:list-item>
            <text:p text:style-name="P133">148.9º C</text:p>
          </text:list-item>
          <text:list-item>
            <text:p text:style-name="P133">121.1º C</text:p>
          </text:list-item>
          <text:list-item>
            <text:p text:style-name="P133"/>
            <text:list>
              <text:list-item>
                <text:p text:style-name="P133">2.3º C</text:p>
              </text:list-item>
              <text:list-item>
                <text:p text:style-name="P133">3.2º C</text:p>
              </text:list-item>
              <text:list-item>
                <text:p text:style-name="P133">3.9º C</text:p>
              </text:list-item>
              <text:list-item>
                <text:p text:style-name="P133">1.4º C*</text:p>
              </text:list-item>
              <text:list-item>
                <text:p text:style-name="P133">2.7º C</text:p>
              </text:list-item>
              <text:list-item>
                <text:p text:style-name="P133">2.6º C</text:p>
              </text:list-item>
              <text:list-item>
                <text:p text:style-name="P133">3.8º C</text:p>
              </text:list-item>
              <text:list-item>
                <text:p text:style-name="P133">6.6º C</text:p>
              </text:list-item>
              <text:list-item>
                <text:p text:style-name="P133">9.3º C*</text:p>
              </text:list-item>
            </text:list>
          </text:list-item>
        </text:list>
        <text:p text:style-name="P24">1/28 &amp; 2/2 fell outside the safe range</text:p>
        <text:list xml:id="list224929833" text:continue-numbering="true" text:style-name="L34">
          <text:list-item>
            <text:p text:style-name="P133"/>
            <text:list>
              <text:list-item>
                <text:p text:style-name="P133">4.8º F</text:p>
              </text:list-item>
              <text:list-item>
                <text:p text:style-name="P133"><text:soft-page-break/>8.8º F</text:p>
              </text:list-item>
              <text:list-item>
                <text:p text:style-name="P133">8.2º F</text:p>
              </text:list-item>
              <text:list-item>
                <text:p text:style-name="P133">15.1º F*</text:p>
              </text:list-item>
              <text:list-item>
                <text:p text:style-name="P133">13.1º F</text:p>
              </text:list-item>
              <text:list-item>
                <text:p text:style-name="P133">7.7º F</text:p>
              </text:list-item>
              <text:list-item>
                <text:p text:style-name="P133">3.7º F</text:p>
              </text:list-item>
              <text:list-item>
                <text:p text:style-name="P133">-2.0º F</text:p>
              </text:list-item>
              <text:list-item>
                <text:p text:style-name="P133">-5.8º F</text:p>
              </text:list-item>
            </text:list>
          </text:list-item>
        </text:list>
        <text:p text:style-name="P24">1/28 fell outside the safe range</text:p>
      </text:section>
      <text:p text:style-name="P4"/>
      <text:p text:style-name="P3">Chapter 7 - Units Of Measurement</text:p>
      <text:p text:style-name="P4"/>
      <text:section text:style-name="Sect2" text:name="Section38">
        <text:p text:style-name="P4">Worksheet 7-1</text:p>
        <text:list xml:id="list2027744564" text:style-name="L35">
          <text:list-item>
            <text:p text:style-name="P77">1,000 mL</text:p>
          </text:list-item>
          <text:list-item>
            <text:p text:style-name="P77">10 mL</text:p>
          </text:list-item>
          <text:list-item>
            <text:p text:style-name="P77">0.697 L</text:p>
          </text:list-item>
          <text:list-item>
            <text:p text:style-name="P77">2,600 mL</text:p>
          </text:list-item>
          <text:list-item>
            <text:p text:style-name="P77">250 cc</text:p>
          </text:list-item>
          <text:list-item>
            <text:p text:style-name="P77">2,500 g</text:p>
          </text:list-item>
          <text:list-item>
            <text:p text:style-name="P77">0.415 kg</text:p>
          </text:list-item>
          <text:list-item>
            <text:p text:style-name="P77">2.16 g</text:p>
          </text:list-item>
          <text:list-item>
            <text:p text:style-name="P77">8,900 mg</text:p>
          </text:list-item>
          <text:list-item>
            <text:p text:style-name="P77">0.44 lb</text:p>
          </text:list-item>
          <text:list-item>
            <text:p text:style-name="P77">4.2 qt</text:p>
          </text:list-item>
          <text:list-item>
            <text:p text:style-name="P77">80.5 km</text:p>
          </text:list-item>
          <text:list-item>
            <text:p text:style-name="P77">197 in</text:p>
          </text:list-item>
          <text:list-item>
            <text:p text:style-name="P77">7.62 cm</text:p>
          </text:list-item>
          <text:list-item>
            <text:p text:style-name="P77">1.8 kg</text:p>
          </text:list-item>
          <text:list-item>
            <text:p text:style-name="P77">1.76 oz</text:p>
          </text:list-item>
          <text:list-item>
            <text:p text:style-name="P77">150 cc</text:p>
          </text:list-item>
          <text:list-item>
            <text:p text:style-name="P77">1,920 mL or 1,892 mL</text:p>
          </text:list-item>
          <text:list-item>
            <text:p text:style-name="P77">70.4 oz or 70.5 oz</text:p>
          </text:list-item>
          <text:list-item>
            <text:p text:style-name="P77">83 oz</text:p>
          </text:list-item>
          <text:list-item>
            <text:p text:style-name="P77">0.568 kg</text:p>
          </text:list-item>
          <text:list-item>
            <text:p text:style-name="P77">1.6 m</text:p>
          </text:list-item>
          <text:list-item>
            <text:p text:style-name="P77">1,986 to 1,989 g</text:p>
          </text:list-item>
          <text:list-item>
            <text:p text:style-name="P77">100 kg</text:p>
          </text:list-item>
          <text:list-item>
            <text:p text:style-name="P77">0.137 mg</text:p>
          </text:list-item>
        </text:list>
      </text:section>
      <text:p text:style-name="P4"/>
      <text:section text:style-name="Sect2" text:name="Section39">
        <text:p text:style-name="P4">Worksheet 7-2</text:p>
        <text:list xml:id="list160827951" text:style-name="L36">
          <text:list-item>
            <text:p text:style-name="P78">93 kg</text:p>
          </text:list-item>
          <text:list-item>
            <text:p text:style-name="P78">20 lb</text:p>
          </text:list-item>
          <text:list-item>
            <text:p text:style-name="P78">70 in = 178 cm = 1.78 m</text:p>
          </text:list-item>
          <text:list-item>
            <text:p text:style-name="P78">72 oz = 2,045 g = 2 kg</text:p>
          </text:list-item>
          <text:list-item>
            <text:p text:style-name="P78">32 fl oz = 2 pt</text:p>
          </text:list-item>
          <text:list-item>
            <text:p text:style-name="P78">2 qt</text:p>
          </text:list-item>
          <text:list-item>
            <text:p text:style-name="P78">15 mL = 1 Tbl = 0.5 <text:span text:style-name="T16">f</text:span><draw:frame draw:style-name="fr1" draw:name="graphics146" text:anchor-type="as-char" svg:y="-0.1201in" svg:width="0.1402in" svg:height="0.1701in" draw:z-index="14"><draw:image xlink:href="Pictures/10000201000000300000003E21E346E1.png" xlink:type="simple" xlink:show="embed" xlink:actuate="onLoad"/></draw:frame></text:p>
          </text:list-item>
          <text:list-item>
            <text:p text:style-name="P78">4 cups = 32 fl oz = 960 mL</text:p>
          </text:list-item>
          <text:list-item>
            <text:p text:style-name="P78">3 qt = 6 pt = 2,880 mL = 2.88 L</text:p>
          </text:list-item>
          <text:list-item>
            <text:p text:style-name="P78">3.35 kg</text:p>
          </text:list-item>
          <text:list-item>
            <text:p text:style-name="P78">1.88 m</text:p>
          </text:list-item>
          <text:list-item>
            <text:p text:style-name="P78">360 cc</text:p>
          </text:list-item>
          <text:list-item>
            <text:p text:style-name="P78">1.3 gal</text:p>
          </text:list-item>
          <text:list-item>
            <text:p text:style-name="P78">78.2 kg</text:p>
          </text:list-item>
          <text:list-item>
            <text:p text:style-name="P78">1.7 mL</text:p>
          </text:list-item>
          <text:list-item>
            <text:p text:style-name="P78">9.15 g</text:p>
          </text:list-item>
          <text:list-item>
            <text:p text:style-name="P78"><text:s/></text:p>
            <text:list>
              <text:list-item>
                <text:p text:style-name="P78">1.5 tsp</text:p>
              </text:list-item>
              <text:list-item>
                <text:p text:style-name="P78">yes</text:p>
              </text:list-item>
            </text:list>
          </text:list-item>
          <text:list-item>
            <text:p text:style-name="P78"/>
            <text:list>
              <text:list-item>
                <text:p text:style-name="P78">1 tsp</text:p>
              </text:list-item>
              <text:list-item>
                <text:p text:style-name="P78">75 mL</text:p>
              </text:list-item>
            </text:list>
          </text:list-item>
        </text:list>
      </text:section>
      <text:p text:style-name="P4"/>
      <text:section text:style-name="Sect2" text:name="Section40">
        <text:p text:style-name="P4">Worksheet 7-3</text:p>
        <text:list xml:id="list979089199" text:style-name="L37">
          <text:list-item>
            <text:p text:style-name="P79">1<draw:frame draw:style-name="fr1" draw:name="graphics1" text:anchor-type="as-char" svg:y="-0.1201in" svg:width="0.1402in" svg:height="0.1701in" draw:z-index="15"><draw:image xlink:href="Pictures/10000201000000300000003E21E346E1.png" xlink:type="simple" xlink:show="embed" xlink:actuate="onLoad"/></draw:frame> = 8<draw:frame draw:style-name="fr2" draw:name="graphics150" text:anchor-type="as-char" svg:width="0.0598in" svg:height="0.1in" draw:z-index="16"><draw:image xlink:href="Pictures/1000020100000016000000257903293B.png" xlink:type="simple" xlink:show="embed" xlink:actuate="onLoad"/></draw:frame></text:p>
          </text:list-item>
          <text:list-item>
            <text:p text:style-name="P79">1<draw:frame draw:style-name="fr2" draw:name="graphics2" text:anchor-type="as-char" svg:width="0.0598in" svg:height="0.1in" draw:z-index="17"><draw:image xlink:href="Pictures/1000020100000016000000257903293B.png" xlink:type="simple" xlink:show="embed" xlink:actuate="onLoad"/></draw:frame> = 60 gr</text:p>
          </text:list-item>
          <text:list-item>
            <text:p text:style-name="P79">1 <text:span text:style-name="T16">f</text:span><draw:frame draw:style-name="fr1" draw:name="graphics3" text:anchor-type="as-char" svg:y="-0.1201in" svg:width="0.1402in" svg:height="0.1701in" draw:z-index="18"><draw:image xlink:href="Pictures/10000201000000300000003E21E346E1.png" xlink:type="simple" xlink:show="embed" xlink:actuate="onLoad"/></draw:frame> = 8 <text:span text:style-name="T16">f</text:span><draw:frame draw:style-name="fr2" draw:name="graphics4" text:anchor-type="as-char" svg:width="0.0598in" svg:height="0.1in" draw:z-index="19"><draw:image xlink:href="Pictures/1000020100000016000000257903293B.png" xlink:type="simple" xlink:show="embed" xlink:actuate="onLoad"/></draw:frame></text:p>
          </text:list-item>
          <text:list-item>
            <text:p text:style-name="P79">1 f<draw:frame draw:style-name="fr2" draw:name="graphics5" text:anchor-type="as-char" svg:width="0.0598in" svg:height="0.1in" draw:z-index="20"><draw:image xlink:href="Pictures/1000020100000016000000257903293B.png" xlink:type="simple" xlink:show="embed" xlink:actuate="onLoad"/></draw:frame> = 60 gtt</text:p>
          </text:list-item>
          <text:list-item>
            <text:p text:style-name="P79">1 gtt = 1 <draw:frame draw:style-name="fr3" draw:name="graphics152" text:anchor-type="as-char" svg:y="-0.1299in" svg:width="0.1516in" svg:height="0.1854in" draw:z-index="21"><draw:image xlink:href="Pictures/10000201000002FD000003DE15FADE2E.png" xlink:type="simple" xlink:show="embed" xlink:actuate="onLoad"/></draw:frame></text:p>
          </text:list-item>
          <text:list-item>
            <text:p text:style-name="P79">1 m = 100 cm</text:p>
          </text:list-item>
          <text:list-item>
            <text:p text:style-name="P79">1 m = 1000 mm</text:p>
          </text:list-item>
          <text:list-item>
            <text:p text:style-name="P79">1 kg = 1000 g</text:p>
          </text:list-item>
          <text:list-item>
            <text:p text:style-name="P79">1 g = 1000 mg</text:p>
          </text:list-item>
          <text:list-item>
            <text:p text:style-name="P79">1 mg = 1000 mcg</text:p>
          </text:list-item>
          <text:list-item>
            <text:p text:style-name="P79">1 mcg = 1000 ng</text:p>
          </text:list-item>
          <text:list-item>
            <text:p text:style-name="P79">1 L = 1000 mL</text:p>
          </text:list-item>
          <text:list-item>
            <text:p text:style-name="P79">1 L = 1000 cc</text:p>
          </text:list-item>
          <text:list-item>
            <text:p text:style-name="P79">1 cc = 1 mL</text:p>
          </text:list-item>
          <text:list-item>
            <text:p text:style-name="P79">1 ft = 12 in</text:p>
          </text:list-item>
          <text:list-item>
            <text:p text:style-name="P79">1 lb = 16 oz</text:p>
          </text:list-item>
          <text:list-item>
            <text:p text:style-name="P79">1 gal = 4 qt</text:p>
          </text:list-item>
          <text:list-item>
            <text:p text:style-name="P79">1 qt = 2 pt</text:p>
          </text:list-item>
          <text:list-item>
            <text:p text:style-name="P79">1 pt = 2 cups</text:p>
          </text:list-item>
          <text:list-item>
            <text:p text:style-name="P79">1 pt = 16 fl oz</text:p>
          </text:list-item>
          <text:list-item>
            <text:p text:style-name="P79">1 cup = 8 fl oz</text:p>
          </text:list-item>
          <text:list-item>
            <text:p text:style-name="P79">1 oz = 2 Tbsp</text:p>
          </text:list-item>
          <text:list-item>
            <text:p text:style-name="P79">1 Tbsp = 3 tsp</text:p>
          </text:list-item>
          <text:list-item>
            <text:p text:style-name="P79">1 gr = 60, 64.8, or 65 mg</text:p>
          </text:list-item>
          <text:list-item>
            <text:p text:style-name="P79">1 fl oz = 30 mL</text:p>
          </text:list-item>
          <text:list-item>
            <text:p text:style-name="P79">1 gtt = 0.06 mL</text:p>
          </text:list-item>
          <text:list-item>
            <text:p text:style-name="P79">1 in = 2.54 cm</text:p>
          </text:list-item>
          <text:list-item>
            <text:p text:style-name="P79">1 kg = 2.2 lb</text:p>
          </text:list-item>
          <text:list-item>
            <text:p text:style-name="P79">1 lb = 454 g</text:p>
          </text:list-item>
          <text:list-item>
            <text:p text:style-name="P79">1 oz = 28.4 g</text:p>
          </text:list-item>
          <text:list-item>
            <text:p text:style-name="P79">1 pt = 480 mL</text:p>
          </text:list-item>
          <text:list-item>
            <text:p text:style-name="P79">1 Tbsp = 3 tsp</text:p>
          </text:list-item>
          <text:list-item>
            <text:p text:style-name="P79">1 tsp = 5 mL</text:p>
          </text:list-item>
          <text:list-item>
            <text:p text:style-name="P79">3 tsp = 0.5 fl oz</text:p>
          </text:list-item>
          <text:list-item>
            <text:p text:style-name="P79">960 mL = 2 pt</text:p>
          </text:list-item>
          <text:list-item>
            <text:p text:style-name="P79">20 gtt = 1.2 mL</text:p>
          </text:list-item>
          <text:list-item>
            <text:p text:style-name="P79">6'1” = 185 cm</text:p>
          </text:list-item>
          <text:list-item>
            <text:p text:style-name="P79">165 lb = 75 kg</text:p>
          </text:list-item>
          <text:list-item>
            <text:p text:style-name="P79">8 lb 13 oz = 4 kg</text:p>
          </text:list-item>
          <text:list-item>
            <text:p text:style-name="P79">7.5 mL = 1.5 tsp</text:p>
          </text:list-item>
          <text:list-item>
            <text:p text:style-name="P79">4<text:span text:style-name="T16">f</text:span><draw:frame draw:style-name="fr2" draw:name="graphics6" text:anchor-type="as-char" svg:width="0.0598in" svg:height="0.1in" draw:z-index="22"><draw:image xlink:href="Pictures/1000020100000016000000257903293B.png" xlink:type="simple" xlink:show="embed" xlink:actuate="onLoad"/></draw:frame> = 14.4 mL to 20 mL</text:p>
          </text:list-item>
        </text:list>
      </text:section>
      <text:p text:style-name="P4"/>
      <text:section text:style-name="Sect2" text:name="Section41">
        <text:p text:style-name="P4">Worksheet 7-4</text:p>
        <text:list xml:id="list167353198" text:style-name="L38">
          <text:list-item>
            <text:p text:style-name="P80"><draw:frame draw:style-name="fr2" draw:name="graphics7" text:anchor-type="as-char" svg:width="0.0598in" svg:height="0.1in" draw:z-index="23"><draw:image xlink:href="Pictures/1000020100000016000000257903293B.png" xlink:type="simple" xlink:show="embed" xlink:actuate="onLoad"/></draw:frame> 0.27</text:p>
          </text:list-item>
          <text:list-item>
            <text:p text:style-name="P80"><draw:frame draw:style-name="fr1" draw:name="graphics8" text:anchor-type="as-char" svg:y="-0.1201in" svg:width="0.1402in" svg:height="0.1701in" draw:z-index="24"><draw:image xlink:href="Pictures/10000201000000300000003E21E346E1.png" xlink:type="simple" xlink:show="embed" xlink:actuate="onLoad"/></draw:frame> 0.3125</text:p>
          </text:list-item>
          <text:list-item>
            <text:p text:style-name="P80">180, 194.4, or 195 mg</text:p>
          </text:list-item>
          <text:list-item>
            <text:p text:style-name="P80"><text:span text:style-name="T16">f</text:span><draw:frame draw:style-name="fr1" draw:name="graphics9" text:anchor-type="as-char" svg:y="-0.1201in" svg:width="0.1402in" svg:height="0.1701in" draw:z-index="25"><draw:image xlink:href="Pictures/10000201000000300000003E21E346E1.png" xlink:type="simple" xlink:show="embed" xlink:actuate="onLoad"/></draw:frame> i </text:p>
          </text:list-item>
          <text:list-item>
            <text:p text:style-name="P80"><text:span text:style-name="T16">f</text:span><draw:frame draw:style-name="fr2" draw:name="graphics10" text:anchor-type="as-char" svg:width="0.0598in" svg:height="0.1in" draw:z-index="26"><draw:image xlink:href="Pictures/1000020100000016000000257903293B.png" xlink:type="simple" xlink:show="embed" xlink:actuate="onLoad"/></draw:frame> iv</text:p>
          </text:list-item>
          <text:list-item>
            <text:p text:style-name="P80"><text:span text:style-name="T16">f</text:span><draw:frame draw:style-name="fr1" draw:name="graphics11" text:anchor-type="as-char" svg:y="-0.1201in" svg:width="0.1402in" svg:height="0.1701in" draw:z-index="27"><draw:image xlink:href="Pictures/10000201000000300000003E21E346E1.png" xlink:type="simple" xlink:show="embed" xlink:actuate="onLoad"/></draw:frame> iii</text:p>
          </text:list-item>
          <text:list-item>
            <text:p text:style-name="P80">0.5 pt</text:p>
          </text:list-item>
          <text:list-item>
            <text:p text:style-name="P80">30 gtt</text:p>
          </text:list-item>
          <text:list-item>
            <text:p text:style-name="P80"><text:soft-page-break/>10.8 to 15 mL</text:p>
          </text:list-item>
          <text:list-item>
            <text:p text:style-name="P80">gr ii</text:p>
          </text:list-item>
          <text:list-item>
            <text:p text:style-name="P80">56.8 or 62.2 g</text:p>
          </text:list-item>
          <text:list-item>
            <text:p text:style-name="P80"><text:span text:style-name="T16">f</text:span><draw:frame draw:style-name="fr2" draw:name="graphics12" text:anchor-type="as-char" svg:width="0.0598in" svg:height="0.1in" draw:z-index="28"><draw:image xlink:href="Pictures/1000020100000016000000257903293B.png" xlink:type="simple" xlink:show="embed" xlink:actuate="onLoad"/></draw:frame> viii or <text:span text:style-name="T16">f</text:span><draw:frame draw:style-name="fr2" draw:name="graphics13" text:anchor-type="as-char" svg:width="0.0598in" svg:height="0.1in" draw:z-index="29"><draw:image xlink:href="Pictures/1000020100000016000000257903293B.png" xlink:type="simple" xlink:show="embed" xlink:actuate="onLoad"/></draw:frame> vi</text:p>
          </text:list-item>
          <text:list-item>
            <text:p text:style-name="P80">120 mL</text:p>
          </text:list-item>
          <text:list-item>
            <text:p text:style-name="P80">170.4 g</text:p>
          </text:list-item>
          <text:list-item>
            <text:p text:style-name="P80">gr iss</text:p>
          </text:list-item>
          <text:list-item>
            <text:p text:style-name="P80"><text:span text:style-name="T16">f</text:span><draw:frame draw:style-name="fr2" draw:name="graphics14" text:anchor-type="as-char" svg:width="0.0598in" svg:height="0.1in" draw:z-index="30"><draw:image xlink:href="Pictures/1000020100000016000000257903293B.png" xlink:type="simple" xlink:show="embed" xlink:actuate="onLoad"/></draw:frame> xvi or <text:span text:style-name="T16">f</text:span><draw:frame draw:style-name="fr2" draw:name="graphics15" text:anchor-type="as-char" svg:width="0.0598in" svg:height="0.1in" draw:z-index="31"><draw:image xlink:href="Pictures/1000020100000016000000257903293B.png" xlink:type="simple" xlink:show="embed" xlink:actuate="onLoad"/></draw:frame> xii</text:p>
          </text:list-item>
          <text:list-item>
            <text:p text:style-name="P80"><text:span text:style-name="T16">f</text:span><draw:frame draw:style-name="fr1" draw:name="graphics16" text:anchor-type="as-char" svg:y="-0.1201in" svg:width="0.1402in" svg:height="0.1701in" draw:z-index="32"><draw:image xlink:href="Pictures/10000201000000300000003E21E346E1.png" xlink:type="simple" xlink:show="embed" xlink:actuate="onLoad"/></draw:frame> i<text:span text:style-name="T20">i</text:span>ss</text:p>
          </text:list-item>
          <text:list-item>
            <text:p text:style-name="P80"><draw:frame draw:style-name="fr1" draw:name="graphics17" text:anchor-type="as-char" svg:y="-0.1201in" svg:width="0.1402in" svg:height="0.1701in" draw:z-index="33"><draw:image xlink:href="Pictures/10000201000000300000003E21E346E1.png" xlink:type="simple" xlink:show="embed" xlink:actuate="onLoad"/></draw:frame> ss</text:p>
          </text:list-item>
          <text:list-item>
            <text:p text:style-name="P80">gr iii</text:p>
          </text:list-item>
          <text:list-item>
            <text:p text:style-name="P80"><text:span text:style-name="T16">f</text:span><draw:frame draw:style-name="fr1" draw:name="graphics18" text:anchor-type="as-char" svg:y="-0.1201in" svg:width="0.1402in" svg:height="0.1701in" draw:z-index="34"><draw:image xlink:href="Pictures/10000201000000300000003E21E346E1.png" xlink:type="simple" xlink:show="embed" xlink:actuate="onLoad"/></draw:frame> iv</text:p>
          </text:list-item>
          <text:list-item>
            <text:p text:style-name="P80">3 or 4 tsp</text:p>
          </text:list-item>
          <text:list-item>
            <text:p text:style-name="P80">25 tsp</text:p>
          </text:list-item>
          <text:list-item>
            <text:p text:style-name="P80">24 tsp</text:p>
          </text:list-item>
          <text:list-item>
            <text:p text:style-name="P80"><text:span text:style-name="T16">f</text:span><draw:frame draw:style-name="fr1" draw:name="graphics19" text:anchor-type="as-char" svg:y="-0.1201in" svg:width="0.1402in" svg:height="0.1701in" draw:z-index="35"><draw:image xlink:href="Pictures/10000201000000300000003E21E346E1.png" xlink:type="simple" xlink:show="embed" xlink:actuate="onLoad"/></draw:frame> viii</text:p>
          </text:list-item>
          <text:list-item>
            <text:p text:style-name="P80">gr 0.23 or 0.25</text:p>
          </text:list-item>
          <text:list-item>
            <text:p text:style-name="P80">900 to 975 mg</text:p>
          </text:list-item>
          <text:list-item>
            <text:p text:style-name="P80">gr .15 to .17</text:p>
          </text:list-item>
          <text:list-item>
            <text:p text:style-name="P80">gr 38 to 42</text:p>
          </text:list-item>
          <text:list-item>
            <text:p text:style-name="P80">92.4 lb</text:p>
          </text:list-item>
          <text:list-item>
            <text:p text:style-name="P80">20 kg</text:p>
          </text:list-item>
          <text:list-item>
            <text:p text:style-name="P80">180 mL</text:p>
          </text:list-item>
          <text:list-item>
            <text:p text:style-name="P80">1.5 pt</text:p>
          </text:list-item>
          <text:list-item>
            <text:p text:style-name="P80">10 mL</text:p>
          </text:list-item>
          <text:list-item>
            <text:p text:style-name="P80">143 lb</text:p>
          </text:list-item>
          <text:list-item>
            <text:p text:style-name="P80">85 kg</text:p>
          </text:list-item>
          <text:list-item>
            <text:p text:style-name="P80">1.9 to 2.7 Tbsp</text:p>
          </text:list-item>
          <text:list-item>
            <text:p text:style-name="P80">960 mL</text:p>
          </text:list-item>
          <text:list-item>
            <text:p text:style-name="P80">180, 194.4, or 195 mg</text:p>
          </text:list-item>
          <text:list-item>
            <text:p text:style-name="P80">90, 97.2, or 95 mg</text:p>
          </text:list-item>
          <text:list-item>
            <text:p text:style-name="P80">22.5 mL</text:p>
          </text:list-item>
        </text:list>
      </text:section>
      <text:p text:style-name="P4"/>
      <text:section text:style-name="Sect2" text:name="Section42">
        <text:p text:style-name="P4">Worksheet 7-5</text:p>
        <text:list xml:id="list2127674396" text:style-name="L39">
          <text:list-item>
            <text:p text:style-name="P81">100 cm</text:p>
          </text:list-item>
          <text:list-item>
            <text:p text:style-name="P81">10 mm</text:p>
          </text:list-item>
          <text:list-item>
            <text:p text:style-name="P81">1000 L</text:p>
          </text:list-item>
          <text:list-item>
            <text:p text:style-name="P81">1000 mm</text:p>
          </text:list-item>
          <text:list-item>
            <text:p text:style-name="P81">1 mL</text:p>
          </text:list-item>
          <text:list-item>
            <text:p text:style-name="P81">1000 g</text:p>
          </text:list-item>
          <text:list-item>
            <text:p text:style-name="P81"><text:span text:style-name="T16">f</text:span><draw:frame draw:style-name="fr2" draw:name="graphics20" text:anchor-type="as-char" svg:width="0.0598in" svg:height="0.1in" draw:z-index="36"><draw:image xlink:href="Pictures/1000020100000016000000257903293B.png" xlink:type="simple" xlink:show="embed" xlink:actuate="onLoad"/></draw:frame> viii</text:p>
          </text:list-item>
          <text:list-item>
            <text:p text:style-name="P81"><draw:frame draw:style-name="fr1" draw:name="graphics223" text:anchor-type="as-char" svg:y="-0.1484in" svg:width="0.15in" svg:height="0.1902in" draw:z-index="37"><draw:image xlink:href="Pictures/10000201000002FD000003DE15FADE2E.png" xlink:type="simple" xlink:show="embed" xlink:actuate="onLoad"/></draw:frame> i</text:p>
          </text:list-item>
          <text:list-item>
            <text:p text:style-name="P81">3 tsp</text:p>
          </text:list-item>
          <text:list-item>
            <text:p text:style-name="P81">12 in</text:p>
          </text:list-item>
          <text:list-item>
            <text:p text:style-name="P81">3600 mm</text:p>
          </text:list-item>
          <text:list-item>
            <text:p text:style-name="P81">0.47 m</text:p>
          </text:list-item>
          <text:list-item>
            <text:p text:style-name="P81">94 mm</text:p>
          </text:list-item>
          <text:list-item>
            <text:p text:style-name="P81">0.482 L</text:p>
          </text:list-item>
          <text:list-item>
            <text:p text:style-name="P81">3900 mL</text:p>
          </text:list-item>
          <text:list-item>
            <text:p text:style-name="P81">3600 mg</text:p>
          </text:list-item>
          <text:list-item>
            <text:p text:style-name="P81">56.8 g</text:p>
          </text:list-item>
          <text:list-item>
            <text:p text:style-name="P81">227 g</text:p>
          </text:list-item>
          <text:list-item>
            <text:p text:style-name="P81">60 cc</text:p>
          </text:list-item>
          <text:list-item>
            <text:p text:style-name="P81">2 in</text:p>
          </text:list-item>
          <text:list-item>
            <text:p text:style-name="P81"><draw:frame draw:style-name="fr2" draw:name="graphics21" text:anchor-type="as-char" svg:width="0.0598in" svg:height="0.1in" draw:z-index="38"><draw:image xlink:href="Pictures/1000020100000016000000257903293B.png" xlink:type="simple" xlink:show="embed" xlink:actuate="onLoad"/></draw:frame> iss</text:p>
          </text:list-item>
          <text:list-item>
            <text:p text:style-name="P81">1 g</text:p>
          </text:list-item>
          <text:list-item>
            <text:p text:style-name="P81">6 Tbs</text:p>
          </text:list-item>
          <text:list-item>
            <text:p text:style-name="P81">25 mL</text:p>
          </text:list-item>
          <text:list-item>
            <text:p text:style-name="P81">1 Tbs</text:p>
          </text:list-item>
          <text:list-item>
            <text:p text:style-name="P81">54.5 kg</text:p>
          </text:list-item>
          <text:list-item>
            <text:p text:style-name="P81">42.3 kg</text:p>
          </text:list-item>
          <text:list-item>
            <text:p text:style-name="P81">1489 to 1491 g</text:p>
          </text:list-item>
          <text:list-item>
            <text:p text:style-name="P81">602 g</text:p>
          </text:list-item>
          <text:list-item>
            <text:p text:style-name="P81">1.8 m</text:p>
          </text:list-item>
          <text:list-item>
            <text:p text:style-name="P81">91.44 cm</text:p>
          </text:list-item>
          <text:list-item>
            <text:p text:style-name="P81">gtt iii</text:p>
          </text:list-item>
          <text:list-item>
            <text:p text:style-name="P81">1.02 mL</text:p>
          </text:list-item>
          <text:list-item>
            <text:p text:style-name="P81">a) Nitrostat 0.3 mg (nitroglycerin)</text:p>
          </text:list-item>
          <text:list-item>
            <text:p text:style-name="P81">d) ferrous gluconate 325 mg tablets</text:p>
          </text:list-item>
          <text:list-item>
            <text:p text:style-name="P81">10 cups</text:p>
          </text:list-item>
          <text:list-item>
            <text:p text:style-name="P81">90 kg</text:p>
          </text:list-item>
        </text:list>
      </text:section>
      <text:p text:style-name="P4"/>
      <text:p text:style-name="P4">Worksheet 7-6</text:p>
      <text:list xml:id="list1997166387" text:style-name="L40">
        <text:list-item>
          <text:p text:style-name="P82">Rx<text:tab/>Ipecacuanha<text:tab/><text:tab/>3.89 g</text:p>
        </text:list-item>
      </text:list>
      <text:p text:style-name="P26">Codeine sulfate<text:tab/>0.648 g</text:p>
      <text:p text:style-name="P26">Powdered digitalis<text:tab/>3.89 g</text:p>
      <text:p text:style-name="P26">Honey<text:tab/><text:tab/><text:tab/>qs 15.55 g (<text:span text:style-name="T16">This will require 5 mL of honey.</text:span>)</text:p>
      <text:list xml:id="list1332405583" text:continue-numbering="true" text:style-name="L40">
        <text:list-item>
          <text:p text:style-name="P82">Rx<text:tab/>Camphor<text:tab/>2.59 g</text:p>
        </text:list-item>
      </text:list>
      <text:p text:style-name="P26">Eualyptol<text:tab/>0.648 g</text:p>
      <text:p text:style-name="P26">Menthol<text:tab/>1.94 g</text:p>
      <text:p text:style-name="P26">Petrolatum<text:tab/>qs 62.2 g</text:p>
      <text:list xml:id="list780166440" text:continue-numbering="true" text:style-name="L40">
        <text:list-item>
          <text:p text:style-name="P82">Rx<text:tab/>ASA<text:tab/><text:tab/>648 mg</text:p>
        </text:list-item>
      </text:list>
      <text:p text:style-name="P26">Caffeine<text:tab/>32.4 mg</text:p>
      <text:p text:style-name="P26">Salicylamide<text:tab/>194.4 mg</text:p>
      <text:list xml:id="list1085284620" text:continue-numbering="true" text:style-name="L40">
        <text:list-item>
          <text:p text:style-name="P82">Rx<text:tab/>Magnesium Hydroxide Powder<text:tab/>38.88 g</text:p>
        </text:list-item>
      </text:list>
      <text:p text:style-name="P26">Sodium Hypochlorite Powder<text:tab/>3.89 g</text:p>
      <text:p text:style-name="P26">Purified Water<text:tab/><text:tab/><text:tab/><text:tab/>qs 480 mL</text:p>
      <text:p text:style-name="P11"/>
      <text:p text:style-name="P25">There are 2,430 mg of magnesium hydroxide powder are in 2 Tbs of this mixture.</text:p>
      <text:list xml:id="list1616607055" text:continue-numbering="true" text:style-name="L40">
        <text:list-item>
          <text:p text:style-name="P82">Rx<text:tab/>Morphine Powder<text:tab/>60 mg</text:p>
        </text:list-item>
      </text:list>
      <text:p text:style-name="P26">Cocaine HCl<text:tab/><text:tab/>60 mg</text:p>
      <text:p text:style-name="P26">Simple Syrup<text:tab/><text:tab/>15 mL</text:p>
      <text:p text:style-name="P26"><text:soft-page-break/>90% Ethanol<text:tab/><text:tab/>qs 60 mL</text:p>
      <text:p text:style-name="P25">There are 5 mg of morphine and 5 mg of cocaine HCl are in a teaspoonful of this mixture.</text:p>
      <text:p text:style-name="P4"/>
      <text:section text:style-name="Sect2" text:name="Section43">
        <text:p text:style-name="P4">Worksheet 7-7</text:p>
        <text:list xml:id="list582353310" text:style-name="L41">
          <text:list-item>
            <text:p text:style-name="P83">1000 mg</text:p>
          </text:list-item>
          <text:list-item>
            <text:p text:style-name="P83">100 cm</text:p>
          </text:list-item>
          <text:list-item>
            <text:p text:style-name="P83">1000 ml</text:p>
          </text:list-item>
          <text:list-item>
            <text:p text:style-name="P83">580 cm</text:p>
          </text:list-item>
          <text:list-item>
            <text:p text:style-name="P83">0.92 m</text:p>
          </text:list-item>
          <text:list-item>
            <text:p text:style-name="P83">3700 mL</text:p>
          </text:list-item>
          <text:list-item>
            <text:p text:style-name="P83">0.247 L</text:p>
          </text:list-item>
          <text:list-item>
            <text:p text:style-name="P83">4600 mL</text:p>
          </text:list-item>
          <text:list-item>
            <text:p text:style-name="P83">1.4 g</text:p>
          </text:list-item>
          <text:list-item>
            <text:p text:style-name="P83">4200 g</text:p>
          </text:list-item>
          <text:list-item>
            <text:p text:style-name="P83">55 in</text:p>
          </text:list-item>
          <text:list-item>
            <text:p text:style-name="P83">142 g</text:p>
          </text:list-item>
          <text:list-item>
            <text:p text:style-name="P83">272.4 g</text:p>
          </text:list-item>
          <text:list-item>
            <text:p text:style-name="P83">4.8 L</text:p>
          </text:list-item>
          <text:list-item>
            <text:p text:style-name="P83">90 cc</text:p>
          </text:list-item>
          <text:list-item>
            <text:p text:style-name="P83">3 in</text:p>
          </text:list-item>
          <text:list-item>
            <text:p text:style-name="P83">5.2 qt</text:p>
          </text:list-item>
          <text:list-item>
            <text:p text:style-name="P83">3 kg</text:p>
          </text:list-item>
          <text:list-item>
            <text:p text:style-name="P83">15.8 oz</text:p>
          </text:list-item>
          <text:list-item>
            <text:p text:style-name="P83">4500 mL</text:p>
          </text:list-item>
          <text:list-item>
            <text:p text:style-name="P83">18 cc</text:p>
          </text:list-item>
          <text:list-item>
            <text:p text:style-name="P83">gr</text:p>
          </text:list-item>
          <text:list-item>
            <text:p text:style-name="P83">oz, <draw:frame draw:style-name="fr1" draw:name="graphics22" text:anchor-type="as-char" svg:y="-0.1201in" svg:width="0.1402in" svg:height="0.1701in" draw:z-index="39"><draw:image xlink:href="Pictures/10000201000000300000003E21E346E1.png" xlink:type="simple" xlink:show="embed" xlink:actuate="onLoad"/></draw:frame></text:p>
          </text:list-item>
          <text:list-item>
            <text:p text:style-name="P83"><text:span text:style-name="T17">fl oz, </text:span><text:span text:style-name="T16">f</text:span><draw:frame draw:style-name="fr1" draw:name="graphics23" text:anchor-type="as-char" svg:y="-0.1201in" svg:width="0.1402in" svg:height="0.1701in" draw:z-index="40"><draw:image xlink:href="Pictures/10000201000000300000003E21E346E1.png" xlink:type="simple" xlink:show="embed" xlink:actuate="onLoad"/></draw:frame></text:p>
          </text:list-item>
          <text:list-item>
            <text:p text:style-name="P83">pt</text:p>
          </text:list-item>
          <text:list-item>
            <text:p text:style-name="P83">T, Tbs, Tbsp</text:p>
          </text:list-item>
          <text:list-item>
            <text:p text:style-name="P83">teaspoon</text:p>
          </text:list-item>
          <text:list-item>
            <text:p text:style-name="P83">drop</text:p>
          </text:list-item>
          <text:list-item>
            <text:p text:style-name="P83">quart</text:p>
          </text:list-item>
          <text:list-item>
            <text:p text:style-name="P83">dram</text:p>
          </text:list-item>
          <text:list-item>
            <text:p text:style-name="P83">ounce</text:p>
          </text:list-item>
          <text:list-item>
            <text:p text:style-name="P83">minim</text:p>
          </text:list-item>
          <text:list-item>
            <text:p text:style-name="P83">fluid ounce</text:p>
          </text:list-item>
          <text:list-item>
            <text:p text:style-name="P83">30 mL</text:p>
          </text:list-item>
          <text:list-item>
            <text:p text:style-name="P83">0.06 mL</text:p>
          </text:list-item>
          <text:list-item>
            <text:p text:style-name="P83">28.4 or 31.1 g</text:p>
          </text:list-item>
          <text:list-item>
            <text:p text:style-name="P83">0.06 mL</text:p>
          </text:list-item>
          <text:list-item>
            <text:p text:style-name="P83">60, 64.8, or 65 mg</text:p>
          </text:list-item>
          <text:list-item>
            <text:p text:style-name="P83"><draw:frame draw:style-name="fr1" draw:name="graphics24" text:anchor-type="as-char" svg:y="-0.1484in" svg:width="0.15in" svg:height="0.1902in" draw:z-index="41"><draw:image xlink:href="Pictures/10000201000002FD000003DE15FADE2E.png" xlink:type="simple" xlink:show="embed" xlink:actuate="onLoad"/></draw:frame> i </text:p>
          </text:list-item>
          <text:list-item>
            <text:p text:style-name="P83">5 mL</text:p>
          </text:list-item>
          <text:list-item>
            <text:p text:style-name="P83">3 tsp</text:p>
          </text:list-item>
          <text:list-item>
            <text:p text:style-name="P83"><draw:frame draw:style-name="fr2" draw:name="graphics25" text:anchor-type="as-char" svg:width="0.0598in" svg:height="0.1in" draw:z-index="42"><draw:image xlink:href="Pictures/1000020100000016000000257903293B.png" xlink:type="simple" xlink:show="embed" xlink:actuate="onLoad"/></draw:frame> iss</text:p>
          </text:list-item>
          <text:list-item>
            <text:p text:style-name="P83">30, 32.4, or 32.5 mg</text:p>
          </text:list-item>
          <text:list-item>
            <text:p text:style-name="P83"><draw:frame draw:style-name="fr1" draw:name="graphics26" text:anchor-type="as-char" svg:y="-0.1201in" svg:width="0.1402in" svg:height="0.1701in" draw:z-index="43"><draw:image xlink:href="Pictures/10000201000000300000003E21E346E1.png" xlink:type="simple" xlink:show="embed" xlink:actuate="onLoad"/></draw:frame> ii</text:p>
          </text:list-item>
          <text:list-item>
            <text:p text:style-name="P83"><draw:frame draw:style-name="fr2" draw:name="graphics27" text:anchor-type="as-char" svg:width="0.0598in" svg:height="0.1in" draw:z-index="44"><draw:image xlink:href="Pictures/1000020100000016000000257903293B.png" xlink:type="simple" xlink:show="embed" xlink:actuate="onLoad"/></draw:frame> xxiv</text:p>
          </text:list-item>
          <text:list-item>
            <text:p text:style-name="P83"><text:span text:style-name="T16">f</text:span><draw:frame draw:style-name="fr2" draw:name="graphics28" text:anchor-type="as-char" svg:width="0.0598in" svg:height="0.1in" draw:z-index="45"><draw:image xlink:href="Pictures/1000020100000016000000257903293B.png" xlink:type="simple" xlink:show="embed" xlink:actuate="onLoad"/></draw:frame> iiss</text:p>
          </text:list-item>
          <text:list-item>
            <text:p text:style-name="P83"><text:span text:style-name="T16">f</text:span><draw:frame draw:style-name="fr1" draw:name="graphics29" text:anchor-type="as-char" svg:y="-0.1201in" svg:width="0.1402in" svg:height="0.1701in" draw:z-index="46"><draw:image xlink:href="Pictures/10000201000000300000003E21E346E1.png" xlink:type="simple" xlink:show="embed" xlink:actuate="onLoad"/></draw:frame> viii</text:p>
          </text:list-item>
          <text:list-item>
            <text:p text:style-name="P83">10 mL</text:p>
          </text:list-item>
          <text:list-item>
            <text:p text:style-name="P83">180, 194.4, 195 mg</text:p>
          </text:list-item>
          <text:list-item>
            <text:p text:style-name="P83">2.4 mL</text:p>
          </text:list-item>
          <text:list-item>
            <text:p text:style-name="P83">gr 154 or 167</text:p>
          </text:list-item>
          <text:list-item>
            <text:p text:style-name="P83">3600, 3888, or 3900 mg</text:p>
          </text:list-item>
        </text:list>
      </text:section>
      <text:p text:style-name="P4"/>
      <text:p text:style-name="P3">Chapter 8 - Working With Prescriptions</text:p>
      <text:p text:style-name="P4"/>
      <text:p text:style-name="P4">Worksheet 8-1</text:p>
      <text:p text:style-name="P4">As the students are actually making up the prescription statements a good way to check this and create discussion is to have the students translate each others prescriptions.</text:p>
      <text:p text:style-name="P4"/>
      <text:p text:style-name="P4">Worksheet 8-2</text:p>
      <text:list xml:id="list1859418017" text:style-name="L42">
        <text:list-item>
          <text:p text:style-name="P84">This script for Okla Beaty is for one Flonase (fluticasone propionate) Nasal Spray. The instructions read, “Spray once in each nostril every morning.” The refills are written for as needed.</text:p>
        </text:list-item>
        <text:list-item>
          <text:p text:style-name="P84">This script for Okla Beaty is for Nitrostat (nitroglycerin) 1/150 of a grain (0.4 mg) in a vial of 25 sublingual tablets with three refills The instructions read, “Place 1 tablet under the tongue every 5 minutes as needed for chest pain. May repeat 3 times.”</text:p>
        </text:list-item>
        <text:list-item>
          <text:p text:style-name="P84">This script for Okla Beaty is for 30 Nitro-Dur (nitroglycerin) 0.4 mg patches with 3 refills. The instructions read, “Apply 1 patch at 8 A.M. and remove at 10 P.M. daily.” It is noteworthy that the patch is removed at night to provide a nitrate free interval.</text:p>
        </text:list-item>
        <text:list-item>
          <text:p text:style-name="P84">This script for Okla Beaty is for a one month supply of Coumadin (warfarin) 5 mg tablets with no refills. The directions read, “Take ½ tablet on Sunday, Tuesday, Thursday, and Saturday, and take 1 tablet on Monday, Wednesday, and Friday.”</text:p>
        </text:list-item>
        <text:list-item>
          <text:p text:style-name="P84">This prescription for Okla Beaty is for Spiriva (tiotropium) 30 capsules for inhalation with 3 refills. The instructions read, “Inhale 1 capsule by mouth daily.” It is noteworthy that this drug comes with a special inhaler that crushes the capsule so the patient can inhale it. The pharmacy may need to explain to the patient how to use the inhaler upon the initial fill.</text:p>
        </text:list-item>
        <text:list-item>
          <text:p text:style-name="P84">This prescription for Patricia Pearson is for 90 Lipitor (atorvastatin) 10 mg tablets with no refills. The instructions read, “Take 1 tablet by mouth daily.”</text:p>
        </text:list-item>
        <text:list-item>
          <text:p text:style-name="P84"><text:soft-page-break/>This prescription for Patricia Pearson is for a 10 mL vial of Humulin R (regular insulin) with 2 refills. The directions read, “Inject 8 units subcutaneously before breakfast, 8 units before lunch, and 11 units before supper. </text:p>
        </text:list-item>
        <text:list-item>
          <text:p text:style-name="P84">This prescription for Patricia Pearson is for a 10 mL vial of Novolin N (isophane – NPH – insulin) with 5 refills. The instructions read, “Inject 24 units subcutaneously every morning <text:s/>and 22 units subcutaneously every evening.”</text:p>
        </text:list-item>
        <text:list-item>
          <text:p text:style-name="P84">This prescription for Patricia Pearson is for 90 capsules of Cardizem CD (extended release diltiazem) 240 mg with no refills. The instructions read, “Take 1 capsule by mouth daily.”</text:p>
        </text:list-item>
        <text:list-item>
          <text:p text:style-name="P84">This prescription for Patrick Pearson is for a 1 month supply of Hytrin (terazosin) 1 mg <text:s/>capsules with 2 refills. The instructions read, “Take 1 capsule by mouth at bedtime for 3 days, then take 2 at bedtime for 5 days, then take 4 at bedtime thereafter.”</text:p>
        </text:list-item>
        <text:list-item>
          <text:p text:style-name="P84">This prescription for Richard Stallman is for 30 tablets of Ambien (zolpidem tartrate) 5 mg tablets with 1 refill. The instructions read, “Take 1 tablet by mouth at bedtime as needed for sleep.” It is noteworthy that this is a prescription for a schedule 4 controlled substance and therefore Dr. Smith included his DEA number. If you check his DEA number you will find it does validate.</text:p>
        </text:list-item>
        <text:list-item>
          <text:p text:style-name="P84">This prescription for Richard Stallman is for 30 capsules of Adderall XR (amphetamine and dextroamphetamine) 25 mg with no refills. The directions read, “Take 1 capsule by mouth daily.” It is noteworthy that this is a schedule 2 controlled substance and therefore no refills are allowed. Dr. Smiths DEA number does validate.</text:p>
        </text:list-item>
        <text:list-item>
          <text:p text:style-name="P84">This prescription for Richard Stallman is for 100 mL of Augmentin (amoxicillin and clavulanic acid) <text:s/>400 mg amoxicillin and 57 mg clavulanic acid per 5 mL with no refills. The directions read, “Take 1 teaspoonful by mouth every 12 hours for 10 days.” </text:p>
        </text:list-item>
        <text:list-item>
          <text:p text:style-name="P84">This prescription for Richard Stallman is for Tobrex (tobramycin) ophthalmic drops with no refills. The instructions read, “ Place 2 drops into the left eye every 2 hours on day 1 and and place 2 drops every 4 hours on days 2 and 3. Call physician if eye infection persists.”</text:p>
        </text:list-item>
        <text:list-item>
          <text:p text:style-name="P84">This prescription for Richard Stallman is for 180 tablets of Sinemet (carbidopa and levodopa) 25/100 with 5 refills. The instructions read, “Take 2 tablets by mouth three times a day.”</text:p>
        </text:list-item>
        <text:list-item>
          <text:p text:style-name="P84">This prescription for Barbara Ericson is for 9 tablets of Imitrex (sumatriptan) 25 mg with 6 refills. “The instructions read, “Take 1 tablet every 6 hours as needed for migraine.”</text:p>
        </text:list-item>
        <text:list-item>
          <text:p text:style-name="P84">This prescription for Kurt Thomas is for Trusopt (dorzolamide) 2% ophthalmic solution with 6 refills. The instructions are, “Place 1 drop in each eye three times a day.”</text:p>
        </text:list-item>
        <text:list-item>
          <text:p text:style-name="P84">This Prescription for Tania Beltran is for 4 Fosamax (alendronate) 70 mg tablets with refills as needed. The directions read, “Take 1 tablet weekly.”</text:p>
        </text:list-item>
      </text:list>
      <text:p text:style-name="P4"/>
      <text:section text:style-name="Sect2" text:name="Section44">
        <text:p text:style-name="P4">Worksheet 8-3</text:p>
        <text:list xml:id="list433024961" text:style-name="L43">
          <text:list-item>
            <text:p text:style-name="P85">P</text:p>
          </text:list-item>
          <text:list-item>
            <text:p text:style-name="P85">J</text:p>
          </text:list-item>
          <text:list-item>
            <text:p text:style-name="P85">C</text:p>
          </text:list-item>
          <text:list-item>
            <text:p text:style-name="P85">E</text:p>
          </text:list-item>
          <text:list-item>
            <text:p text:style-name="P85">F</text:p>
          </text:list-item>
          <text:list-item>
            <text:p text:style-name="P85">G</text:p>
          </text:list-item>
          <text:list-item>
            <text:p text:style-name="P85">H</text:p>
          </text:list-item>
          <text:list-item>
            <text:p text:style-name="P85">I</text:p>
          </text:list-item>
          <text:list-item>
            <text:p text:style-name="P85">L</text:p>
          </text:list-item>
          <text:list-item>
            <text:p text:style-name="P85">N</text:p>
          </text:list-item>
          <text:list-item>
            <text:p text:style-name="P85">M</text:p>
          </text:list-item>
          <text:list-item>
            <text:p text:style-name="P85">Q</text:p>
          </text:list-item>
          <text:list-item>
            <text:p text:style-name="P85">K</text:p>
          </text:list-item>
          <text:list-item>
            <text:p text:style-name="P85">D</text:p>
          </text:list-item>
          <text:list-item>
            <text:p text:style-name="P85">B</text:p>
          </text:list-item>
          <text:list-item>
            <text:p text:style-name="P85">A</text:p>
          </text:list-item>
          <text:list-item>
            <text:p text:style-name="P85">O</text:p>
          </text:list-item>
          <text:list-item>
            <text:p text:style-name="P85">U</text:p>
          </text:list-item>
          <text:list-item>
            <text:p text:style-name="P85">R</text:p>
          </text:list-item>
          <text:list-item>
            <text:p text:style-name="P85">S</text:p>
          </text:list-item>
          <text:list-item>
            <text:p text:style-name="P85">T</text:p>
          </text:list-item>
          <text:list-item>
            <text:p text:style-name="P85">A</text:p>
          </text:list-item>
          <text:list-item>
            <text:p text:style-name="P85">L</text:p>
          </text:list-item>
          <text:list-item>
            <text:p text:style-name="P85">B</text:p>
          </text:list-item>
          <text:list-item>
            <text:p text:style-name="P85">C</text:p>
          </text:list-item>
          <text:list-item>
            <text:p text:style-name="P85">D</text:p>
          </text:list-item>
          <text:list-item>
            <text:p text:style-name="P85">E</text:p>
          </text:list-item>
          <text:list-item>
            <text:p text:style-name="P85">H</text:p>
          </text:list-item>
          <text:list-item>
            <text:p text:style-name="P85">I</text:p>
          </text:list-item>
          <text:list-item>
            <text:p text:style-name="P85">G</text:p>
          </text:list-item>
          <text:list-item>
            <text:p text:style-name="P85">J</text:p>
          </text:list-item>
          <text:list-item>
            <text:p text:style-name="P85">K</text:p>
          </text:list-item>
          <text:list-item>
            <text:p text:style-name="P85">F</text:p>
          </text:list-item>
          <text:list-item>
            <text:p text:style-name="P85">T</text:p>
          </text:list-item>
          <text:list-item>
            <text:p text:style-name="P85">S</text:p>
          </text:list-item>
          <text:list-item>
            <text:p text:style-name="P85"><text:soft-page-break/>X</text:p>
          </text:list-item>
          <text:list-item>
            <text:p text:style-name="P85">C</text:p>
          </text:list-item>
          <text:list-item>
            <text:p text:style-name="P85">D</text:p>
          </text:list-item>
          <text:list-item>
            <text:p text:style-name="P85">E</text:p>
          </text:list-item>
          <text:list-item>
            <text:p text:style-name="P85">F</text:p>
          </text:list-item>
          <text:list-item>
            <text:p text:style-name="P85">H</text:p>
          </text:list-item>
          <text:list-item>
            <text:p text:style-name="P85">I</text:p>
          </text:list-item>
          <text:list-item>
            <text:p text:style-name="P85">K</text:p>
          </text:list-item>
          <text:list-item>
            <text:p text:style-name="P85">J</text:p>
          </text:list-item>
          <text:list-item>
            <text:p text:style-name="P85">G</text:p>
          </text:list-item>
          <text:list-item>
            <text:p text:style-name="P85">N</text:p>
          </text:list-item>
          <text:list-item>
            <text:p text:style-name="P85">O</text:p>
          </text:list-item>
          <text:list-item>
            <text:p text:style-name="P85">P</text:p>
          </text:list-item>
          <text:list-item>
            <text:p text:style-name="P85">Q</text:p>
          </text:list-item>
          <text:list-item>
            <text:p text:style-name="P85">R</text:p>
          </text:list-item>
          <text:list-item>
            <text:p text:style-name="P85">A</text:p>
          </text:list-item>
          <text:list-item>
            <text:p text:style-name="P85">B</text:p>
          </text:list-item>
          <text:list-item>
            <text:p text:style-name="P85">U</text:p>
          </text:list-item>
          <text:list-item>
            <text:p text:style-name="P85">V</text:p>
          </text:list-item>
          <text:list-item>
            <text:p text:style-name="P85">W</text:p>
          </text:list-item>
          <text:list-item>
            <text:p text:style-name="P85">Y</text:p>
          </text:list-item>
          <text:list-item>
            <text:p text:style-name="P85">L</text:p>
          </text:list-item>
          <text:list-item>
            <text:p text:style-name="P85">M</text:p>
          </text:list-item>
          <text:list-item>
            <text:p text:style-name="P85">E</text:p>
          </text:list-item>
          <text:list-item>
            <text:p text:style-name="P85">N</text:p>
          </text:list-item>
          <text:list-item>
            <text:p text:style-name="P85">B</text:p>
          </text:list-item>
          <text:list-item>
            <text:p text:style-name="P85">Q</text:p>
          </text:list-item>
          <text:list-item>
            <text:p text:style-name="P85">R</text:p>
          </text:list-item>
          <text:list-item>
            <text:p text:style-name="P85">L</text:p>
          </text:list-item>
          <text:list-item>
            <text:p text:style-name="P85">D</text:p>
          </text:list-item>
          <text:list-item>
            <text:p text:style-name="P85">A</text:p>
          </text:list-item>
          <text:list-item>
            <text:p text:style-name="P85">G</text:p>
          </text:list-item>
          <text:list-item>
            <text:p text:style-name="P85">C</text:p>
          </text:list-item>
          <text:list-item>
            <text:p text:style-name="P85">K</text:p>
          </text:list-item>
          <text:list-item>
            <text:p text:style-name="P85">F</text:p>
          </text:list-item>
          <text:list-item>
            <text:p text:style-name="P85">I</text:p>
          </text:list-item>
          <text:list-item>
            <text:p text:style-name="P85">H</text:p>
          </text:list-item>
          <text:list-item>
            <text:p text:style-name="P85">J</text:p>
          </text:list-item>
          <text:list-item>
            <text:p text:style-name="P85">M</text:p>
          </text:list-item>
          <text:list-item>
            <text:p text:style-name="P85">O</text:p>
          </text:list-item>
          <text:list-item>
            <text:p text:style-name="P85">P</text:p>
          </text:list-item>
          <text:list-item>
            <text:p text:style-name="P85">K</text:p>
          </text:list-item>
          <text:list-item>
            <text:p text:style-name="P85">B</text:p>
          </text:list-item>
          <text:list-item>
            <text:p text:style-name="P85">C</text:p>
          </text:list-item>
          <text:list-item>
            <text:p text:style-name="P85">E</text:p>
          </text:list-item>
          <text:list-item>
            <text:p text:style-name="P85">D</text:p>
          </text:list-item>
          <text:list-item>
            <text:p text:style-name="P85">F</text:p>
          </text:list-item>
          <text:list-item>
            <text:p text:style-name="P85">G</text:p>
          </text:list-item>
          <text:list-item>
            <text:p text:style-name="P85">L</text:p>
          </text:list-item>
          <text:list-item>
            <text:p text:style-name="P85">M</text:p>
          </text:list-item>
          <text:list-item>
            <text:p text:style-name="P85">H</text:p>
          </text:list-item>
          <text:list-item>
            <text:p text:style-name="P85">I</text:p>
          </text:list-item>
          <text:list-item>
            <text:p text:style-name="P85">A</text:p>
          </text:list-item>
          <text:list-item>
            <text:p text:style-name="P85">J</text:p>
          </text:list-item>
          <text:list-item>
            <text:p text:style-name="P85">B</text:p>
          </text:list-item>
          <text:list-item>
            <text:p text:style-name="P85">C</text:p>
          </text:list-item>
          <text:list-item>
            <text:p text:style-name="P85">C</text:p>
          </text:list-item>
          <text:list-item>
            <text:p text:style-name="P85">D</text:p>
          </text:list-item>
        </text:list>
      </text:section>
      <text:list xml:id="list1991462713" text:continue-numbering="true" text:style-name="L43">
        <text:list-item>
          <text:p text:style-name="P85">The abbreviation “U” can be misread as the number “0” or “4” or the cursive letters for “cc”.</text:p>
        </text:list-item>
        <text:list-item>
          <text:p text:style-name="P85">Apothecary symbols should be avoided because they can easily be misread as number or other symbols (i.e., the dram symbol looks like a 3, the abbreviation for grain can be misread as gram, and the minim symbol can be misread as milliliter).</text:p>
        </text:list-item>
        <text:list-item>
          <text:p text:style-name="P85">A trailing zero should be avoided because if the decimal is missed it may result in a patient being overdosed.</text:p>
        </text:list-item>
        <text:list-item>
          <text:p text:style-name="P85">Yes, you should place a leading zero before a number that is less than 1 as it will help to emphasize the decimal.</text:p>
        </text:list-item>
      </text:list>
      <text:p text:style-name="P4"/>
      <text:p text:style-name="P3">Chapter 9 - Basic Medication Calculations</text:p>
      <text:p text:style-name="P4"/>
      <text:section text:style-name="Sect2" text:name="Section45">
        <text:p text:style-name="P4">Worksheet 9-1</text:p>
        <text:list xml:id="list596645784" text:style-name="L44">
          <text:list-item>
            <text:p text:style-name="P86">4 capsules/dose</text:p>
          </text:list-item>
          <text:list-item>
            <text:p text:style-name="P86">8 tablets/dose</text:p>
          </text:list-item>
          <text:list-item>
            <text:p text:style-name="P86">6 tablets/dose</text:p>
          </text:list-item>
          <text:list-item>
            <text:p text:style-name="P86">4 capsules/dose</text:p>
          </text:list-item>
          <text:list-item>
            <text:p text:style-name="P86">0.5 tablets/dose</text:p>
          </text:list-item>
          <text:list-item>
            <text:p text:style-name="P86">4 capsules/dose</text:p>
          </text:list-item>
          <text:list-item>
            <text:p text:style-name="P86">4 tablets/dose</text:p>
          </text:list-item>
          <text:list-item>
            <text:p text:style-name="P86">5 tablets/dose</text:p>
          </text:list-item>
          <text:list-item>
            <text:p text:style-name="P86">2 tablets/dose</text:p>
          </text:list-item>
          <text:list-item>
            <text:p text:style-name="P86">2 tablets/dose</text:p>
          </text:list-item>
          <text:list-item>
            <text:p text:style-name="P86">6 tablets/day</text:p>
          </text:list-item>
          <text:list-item>
            <text:p text:style-name="P86">24 tablets/day</text:p>
          </text:list-item>
          <text:list-item>
            <text:p text:style-name="P86">12 tablets/day</text:p>
          </text:list-item>
          <text:list-item>
            <text:p text:style-name="P86">8 capsules/day</text:p>
          </text:list-item>
          <text:list-item>
            <text:p text:style-name="P86">16 capsules/day</text:p>
          </text:list-item>
          <text:list-item>
            <text:p text:style-name="P86">48 tablets/day</text:p>
          </text:list-item>
          <text:list-item>
            <text:p text:style-name="P86">12 tablets/day</text:p>
          </text:list-item>
          <text:list-item>
            <text:p text:style-name="P86">1 tablet/day</text:p>
          </text:list-item>
          <text:list-item>
            <text:p text:style-name="P86">2 tablets/day</text:p>
          </text:list-item>
          <text:list-item>
            <text:p text:style-name="P86">6 tablets/day</text:p>
          </text:list-item>
          <text:list-item>
            <text:p text:style-name="P86">14 tablets</text:p>
          </text:list-item>
          <text:list-item>
            <text:p text:style-name="P86">14 tablets</text:p>
          </text:list-item>
          <text:list-item>
            <text:p text:style-name="P86">21 tablets</text:p>
          </text:list-item>
          <text:list-item>
            <text:p text:style-name="P86">30 tablets</text:p>
          </text:list-item>
          <text:list-item>
            <text:p text:style-name="P86">14 tablets</text:p>
          </text:list-item>
          <text:list-item>
            <text:p text:style-name="P86">12 capsules</text:p>
          </text:list-item>
          <text:list-item>
            <text:p text:style-name="P86">63 tablets</text:p>
          </text:list-item>
          <text:list-item>
            <text:p text:style-name="P86">84 tablets</text:p>
          </text:list-item>
          <text:list-item>
            <text:p text:style-name="P86">540 capsules</text:p>
          </text:list-item>
        </text:list>
      </text:section>
      <text:p text:style-name="P4"/>
      <text:section text:style-name="Sect2" text:name="Section46">
        <text:p text:style-name="P4">Worksheet 9-2</text:p>
        <text:list xml:id="list2158051571" text:style-name="L45">
          <text:list-item>
            <text:p text:style-name="P87">0.75 cc</text:p>
          </text:list-item>
          <text:list-item>
            <text:p text:style-name="P87">0.4 cc</text:p>
          </text:list-item>
          <text:list-item>
            <text:p text:style-name="P87">0.5 cc</text:p>
          </text:list-item>
          <text:list-item>
            <text:p text:style-name="P87">0.4 cc</text:p>
          </text:list-item>
          <text:list-item>
            <text:p text:style-name="P87">1.5 cc</text:p>
          </text:list-item>
          <text:list-item>
            <text:p text:style-name="P87">1.875 cc</text:p>
          </text:list-item>
          <text:list-item>
            <text:p text:style-name="P87">1.6 cc</text:p>
          </text:list-item>
          <text:list-item>
            <text:p text:style-name="P87">0.8 cc</text:p>
          </text:list-item>
          <text:list-item>
            <text:p text:style-name="P87">1.5 mL</text:p>
          </text:list-item>
          <text:list-item>
            <text:p text:style-name="P87">21 mL</text:p>
          </text:list-item>
          <text:list-item>
            <text:p text:style-name="P87">6.5 mL</text:p>
          </text:list-item>
          <text:list-item>
            <text:p text:style-name="P87">1.2 cc</text:p>
          </text:list-item>
          <text:list-item>
            <text:p text:style-name="P87">2.5 cc</text:p>
          </text:list-item>
          <text:list-item>
            <text:p text:style-name="P87">1.5 cc</text:p>
          </text:list-item>
          <text:list-item>
            <text:p text:style-name="P87"><text:soft-page-break/>0.5 cc</text:p>
          </text:list-item>
          <text:list-item>
            <text:p text:style-name="P87">0.15 mL</text:p>
          </text:list-item>
          <text:list-item>
            <text:p text:style-name="P87">0.28 mL</text:p>
          </text:list-item>
          <text:list-item>
            <text:p text:style-name="P87">2.4 mL</text:p>
          </text:list-item>
          <text:list-item>
            <text:p text:style-name="P87">2 cc</text:p>
          </text:list-item>
          <text:list-item>
            <text:p text:style-name="P87">1.5 cc</text:p>
          </text:list-item>
          <text:list-item>
            <text:p text:style-name="P87">0.5 cc</text:p>
          </text:list-item>
          <text:list-item>
            <text:p text:style-name="P87">3.75 cc</text:p>
          </text:list-item>
          <text:list-item>
            <text:p text:style-name="P87">0.75 cc</text:p>
          </text:list-item>
          <text:list-item>
            <text:p text:style-name="P87">8 mL</text:p>
          </text:list-item>
          <text:list-item>
            <text:p text:style-name="P87">22.4 mL</text:p>
          </text:list-item>
        </text:list>
      </text:section>
      <text:p text:style-name="P4"/>
      <text:section text:style-name="Sect2" text:name="Section47">
        <text:p text:style-name="P4">Worksheet 9-3</text:p>
        <text:list xml:id="list1467846804" text:style-name="L46">
          <text:list-item>
            <text:p text:style-name="P88">1.5 g</text:p>
          </text:list-item>
          <text:list-item>
            <text:p text:style-name="P88">10%</text:p>
          </text:list-item>
          <text:list-item>
            <text:p text:style-name="P88">50 cc</text:p>
          </text:list-item>
          <text:list-item>
            <text:p text:style-name="P88">1.5 g</text:p>
          </text:list-item>
          <text:list-item>
            <text:p text:style-name="P88">10%</text:p>
          </text:list-item>
          <text:list-item>
            <text:p text:style-name="P88">150 cc</text:p>
          </text:list-item>
          <text:list-item>
            <text:p text:style-name="P88">1.6 g</text:p>
          </text:list-item>
          <text:list-item>
            <text:p text:style-name="P88">0.5 g</text:p>
          </text:list-item>
          <text:list-item>
            <text:p text:style-name="P88">20%</text:p>
          </text:list-item>
          <text:list-item>
            <text:p text:style-name="P88">1%</text:p>
          </text:list-item>
          <text:list-item>
            <text:p text:style-name="P88">200 cc</text:p>
          </text:list-item>
          <text:list-item>
            <text:p text:style-name="P88">300 mL</text:p>
          </text:list-item>
          <text:list-item>
            <text:p text:style-name="P88">50 cc</text:p>
          </text:list-item>
          <text:list-item>
            <text:p text:style-name="P88">4.5 g</text:p>
          </text:list-item>
          <text:list-item>
            <text:p text:style-name="P88">62.5%</text:p>
          </text:list-item>
        </text:list>
      </text:section>
      <text:p text:style-name="P4"/>
      <text:section text:style-name="Sect2" text:name="Section48">
        <text:p text:style-name="P4">Worksheet 9-4</text:p>
        <text:list xml:id="list625145149" text:style-name="L47">
          <text:list-item>
            <text:p text:style-name="P89">192.3 mL</text:p>
          </text:list-item>
          <text:list-item>
            <text:p text:style-name="P89">10 mL</text:p>
          </text:list-item>
          <text:list-item>
            <text:p text:style-name="P89">8 mL</text:p>
          </text:list-item>
          <text:list-item>
            <text:p text:style-name="P89">5 mL</text:p>
          </text:list-item>
          <text:list-item>
            <text:p text:style-name="P89">10 mL</text:p>
          </text:list-item>
          <text:list-item>
            <text:p text:style-name="P89">2.25 g</text:p>
          </text:list-item>
          <text:list-item>
            <text:p text:style-name="P89">1 g</text:p>
          </text:list-item>
          <text:list-item>
            <text:p text:style-name="P89">4 mL</text:p>
          </text:list-item>
          <text:list-item>
            <text:p text:style-name="P89">250 mL</text:p>
          </text:list-item>
          <text:list-item>
            <text:p text:style-name="P89">½ tablespoon</text:p>
          </text:list-item>
        </text:list>
      </text:section>
      <text:p text:style-name="P4"/>
      <text:section text:style-name="Sect2" text:name="Section49">
        <text:p text:style-name="P4">Worksheet 9-5</text:p>
        <text:list xml:id="list858148672" text:style-name="L48">
          <text:list-item>
            <text:p text:style-name="P90">2 tablets/dose</text:p>
          </text:list-item>
          <text:list-item>
            <text:p text:style-name="P90">3 tablets/dose</text:p>
          </text:list-item>
          <text:list-item>
            <text:p text:style-name="P90">2 tablets/dose</text:p>
          </text:list-item>
          <text:list-item>
            <text:p text:style-name="P90">1.5 tablets/dose</text:p>
          </text:list-item>
          <text:list-item>
            <text:p text:style-name="P90">1 capsule/dose</text:p>
          </text:list-item>
          <text:list-item>
            <text:p text:style-name="P90">8 tablets/day</text:p>
          </text:list-item>
          <text:list-item>
            <text:p text:style-name="P90">1 tablet/day</text:p>
          </text:list-item>
          <text:list-item>
            <text:p text:style-name="P90">8 capsules/day</text:p>
          </text:list-item>
          <text:list-item>
            <text:p text:style-name="P90">15 tablets/day</text:p>
          </text:list-item>
          <text:list-item>
            <text:p text:style-name="P90">2 capsules/day</text:p>
          </text:list-item>
          <text:list-item>
            <text:p text:style-name="P90">0.6 cc</text:p>
          </text:list-item>
          <text:list-item>
            <text:p text:style-name="P90">0.4 cc</text:p>
          </text:list-item>
          <text:list-item>
            <text:p text:style-name="P90">1.5 cc</text:p>
          </text:list-item>
          <text:list-item>
            <text:p text:style-name="P90">0.8 cc</text:p>
          </text:list-item>
          <text:list-item>
            <text:p text:style-name="P90">2.5 cc</text:p>
          </text:list-item>
          <text:list-item>
            <text:p text:style-name="P90">0.8 g</text:p>
          </text:list-item>
          <text:list-item>
            <text:p text:style-name="P90">3%</text:p>
          </text:list-item>
          <text:list-item>
            <text:p text:style-name="P90">90 mL</text:p>
          </text:list-item>
          <text:list-item>
            <text:p text:style-name="P90">0.5 g</text:p>
          </text:list-item>
          <text:list-item>
            <text:p text:style-name="P90">10%</text:p>
          </text:list-item>
        </text:list>
      </text:section>
      <text:p text:style-name="P4"/>
      <text:p text:style-name="P3">Chapter 10 - Basic Infusion Calculations</text:p>
      <text:p text:style-name="P4"/>
      <text:section text:style-name="Sect2" text:name="Section50">
        <text:p text:style-name="P4">Worksheet 10-1</text:p>
        <text:list xml:id="list2122699362" text:style-name="L49">
          <text:list-item>
            <text:p text:style-name="P91">8 cc of 50% stock solution; 32 cc of diluent</text:p>
          </text:list-item>
          <text:list-item>
            <text:p text:style-name="P91">400 cc of 25% stock solution; 600 cc of diluent</text:p>
          </text:list-item>
          <text:list-item>
            <text:p text:style-name="P91">200 mL of 50% stock solution; 300 ml of diluent</text:p>
          </text:list-item>
          <text:list-item>
            <text:p text:style-name="P91">25 mL of 40% stock solution; 475 mL of diluent</text:p>
          </text:list-item>
          <text:list-item>
            <text:p text:style-name="P91">80 cc of 20% stock solution; 120 cc of diluent</text:p>
          </text:list-item>
          <text:list-item>
            <text:p text:style-name="P91">5 cc of 40% stock solution; 15 cc of diluent</text:p>
          </text:list-item>
          <text:list-item>
            <text:p text:style-name="P91">102.7 mL of 14.6% sodium chloride; 397.3 mL sterile water for injection</text:p>
          </text:list-item>
          <text:list-item>
            <text:p text:style-name="P91">100 mL of 50% mannitol; 150 mL of diluent</text:p>
          </text:list-item>
          <text:list-item>
            <text:p text:style-name="P91">24 mL of 10% povidone-iodine; 216 mL of diluent</text:p>
          </text:list-item>
          <text:list-item>
            <text:p text:style-name="P91">42 mL of 5.95% sodium hypochlorite solution; 958 mL of diluent</text:p>
          </text:list-item>
          <text:list-item>
            <text:p text:style-name="P91">0.61%</text:p>
          </text:list-item>
          <text:list-item>
            <text:p text:style-name="P91">167 mL of 70% dextrose solution; 833 mL of 40% dextrose solution</text:p>
          </text:list-item>
        </text:list>
      </text:section>
      <text:p text:style-name="P4"/>
      <text:section text:style-name="Sect2" text:name="Section51">
        <text:p text:style-name="P4">Worksheet 10-2</text:p>
        <text:list xml:id="list1499018486" text:style-name="L50">
          <text:list-item>
            <text:p text:style-name="P92">31 gtt/min</text:p>
          </text:list-item>
          <text:list-item>
            <text:p text:style-name="P92">42 gtt/min</text:p>
          </text:list-item>
          <text:list-item>
            <text:p text:style-name="P92">21 gtt/min</text:p>
          </text:list-item>
          <text:list-item>
            <text:p text:style-name="P92">26 gtt/min</text:p>
          </text:list-item>
          <text:list-item>
            <text:p text:style-name="P92">150 mL/hr</text:p>
          </text:list-item>
          <text:list-item>
            <text:p text:style-name="P92">64.75 mL/hr</text:p>
          </text:list-item>
          <text:list-item>
            <text:p text:style-name="P92">25 minutes</text:p>
          </text:list-item>
          <text:list-item>
            <text:p text:style-name="P92">0300 on Wednesday</text:p>
          </text:list-item>
          <text:list-item>
            <text:p text:style-name="P92">10 mL/hr</text:p>
          </text:list-item>
          <text:list-item>
            <text:p text:style-name="P92">approximately midnight (0000)</text:p>
          </text:list-item>
          <text:list-item>
            <text:p text:style-name="P92">While technically either tubing set could be used, it would probably be easier to time 50 drops/minute with the microdrip tubing than 8 drops/minute with the other tubing.</text:p>
          </text:list-item>
        </text:list>
      </text:section>
      <text:p text:style-name="P4"/>
      <text:section text:style-name="Sect2" text:name="Section52">
        <text:p text:style-name="P4">Worksheet 10-3</text:p>
        <text:list xml:id="list991696007" text:style-name="L51">
          <text:list-item>
            <text:p text:style-name="P93">37.5 mL</text:p>
          </text:list-item>
          <text:list-item>
            <text:p text:style-name="P93">0.18 mL</text:p>
          </text:list-item>
          <text:list-item>
            <text:p text:style-name="P93"><text:soft-page-break/>5.8 mL</text:p>
          </text:list-item>
          <text:list-item>
            <text:p text:style-name="P93">12.5 mL</text:p>
          </text:list-item>
          <text:list-item>
            <text:p text:style-name="P93">1.6 mL</text:p>
          </text:list-item>
          <text:list-item>
            <text:p text:style-name="P93"/>
            <text:list>
              <text:list-item>
                <text:p text:style-name="P93">2850 mg</text:p>
              </text:list-item>
              <text:list-item>
                <text:p text:style-name="P93">11,799 mg</text:p>
              </text:list-item>
            </text:list>
          </text:list-item>
          <text:list-item>
            <text:p text:style-name="P93"/>
            <text:list>
              <text:list-item>
                <text:p text:style-name="P93">1400 mg</text:p>
              </text:list-item>
              <text:list-item>
                <text:p text:style-name="P93">700 mg</text:p>
              </text:list-item>
            </text:list>
          </text:list-item>
          <text:list-item>
            <text:p text:style-name="P93">117,273 units</text:p>
          </text:list-item>
        </text:list>
      </text:section>
      <text:p text:style-name="P4"/>
      <text:section text:style-name="Sect2" text:name="Section53">
        <text:p text:style-name="P4">Worksheet 10-4</text:p>
        <text:list xml:id="list1160171048" text:style-name="L52">
          <text:list-item>
            <text:p text:style-name="P94">470 mcg</text:p>
          </text:list-item>
          <text:list-item>
            <text:p text:style-name="P94"/>
            <text:list>
              <text:list-item>
                <text:p text:style-name="P94">50 mg</text:p>
              </text:list-item>
              <text:list-item>
                <text:p text:style-name="P94">12.5 mL</text:p>
              </text:list-item>
              <text:list-item>
                <text:p text:style-name="P94">1 vial</text:p>
              </text:list-item>
            </text:list>
          </text:list-item>
          <text:list-item>
            <text:p text:style-name="P94">768 mL</text:p>
          </text:list-item>
          <text:list-item>
            <text:p text:style-name="P94">1 mL</text:p>
          </text:list-item>
          <text:list-item>
            <text:p text:style-name="P94">6.56 g</text:p>
          </text:list-item>
        </text:list>
      </text:section>
      <text:p text:style-name="P4"/>
      <text:section text:style-name="Sect2" text:name="Section54">
        <text:p text:style-name="P4">Worksheet 10-5</text:p>
        <text:list xml:id="list2087946994" text:style-name="L53">
          <text:list-item>
            <text:p text:style-name="P95"/>
            <text:list>
              <text:list-item>
                <text:p text:style-name="P95">12.7 mg</text:p>
              </text:list-item>
              <text:list-item>
                <text:p text:style-name="P95">14.6 mg</text:p>
              </text:list-item>
              <text:list-item>
                <text:p text:style-name="P95">2.3 mg</text:p>
              </text:list-item>
              <text:list-item>
                <text:p text:style-name="P95">36.4 mg</text:p>
              </text:list-item>
            </text:list>
          </text:list-item>
          <text:list-item>
            <text:p text:style-name="P95"/>
            <text:list>
              <text:list-item>
                <text:p text:style-name="P95">25 mg</text:p>
              </text:list-item>
              <text:list-item>
                <text:p text:style-name="P95">20.8 mg</text:p>
              </text:list-item>
              <text:list-item>
                <text:p text:style-name="P95">21.3 mg</text:p>
              </text:list-item>
              <text:list-item>
                <text:p text:style-name="P95">36.4 mg</text:p>
              </text:list-item>
            </text:list>
          </text:list-item>
          <text:list-item>
            <text:p text:style-name="P95"/>
            <text:list>
              <text:list-item>
                <text:p text:style-name="P95">125 mg</text:p>
              </text:list-item>
              <text:list-item>
                <text:p text:style-name="P95">127.5 mg</text:p>
              </text:list-item>
              <text:list-item>
                <text:p text:style-name="P95">146.7 mg</text:p>
              </text:list-item>
              <text:list-item>
                <text:p text:style-name="P95">100 mg</text:p>
              </text:list-item>
            </text:list>
          </text:list-item>
        </text:list>
      </text:section>
      <text:p text:style-name="P4"/>
      <text:section text:style-name="Sect2" text:name="Section55">
        <text:p text:style-name="P4">Worksheet 10-6</text:p>
        <text:list xml:id="list1256048264" text:style-name="L54">
          <text:list-item>
            <text:p text:style-name="P96">51.4 mL of 14.6% sodium chloride; 198.6 mL sterile water for injection</text:p>
          </text:list-item>
          <text:list-item>
            <text:p text:style-name="P96">12.5 mL of 2% stock solution</text:p>
          </text:list-item>
          <text:list-item>
            <text:p text:style-name="P96">1316 mL of 95% ethyl alcohol; 1184 mL of NS</text:p>
          </text:list-item>
          <text:list-item>
            <text:p text:style-name="P96">6 mL of 10% cyclosporine solution</text:p>
          </text:list-item>
          <text:list-item>
            <text:p text:style-name="P96">18 mL of 5% potassium permanganate stock solution; 162 mL of diluent</text:p>
          </text:list-item>
          <text:list-item>
            <text:p text:style-name="P96">56 gtt/min</text:p>
          </text:list-item>
          <text:list-item>
            <text:p text:style-name="P96">125 mL/hr</text:p>
          </text:list-item>
          <text:list-item>
            <text:p text:style-name="P96">31 gtt/min</text:p>
          </text:list-item>
          <text:list-item>
            <text:p text:style-name="P96">15 minutes</text:p>
          </text:list-item>
          <text:list-item>
            <text:p text:style-name="P96">21 gtt/min</text:p>
          </text:list-item>
          <text:list-item>
            <text:p text:style-name="P96">0.66 mg</text:p>
          </text:list-item>
          <text:list-item>
            <text:p text:style-name="P96">19.9 mg</text:p>
          </text:list-item>
          <text:list-item>
            <text:p text:style-name="P96">5.727 g</text:p>
          </text:list-item>
          <text:list-item>
            <text:p text:style-name="P96">45 mL</text:p>
          </text:list-item>
          <text:list-item>
            <text:p text:style-name="P96">9.4 mL</text:p>
          </text:list-item>
          <text:list-item>
            <text:p text:style-name="P96">117 mg</text:p>
          </text:list-item>
          <text:list-item>
            <text:p text:style-name="P96">2 mg</text:p>
          </text:list-item>
          <text:list-item>
            <text:p text:style-name="P96"/>
            <text:list>
              <text:list-item>
                <text:p text:style-name="P96">1485 mg</text:p>
              </text:list-item>
              <text:list-item>
                <text:p text:style-name="P96">29.7 mL</text:p>
              </text:list-item>
              <text:list-item>
                <text:p text:style-name="P96">3 vials</text:p>
              </text:list-item>
            </text:list>
          </text:list-item>
          <text:list-item>
            <text:p text:style-name="P96">864 mL</text:p>
          </text:list-item>
          <text:list-item>
            <text:p text:style-name="P96">670 mg</text:p>
          </text:list-item>
          <text:list-item>
            <text:p text:style-name="P96">Young's rule</text:p>
          </text:list-item>
          <text:list-item>
            <text:p text:style-name="P96">113.6 mg</text:p>
          </text:list-item>
          <text:list-item>
            <text:p text:style-name="P96">133.5 mg</text:p>
          </text:list-item>
          <text:list-item>
            <text:p text:style-name="P96">133.3 mg</text:p>
          </text:list-item>
          <text:list-item>
            <text:p text:style-name="P96">171.4 mg</text:p>
          </text:list-item>
          <text:list-item>
            <text:p text:style-name="P96">166.7 mg</text:p>
          </text:list-item>
        </text:list>
      </text:section>
      <text:p text:style-name="P4"/>
      <text:p text:style-name="P3">Chapter 11 - Day's Supply</text:p>
      <text:p text:style-name="P4"/>
      <text:section text:style-name="Sect2" text:name="Section56">
        <text:p text:style-name="P4">Worksheet 11-1</text:p>
        <text:list xml:id="list2048447299" text:style-name="L55">
          <text:list-item>
            <text:p text:style-name="P97">30 days</text:p>
          </text:list-item>
          <text:list-item>
            <text:p text:style-name="P97">6 days</text:p>
          </text:list-item>
          <text:list-item>
            <text:p text:style-name="P97">10 days</text:p>
          </text:list-item>
          <text:list-item>
            <text:p text:style-name="P97">30 days</text:p>
          </text:list-item>
          <text:list-item>
            <text:p text:style-name="P97">50 days</text:p>
          </text:list-item>
          <text:list-item>
            <text:p text:style-name="P97">12 days</text:p>
          </text:list-item>
          <text:list-item>
            <text:p text:style-name="P97">90 days</text:p>
          </text:list-item>
          <text:list-item>
            <text:p text:style-name="P97">13 days</text:p>
          </text:list-item>
          <text:list-item>
            <text:p text:style-name="P97">30 days</text:p>
          </text:list-item>
          <text:list-item>
            <text:p text:style-name="P97">14 days</text:p>
          </text:list-item>
          <text:list-item>
            <text:p text:style-name="P97">Many pharmacies would enter it as 5 days even though it works to 4.<text:span text:style-name="T14">6</text:span> days.</text:p>
          </text:list-item>
          <text:list-item>
            <text:p text:style-name="P97">28 days</text:p>
          </text:list-item>
          <text:list-item>
            <text:p text:style-name="P97">30 days</text:p>
          </text:list-item>
          <text:list-item>
            <text:p text:style-name="P97">27 days</text:p>
          </text:list-item>
          <text:list-item>
            <text:p text:style-name="P97">15 days</text:p>
          </text:list-item>
          <text:list-item>
            <text:p text:style-name="P97">30 days</text:p>
          </text:list-item>
          <text:list-item>
            <text:p text:style-name="P97">5 days</text:p>
          </text:list-item>
          <text:list-item>
            <text:p text:style-name="P97">18 days</text:p>
          </text:list-item>
          <text:list-item>
            <text:p text:style-name="P97">25 days</text:p>
          </text:list-item>
          <text:list-item>
            <text:p text:style-name="P97">100 days</text:p>
          </text:list-item>
          <text:list-item>
            <text:p text:style-name="P97">60 days</text:p>
          </text:list-item>
          <text:list-item>
            <text:p text:style-name="P97">30 days</text:p>
          </text:list-item>
          <text:list-item>
            <text:p text:style-name="P97">6 days</text:p>
          </text:list-item>
          <text:list-item>
            <text:p text:style-name="P97">90 days</text:p>
          </text:list-item>
          <text:list-item>
            <text:p text:style-name="P97">Even though there is enough gel for 7 days, the script is for 5 days.</text:p>
          </text:list-item>
          <text:list-item>
            <text:p text:style-name="P97">Even though there is enough for 11 days, the script is for 10 days.</text:p>
          </text:list-item>
          <text:list-item>
            <text:p text:style-name="P97">14 days</text:p>
          </text:list-item>
          <text:list-item>
            <text:p text:style-name="P97">30 days</text:p>
          </text:list-item>
          <text:list-item>
            <text:p text:style-name="P97">30 days</text:p>
          </text:list-item>
          <text:list-item>
            <text:p text:style-name="P97">10 days</text:p>
          </text:list-item>
          <text:list-item>
            <text:p text:style-name="P97">30 days</text:p>
          </text:list-item>
          <text:list-item>
            <text:p text:style-name="P97">60 days</text:p>
          </text:list-item>
          <text:list-item>
            <text:p text:style-name="P97">16 days (many places automatically enter prn inhalers for 30 days)</text:p>
          </text:list-item>
          <text:list-item>
            <text:p text:style-name="P97">100 days</text:p>
          </text:list-item>
          <text:list-item>
            <text:p text:style-name="P97">84 days</text:p>
          </text:list-item>
          <text:list-item>
            <text:p text:style-name="P97"><text:soft-page-break/>7 days</text:p>
          </text:list-item>
          <text:list-item>
            <text:p text:style-name="P97">90 days</text:p>
          </text:list-item>
          <text:list-item>
            <text:p text:style-name="P97">100 days</text:p>
          </text:list-item>
          <text:list-item>
            <text:p text:style-name="P97">30 days</text:p>
          </text:list-item>
          <text:list-item>
            <text:p text:style-name="P97">30 days</text:p>
          </text:list-item>
          <text:list-item>
            <text:p text:style-name="P97">Even though there is enough cream for 9 days, the script is for 7 days.</text:p>
          </text:list-item>
          <text:list-item>
            <text:p text:style-name="P97">6 days</text:p>
          </text:list-item>
          <text:list-item>
            <text:p text:style-name="P97">12 days</text:p>
          </text:list-item>
          <text:list-item>
            <text:p text:style-name="P97">90 days</text:p>
          </text:list-item>
          <text:list-item>
            <text:p text:style-name="P97">12 days</text:p>
          </text:list-item>
          <text:list-item>
            <text:p text:style-name="P97">30 days</text:p>
          </text:list-item>
          <text:list-item>
            <text:p text:style-name="P97">10 days</text:p>
          </text:list-item>
          <text:list-item>
            <text:p text:style-name="P97">28 days</text:p>
          </text:list-item>
          <text:list-item>
            <text:p text:style-name="P97">5 days</text:p>
          </text:list-item>
          <text:list-item>
            <text:p text:style-name="P97">30 days</text:p>
          </text:list-item>
        </text:list>
      </text:section>
      <text:p text:style-name="P4"/>
      <text:section text:style-name="Sect3" text:name="Section57">
        <text:p text:style-name="P4">Worksheet 11-2</text:p>
        <text:list xml:id="list1879750107" text:style-name="L56">
          <text:list-item>
            <text:p text:style-name="P98">Dispense 1 inhaler at a time with 3 refills and no partials.</text:p>
          </text:list-item>
          <text:list-item>
            <text:p text:style-name="P98">Dispense 5 boxes at a time with 5 refills and no partials.</text:p>
          </text:list-item>
          <text:list-item>
            <text:p text:style-name="P98">Dispense 60 capsules at a time with 5 refills and no partials.</text:p>
          </text:list-item>
          <text:list-item>
            <text:p text:style-name="P98">Dispense 30 tablets at a time with 11 refills and no partials.</text:p>
          </text:list-item>
          <text:list-item>
            <text:p text:style-name="P98">Dispense 1 bottle at a time with 2 refills and no partials.</text:p>
          </text:list-item>
          <text:list-item>
            <text:p text:style-name="P98">Dispense 4 tablets at a time with 2 refills and no partials.</text:p>
          </text:list-item>
          <text:list-item>
            <text:p text:style-name="P98">Dispense 120 tablets at a time with 5 refills and no partials.</text:p>
          </text:list-item>
          <text:list-item>
            <text:p text:style-name="P98">Dispense 1 vial at a time with 2 refills and no partials.</text:p>
          </text:list-item>
          <text:list-item>
            <text:p text:style-name="P98">Dispense 30 tablets at a time with 9 refills and no partials.</text:p>
          </text:list-item>
          <text:list-item>
            <text:p text:style-name="P98">Dispense 2 vials at a time with 2 refills and no partials.</text:p>
          </text:list-item>
          <text:list-item>
            <text:p text:style-name="P98">Dispense 30 tablets at a time with 5 refills and a partial of 20 tablets.</text:p>
          </text:list-item>
          <text:list-item>
            <text:p text:style-name="P98">Dispense 30 capsules at a time with 1 refill and no partials.</text:p>
          </text:list-item>
          <text:list-item>
            <text:p text:style-name="P98">Dispense 30 tablets at a time with 5 refills and no partials.</text:p>
          </text:list-item>
          <text:list-item>
            <text:p text:style-name="P98">Dispense 30 tablets at a time with 9 refills and no partials.</text:p>
          </text:list-item>
          <text:list-item>
            <text:p text:style-name="P98">Dispense 60 capsules at a time with 2 refills and partial of 44 capsules.</text:p>
          </text:list-item>
          <text:list-item>
            <text:p text:style-name="P98">Dispense 30 patches at a time with 2 refills and no partials.</text:p>
          </text:list-item>
          <text:list-item>
            <text:p text:style-name="P98">Dispense 1 bottle at a time with 11 refills and no partials.</text:p>
          </text:list-item>
          <text:list-item>
            <text:p text:style-name="P98">Dispense 1 bottle at a time with 2 refills and no partials.</text:p>
          </text:list-item>
          <text:list-item>
            <text:p text:style-name="P98">Dispense 30 tablets at a time with 9 refills and no partials.</text:p>
          </text:list-item>
          <text:list-item>
            <text:p text:style-name="P98">Dispense 90 tablets at a time with 5 refills and no partials.</text:p>
          </text:list-item>
          <text:list-item>
            <text:p text:style-name="P98">Dispense 30 tablets at a time with 9 refills and no partials.</text:p>
          </text:list-item>
          <text:list-item>
            <text:p text:style-name="P98">Dispense 30 tablets at a time with 11 refills and no partials.</text:p>
          </text:list-item>
          <text:list-item>
            <text:p text:style-name="P98">Dispense 5 bottles at a time with 2 refills and a partial of 3 bottles.</text:p>
          </text:list-item>
          <text:list-item>
            <text:p text:style-name="P98">Dispense 90 tablets at a time with 5 refills and no partials.</text:p>
          </text:list-item>
          <text:list-item>
            <text:p text:style-name="P98">Dispense 60 tablets at a time with no refills and a partial of 40 tablets.</text:p>
          </text:list-item>
        </text:list>
      </text:section>
      <text:p text:style-name="P4"/>
      <text:p text:style-name="P3">Chapter 12 - Compounding Math</text:p>
      <text:p text:style-name="P4"/>
      <text:p text:style-name="P4">Worksheet 12-1</text:p>
      <text:list xml:id="list1111350939" text:style-name="L57">
        <text:list-item>
          <text:p text:style-name="P99">Add 34 mL of water each time.</text:p>
        </text:list-item>
        <text:list-item>
          <text:p text:style-name="P99">4 mL clindamycin phosphate; 56 mL of Cetaphil Lotion</text:p>
        </text:list-item>
        <text:list-item>
          <text:p text:style-name="P99">40.8 mL diphenhydramine elixir; 12 mL lidocaine viscous; 48 mL nystatin suspension; 12.48 mL erythromycin ethyl succinate suspension; 6.72 mL cherry syrup</text:p>
        </text:list-item>
        <text:list-item>
          <text:p text:style-name="P99">8 capsules</text:p>
        </text:list-item>
        <text:list-item>
          <text:p text:style-name="P99">250 mL of each ingredient</text:p>
        </text:list-item>
        <text:list-item>
          <text:p text:style-name="P99">4.5 g ibuprofen powder</text:p>
        </text:list-item>
        <text:list-item>
          <text:p text:style-name="P99">5 capsules</text:p>
        </text:list-item>
        <text:list-item>
          <text:p text:style-name="P99">2.4 g testosterone; 5.2 g menthol; 112.4 g hydrophilic petrolatum</text:p>
        </text:list-item>
        <text:list-item>
          <text:p text:style-name="P99">3.4 g cholesterol; 3.4 g stearyl alcohol; 9.1 g white wax; 97.7 g white petrolatum <text:span text:style-name="T16">or</text:span> 3.6 g <text:soft-page-break/>cholesterol; 3.6 g stearyl alcohol; 9.6 g white wax; 103.2 g white petrolatum</text:p>
        </text:list-item>
        <text:list-item>
          <text:p text:style-name="P99">20 metfromin tablets; 100 mL Ora-Plus; 100 mL Ora-Sweet</text:p>
        </text:list-item>
      </text:list>
      <text:p text:style-name="P4"/>
      <text:p text:style-name="P4">Worksheet 12-2</text:p>
      <text:list xml:id="list1088047775" text:style-name="L58">
        <text:list-item>
          <text:p text:style-name="P100">4% diclofenac sodium</text:p>
        </text:list-item>
        <text:list-item>
          <text:p text:style-name="P100">2.4 g glycopyrrolate; 2.3 mL benzyl alcohol; qs 240 mL purified water</text:p>
        </text:list-item>
        <text:list-item>
          <text:p text:style-name="P100">120 tablets</text:p>
        </text:list-item>
        <text:list-item>
          <text:p text:style-name="P100">25 g potassium bromide</text:p>
        </text:list-item>
        <text:list-item>
          <text:p text:style-name="P100">1% hydrocortisone</text:p>
        </text:list-item>
        <text:list-item>
          <text:p text:style-name="P100">9.6 mL promethazine; 125 mL codeine; 105.4 mL cherry syrup</text:p>
        </text:list-item>
        <text:list-item>
          <text:p text:style-name="P100">60 tablets</text:p>
        </text:list-item>
        <text:list-item>
          <text:p text:style-name="P100">4 tablets</text:p>
        </text:list-item>
        <text:list-item>
          <text:p text:style-name="P100">6 capsules</text:p>
        </text:list-item>
        <text:list-item>
          <text:p text:style-name="P100">160 mL nystatin; 16 mL gentamicin; 8 mL colistimethate</text:p>
        </text:list-item>
        <text:list-item>
          <text:p text:style-name="P100">12 acetazolamide tablets; 60 mL Ora-Plus; 60 mL Ora-Sweet</text:p>
        </text:list-item>
        <text:list-item>
          <text:p text:style-name="P100">24 amlodipine tablets; 60 mL Ora-Plus; 60 mL Ora-Sweet</text:p>
        </text:list-item>
        <text:list-item>
          <text:p text:style-name="P100">12 tablets</text:p>
        </text:list-item>
        <text:list-item>
          <text:p text:style-name="P100">120 tablets</text:p>
        </text:list-item>
        <text:list-item>
          <text:p text:style-name="P100">15 tablets</text:p>
        </text:list-item>
      </text:list>
      <text:p text:style-name="P4"/>
      <text:p text:style-name="P4">Worksheet 12-3</text:p>
      <text:list xml:id="list2118474701" text:style-name="L59">
        <text:list-item>
          <text:p text:style-name="P101">Add 30 mL of water initially to wet powder, then add another 60 mL</text:p>
        </text:list-item>
        <text:list-item>
          <text:p text:style-name="P101">20 mL Donnatal elixir; 20 mL lidocaine viscous; 80 mL Mylanta</text:p>
        </text:list-item>
        <text:list-item>
          <text:p text:style-name="P101">5.68 g ichthammol; 5.68 g lanolin; 45.44 g white petrolatum <text:span text:style-name="T16">or</text:span> 6 g ichthammol; 6 g lanolin; 48 g white petrolatum</text:p>
        </text:list-item>
        <text:list-item>
          <text:p text:style-name="P101">38.4 g zinc oxide; 1.2 g menthol; 2.4 g phenol; 220.8 mL calcium hydroxide solution; qs ad 480 mL olive oil</text:p>
        </text:list-item>
        <text:list-item>
          <text:p text:style-name="P101">4.8 g diclofenac sodium; 55.2 g Pentravan cream</text:p>
        </text:list-item>
        <text:list-item>
          <text:p text:style-name="P101">30 tetracycline capsules; 150 mL Ora-Plus; 150 mL Ora-Sweet</text:p>
        </text:list-item>
        <text:list-item>
          <text:p text:style-name="P101">120 mg benzocaine; 12 g powdered sugar; 840 mg acacia; 6 drops food coloring; 6 drops flavoring</text:p>
        </text:list-item>
        <text:list-item>
          <text:p text:style-name="P101">0.91 mL</text:p>
        </text:list-item>
        <text:list-item>
          <text:p text:style-name="P101">12.5 g erythromycin concentrate; 37.5 g ophthalmic base; 0.5% erythromycin</text:p>
        </text:list-item>
        <text:list-item>
          <text:p text:style-name="P101">12 clonazepam tablets; 60 mL Ora-Plus; 60 mL Ora-Sweet</text:p>
        </text:list-item>
        <text:list-item>
          <text:p text:style-name="P101">12 tablets</text:p>
        </text:list-item>
        <text:list-item>
          <text:p text:style-name="P101">30 bethanechol tablets; 30 mL Ora-Plus; 30 mL Ora-Sweet</text:p>
        </text:list-item>
        <text:list-item>
          <text:p text:style-name="P101"><text:s/></text:p>
          <text:list>
            <text:list-item>
              <text:p text:style-name="P101">15 mL</text:p>
            </text:list-item>
            <text:list-item>
              <text:p text:style-name="P101">240 mL</text:p>
            </text:list-item>
            <text:list-item>
              <text:p text:style-name="P101">240 tablets</text:p>
            </text:list-item>
          </text:list>
        </text:list-item>
        <text:list-item>
          <text:p text:style-name="P101">40 diltiazem tablets; 150 mL Ora-Plus; 150 mL Ora-Sweet</text:p>
        </text:list-item>
        <text:list-item>
          <text:p text:style-name="P101">1.8 g gabapentin; 0.72 g xanthum gum; 1.35 g stevia; 1.35 g acesulfame; 0.18 g sodium saccharin; 0.36 mL magnasweet solution; 0.18 mL citric acid; 0.9 g sodium chloride; 1.8 mL bitter stopping agent flavor; 3.6 mL glycerin; 5.4 mL chicken flavor; qs 180 mL bacteriostatic water</text:p>
        </text:list-item>
      </text:list>
      <text:p text:style-name="P4"/>
      <text:p text:style-name="P4">Worksheet 12-4</text:p>
      <text:list xml:id="list1866836335" text:style-name="L60">
        <text:list-item>
          <text:p text:style-name="P102"><text:soft-page-break/>5.7%</text:p>
        </text:list-item>
        <text:list-item>
          <text:p text:style-name="P102">crush and triturate 12 tablets then weigh out 3.71 grams</text:p>
        </text:list-item>
        <text:list-item>
          <text:p text:style-name="P102">2.4 g procaine; 25.24 g cocoa butter</text:p>
        </text:list-item>
        <text:list-item>
          <text:p text:style-name="P102">size 3 capsule shell</text:p>
        </text:list-item>
        <text:list-item>
          <text:p text:style-name="P102"><text:s/></text:p>
          <text:list>
            <text:list-item>
              <text:p text:style-name="P102">58.5%</text:p>
            </text:list-item>
            <text:list-item>
              <text:p text:style-name="P102">5 mg morphine</text:p>
            </text:list-item>
            <text:list-item>
              <text:p text:style-name="P102">5 mg cocaine</text:p>
            </text:list-item>
          </text:list>
        </text:list-item>
        <text:list-item>
          <text:p text:style-name="P102">30 levothyroxine tablets; 48 mL glycerin; qs 120 mL distilled water</text:p>
        </text:list-item>
        <text:list-item>
          <text:p text:style-name="P102">25 g bentonite; 475 mL purified water</text:p>
        </text:list-item>
        <text:list-item>
          <text:p text:style-name="P102">crush and triturate 13 tablets then weigh out 7.94 grams</text:p>
        </text:list-item>
        <text:list-item>
          <text:p text:style-name="P102"><text:s/></text:p>
          <text:list>
            <text:list-item>
              <text:p text:style-name="P102">2.4 g procaine</text:p>
            </text:list-item>
            <text:list-item>
              <text:p text:style-name="P102">1.2 g hydrocortisone acetate</text:p>
            </text:list-item>
            <text:list-item>
              <text:p text:style-name="P102">0.72 g witch hazel; 0.73 mL witch hazel</text:p>
            </text:list-item>
            <text:list-item>
              <text:p text:style-name="P102">44.55 g cocoa butter</text:p>
            </text:list-item>
          </text:list>
        </text:list-item>
        <text:list-item>
          <text:p text:style-name="P102">size 1 capsule shell</text:p>
        </text:list-item>
      </text:list>
      <text:p text:style-name="P4"/>
      <text:p text:style-name="P4">Worksheet 12-5</text:p>
      <text:list xml:id="list761060113" text:style-name="L61">
        <text:list-item>
          <text:p text:style-name="P103">Add 30.5 mL of water each time.</text:p>
        </text:list-item>
        <text:list-item>
          <text:p text:style-name="P103">Add 26 mL of water each time.</text:p>
        </text:list-item>
        <text:list-item>
          <text:p text:style-name="P103">30 mL lidocaine HCl; 90 mL Cetaphil Lotion</text:p>
        </text:list-item>
        <text:list-item>
          <text:p text:style-name="P103">6 g precipitated sulfur; 1.2 g salicylic acid; 52.8 g hydrophilic ointment</text:p>
        </text:list-item>
        <text:list-item>
          <text:p text:style-name="P103">45.4 g precipitated sulfur; 9.08 g salicylic acid; 399.52 g hydrophilic ointment</text:p>
        </text:list-item>
        <text:list-item>
          <text:p text:style-name="P103">160 mL of each ingredient</text:p>
        </text:list-item>
        <text:list-item>
          <text:p text:style-name="P103"><text:s/></text:p>
          <text:list>
            <text:list-item>
              <text:p text:style-name="P103">368 mL of Mudd Mixture</text:p>
            </text:list-item>
            <text:list-item>
              <text:p text:style-name="P103">320 mL nystatin; 32 mL gentamicin; 16 mL colistimethate</text:p>
            </text:list-item>
            <text:list-item>
              <text:p text:style-name="P103">1 bottle of nystatin; 2 vials of gentamicin; 3 vials of colistimethate</text:p>
            </text:list-item>
          </text:list>
        </text:list-item>
        <text:list-item>
          <text:p text:style-name="P103">12 capsules</text:p>
        </text:list-item>
        <text:list-item>
          <text:p text:style-name="P103"/>
          <text:list>
            <text:list-item>
              <text:p text:style-name="P103">0.568 g metronidazole; 0.568 g silver sulfadiazine; 2.84 g glycerin; qs 56.8 g hydrophylic ointment <text:span text:style-name="T16">or</text:span> 0.6 g metronidazole; 0.6 g silver sulfadiazine; 3 g glycerin; qs 60 g hydrophylic ointment</text:p>
            </text:list-item>
            <text:list-item>
              <text:p text:style-name="P103">2.27 mL <text:span text:style-name="T16">or</text:span> 2.4 mL glycerin</text:p>
            </text:list-item>
          </text:list>
        </text:list-item>
        <text:list-item>
          <text:p text:style-name="P103"><text:s/></text:p>
          <text:list>
            <text:list-item>
              <text:p text:style-name="P103">120 mg lidocaine HCl; 12 g powdered sugar; 840 mg acacia; 6 drops food coloring; 6 drops flavoring</text:p>
            </text:list-item>
            <text:list-item>
              <text:p text:style-name="P103">3 mL lidocaine HCl</text:p>
            </text:list-item>
          </text:list>
        </text:list-item>
        <text:list-item>
          <text:p text:style-name="P103">5 tablets</text:p>
        </text:list-item>
        <text:list-item>
          <text:p text:style-name="P103">crush and triturate 4 tablets then weigh out 0.3 grams</text:p>
        </text:list-item>
        <text:list-item>
          <text:p text:style-name="P103">0.6 g aminophylline; 12.47 g cocoa butter</text:p>
        </text:list-item>
        <text:list-item>
          <text:p text:style-name="P103">size 0 capsule shell</text:p>
        </text:list-item>
        <text:list-item>
          <text:p text:style-name="P103"><text:s/></text:p>
          <text:list>
            <text:list-item>
              <text:p text:style-name="P103">24 mL prednisone elixir</text:p>
            </text:list-item>
            <text:list-item>
              <text:p text:style-name="P103">156 mL cherry syrup</text:p>
            </text:list-item>
          </text:list>
        </text:list-item>
      </text:list>
      <text:p text:style-name="P4"/>
      <text:p text:style-name="P4"><text:soft-page-break/><text:span text:style-name="T5">Chapter 13 - Calculations for Billing Compounds</text:span> </text:p>
      <text:p text:style-name="P4"/>
      <text:section text:style-name="Sect2" text:name="Section58">
        <text:p text:style-name="P4">Worksheet 13-1 </text:p>
        <text:list xml:id="list1680659710" text:style-name="L62">
          <text:list-item>
            <text:p text:style-name="P49">$19.84 </text:p>
          </text:list-item>
          <text:list-item>
            <text:p text:style-name="P49">$33.59 </text:p>
          </text:list-item>
          <text:list-item>
            <text:p text:style-name="P49">$33.80 </text:p>
          </text:list-item>
          <text:list-item>
            <text:p text:style-name="P49">$78.92 </text:p>
          </text:list-item>
          <text:list-item>
            <text:p text:style-name="P49">$38.53 </text:p>
          </text:list-item>
          <text:list-item>
            <text:p text:style-name="P49">$43.04 </text:p>
          </text:list-item>
          <text:list-item>
            <text:p text:style-name="P49">$30.91 </text:p>
          </text:list-item>
          <text:list-item>
            <text:p text:style-name="P49">$46.45 </text:p>
          </text:list-item>
          <text:list-item>
            <text:p text:style-name="P49">$20.52 </text:p>
          </text:list-item>
          <text:list-item>
            <text:p text:style-name="P49">$34.18</text:p>
          </text:list-item>
        </text:list>
      </text:section>
      <text:p text:style-name="P4"/>
      <text:section text:style-name="Sect2" text:name="Section59">
        <text:p text:style-name="P4">Worksheet 13-2 </text:p>
        <text:list xml:id="list191196287" text:style-name="L63">
          <text:list-item>
            <text:p text:style-name="P50">$83.21 </text:p>
          </text:list-item>
          <text:list-item>
            <text:p text:style-name="P50">$38.69 </text:p>
          </text:list-item>
          <text:list-item>
            <text:p text:style-name="P50">$29.95 </text:p>
          </text:list-item>
          <text:list-item>
            <text:p text:style-name="P50">$21.19 </text:p>
          </text:list-item>
          <text:list-item>
            <text:p text:style-name="P50">$25.03 </text:p>
          </text:list-item>
          <text:list-item>
            <text:p text:style-name="P50">$56.51 </text:p>
          </text:list-item>
          <text:list-item>
            <text:p text:style-name="P50">$19.92 </text:p>
          </text:list-item>
          <text:list-item>
            <text:p text:style-name="P50">$38.12 </text:p>
          </text:list-item>
          <text:list-item>
            <text:p text:style-name="P50">$27.41 </text:p>
          </text:list-item>
          <text:list-item>
            <text:p text:style-name="P50">$13.98</text:p>
          </text:list-item>
        </text:list>
      </text:section>
      <text:p text:style-name="P4"/>
      <text:section text:style-name="Sect2" text:name="Section60">
        <text:p text:style-name="P4">Worksheet 13-3</text:p>
        <text:list xml:id="list270444836" text:style-name="L64">
          <text:list-item>
            <text:p text:style-name="P51">$34.49</text:p>
          </text:list-item>
          <text:list-item>
            <text:p text:style-name="P51">$32.76</text:p>
          </text:list-item>
          <text:list-item>
            <text:p text:style-name="P51">$14.55</text:p>
          </text:list-item>
          <text:list-item>
            <text:p text:style-name="P51">$17.50</text:p>
          </text:list-item>
          <text:list-item>
            <text:p text:style-name="P51">$96.92</text:p>
          </text:list-item>
          <text:list-item>
            <text:p text:style-name="P51">$71.95</text:p>
          </text:list-item>
          <text:list-item>
            <text:p text:style-name="P51">$39.71</text:p>
          </text:list-item>
          <text:list-item>
            <text:p text:style-name="P51">$34.35</text:p>
          </text:list-item>
          <text:list-item>
            <text:p text:style-name="P51">$21.76</text:p>
          </text:list-item>
          <text:list-item>
            <text:p text:style-name="P51">$194.50</text:p>
          </text:list-item>
        </text:list>
      </text:section>
      <text:p text:style-name="P4"/>
      <text:section text:style-name="Sect2" text:name="Section61">
        <text:p text:style-name="P4">Worksheet 13-4</text:p>
        <text:list xml:id="list1054563636" text:style-name="L65">
          <text:list-item>
            <text:p text:style-name="P52">$36.23</text:p>
          </text:list-item>
          <text:list-item>
            <text:p text:style-name="P52">$17.18 or $17.29</text:p>
          </text:list-item>
          <text:list-item>
            <text:p text:style-name="P52">$110.15</text:p>
          </text:list-item>
          <text:list-item>
            <text:p text:style-name="P52">$23.79</text:p>
          </text:list-item>
          <text:list-item>
            <text:p text:style-name="P52">$14.03</text:p>
          </text:list-item>
          <text:list-item>
            <text:p text:style-name="P52">$23.27</text:p>
          </text:list-item>
          <text:list-item>
            <text:p text:style-name="P52">$20.83</text:p>
          </text:list-item>
          <text:list-item>
            <text:p text:style-name="P52">$21.83</text:p>
          </text:list-item>
          <text:list-item>
            <text:p text:style-name="P52">$11.23</text:p>
          </text:list-item>
          <text:list-item>
            <text:p text:style-name="P52">$20.93</text:p>
          </text:list-item>
        </text:list>
      </text:section>
      <text:p text:style-name="P4"/>
      <text:p text:style-name="P3">Chapter 14 - Pharmacy Business Math</text:p>
      <text:p text:style-name="P4"/>
      <text:section text:style-name="Sect2" text:name="Section62">
        <text:p text:style-name="P4">Worksheet 14-1</text:p>
        <text:p text:style-name="P9">Across</text:p>
        <text:p text:style-name="P9">4) <text:s text:c="2"/>inventory</text:p>
        <text:p text:style-name="P9">6) <text:s text:c="2"/>schedule II medications </text:p>
        <text:p text:style-name="P9">7) <text:s text:c="2"/>inventory value</text:p>
        <text:p text:style-name="P9">10) prime vendor purchasing</text:p>
        <text:p text:style-name="P9">14) Material Safety Data Sheet</text:p>
        <text:p text:style-name="P9">16) perpetual inventory</text:p>
        <text:p text:style-name="P9">17) closed formulary</text:p>
        <text:p text:style-name="P9">18) capitation fee</text:p>
        <text:p text:style-name="P9">20) third party reimbursement</text:p>
        <text:p text:style-name="P9">21) reorder point</text:p>
        <text:p text:style-name="P9">22) depreciation</text:p>
        <text:p text:style-name="P9">Down</text:p>
        <text:p text:style-name="P9">1) <text:s text:c="2"/>Occupational Safety and Health Administration </text:p>
        <text:p text:style-name="P9">2) <text:s text:c="2"/>net profit</text:p>
        <text:p text:style-name="P9">3) <text:s text:c="2"/>direct purchasing</text:p>
        <text:p text:style-name="P9">5) <text:s text:c="2"/>usual and customary price</text:p>
        <text:p text:style-name="P9">8) <text:s text:c="2"/>open formulary</text:p>
        <text:p text:style-name="P9">9) <text:s text:c="2"/>dispensing fee </text:p>
        <text:p text:style-name="P9">11) wholesaler purchasing</text:p>
        <text:p text:style-name="P9">12) average wholesale price</text:p>
        <text:p text:style-name="P9">13) capital expenditures</text:p>
        <text:p text:style-name="P9">15) gross profit</text:p>
        <text:p text:style-name="P9">16) purchasing</text:p>
        <text:p text:style-name="P9">19) formulary</text:p>
      </text:section>
      <text:p text:style-name="P10"/>
      <text:section text:style-name="Sect2" text:name="Section63">
        <text:p text:style-name="P4">Worksheet 14-2</text:p>
        <text:list xml:id="list2181409336" text:style-name="L66">
          <text:list-item>
            <text:p text:style-name="P53">5 boxes</text:p>
          </text:list-item>
          <text:list-item>
            <text:p text:style-name="P53">0 bottles</text:p>
          </text:list-item>
          <text:list-item>
            <text:p text:style-name="P53">1 bottle</text:p>
          </text:list-item>
          <text:list-item>
            <text:p text:style-name="P53">41 bottles</text:p>
          </text:list-item>
          <text:list-item>
            <text:p text:style-name="P53">0 bottles</text:p>
          </text:list-item>
          <text:list-item>
            <text:p text:style-name="P53">5 bottles</text:p>
          </text:list-item>
          <text:list-item>
            <text:p text:style-name="P53">0 bottle</text:p>
          </text:list-item>
          <text:list-item>
            <text:p text:style-name="P53">3 bottles</text:p>
          </text:list-item>
          <text:list-item>
            <text:p text:style-name="P53">6 bottles</text:p>
          </text:list-item>
          <text:list-item>
            <text:p text:style-name="P53">7 bottles</text:p>
          </text:list-item>
          <text:list-item>
            <text:p text:style-name="P53">4 bottles</text:p>
          </text:list-item>
          <text:list-item>
            <text:p text:style-name="P53">6 bottles</text:p>
          </text:list-item>
          <text:list-item>
            <text:p text:style-name="P53">0 bottles</text:p>
          </text:list-item>
          <text:list-item>
            <text:p text:style-name="P53">6 bottles</text:p>
          </text:list-item>
          <text:list-item>
            <text:p text:style-name="P53">0 bottles</text:p>
          </text:list-item>
          <text:list-item>
            <text:p text:style-name="P53">11.5 turnovers annually</text:p>
          </text:list-item>
          <text:list-item>
            <text:p text:style-name="P53">12 turnovers annually</text:p>
          </text:list-item>
          <text:list-item>
            <text:p text:style-name="P53">12.5 turnovers annually</text:p>
          </text:list-item>
          <text:list-item>
            <text:p text:style-name="P53">31.65 days' supply inventory; $11,945.15 below budget</text:p>
          </text:list-item>
          <text:list-item>
            <text:p text:style-name="P104"><text:span text:style-name="T1">30.33 days' supply inventory; </text:span><text:span text:style-name="T1">$2,061.74 over budget</text:span></text:p>
          </text:list-item>
          <text:list-item>
            <text:p text:style-name="P104"><text:span text:style-name="T1">29.12 days' supply inventory; </text:span><text:span text:style-name="T1">$13,838.86 over budget</text:span></text:p>
          </text:list-item>
          <text:list-item>
            <text:p text:style-name="P53">Most pharmacies use wholesalers to simplify their ordering process.</text:p>
          </text:list-item>
          <text:list-item>
            <text:p text:style-name="P53">Schedule III – V medications may be ordered with the rest of the pharmacy's drug ordered.</text:p>
          </text:list-item>
          <text:list-item>
            <text:p text:style-name="P53">Schedule II medications <text:soft-page-break/>are ordered via a DEA 222 order form using either a triplicate paper form, or through CSOS enabled software.</text:p>
          </text:list-item>
          <text:list-item>
            <text:p text:style-name="P53">The pharmacist and the vendor should be notified immediately.</text:p>
          </text:list-item>
          <text:list-item>
            <text:p text:style-name="P53">Pharmacists are required to check in controlled substances, although a technician may do so under the direct supervision of a pharmacist.</text:p>
          </text:list-item>
        </text:list>
      </text:section>
      <text:p text:style-name="P4"/>
      <text:p text:style-name="P4">Worksheet 14-3</text:p>
      <text:list xml:id="list393741272" text:style-name="L67">
        <text:list-item>
          <text:p text:style-name="P54">Environmental considerations include proper temperature, ventilation, humidity, light and sanitation.</text:p>
        </text:list-item>
        <text:list-item>
          <text:p text:style-name="P54">Freezer: -25° to -10° C (-13° to 14° F); Refrigerator: 2° to 8° C (36° to 46° F); Controlled room temperature: 15° to 30° C (59° to 86° F)</text:p>
        </text:list-item>
        <text:list-item>
          <text:p text:style-name="P54">More than 200 medications are considered light sensitive.</text:p>
        </text:list-item>
        <text:list-item>
          <text:p text:style-name="P54">It breaks down into cyanide.</text:p>
        </text:list-item>
        <text:list-item>
          <text:p text:style-name="P54">The state board of pharmacy sets sanitation standards.</text:p>
        </text:list-item>
        <text:list-item>
          <text:p text:style-name="P54">A legend drug is a medication that requires a prescription and only “authorized personnel” should have access to it.</text:p>
        </text:list-item>
        <text:list-item>
          <text:p text:style-name="P54">Schedule III – V medications must either be stored in a secured vault or be distributed throughout the pharmacy stock.</text:p>
        </text:list-item>
        <text:list-item>
          <text:p text:style-name="P54">Schedule II medications must also <text:s/>either be stored in a secured vault or be distributed throughout the pharmacy stock; although, some states specifically require Schedule II medications to be stored in a secured vault.</text:p>
        </text:list-item>
        <text:list-item>
          <text:p text:style-name="P54">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54">10/31/2020</text:p>
        </text:list-item>
      </text:list>
      <text:p text:style-name="P5"/>
      <text:section text:style-name="Sect2" text:name="Section64">
        <text:p text:style-name="P5">Worksheet 14-4</text:p>
        <text:list xml:id="list1996121320" text:style-name="L68">
          <text:list-item>
            <text:p text:style-name="P55">$14.97</text:p>
          </text:list-item>
          <text:list-item>
            <text:p text:style-name="P55">$37.41</text:p>
          </text:list-item>
          <text:list-item>
            <text:p text:style-name="P55">$105.60</text:p>
          </text:list-item>
          <text:list-item>
            <text:p text:style-name="P55">$269.70</text:p>
          </text:list-item>
          <text:list-item>
            <text:p text:style-name="P55">$361.41</text:p>
          </text:list-item>
          <text:list-item>
            <text:p text:style-name="P55">$82.50</text:p>
          </text:list-item>
          <text:list-item>
            <text:p text:style-name="P55">$205.50</text:p>
          </text:list-item>
          <text:list-item>
            <text:p text:style-name="P55">$460.50</text:p>
          </text:list-item>
          <text:list-item>
            <text:p text:style-name="P55">$201.36</text:p>
          </text:list-item>
          <text:list-item>
            <text:p text:style-name="P55">$381.90</text:p>
          </text:list-item>
          <text:list-item>
            <text:p text:style-name="P55">$44.63</text:p>
          </text:list-item>
          <text:list-item>
            <text:p text:style-name="P55">$207.73</text:p>
          </text:list-item>
          <text:list-item>
            <text:p text:style-name="P55">$341.60</text:p>
          </text:list-item>
          <text:list-item>
            <text:p text:style-name="P55">$284.38</text:p>
          </text:list-item>
          <text:list-item>
            <text:p text:style-name="P55">$330.66</text:p>
          </text:list-item>
          <text:list-item>
            <text:p text:style-name="P55">$236.60</text:p>
          </text:list-item>
          <text:list-item>
            <text:p text:style-name="P55">$348.97</text:p>
          </text:list-item>
          <text:list-item>
            <text:p text:style-name="P55">$362.83</text:p>
          </text:list-item>
          <text:list-item>
            <text:p text:style-name="P55">$370.39</text:p>
          </text:list-item>
          <text:list-item>
            <text:p text:style-name="P55">$826.88</text:p>
          </text:list-item>
          <text:list-item>
            <text:p text:style-name="P55">$18.50</text:p>
          </text:list-item>
          <text:list-item>
            <text:p text:style-name="P55">$25.25</text:p>
          </text:list-item>
          <text:list-item>
            <text:p text:style-name="P55">$18.50</text:p>
          </text:list-item>
          <text:list-item>
            <text:p text:style-name="P55">$153.50</text:p>
          </text:list-item>
          <text:list-item>
            <text:p text:style-name="P55">$9.50</text:p>
          </text:list-item>
          <text:list-item>
            <text:p text:style-name="P55">$14.22</text:p>
          </text:list-item>
          <text:list-item>
            <text:p text:style-name="P55">$35.54</text:p>
          </text:list-item>
          <text:list-item>
            <text:p text:style-name="P55">$100.32</text:p>
          </text:list-item>
          <text:list-item>
            <text:p text:style-name="P55">$256.22</text:p>
          </text:list-item>
          <text:list-item>
            <text:p text:style-name="P55">$343.34</text:p>
          </text:list-item>
          <text:list-item>
            <text:p text:style-name="P55">$78.38</text:p>
          </text:list-item>
          <text:list-item>
            <text:p text:style-name="P55">$195.23</text:p>
          </text:list-item>
          <text:list-item>
            <text:p text:style-name="P55">$437.48</text:p>
          </text:list-item>
          <text:list-item>
            <text:p text:style-name="P55">$191.29</text:p>
          </text:list-item>
          <text:list-item>
            <text:p text:style-name="P55">$362.81</text:p>
          </text:list-item>
          <text:list-item>
            <text:p text:style-name="P55">$40.17</text:p>
          </text:list-item>
          <text:list-item>
            <text:p text:style-name="P55">$186.96</text:p>
          </text:list-item>
          <text:list-item>
            <text:p text:style-name="P55">$307.44</text:p>
          </text:list-item>
          <text:list-item>
            <text:p text:style-name="P55">$255.94</text:p>
          </text:list-item>
          <text:list-item>
            <text:p text:style-name="P55">$297.59</text:p>
          </text:list-item>
          <text:list-item>
            <text:p text:style-name="P55">$212.94</text:p>
          </text:list-item>
          <text:list-item>
            <text:p text:style-name="P55">$314.07</text:p>
          </text:list-item>
          <text:list-item>
            <text:p text:style-name="P55">$326.55</text:p>
          </text:list-item>
          <text:list-item>
            <text:p text:style-name="P55">$333.35</text:p>
          </text:list-item>
          <text:list-item>
            <text:p text:style-name="P55">$744.19</text:p>
          </text:list-item>
          <text:list-item>
            <text:p text:style-name="P55">20%</text:p>
          </text:list-item>
          <text:list-item>
            <text:p text:style-name="P55">$16.99</text:p>
          </text:list-item>
          <text:list-item>
            <text:p text:style-name="P55">3<draw:frame draw:style-name="fr4" draw:name="Object81" text:anchor-type="as-char" svg:width="0.1984in" svg:height="0.3929in" draw:z-index="47"><draw:object xlink:href="./Object 81" xlink:type="simple" xlink:show="embed" xlink:actuate="onLoad"/><draw:image xlink:href="./ObjectReplacements/Object 81" xlink:type="simple" xlink:show="embed" xlink:actuate="onLoad"/></draw:frame>%</text:p>
          </text:list-item>
          <text:list-item>
            <text:p text:style-name="P55">$5,225</text:p>
          </text:list-item>
          <text:list-item>
            <text:p text:style-name="P55">$7.64</text:p>
          </text:list-item>
          <text:list-item>
            <text:p text:style-name="P55">$16,200</text:p>
          </text:list-item>
        </text:list>
      </text:section>
      <text:p text:style-name="P5"/>
      <text:section text:style-name="Sect3" text:name="Section65">
        <text:p text:style-name="P5">Worksheet 14-5</text:p>
        <text:list xml:id="list163747371" text:style-name="L69">
          <text:list-item>
            <text:p text:style-name="P56">$18.95 gross profit; $13.95net profit</text:p>
          </text:list-item>
          <text:list-item>
            <text:p text:style-name="P56"><text:soft-page-break/>$23.63 gross profit; $18.63 net profit</text:p>
          </text:list-item>
          <text:list-item>
            <text:p text:style-name="P56">$6.45 gross profit; $1.45 net profit</text:p>
          </text:list-item>
          <text:list-item>
            <text:p text:style-name="P56">$41.03 gross profit; $36.03 net profit</text:p>
          </text:list-item>
          <text:list-item>
            <text:p text:style-name="P56">$8.83 gross profit; $3.83 net profit</text:p>
          </text:list-item>
          <text:list-item>
            <text:p text:style-name="P56">$7.53 gross profit; $2.53 net profit</text:p>
          </text:list-item>
          <text:list-item>
            <text:p text:style-name="P56">$24.01 gross profit; $19.01 net profit</text:p>
          </text:list-item>
          <text:list-item>
            <text:p text:style-name="P56">$5.44 gross profit; $0.44 net profit</text:p>
          </text:list-item>
          <text:list-item>
            <text:p text:style-name="P56">$80.33 gross profit; $75.33 net profit</text:p>
          </text:list-item>
          <text:list-item>
            <text:p text:style-name="P56">$102.22 gross profit; $97.22 net profit</text:p>
          </text:list-item>
          <text:list-item>
            <text:p text:style-name="P56">$103.43 gross profit; $98.43 net profit</text:p>
          </text:list-item>
          <text:list-item>
            <text:p text:style-name="P56">$44.12 gross profit; $39.12 net profit</text:p>
          </text:list-item>
          <text:list-item>
            <text:p text:style-name="P56">$29.15 gross profit; $24.15 net profit</text:p>
          </text:list-item>
          <text:list-item>
            <text:p text:style-name="P56">$11.77 gross profit; $6.77 net profit</text:p>
          </text:list-item>
          <text:list-item>
            <text:p text:style-name="P56">$106.06 gross profit; $101.06 net profit</text:p>
          </text:list-item>
          <text:list-item>
            <text:p text:style-name="P56">$4.92 gross profit; $0.08 net loss</text:p>
          </text:list-item>
          <text:list-item>
            <text:p text:style-name="P56">$9.43 gross profit; $4.43 net profit</text:p>
          </text:list-item>
          <text:list-item>
            <text:p text:style-name="P56">$27.17 gross profit; $22.17 net profit</text:p>
          </text:list-item>
          <text:list-item>
            <text:p text:style-name="P56">$4.26 gross profit; $0.74 net loss</text:p>
          </text:list-item>
          <text:list-item>
            <text:p text:style-name="P56">$3.97 gross profit; $1.03 net loss</text:p>
          </text:list-item>
          <text:list-item>
            <text:p text:style-name="P56">$18.95 gross profit; $13.95 net profit</text:p>
          </text:list-item>
          <text:list-item>
            <text:p text:style-name="P56">$23.63 gross profit; $18.63 net profit</text:p>
          </text:list-item>
          <text:list-item>
            <text:p text:style-name="P56">$6.45 gross profit; $2.95 net profit</text:p>
          </text:list-item>
          <text:list-item>
            <text:p text:style-name="P56">$41.03 gross profit; $33.53 net profit</text:p>
          </text:list-item>
          <text:list-item>
            <text:p text:style-name="P56">$8.83 gross profit; $5.33 net profit</text:p>
          </text:list-item>
          <text:list-item>
            <text:p text:style-name="P56">$7.53 gross profit; $4.03 net profit</text:p>
          </text:list-item>
          <text:list-item>
            <text:p text:style-name="P56">$24.01 gross profit; $19.01 net profit</text:p>
          </text:list-item>
          <text:list-item>
            <text:p text:style-name="P56">$5.44 gross profit; $1.94 net profit</text:p>
          </text:list-item>
          <text:list-item>
            <text:p text:style-name="P56">$80.33 gross profit; $72.83 net profit</text:p>
          </text:list-item>
          <text:list-item>
            <text:p text:style-name="P56">$102.22 gross profit; $94.72 net profit</text:p>
          </text:list-item>
          <text:list-item>
            <text:p text:style-name="P56">$103.43 gross profit; $95.93 net profit</text:p>
          </text:list-item>
          <text:list-item>
            <text:p text:style-name="P56">$44.12 gross profit; $36.62 net profit</text:p>
          </text:list-item>
          <text:list-item>
            <text:p text:style-name="P56">$29.15 gross profit; $24.15 net profit</text:p>
          </text:list-item>
          <text:list-item>
            <text:p text:style-name="P56">$11.77 gross profit; $8.27 net profit</text:p>
          </text:list-item>
          <text:list-item>
            <text:p text:style-name="P56">$106.06 gross profit; $98.56 net profit</text:p>
          </text:list-item>
          <text:list-item>
            <text:p text:style-name="P56">$4.92 gross profit; $1.42 net profit</text:p>
          </text:list-item>
          <text:list-item>
            <text:p text:style-name="P56">$9.43 gross profit; $5.93 net profit</text:p>
          </text:list-item>
          <text:list-item>
            <text:p text:style-name="P56">$27.17 gross profit; $22.17 net profit</text:p>
          </text:list-item>
          <text:list-item>
            <text:p text:style-name="P56">$4.26 gross profit; $0.76 net profit</text:p>
          </text:list-item>
          <text:list-item>
            <text:p text:style-name="P56">$3.97 gross profit; $0.47 net profit</text:p>
          </text:list-item>
        </text:list>
      </text:section>
      <text:p text:style-name="P5"/>
      <text:section text:style-name="Sect2" text:name="Section66">
        <text:p text:style-name="P5">Worksheet 14-6</text:p>
        <text:list xml:id="list336400506" text:style-name="L70">
          <text:list-item>
            <text:p text:style-name="P57">$30.47</text:p>
          </text:list-item>
          <text:list-item>
            <text:p text:style-name="P57">$39.52</text:p>
          </text:list-item>
          <text:list-item>
            <text:p text:style-name="P57">$7.50</text:p>
          </text:list-item>
          <text:list-item>
            <text:p text:style-name="P57">$68.33</text:p>
          </text:list-item>
          <text:list-item>
            <text:p text:style-name="P57">$7.50</text:p>
          </text:list-item>
          <text:list-item>
            <text:p text:style-name="P57">$11.29</text:p>
          </text:list-item>
          <text:list-item>
            <text:p text:style-name="P57">$26.24</text:p>
          </text:list-item>
          <text:list-item>
            <text:p text:style-name="P57">$7.26</text:p>
          </text:list-item>
          <text:list-item>
            <text:p text:style-name="P57">$144.30</text:p>
          </text:list-item>
          <text:list-item>
            <text:p text:style-name="P57">$186.63</text:p>
          </text:list-item>
          <text:list-item>
            <text:p text:style-name="P57">$188.80</text:p>
          </text:list-item>
          <text:list-item>
            <text:p text:style-name="P57">$74.29</text:p>
          </text:list-item>
          <text:list-item>
            <text:p text:style-name="P57">$11.91</text:p>
          </text:list-item>
          <text:list-item>
            <text:p text:style-name="P57">$19.51</text:p>
          </text:list-item>
          <text:list-item>
            <text:p text:style-name="P57">$194.05</text:p>
          </text:list-item>
          <text:list-item>
            <text:p text:style-name="P57">$6.26</text:p>
          </text:list-item>
          <text:list-item>
            <text:p text:style-name="P57">$14.95</text:p>
          </text:list-item>
          <text:list-item>
            <text:p text:style-name="P57">$46.36</text:p>
          </text:list-item>
          <text:list-item>
            <text:p text:style-name="P57">$5.06</text:p>
          </text:list-item>
          <text:list-item>
            <text:p text:style-name="P57">$4.41</text:p>
          </text:list-item>
          <text:list-item>
            <text:p text:style-name="P57">Fred's Pharmacy lost $121 last month on Senile Sally.</text:p>
          </text:list-item>
          <text:list-item>
            <text:p text:style-name="P57"><text:s/></text:p>
            <text:list>
              <text:list-item>
                <text:p text:style-name="P57">$2,750.00</text:p>
              </text:list-item>
              <text:list-item>
                <text:p text:style-name="P57">$847.37</text:p>
              </text:list-item>
              <text:list-item>
                <text:p text:style-name="P57">$1,902.63 profit</text:p>
              </text:list-item>
            </text:list>
          </text:list-item>
        </text:list>
      </text:section>
      <text:p text:style-name="P2"/>
      <text:p text:style-name="P5"/>
      <text:p text:style-name="P27">Worksheet 14-7</text:p>
      <table:table table:name="Table13" table:style-name="Table13">
        <table:table-column table:style-name="Table13.A" table:number-columns-repeated="5"/>
        <table:table-row>
          <table:table-cell table:style-name="Table13.A1" office:value-type="string">
            <text:p text:style-name="P14"><text:s text:c="5"/>1)</text:p>
          </table:table-cell>
          <table:table-cell table:style-name="Table13.B1" office:value-type="string">
            <text:p text:style-name="P15">Register 1</text:p>
          </table:table-cell>
          <table:table-cell table:style-name="Table13.B1" office:value-type="string">
            <text:p text:style-name="P15">Register 2</text:p>
          </table:table-cell>
          <table:table-cell table:style-name="Table13.B1" office:value-type="string">
            <text:p text:style-name="P15">Register 3</text:p>
          </table:table-cell>
          <table:table-cell table:style-name="Table13.E1" office:value-type="string">
            <text:p text:style-name="P15">Total</text:p>
          </table:table-cell>
        </table:table-row>
        <table:table-row>
          <table:table-cell table:style-name="Table13.A2" office:value-type="string">
            <text:p text:style-name="P16">+ Cash and Checks</text:p>
          </table:table-cell>
          <table:table-cell table:style-name="Table13.A2" office:value-type="string">
            <text:p text:style-name="P17">513.12</text:p>
          </table:table-cell>
          <table:table-cell table:style-name="Table13.A2" office:value-type="string">
            <text:p text:style-name="P17">---</text:p>
          </table:table-cell>
          <table:table-cell table:style-name="Table13.A2" office:value-type="string">
            <text:p text:style-name="P17">300.44</text:p>
          </table:table-cell>
          <table:table-cell table:style-name="Table13.E2" office:value-type="string">
            <text:p text:style-name="P18">813.56</text:p>
          </table:table-cell>
        </table:table-row>
        <table:table-row>
          <table:table-cell table:style-name="Table13.A2" office:value-type="string">
            <text:p text:style-name="P16">+ Bank Charges</text:p>
          </table:table-cell>
          <table:table-cell table:style-name="Table13.A2" office:value-type="string">
            <text:p text:style-name="P17">120.00</text:p>
          </table:table-cell>
          <table:table-cell table:style-name="Table13.A2" office:value-type="string">
            <text:p text:style-name="P17">90.00</text:p>
          </table:table-cell>
          <table:table-cell table:style-name="Table13.A2" office:value-type="string">
            <text:p text:style-name="P17">---</text:p>
          </table:table-cell>
          <table:table-cell table:style-name="Table13.E2" office:value-type="string">
            <text:p text:style-name="P18">210.00</text:p>
          </table:table-cell>
        </table:table-row>
        <table:table-row>
          <table:table-cell table:style-name="Table13.A2" office:value-type="string">
            <text:p text:style-name="P16">+ House Charge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52.02</text:p>
          </table:table-cell>
          <table:table-cell table:style-name="Table13.E2" office:value-type="string">
            <text:p text:style-name="P18">52.02</text:p>
          </table:table-cell>
        </table:table-row>
        <table:table-row>
          <table:table-cell table:style-name="Table13.A2" office:value-type="string">
            <text:p text:style-name="P16">+ Paid Outs</text:p>
          </table:table-cell>
          <table:table-cell table:style-name="Table13.A2" office:value-type="string">
            <text:p text:style-name="P17">---</text:p>
          </table:table-cell>
          <table:table-cell table:style-name="Table13.A2" office:value-type="string">
            <text:p text:style-name="P17">5.12</text:p>
          </table:table-cell>
          <table:table-cell table:style-name="Table13.A2" office:value-type="string">
            <text:p text:style-name="P17">---</text:p>
          </table:table-cell>
          <table:table-cell table:style-name="Table13.E2" office:value-type="string">
            <text:p text:style-name="P18">5.12</text:p>
          </table:table-cell>
        </table:table-row>
        <table:table-row>
          <table:table-cell table:style-name="Table13.A2" office:value-type="string">
            <text:p text:style-name="P16">Total</text:p>
          </table:table-cell>
          <table:table-cell table:style-name="Table13.A2" office:value-type="string">
            <text:p text:style-name="P18">633.12</text:p>
          </table:table-cell>
          <table:table-cell table:style-name="Table13.A2" office:value-type="string">
            <text:p text:style-name="P18">95.12</text:p>
          </table:table-cell>
          <table:table-cell table:style-name="Table13.A2" office:value-type="string">
            <text:p text:style-name="P18">352.46</text:p>
          </table:table-cell>
          <table:table-cell table:style-name="Table13.E6" office:value-type="string">
            <text:p text:style-name="P18">1,080.70</text:p>
          </table:table-cell>
        </table:table-row>
        <table:table-row>
          <table:table-cell table:style-name="Table13.A7" office:value-type="string">
            <text:p text:style-name="P16"/>
          </table:table-cell>
          <table:table-cell table:style-name="Table13.A7" office:value-type="string">
            <text:p text:style-name="P17"/>
          </table:table-cell>
          <table:table-cell table:style-name="Table13.A7" office:value-type="string">
            <text:p text:style-name="P17"/>
          </table:table-cell>
          <table:table-cell table:style-name="Table13.A7" office:value-type="string">
            <text:p text:style-name="P17"/>
          </table:table-cell>
          <table:table-cell table:style-name="Table13.E7" office:value-type="string">
            <text:p text:style-name="P17"/>
          </table:table-cell>
        </table:table-row>
        <table:table-row>
          <table:table-cell table:style-name="Table13.A2" office:value-type="string">
            <text:p text:style-name="P16">+ Closing Reading</text:p>
          </table:table-cell>
          <table:table-cell table:style-name="Table13.A2" office:value-type="string">
            <text:p text:style-name="P17">760.02</text:p>
          </table:table-cell>
          <table:table-cell table:style-name="Table13.A2" office:value-type="string">
            <text:p text:style-name="P17">145.12</text:p>
          </table:table-cell>
          <table:table-cell table:style-name="Table13.A2" office:value-type="string">
            <text:p text:style-name="P17">402.50</text:p>
          </table:table-cell>
          <table:table-cell table:style-name="Table13.E2" office:value-type="string">
            <text:p text:style-name="P18">1,307.64</text:p>
          </table:table-cell>
        </table:table-row>
        <table:table-row>
          <table:table-cell table:style-name="Table13.A2" office:value-type="string">
            <text:p text:style-name="P16">- Opening Reading</text:p>
          </table:table-cell>
          <table:table-cell table:style-name="Table13.A2" office:value-type="string">
            <text:p text:style-name="P17">50.00</text:p>
          </table:table-cell>
          <table:table-cell table:style-name="Table13.A2" office:value-type="string">
            <text:p text:style-name="P17">50.00</text:p>
          </table:table-cell>
          <table:table-cell table:style-name="Table13.A2" office:value-type="string">
            <text:p text:style-name="P17">50.00</text:p>
          </table:table-cell>
          <table:table-cell table:style-name="Table13.E2" office:value-type="string">
            <text:p text:style-name="P18">150.00</text:p>
          </table:table-cell>
        </table:table-row>
        <table:table-row>
          <table:table-cell table:style-name="Table13.A2" office:value-type="string">
            <text:p text:style-name="P16">= Difference</text:p>
          </table:table-cell>
          <table:table-cell table:style-name="Table13.A2" office:value-type="string">
            <text:p text:style-name="P18">710.02</text:p>
          </table:table-cell>
          <table:table-cell table:style-name="Table13.A2" office:value-type="string">
            <text:p text:style-name="P18">95.12</text:p>
          </table:table-cell>
          <table:table-cell table:style-name="Table13.A2" office:value-type="string">
            <text:p text:style-name="P18">352.50</text:p>
          </table:table-cell>
          <table:table-cell table:style-name="Table13.E6" office:value-type="string">
            <text:p text:style-name="P18">1,157.64</text:p>
          </table:table-cell>
        </table:table-row>
        <table:table-row>
          <table:table-cell table:style-name="Table13.A2" office:value-type="string">
            <text:p text:style-name="P16">- Coupon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0.00</text:p>
          </table:table-cell>
        </table:table-row>
        <table:table-row>
          <table:table-cell table:style-name="Table13.A2" office:value-type="string">
            <text:p text:style-name="P16">- Discounts</text:p>
          </table:table-cell>
          <table:table-cell table:style-name="Table13.A2" office:value-type="string">
            <text:p text:style-name="P17">8.90</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8.90</text:p>
          </table:table-cell>
        </table:table-row>
        <table:table-row>
          <table:table-cell table:style-name="Table13.A2" office:value-type="string">
            <text:p text:style-name="P16">- Voids</text:p>
          </table:table-cell>
          <table:table-cell table:style-name="Table13.A2" office:value-type="string">
            <text:p text:style-name="P17">10.00</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10.00</text:p>
          </table:table-cell>
        </table:table-row>
        <table:table-row>
          <table:table-cell table:style-name="Table13.A2" office:value-type="string">
            <text:p text:style-name="P16">- Refund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0.00</text:p>
          </table:table-cell>
        </table:table-row>
        <table:table-row>
          <table:table-cell table:style-name="Table13.A2" office:value-type="string">
            <text:p text:style-name="P16">- Over-Rings</text:p>
          </table:table-cell>
          <table:table-cell table:style-name="Table13.A2" office:value-type="string">
            <text:p text:style-name="P17">56.65</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56.65</text:p>
          </table:table-cell>
        </table:table-row>
        <table:table-row>
          <table:table-cell table:style-name="Table13.A2" office:value-type="string">
            <text:p text:style-name="P16">Total</text:p>
          </table:table-cell>
          <table:table-cell table:style-name="Table13.A2" office:value-type="string">
            <text:p text:style-name="P18">634.47</text:p>
          </table:table-cell>
          <table:table-cell table:style-name="Table13.A2" office:value-type="string">
            <text:p text:style-name="P18">95.12</text:p>
          </table:table-cell>
          <table:table-cell table:style-name="Table13.A2" office:value-type="string">
            <text:p text:style-name="P18">352.50</text:p>
          </table:table-cell>
          <table:table-cell table:style-name="Table13.E6" office:value-type="string">
            <text:p text:style-name="P18">1,082.09</text:p>
          </table:table-cell>
        </table:table-row>
        <table:table-row>
          <table:table-cell table:style-name="Table13.A7" office:value-type="string">
            <text:p text:style-name="P16"/>
          </table:table-cell>
          <table:table-cell table:style-name="Table13.A7" office:value-type="string">
            <text:p text:style-name="P17"/>
          </table:table-cell>
          <table:table-cell table:style-name="Table13.A7" office:value-type="string">
            <text:p text:style-name="P17"/>
          </table:table-cell>
          <table:table-cell table:style-name="Table13.A7" office:value-type="string">
            <text:p text:style-name="P17"/>
          </table:table-cell>
          <table:table-cell table:style-name="Table13.E7" office:value-type="string">
            <text:p text:style-name="P17"/>
          </table:table-cell>
        </table:table-row>
        <table:table-row>
          <table:table-cell table:style-name="Table13.A2" office:value-type="string">
            <text:p text:style-name="P16">Over + or Short -</text:p>
          </table:table-cell>
          <table:table-cell table:style-name="Table13.A2" office:value-type="string">
            <text:p text:style-name="P18">-1.35</text:p>
          </table:table-cell>
          <table:table-cell table:style-name="Table13.A2" office:value-type="string">
            <text:p text:style-name="P18">0.00</text:p>
          </table:table-cell>
          <table:table-cell table:style-name="Table13.A2" office:value-type="string">
            <text:p text:style-name="P18">-0.04</text:p>
          </table:table-cell>
          <table:table-cell table:style-name="Table13.E6" office:value-type="string">
            <text:p text:style-name="P18">-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4"><text:s text:c="5"/>2)</text:p>
          </table:table-cell>
          <table:table-cell table:style-name="Table15.B1" office:value-type="string">
            <text:p text:style-name="P15">Register 1</text:p>
          </table:table-cell>
          <table:table-cell table:style-name="Table15.B1" office:value-type="string">
            <text:p text:style-name="P15">Register 2</text:p>
          </table:table-cell>
          <table:table-cell table:style-name="Table15.B1" office:value-type="string">
            <text:p text:style-name="P15">Register 3</text:p>
          </table:table-cell>
          <table:table-cell table:style-name="Table15.E1" office:value-type="string">
            <text:p text:style-name="P15">Total</text:p>
          </table:table-cell>
        </table:table-row>
        <table:table-row>
          <table:table-cell table:style-name="Table15.A2" office:value-type="string">
            <text:p text:style-name="P16">+ Cash and Checks</text:p>
          </table:table-cell>
          <table:table-cell table:style-name="Table15.A2" office:value-type="string">
            <text:p text:style-name="P17">3,897.65</text:p>
          </table:table-cell>
          <table:table-cell table:style-name="Table15.A2" office:value-type="string">
            <text:p text:style-name="P17">12.00</text:p>
          </table:table-cell>
          <table:table-cell table:style-name="Table15.A2" office:value-type="string">
            <text:p text:style-name="P17">1,533.12</text:p>
          </table:table-cell>
          <table:table-cell table:style-name="Table15.E2" office:value-type="string">
            <text:p text:style-name="P18">5,442.77</text:p>
          </table:table-cell>
        </table:table-row>
        <table:table-row>
          <table:table-cell table:style-name="Table15.A2" office:value-type="string">
            <text:p text:style-name="P16">+ Bank Charges</text:p>
          </table:table-cell>
          <table:table-cell table:style-name="Table15.A2" office:value-type="string">
            <text:p text:style-name="P17">2,111.05</text:p>
          </table:table-cell>
          <table:table-cell table:style-name="Table15.A2" office:value-type="string">
            <text:p text:style-name="P17">96.67</text:p>
          </table:table-cell>
          <table:table-cell table:style-name="Table15.A2" office:value-type="string">
            <text:p text:style-name="P17">140.00</text:p>
          </table:table-cell>
          <table:table-cell table:style-name="Table15.E2" office:value-type="string">
            <text:p text:style-name="P18">2,347.72</text:p>
          </table:table-cell>
        </table:table-row>
        <table:table-row>
          <table:table-cell table:style-name="Table15.A2" office:value-type="string">
            <text:p text:style-name="P16">+ House Charges</text:p>
          </table:table-cell>
          <table:table-cell table:style-name="Table15.A2" office:value-type="string">
            <text:p text:style-name="P17">25.00</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25.00</text:p>
          </table:table-cell>
        </table:table-row>
        <table:table-row>
          <table:table-cell table:style-name="Table15.A2" office:value-type="string">
            <text:p text:style-name="P16">+ Paid Out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0.00</text:p>
          </table:table-cell>
        </table:table-row>
        <table:table-row>
          <table:table-cell table:style-name="Table15.A2" office:value-type="string">
            <text:p text:style-name="P16">Total</text:p>
          </table:table-cell>
          <table:table-cell table:style-name="Table15.A2" office:value-type="string">
            <text:p text:style-name="P18">6,033.70</text:p>
          </table:table-cell>
          <table:table-cell table:style-name="Table15.A2" office:value-type="string">
            <text:p text:style-name="P18">108.67</text:p>
          </table:table-cell>
          <table:table-cell table:style-name="Table15.A2" office:value-type="string">
            <text:p text:style-name="P18">1,673.12</text:p>
          </table:table-cell>
          <table:table-cell table:style-name="Table15.E6" office:value-type="string">
            <text:p text:style-name="P18">7,815.49</text:p>
          </table:table-cell>
        </table:table-row>
        <table:table-row>
          <table:table-cell table:style-name="Table15.A7" office:value-type="string">
            <text:p text:style-name="P16"/>
          </table:table-cell>
          <table:table-cell table:style-name="Table15.A7" office:value-type="string">
            <text:p text:style-name="P17"/>
          </table:table-cell>
          <table:table-cell table:style-name="Table15.A7" office:value-type="string">
            <text:p text:style-name="P17"/>
          </table:table-cell>
          <table:table-cell table:style-name="Table15.A7" office:value-type="string">
            <text:p text:style-name="P17"/>
          </table:table-cell>
          <table:table-cell table:style-name="Table15.E7" office:value-type="string">
            <text:p text:style-name="P18"/>
          </table:table-cell>
        </table:table-row>
        <table:table-row>
          <table:table-cell table:style-name="Table15.A2" office:value-type="string">
            <text:p text:style-name="P16">+ Closing Reading</text:p>
          </table:table-cell>
          <table:table-cell table:style-name="Table15.A2" office:value-type="string">
            <text:p text:style-name="P17">6,121.47</text:p>
          </table:table-cell>
          <table:table-cell table:style-name="Table15.A2" office:value-type="string">
            <text:p text:style-name="P17">158.70</text:p>
          </table:table-cell>
          <table:table-cell table:style-name="Table15.A2" office:value-type="string">
            <text:p text:style-name="P17">1,800.02</text:p>
          </table:table-cell>
          <table:table-cell table:style-name="Table15.E2" office:value-type="string">
            <text:p text:style-name="P18">8,080.19</text:p>
          </table:table-cell>
        </table:table-row>
        <table:table-row>
          <table:table-cell table:style-name="Table15.A2" office:value-type="string">
            <text:p text:style-name="P16">- Opening Reading</text:p>
          </table:table-cell>
          <table:table-cell table:style-name="Table15.A2" office:value-type="string">
            <text:p text:style-name="P17">50.00</text:p>
          </table:table-cell>
          <table:table-cell table:style-name="Table15.A2" office:value-type="string">
            <text:p text:style-name="P17">50.00</text:p>
          </table:table-cell>
          <table:table-cell table:style-name="Table15.A2" office:value-type="string">
            <text:p text:style-name="P17">50.00</text:p>
          </table:table-cell>
          <table:table-cell table:style-name="Table15.E2" office:value-type="string">
            <text:p text:style-name="P18">150.00</text:p>
          </table:table-cell>
        </table:table-row>
        <table:table-row>
          <table:table-cell table:style-name="Table15.A2" office:value-type="string">
            <text:p text:style-name="P16">= Difference</text:p>
          </table:table-cell>
          <table:table-cell table:style-name="Table15.A2" office:value-type="string">
            <text:p text:style-name="P18">6,071.47</text:p>
          </table:table-cell>
          <table:table-cell table:style-name="Table15.A2" office:value-type="string">
            <text:p text:style-name="P18">108.70</text:p>
          </table:table-cell>
          <table:table-cell table:style-name="Table15.A2" office:value-type="string">
            <text:p text:style-name="P18">1,750.02</text:p>
          </table:table-cell>
          <table:table-cell table:style-name="Table15.E6" office:value-type="string">
            <text:p text:style-name="P18">7,930.19</text:p>
          </table:table-cell>
        </table:table-row>
        <table:table-row>
          <table:table-cell table:style-name="Table15.A2" office:value-type="string">
            <text:p text:style-name="P16">- Coupons</text:p>
          </table:table-cell>
          <table:table-cell table:style-name="Table15.A2" office:value-type="string">
            <text:p text:style-name="P17">14.25</text:p>
          </table:table-cell>
          <table:table-cell table:style-name="Table15.A2" office:value-type="string">
            <text:p text:style-name="P17">---</text:p>
          </table:table-cell>
          <table:table-cell table:style-name="Table15.A2" office:value-type="string">
            <text:p text:style-name="P17">1.10</text:p>
          </table:table-cell>
          <table:table-cell table:style-name="Table15.E2" office:value-type="string">
            <text:p text:style-name="P18">15.35</text:p>
          </table:table-cell>
        </table:table-row>
        <table:table-row>
          <table:table-cell table:style-name="Table15.A2" office:value-type="string">
            <text:p text:style-name="P16">- Discounts</text:p>
          </table:table-cell>
          <table:table-cell table:style-name="Table15.A2" office:value-type="string">
            <text:p text:style-name="P17">23.47</text:p>
          </table:table-cell>
          <table:table-cell table:style-name="Table15.A2" office:value-type="string">
            <text:p text:style-name="P17">---</text:p>
          </table:table-cell>
          <table:table-cell table:style-name="Table15.A2" office:value-type="string">
            <text:p text:style-name="P17">8.90</text:p>
          </table:table-cell>
          <table:table-cell table:style-name="Table15.E2" office:value-type="string">
            <text:p text:style-name="P18">32.37</text:p>
          </table:table-cell>
        </table:table-row>
        <table:table-row>
          <table:table-cell table:style-name="Table15.A2" office:value-type="string">
            <text:p text:style-name="P16">- Void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10.00</text:p>
          </table:table-cell>
          <table:table-cell table:style-name="Table15.E2" office:value-type="string">
            <text:p text:style-name="P18">10.00</text:p>
          </table:table-cell>
        </table:table-row>
        <table:table-row>
          <table:table-cell table:style-name="Table15.A2" office:value-type="string">
            <text:p text:style-name="P16">- Refund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0.00</text:p>
          </table:table-cell>
        </table:table-row>
        <table:table-row>
          <table:table-cell table:style-name="Table15.A2" office:value-type="string">
            <text:p text:style-name="P16">- Over-Ring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56.65</text:p>
          </table:table-cell>
          <table:table-cell table:style-name="Table15.E2" office:value-type="string">
            <text:p text:style-name="P18">56.65</text:p>
          </table:table-cell>
        </table:table-row>
        <table:table-row>
          <table:table-cell table:style-name="Table15.A2" office:value-type="string">
            <text:p text:style-name="P16">Total</text:p>
          </table:table-cell>
          <table:table-cell table:style-name="Table15.A2" office:value-type="string">
            <text:p text:style-name="P18">6,033.75</text:p>
          </table:table-cell>
          <table:table-cell table:style-name="Table15.A2" office:value-type="string">
            <text:p text:style-name="P18">108.70</text:p>
          </table:table-cell>
          <table:table-cell table:style-name="Table15.A2" office:value-type="string">
            <text:p text:style-name="P18">1,673.37</text:p>
          </table:table-cell>
          <table:table-cell table:style-name="Table15.E6" office:value-type="string">
            <text:p text:style-name="P18">7,815.82</text:p>
          </table:table-cell>
        </table:table-row>
        <table:table-row>
          <table:table-cell table:style-name="Table15.A7" office:value-type="string">
            <text:p text:style-name="P16"/>
          </table:table-cell>
          <table:table-cell table:style-name="Table15.A7" office:value-type="string">
            <text:p text:style-name="P17"/>
          </table:table-cell>
          <table:table-cell table:style-name="Table15.A7" office:value-type="string">
            <text:p text:style-name="P17"/>
          </table:table-cell>
          <table:table-cell table:style-name="Table15.A7" office:value-type="string">
            <text:p text:style-name="P17"/>
          </table:table-cell>
          <table:table-cell table:style-name="Table15.E7" office:value-type="string">
            <text:p text:style-name="P18"/>
          </table:table-cell>
        </table:table-row>
        <table:table-row>
          <table:table-cell table:style-name="Table15.A2" office:value-type="string">
            <text:p text:style-name="P16">Over + or Short -</text:p>
          </table:table-cell>
          <table:table-cell table:style-name="Table15.A2" office:value-type="string">
            <text:p text:style-name="P18">-0.05</text:p>
          </table:table-cell>
          <table:table-cell table:style-name="Table15.A2" office:value-type="string">
            <text:p text:style-name="P18">-0.03</text:p>
          </table:table-cell>
          <table:table-cell table:style-name="Table15.A2" office:value-type="string">
            <text:p text:style-name="P18">-0.25</text:p>
          </table:table-cell>
          <table:table-cell table:style-name="Table15.E6" office:value-type="string">
            <text:p text:style-name="P18">-0.33</text:p>
          </table:table-cell>
        </table:table-row>
      </table:table>
      <text:p text:style-name="P5"><text:soft-page-break/></text:p>
      <table:table table:name="Table16" table:style-name="Table16">
        <table:table-column table:style-name="Table16.A" table:number-columns-repeated="5"/>
        <table:table-row>
          <table:table-cell table:style-name="Table16.A1" office:value-type="string">
            <text:p text:style-name="P19"><text:s text:c="5"/>3)</text:p>
          </table:table-cell>
          <table:table-cell table:style-name="Table16.B1" office:value-type="string">
            <text:p text:style-name="P15">Register 1</text:p>
          </table:table-cell>
          <table:table-cell table:style-name="Table16.B1" office:value-type="string">
            <text:p text:style-name="P15">Register 2</text:p>
          </table:table-cell>
          <table:table-cell table:style-name="Table16.B1" office:value-type="string">
            <text:p text:style-name="P15">Register 3</text:p>
          </table:table-cell>
          <table:table-cell table:style-name="Table16.E1" office:value-type="string">
            <text:p text:style-name="P15">Total</text:p>
          </table:table-cell>
        </table:table-row>
        <table:table-row>
          <table:table-cell table:style-name="Table16.A2" office:value-type="string">
            <text:p text:style-name="P16">+ Cash and Checks</text:p>
          </table:table-cell>
          <table:table-cell table:style-name="Table16.A2" office:value-type="string">
            <text:p text:style-name="P17">1,713.12</text:p>
          </table:table-cell>
          <table:table-cell table:style-name="Table16.A2" office:value-type="string">
            <text:p text:style-name="P17">45.12</text:p>
          </table:table-cell>
          <table:table-cell table:style-name="Table16.A2" office:value-type="string">
            <text:p text:style-name="P17">2,002.18</text:p>
          </table:table-cell>
          <table:table-cell table:style-name="Table16.E2" office:value-type="string">
            <text:p text:style-name="P18">3,760.42</text:p>
          </table:table-cell>
        </table:table-row>
        <table:table-row>
          <table:table-cell table:style-name="Table16.A2" office:value-type="string">
            <text:p text:style-name="P16">+ Bank Charges</text:p>
          </table:table-cell>
          <table:table-cell table:style-name="Table16.A2" office:value-type="string">
            <text:p text:style-name="P17">240.00</text:p>
          </table:table-cell>
          <table:table-cell table:style-name="Table16.A2" office:value-type="string">
            <text:p text:style-name="P17">20.00</text:p>
          </table:table-cell>
          <table:table-cell table:style-name="Table16.A2" office:value-type="string">
            <text:p text:style-name="P17">350.44</text:p>
          </table:table-cell>
          <table:table-cell table:style-name="Table16.E2" office:value-type="string">
            <text:p text:style-name="P18">610.44</text:p>
          </table:table-cell>
        </table:table-row>
        <table:table-row>
          <table:table-cell table:style-name="Table16.A2" office:value-type="string">
            <text:p text:style-name="P16">+ House Charge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0.00</text:p>
          </table:table-cell>
        </table:table-row>
        <table:table-row>
          <table:table-cell table:style-name="Table16.A2" office:value-type="string">
            <text:p text:style-name="P16">+ Paid Out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10.00</text:p>
          </table:table-cell>
          <table:table-cell table:style-name="Table16.E2" office:value-type="string">
            <text:p text:style-name="P18">10.00</text:p>
          </table:table-cell>
        </table:table-row>
        <table:table-row>
          <table:table-cell table:style-name="Table16.A2" office:value-type="string">
            <text:p text:style-name="P16">Total</text:p>
          </table:table-cell>
          <table:table-cell table:style-name="Table16.A2" office:value-type="string">
            <text:p text:style-name="P18">1,953.12</text:p>
          </table:table-cell>
          <table:table-cell table:style-name="Table16.A2" office:value-type="string">
            <text:p text:style-name="P18">65.12</text:p>
          </table:table-cell>
          <table:table-cell table:style-name="Table16.A2" office:value-type="string">
            <text:p text:style-name="P18">2,362.62</text:p>
          </table:table-cell>
          <table:table-cell table:style-name="Table16.E6" office:value-type="string">
            <text:p text:style-name="P18">4,380.86</text:p>
          </table:table-cell>
        </table:table-row>
        <table:table-row>
          <table:table-cell table:style-name="Table16.A7" office:value-type="string">
            <text:p text:style-name="P16"/>
          </table:table-cell>
          <table:table-cell table:style-name="Table16.A7" office:value-type="string">
            <text:p text:style-name="P17"/>
          </table:table-cell>
          <table:table-cell table:style-name="Table16.A7" office:value-type="string">
            <text:p text:style-name="P17"/>
          </table:table-cell>
          <table:table-cell table:style-name="Table16.A7" office:value-type="string">
            <text:p text:style-name="P17"/>
          </table:table-cell>
          <table:table-cell table:style-name="Table16.E7" office:value-type="string">
            <text:p text:style-name="P18"/>
          </table:table-cell>
        </table:table-row>
        <table:table-row>
          <table:table-cell table:style-name="Table16.A2" office:value-type="string">
            <text:p text:style-name="P16">+ Closing Reading</text:p>
          </table:table-cell>
          <table:table-cell table:style-name="Table16.A2" office:value-type="string">
            <text:p text:style-name="P17">2,172.67</text:p>
          </table:table-cell>
          <table:table-cell table:style-name="Table16.A2" office:value-type="string">
            <text:p text:style-name="P17">115.12</text:p>
          </table:table-cell>
          <table:table-cell table:style-name="Table16.A2" office:value-type="string">
            <text:p text:style-name="P17">2,429.66</text:p>
          </table:table-cell>
          <table:table-cell table:style-name="Table16.E2" office:value-type="string">
            <text:p text:style-name="P18">4,717.45</text:p>
          </table:table-cell>
        </table:table-row>
        <table:table-row>
          <table:table-cell table:style-name="Table16.A2" office:value-type="string">
            <text:p text:style-name="P16">- Opening Reading</text:p>
          </table:table-cell>
          <table:table-cell table:style-name="Table16.A2" office:value-type="string">
            <text:p text:style-name="P17">50.00</text:p>
          </table:table-cell>
          <table:table-cell table:style-name="Table16.A2" office:value-type="string">
            <text:p text:style-name="P17">50.00</text:p>
          </table:table-cell>
          <table:table-cell table:style-name="Table16.A2" office:value-type="string">
            <text:p text:style-name="P17">50.00</text:p>
          </table:table-cell>
          <table:table-cell table:style-name="Table16.E2" office:value-type="string">
            <text:p text:style-name="P18">150.00</text:p>
          </table:table-cell>
        </table:table-row>
        <table:table-row>
          <table:table-cell table:style-name="Table16.A2" office:value-type="string">
            <text:p text:style-name="P16">= Difference</text:p>
          </table:table-cell>
          <table:table-cell table:style-name="Table16.A2" office:value-type="string">
            <text:p text:style-name="P18">2,122.67</text:p>
          </table:table-cell>
          <table:table-cell table:style-name="Table16.A2" office:value-type="string">
            <text:p text:style-name="P18">65.12</text:p>
          </table:table-cell>
          <table:table-cell table:style-name="Table16.A2" office:value-type="string">
            <text:p text:style-name="P18">2,379.66</text:p>
          </table:table-cell>
          <table:table-cell table:style-name="Table16.E6" office:value-type="string">
            <text:p text:style-name="P18">4,567.45</text:p>
          </table:table-cell>
        </table:table-row>
        <table:table-row>
          <table:table-cell table:style-name="Table16.A2" office:value-type="string">
            <text:p text:style-name="P16">- Coupon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7.00</text:p>
          </table:table-cell>
          <table:table-cell table:style-name="Table16.E2" office:value-type="string">
            <text:p text:style-name="P18">7.00</text:p>
          </table:table-cell>
        </table:table-row>
        <table:table-row>
          <table:table-cell table:style-name="Table16.A2" office:value-type="string">
            <text:p text:style-name="P16">- Discounts</text:p>
          </table:table-cell>
          <table:table-cell table:style-name="Table16.A2" office:value-type="string">
            <text:p text:style-name="P17">130.0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130.00</text:p>
          </table:table-cell>
        </table:table-row>
        <table:table-row>
          <table:table-cell table:style-name="Table16.A2" office:value-type="string">
            <text:p text:style-name="P16">- Voids</text:p>
          </table:table-cell>
          <table:table-cell table:style-name="Table16.A2" office:value-type="string">
            <text:p text:style-name="P17">27.5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27.50</text:p>
          </table:table-cell>
        </table:table-row>
        <table:table-row>
          <table:table-cell table:style-name="Table16.A2" office:value-type="string">
            <text:p text:style-name="P16">- Refunds</text:p>
          </table:table-cell>
          <table:table-cell table:style-name="Table16.A2" office:value-type="string">
            <text:p text:style-name="P17">12.0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12.00</text:p>
          </table:table-cell>
        </table:table-row>
        <table:table-row>
          <table:table-cell table:style-name="Table16.A2" office:value-type="string">
            <text:p text:style-name="P16">- Over-Ring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10.00</text:p>
          </table:table-cell>
          <table:table-cell table:style-name="Table16.E2" office:value-type="string">
            <text:p text:style-name="P18">10.00</text:p>
          </table:table-cell>
        </table:table-row>
        <table:table-row>
          <table:table-cell table:style-name="Table16.A2" office:value-type="string">
            <text:p text:style-name="P16">Total</text:p>
          </table:table-cell>
          <table:table-cell table:style-name="Table16.A2" office:value-type="string">
            <text:p text:style-name="P18">1,953.17</text:p>
          </table:table-cell>
          <table:table-cell table:style-name="Table16.A2" office:value-type="string">
            <text:p text:style-name="P18">65.12</text:p>
          </table:table-cell>
          <table:table-cell table:style-name="Table16.A2" office:value-type="string">
            <text:p text:style-name="P18">2,362.66</text:p>
          </table:table-cell>
          <table:table-cell table:style-name="Table16.E6" office:value-type="string">
            <text:p text:style-name="P18">4,380.95</text:p>
          </table:table-cell>
        </table:table-row>
        <table:table-row>
          <table:table-cell table:style-name="Table16.A7" office:value-type="string">
            <text:p text:style-name="P16"/>
          </table:table-cell>
          <table:table-cell table:style-name="Table16.A7" office:value-type="string">
            <text:p text:style-name="P17"/>
          </table:table-cell>
          <table:table-cell table:style-name="Table16.A7" office:value-type="string">
            <text:p text:style-name="P17"/>
          </table:table-cell>
          <table:table-cell table:style-name="Table16.A7" office:value-type="string">
            <text:p text:style-name="P17"/>
          </table:table-cell>
          <table:table-cell table:style-name="Table16.E7" office:value-type="string">
            <text:p text:style-name="P18"/>
          </table:table-cell>
        </table:table-row>
        <table:table-row>
          <table:table-cell table:style-name="Table16.A2" office:value-type="string">
            <text:p text:style-name="P16">Over + or Short -</text:p>
          </table:table-cell>
          <table:table-cell table:style-name="Table16.A2" office:value-type="string">
            <text:p text:style-name="P18">-0.05</text:p>
          </table:table-cell>
          <table:table-cell table:style-name="Table16.A2" office:value-type="string">
            <text:p text:style-name="P18">0.00</text:p>
          </table:table-cell>
          <table:table-cell table:style-name="Table16.A2" office:value-type="string">
            <text:p text:style-name="P18">-0.04</text:p>
          </table:table-cell>
          <table:table-cell table:style-name="Table16.E6" office:value-type="string">
            <text:p text:style-name="P18">-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4"><text:s text:c="5"/>4)</text:p>
          </table:table-cell>
          <table:table-cell table:style-name="Table14.B1" office:value-type="string">
            <text:p text:style-name="P15">Register 1</text:p>
          </table:table-cell>
          <table:table-cell table:style-name="Table14.B1" office:value-type="string">
            <text:p text:style-name="P15">Register 2</text:p>
          </table:table-cell>
          <table:table-cell table:style-name="Table14.B1" office:value-type="string">
            <text:p text:style-name="P15">Register 3</text:p>
          </table:table-cell>
          <table:table-cell table:style-name="Table14.E1" office:value-type="string">
            <text:p text:style-name="P15">Total</text:p>
          </table:table-cell>
        </table:table-row>
        <table:table-row>
          <table:table-cell table:style-name="Table14.A2" office:value-type="string">
            <text:p text:style-name="P16">+ Cash and Checks</text:p>
          </table:table-cell>
          <table:table-cell table:style-name="Table14.A2" office:value-type="string">
            <text:p text:style-name="P17">1234.56</text:p>
          </table:table-cell>
          <table:table-cell table:style-name="Table14.A2" office:value-type="string">
            <text:p text:style-name="P17">789.01</text:p>
          </table:table-cell>
          <table:table-cell table:style-name="Table14.A2" office:value-type="string">
            <text:p text:style-name="P17">234.56</text:p>
          </table:table-cell>
          <table:table-cell table:style-name="Table14.E2" office:value-type="string">
            <text:p text:style-name="P18">2,258.13</text:p>
          </table:table-cell>
        </table:table-row>
        <table:table-row>
          <table:table-cell table:style-name="Table14.A2" office:value-type="string">
            <text:p text:style-name="P16">+ Bank Charges</text:p>
          </table:table-cell>
          <table:table-cell table:style-name="Table14.A2" office:value-type="string">
            <text:p text:style-name="P17">789.01</text:p>
          </table:table-cell>
          <table:table-cell table:style-name="Table14.A2" office:value-type="string">
            <text:p text:style-name="P17">234.56</text:p>
          </table:table-cell>
          <table:table-cell table:style-name="Table14.A2" office:value-type="string">
            <text:p text:style-name="P17">78.90</text:p>
          </table:table-cell>
          <table:table-cell table:style-name="Table14.E2" office:value-type="string">
            <text:p text:style-name="P18">1,102.47</text:p>
          </table:table-cell>
        </table:table-row>
        <table:table-row>
          <table:table-cell table:style-name="Table14.A2" office:value-type="string">
            <text:p text:style-name="P16">+ House Charge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25.00</text:p>
          </table:table-cell>
          <table:table-cell table:style-name="Table14.E2" office:value-type="string">
            <text:p text:style-name="P18">25.00</text:p>
          </table:table-cell>
        </table:table-row>
        <table:table-row>
          <table:table-cell table:style-name="Table14.A2" office:value-type="string">
            <text:p text:style-name="P16">+ Paid Outs</text:p>
          </table:table-cell>
          <table:table-cell table:style-name="Table14.A2" office:value-type="string">
            <text:p text:style-name="P17">20.00</text:p>
          </table:table-cell>
          <table:table-cell table:style-name="Table14.A2" office:value-type="string">
            <text:p text:style-name="P17">10.00</text:p>
          </table:table-cell>
          <table:table-cell table:style-name="Table14.A2" office:value-type="string">
            <text:p text:style-name="P17">---</text:p>
          </table:table-cell>
          <table:table-cell table:style-name="Table14.E2" office:value-type="string">
            <text:p text:style-name="P18">30.00</text:p>
          </table:table-cell>
        </table:table-row>
        <table:table-row>
          <table:table-cell table:style-name="Table14.A2" office:value-type="string">
            <text:p text:style-name="P16">Total</text:p>
          </table:table-cell>
          <table:table-cell table:style-name="Table14.A2" office:value-type="string">
            <text:p text:style-name="P18">2,043.57</text:p>
          </table:table-cell>
          <table:table-cell table:style-name="Table14.A2" office:value-type="string">
            <text:p text:style-name="P18">1,033.57</text:p>
          </table:table-cell>
          <table:table-cell table:style-name="Table14.A2" office:value-type="string">
            <text:p text:style-name="P18">338.46</text:p>
          </table:table-cell>
          <table:table-cell table:style-name="Table14.E6" office:value-type="string">
            <text:p text:style-name="P18">3,415.60</text:p>
          </table:table-cell>
        </table:table-row>
        <table:table-row>
          <table:table-cell table:style-name="Table14.A7" office:value-type="string">
            <text:p text:style-name="P16"/>
          </table:table-cell>
          <table:table-cell table:style-name="Table14.A7" office:value-type="string">
            <text:p text:style-name="P17"/>
          </table:table-cell>
          <table:table-cell table:style-name="Table14.A7" office:value-type="string">
            <text:p text:style-name="P17"/>
          </table:table-cell>
          <table:table-cell table:style-name="Table14.A7" office:value-type="string">
            <text:p text:style-name="P17"/>
          </table:table-cell>
          <table:table-cell table:style-name="Table14.E7" office:value-type="string">
            <text:p text:style-name="P18"/>
          </table:table-cell>
        </table:table-row>
        <table:table-row>
          <table:table-cell table:style-name="Table14.A2" office:value-type="string">
            <text:p text:style-name="P16">+ Closing Reading</text:p>
          </table:table-cell>
          <table:table-cell table:style-name="Table14.A2" office:value-type="string">
            <text:p text:style-name="P17">2,116.45</text:p>
          </table:table-cell>
          <table:table-cell table:style-name="Table14.A2" office:value-type="string">
            <text:p text:style-name="P17">1,091.03</text:p>
          </table:table-cell>
          <table:table-cell table:style-name="Table14.A2" office:value-type="string">
            <text:p text:style-name="P17">390.43</text:p>
          </table:table-cell>
          <table:table-cell table:style-name="Table14.E2" office:value-type="string">
            <text:p text:style-name="P18">3597.91</text:p>
          </table:table-cell>
        </table:table-row>
        <table:table-row>
          <table:table-cell table:style-name="Table14.A2" office:value-type="string">
            <text:p text:style-name="P16">- Opening Reading</text:p>
          </table:table-cell>
          <table:table-cell table:style-name="Table14.A2" office:value-type="string">
            <text:p text:style-name="P17">50.00</text:p>
          </table:table-cell>
          <table:table-cell table:style-name="Table14.A2" office:value-type="string">
            <text:p text:style-name="P17">50.00</text:p>
          </table:table-cell>
          <table:table-cell table:style-name="Table14.A2" office:value-type="string">
            <text:p text:style-name="P17">50.00</text:p>
          </table:table-cell>
          <table:table-cell table:style-name="Table14.E2" office:value-type="string">
            <text:p text:style-name="P18">150.00</text:p>
          </table:table-cell>
        </table:table-row>
        <table:table-row>
          <table:table-cell table:style-name="Table14.A2" office:value-type="string">
            <text:p text:style-name="P16">= Difference</text:p>
          </table:table-cell>
          <table:table-cell table:style-name="Table14.A2" office:value-type="string">
            <text:p text:style-name="P18">2,066.45</text:p>
          </table:table-cell>
          <table:table-cell table:style-name="Table14.A2" office:value-type="string">
            <text:p text:style-name="P18">1,041.03</text:p>
          </table:table-cell>
          <table:table-cell table:style-name="Table14.A2" office:value-type="string">
            <text:p text:style-name="P18">340.43</text:p>
          </table:table-cell>
          <table:table-cell table:style-name="Table14.E6" office:value-type="string">
            <text:p text:style-name="P18">3,447.91</text:p>
          </table:table-cell>
        </table:table-row>
        <table:table-row>
          <table:table-cell table:style-name="Table14.A2" office:value-type="string">
            <text:p text:style-name="P16">- Coupons</text:p>
          </table:table-cell>
          <table:table-cell table:style-name="Table14.A2" office:value-type="string">
            <text:p text:style-name="P17">2.50</text:p>
          </table:table-cell>
          <table:table-cell table:style-name="Table14.A2" office:value-type="string">
            <text:p text:style-name="P17">1.75</text:p>
          </table:table-cell>
          <table:table-cell table:style-name="Table14.A2" office:value-type="string">
            <text:p text:style-name="P17">---</text:p>
          </table:table-cell>
          <table:table-cell table:style-name="Table14.E2" office:value-type="string">
            <text:p text:style-name="P18">4.25</text:p>
          </table:table-cell>
        </table:table-row>
        <table:table-row>
          <table:table-cell table:style-name="Table14.A2" office:value-type="string">
            <text:p text:style-name="P16">- Discounts</text:p>
          </table:table-cell>
          <table:table-cell table:style-name="Table14.A2" office:value-type="string">
            <text:p text:style-name="P17">12.34</text:p>
          </table:table-cell>
          <table:table-cell table:style-name="Table14.A2" office:value-type="string">
            <text:p text:style-name="P17">5.67</text:p>
          </table:table-cell>
          <table:table-cell table:style-name="Table14.A2" office:value-type="string">
            <text:p text:style-name="P17">---</text:p>
          </table:table-cell>
          <table:table-cell table:style-name="Table14.E2" office:value-type="string">
            <text:p text:style-name="P18">18.01</text:p>
          </table:table-cell>
        </table:table-row>
        <table:table-row>
          <table:table-cell table:style-name="Table14.A2" office:value-type="string">
            <text:p text:style-name="P16">- Void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0.00</text:p>
          </table:table-cell>
        </table:table-row>
        <table:table-row>
          <table:table-cell table:style-name="Table14.A2" office:value-type="string">
            <text:p text:style-name="P16">- Refunds</text:p>
          </table:table-cell>
          <table:table-cell table:style-name="Table14.A2" office:value-type="string">
            <text:p text:style-name="P17">8.00</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8.00</text:p>
          </table:table-cell>
        </table:table-row>
        <table:table-row>
          <table:table-cell table:style-name="Table14.A2" office:value-type="string">
            <text:p text:style-name="P16">- Over-Ring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0.00</text:p>
          </table:table-cell>
        </table:table-row>
        <table:table-row>
          <table:table-cell table:style-name="Table14.A2" office:value-type="string">
            <text:p text:style-name="P16">Total</text:p>
          </table:table-cell>
          <table:table-cell table:style-name="Table14.A2" office:value-type="string">
            <text:p text:style-name="P18">2,043.61</text:p>
          </table:table-cell>
          <table:table-cell table:style-name="Table14.A2" office:value-type="string">
            <text:p text:style-name="P18">1,033.61</text:p>
          </table:table-cell>
          <table:table-cell table:style-name="Table14.A2" office:value-type="string">
            <text:p text:style-name="P18">340.43</text:p>
          </table:table-cell>
          <table:table-cell table:style-name="Table14.E6" office:value-type="string">
            <text:p text:style-name="P18">3,417.65</text:p>
          </table:table-cell>
        </table:table-row>
        <table:table-row>
          <table:table-cell table:style-name="Table14.A7" office:value-type="string">
            <text:p text:style-name="P16"/>
          </table:table-cell>
          <table:table-cell table:style-name="Table14.A7" office:value-type="string">
            <text:p text:style-name="P17"/>
          </table:table-cell>
          <table:table-cell table:style-name="Table14.A7" office:value-type="string">
            <text:p text:style-name="P17"/>
          </table:table-cell>
          <table:table-cell table:style-name="Table14.A7" office:value-type="string">
            <text:p text:style-name="P17"/>
          </table:table-cell>
          <table:table-cell table:style-name="Table14.E7" office:value-type="string">
            <text:p text:style-name="P18"/>
          </table:table-cell>
        </table:table-row>
        <table:table-row>
          <table:table-cell table:style-name="Table14.A2" office:value-type="string">
            <text:p text:style-name="P16">Over + or Short -</text:p>
          </table:table-cell>
          <table:table-cell table:style-name="Table14.A2" office:value-type="string">
            <text:p text:style-name="P18">-0.04</text:p>
          </table:table-cell>
          <table:table-cell table:style-name="Table14.A2" office:value-type="string">
            <text:p text:style-name="P18">-0.04</text:p>
          </table:table-cell>
          <table:table-cell table:style-name="Table14.A2" office:value-type="string">
            <text:p text:style-name="P18">-1.97</text:p>
          </table:table-cell>
          <table:table-cell table:style-name="Table14.E6" office:value-type="string">
            <text:p text:style-name="P18">-2.05</text:p>
          </table:table-cell>
        </table:table-row>
      </table:table>
      <text:section text:style-name="Sect2" text:name="Section67">
        <text:p text:style-name="P5"><text:soft-page-break/>Worksheet 14-8</text:p>
        <text:list xml:id="list1808272644" text:style-name="L71">
          <text:list-item>
            <text:p text:style-name="P105">$4.13</text:p>
          </text:list-item>
          <text:list-item>
            <text:p text:style-name="P105">$3.53</text:p>
          </text:list-item>
          <text:list-item>
            <text:p text:style-name="P105">$1,026.00</text:p>
          </text:list-item>
          <text:list-item>
            <text:p text:style-name="P105">$634.00</text:p>
          </text:list-item>
        </text:list>
      </text:section>
      <text:p text:style-name="P2"/>
      <text:section text:style-name="Sect3" text:name="Section68">
        <text:p text:style-name="P2">Worksheet 14-9</text:p>
        <text:list xml:id="list708569267" text:style-name="L72">
          <text:list-item>
            <text:p text:style-name="P106">g</text:p>
          </text:list-item>
          <text:list-item>
            <text:p text:style-name="P106">o</text:p>
          </text:list-item>
          <text:list-item>
            <text:p text:style-name="P106">u</text:p>
          </text:list-item>
          <text:list-item>
            <text:p text:style-name="P106">l</text:p>
          </text:list-item>
          <text:list-item>
            <text:p text:style-name="P106">i</text:p>
          </text:list-item>
          <text:list-item>
            <text:p text:style-name="P106">p</text:p>
          </text:list-item>
          <text:list-item>
            <text:p text:style-name="P106">q</text:p>
          </text:list-item>
          <text:list-item>
            <text:p text:style-name="P106">r</text:p>
          </text:list-item>
          <text:list-item>
            <text:p text:style-name="P106">w</text:p>
          </text:list-item>
          <text:list-item>
            <text:p text:style-name="P106">m</text:p>
          </text:list-item>
          <text:list-item>
            <text:p text:style-name="P106">n</text:p>
          </text:list-item>
          <text:list-item>
            <text:p text:style-name="P106">k</text:p>
          </text:list-item>
          <text:list-item>
            <text:p text:style-name="P106">v</text:p>
          </text:list-item>
          <text:list-item>
            <text:p text:style-name="P106">e</text:p>
          </text:list-item>
          <text:list-item>
            <text:p text:style-name="P106">t</text:p>
          </text:list-item>
          <text:list-item>
            <text:p text:style-name="P106">a</text:p>
          </text:list-item>
          <text:list-item>
            <text:p text:style-name="P106">b</text:p>
          </text:list-item>
          <text:list-item>
            <text:p text:style-name="P106">d</text:p>
          </text:list-item>
          <text:list-item>
            <text:p text:style-name="P106">h</text:p>
          </text:list-item>
          <text:list-item>
            <text:p text:style-name="P106">f</text:p>
          </text:list-item>
          <text:list-item>
            <text:p text:style-name="P106">j</text:p>
          </text:list-item>
          <text:list-item>
            <text:p text:style-name="P106">s</text:p>
          </text:list-item>
          <text:list-item>
            <text:p text:style-name="P106">c</text:p>
          </text:list-item>
          <text:list-item>
            <text:p text:style-name="P106">1</text:p>
          </text:list-item>
          <text:list-item>
            <text:p text:style-name="P106">2</text:p>
          </text:list-item>
          <text:list-item>
            <text:p text:style-name="P106">0</text:p>
          </text:list-item>
          <text:list-item>
            <text:p text:style-name="P106">3</text:p>
          </text:list-item>
          <text:list-item>
            <text:p text:style-name="P106">0</text:p>
          </text:list-item>
          <text:list-item>
            <text:p text:style-name="P106">11.5 annual turnover rate</text:p>
          </text:list-item>
          <text:list-item>
            <text:p text:style-name="P106">12 annual turnover rate</text:p>
          </text:list-item>
          <text:list-item>
            <text:p text:style-name="P106">31.65 days; $10,750.65 under budget</text:p>
          </text:list-item>
          <text:list-item>
            <text:p text:style-name="P106">30.33 days; $1,855.55 over budget</text:p>
          </text:list-item>
          <text:list-item>
            <text:p text:style-name="P106">DEA 222 form or CSOS</text:p>
          </text:list-item>
          <text:list-item>
            <text:p text:style-name="P106">On the regular warehouse order form</text:p>
          </text:list-item>
          <text:list-item>
            <text:p text:style-name="P106">Controlled substances are to be checked in by the pharmacist; a pharmacy technician may assist under the direct supervision of a pharmacist.</text:p>
          </text:list-item>
          <text:list-item>
            <text:p text:style-name="P106">Under federal guidelines CIIs may be either locked in a secure vault or distributed throughout the inventory. CIII-V medications may also either be locked in a secure vault or distributed throughout the inventory.</text:p>
          </text:list-item>
          <text:list-item>
            <text:p text:style-name="P106">Temperature, ventilation, humidity, light, safety, and sanitation.</text:p>
          </text:list-item>
          <text:list-item>
            <text:p text:style-name="P106">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106"><text:span text:style-name="T2">02/28/2020 will expire first because 2020 is a leap year and therefore 02/2020 would not expire till the 29</text:span><text:span text:style-name="T9">th</text:span><text:span text:style-name="T2"> of February that year.</text:span></text:p>
          </text:list-item>
          <text:list-item>
            <text:p text:style-name="P134">40% markup</text:p>
          </text:list-item>
          <text:list-item>
            <text:p text:style-name="P134">$18.48</text:p>
          </text:list-item>
          <text:list-item>
            <text:p text:style-name="P134">3%</text:p>
          </text:list-item>
          <text:list-item>
            <text:p text:style-name="P134">$6,175.00</text:p>
          </text:list-item>
          <text:list-item>
            <text:p text:style-name="P134">$4.50</text:p>
          </text:list-item>
          <text:list-item>
            <text:p text:style-name="P134">$17,820.00</text:p>
          </text:list-item>
          <text:list-item>
            <text:p text:style-name="P134">$20.95 gross profit; $15.95 net profit</text:p>
          </text:list-item>
          <text:list-item>
            <text:p text:style-name="P134">$25.63 gross profit; $20.63 net profit</text:p>
          </text:list-item>
          <text:list-item>
            <text:p text:style-name="P134">$7.01 gross profit; $2.01 net profit</text:p>
          </text:list-item>
          <text:list-item>
            <text:p text:style-name="P134">$44.03 gross profit; $39.03 net profit</text:p>
          </text:list-item>
          <text:list-item>
            <text:p text:style-name="P134">$9.73 gross profit; $4.73 net profit</text:p>
          </text:list-item>
          <text:list-item>
            <text:p text:style-name="P134">$8.13 gross profit; $3.13 net profit</text:p>
          </text:list-item>
          <text:list-item>
            <text:p text:style-name="P134">$132.50</text:p>
          </text:list-item>
          <text:list-item>
            <text:p text:style-name="P134">$39.52</text:p>
          </text:list-item>
          <text:list-item>
            <text:p text:style-name="P134">$11.66</text:p>
          </text:list-item>
          <text:list-item>
            <text:p text:style-name="P134">$68.12</text:p>
          </text:list-item>
          <text:list-item>
            <text:p text:style-name="P134">$10.89</text:p>
          </text:list-item>
          <text:list-item>
            <text:p text:style-name="P134">$21.25 profit</text:p>
          </text:list-item>
          <text:list-item>
            <text:p text:style-name="P134">$1,138.25 annual depreciation</text:p>
          </text:list-item>
        </text:list>
      </text:section>
      <table:table table:name="Table19" table:style-name="Table19">
        <table:table-column table:style-name="Table19.A" table:number-columns-repeated="5"/>
        <text:soft-page-break/>
        <table:table-row>
          <table:table-cell table:style-name="Table19.A1" office:value-type="string">
            <text:p text:style-name="P14"><text:s text:c="5"/>59)</text:p>
          </table:table-cell>
          <table:table-cell table:style-name="Table19.B1" office:value-type="string">
            <text:p text:style-name="P15">Register 1</text:p>
          </table:table-cell>
          <table:table-cell table:style-name="Table19.B1" office:value-type="string">
            <text:p text:style-name="P15">Register 2</text:p>
          </table:table-cell>
          <table:table-cell table:style-name="Table19.B1" office:value-type="string">
            <text:p text:style-name="P15">Register 3</text:p>
          </table:table-cell>
          <table:table-cell table:style-name="Table19.E1" office:value-type="string">
            <text:p text:style-name="P15">Total</text:p>
          </table:table-cell>
        </table:table-row>
        <table:table-row>
          <table:table-cell table:style-name="Table19.A2" office:value-type="string">
            <text:p text:style-name="P16">+ Cash and Checks</text:p>
          </table:table-cell>
          <table:table-cell table:style-name="Table19.A2" office:value-type="string">
            <text:p text:style-name="P17">1264.56</text:p>
          </table:table-cell>
          <table:table-cell table:style-name="Table19.A2" office:value-type="string">
            <text:p text:style-name="P17">790.01</text:p>
          </table:table-cell>
          <table:table-cell table:style-name="Table19.A2" office:value-type="string">
            <text:p text:style-name="P17">233.56</text:p>
          </table:table-cell>
          <table:table-cell table:style-name="Table19.E2" office:value-type="string">
            <text:p text:style-name="P18">2,288.13</text:p>
          </table:table-cell>
        </table:table-row>
        <table:table-row>
          <table:table-cell table:style-name="Table19.A2" office:value-type="string">
            <text:p text:style-name="P16">+ Bank Charges</text:p>
          </table:table-cell>
          <table:table-cell table:style-name="Table19.A2" office:value-type="string">
            <text:p text:style-name="P17">789.03</text:p>
          </table:table-cell>
          <table:table-cell table:style-name="Table19.A2" office:value-type="string">
            <text:p text:style-name="P17">235.56</text:p>
          </table:table-cell>
          <table:table-cell table:style-name="Table19.A2" office:value-type="string">
            <text:p text:style-name="P17">78.90</text:p>
          </table:table-cell>
          <table:table-cell table:style-name="Table19.E2" office:value-type="string">
            <text:p text:style-name="P18">1,103.49</text:p>
          </table:table-cell>
        </table:table-row>
        <table:table-row>
          <table:table-cell table:style-name="Table19.A2" office:value-type="string">
            <text:p text:style-name="P16">+ House Charge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25.00</text:p>
          </table:table-cell>
          <table:table-cell table:style-name="Table19.E2" office:value-type="string">
            <text:p text:style-name="P18">25.00</text:p>
          </table:table-cell>
        </table:table-row>
        <table:table-row>
          <table:table-cell table:style-name="Table19.A2" office:value-type="string">
            <text:p text:style-name="P16">+ Paid Outs</text:p>
          </table:table-cell>
          <table:table-cell table:style-name="Table19.A2" office:value-type="string">
            <text:p text:style-name="P17">20.00</text:p>
          </table:table-cell>
          <table:table-cell table:style-name="Table19.A2" office:value-type="string">
            <text:p text:style-name="P17">10.00</text:p>
          </table:table-cell>
          <table:table-cell table:style-name="Table19.A2" office:value-type="string">
            <text:p text:style-name="P17">---</text:p>
          </table:table-cell>
          <table:table-cell table:style-name="Table19.E2" office:value-type="string">
            <text:p text:style-name="P18">30.00</text:p>
          </table:table-cell>
        </table:table-row>
        <table:table-row>
          <table:table-cell table:style-name="Table19.A2" office:value-type="string">
            <text:p text:style-name="P16">Total</text:p>
          </table:table-cell>
          <table:table-cell table:style-name="Table19.A2" office:value-type="string">
            <text:p text:style-name="P18">2,073.59</text:p>
          </table:table-cell>
          <table:table-cell table:style-name="Table19.A2" office:value-type="string">
            <text:p text:style-name="P18">1,035.57</text:p>
          </table:table-cell>
          <table:table-cell table:style-name="Table19.A2" office:value-type="string">
            <text:p text:style-name="P18">337.46</text:p>
          </table:table-cell>
          <table:table-cell table:style-name="Table19.E6" office:value-type="string">
            <text:p text:style-name="P18">3,446.62</text:p>
          </table:table-cell>
        </table:table-row>
        <table:table-row>
          <table:table-cell table:style-name="Table19.A7" office:value-type="string">
            <text:p text:style-name="P16"/>
          </table:table-cell>
          <table:table-cell table:style-name="Table19.A7" office:value-type="string">
            <text:p text:style-name="P17"/>
          </table:table-cell>
          <table:table-cell table:style-name="Table19.A7" office:value-type="string">
            <text:p text:style-name="P17"/>
          </table:table-cell>
          <table:table-cell table:style-name="Table19.A7" office:value-type="string">
            <text:p text:style-name="P17"/>
          </table:table-cell>
          <table:table-cell table:style-name="Table19.E7" office:value-type="string">
            <text:p text:style-name="P18"/>
          </table:table-cell>
        </table:table-row>
        <table:table-row>
          <table:table-cell table:style-name="Table19.A2" office:value-type="string">
            <text:p text:style-name="P16">+ Closing Reading</text:p>
          </table:table-cell>
          <table:table-cell table:style-name="Table19.A2" office:value-type="string">
            <text:p text:style-name="P17">2,151.47</text:p>
          </table:table-cell>
          <table:table-cell table:style-name="Table19.A2" office:value-type="string">
            <text:p text:style-name="P17">1,095.03</text:p>
          </table:table-cell>
          <table:table-cell table:style-name="Table19.A2" office:value-type="string">
            <text:p text:style-name="P17">389.47</text:p>
          </table:table-cell>
          <table:table-cell table:style-name="Table19.E2" office:value-type="string">
            <text:p text:style-name="P18">3,635.97</text:p>
          </table:table-cell>
        </table:table-row>
        <table:table-row>
          <table:table-cell table:style-name="Table19.A2" office:value-type="string">
            <text:p text:style-name="P16">- Opening Reading</text:p>
          </table:table-cell>
          <table:table-cell table:style-name="Table19.A2" office:value-type="string">
            <text:p text:style-name="P17">50.00</text:p>
          </table:table-cell>
          <table:table-cell table:style-name="Table19.A2" office:value-type="string">
            <text:p text:style-name="P17">50.00</text:p>
          </table:table-cell>
          <table:table-cell table:style-name="Table19.A2" office:value-type="string">
            <text:p text:style-name="P17">50.00</text:p>
          </table:table-cell>
          <table:table-cell table:style-name="Table19.E2" office:value-type="string">
            <text:p text:style-name="P18">150.00</text:p>
          </table:table-cell>
        </table:table-row>
        <table:table-row>
          <table:table-cell table:style-name="Table19.A2" office:value-type="string">
            <text:p text:style-name="P16">= Difference</text:p>
          </table:table-cell>
          <table:table-cell table:style-name="Table19.A2" office:value-type="string">
            <text:p text:style-name="P18">2,101.47</text:p>
          </table:table-cell>
          <table:table-cell table:style-name="Table19.A2" office:value-type="string">
            <text:p text:style-name="P18">1,045.03</text:p>
          </table:table-cell>
          <table:table-cell table:style-name="Table19.A2" office:value-type="string">
            <text:p text:style-name="P18">339.47</text:p>
          </table:table-cell>
          <table:table-cell table:style-name="Table19.E6" office:value-type="string">
            <text:p text:style-name="P18">3,485.97</text:p>
          </table:table-cell>
        </table:table-row>
        <table:table-row>
          <table:table-cell table:style-name="Table19.A2" office:value-type="string">
            <text:p text:style-name="P16">- Coupons</text:p>
          </table:table-cell>
          <table:table-cell table:style-name="Table19.A2" office:value-type="string">
            <text:p text:style-name="P17">7.50</text:p>
          </table:table-cell>
          <table:table-cell table:style-name="Table19.A2" office:value-type="string">
            <text:p text:style-name="P17">1.75</text:p>
          </table:table-cell>
          <table:table-cell table:style-name="Table19.A2" office:value-type="string">
            <text:p text:style-name="P17">---</text:p>
          </table:table-cell>
          <table:table-cell table:style-name="Table19.E2" office:value-type="string">
            <text:p text:style-name="P18">9.25</text:p>
          </table:table-cell>
        </table:table-row>
        <table:table-row>
          <table:table-cell table:style-name="Table19.A2" office:value-type="string">
            <text:p text:style-name="P16">- Discounts</text:p>
          </table:table-cell>
          <table:table-cell table:style-name="Table19.A2" office:value-type="string">
            <text:p text:style-name="P17">12.34</text:p>
          </table:table-cell>
          <table:table-cell table:style-name="Table19.A2" office:value-type="string">
            <text:p text:style-name="P17">7.67</text:p>
          </table:table-cell>
          <table:table-cell table:style-name="Table19.A2" office:value-type="string">
            <text:p text:style-name="P17">---</text:p>
          </table:table-cell>
          <table:table-cell table:style-name="Table19.E2" office:value-type="string">
            <text:p text:style-name="P18">20.01</text:p>
          </table:table-cell>
        </table:table-row>
        <table:table-row>
          <table:table-cell table:style-name="Table19.A2" office:value-type="string">
            <text:p text:style-name="P16">- Void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0.00</text:p>
          </table:table-cell>
        </table:table-row>
        <table:table-row>
          <table:table-cell table:style-name="Table19.A2" office:value-type="string">
            <text:p text:style-name="P16">- Refunds</text:p>
          </table:table-cell>
          <table:table-cell table:style-name="Table19.A2" office:value-type="string">
            <text:p text:style-name="P17">8.00</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8.00</text:p>
          </table:table-cell>
        </table:table-row>
        <table:table-row>
          <table:table-cell table:style-name="Table19.A2" office:value-type="string">
            <text:p text:style-name="P16">- Over-Ring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0.00</text:p>
          </table:table-cell>
        </table:table-row>
        <table:table-row>
          <table:table-cell table:style-name="Table19.A2" office:value-type="string">
            <text:p text:style-name="P16">Total</text:p>
          </table:table-cell>
          <table:table-cell table:style-name="Table19.A2" office:value-type="string">
            <text:p text:style-name="P18">2,073.63</text:p>
          </table:table-cell>
          <table:table-cell table:style-name="Table19.A2" office:value-type="string">
            <text:p text:style-name="P18">1,035.61</text:p>
          </table:table-cell>
          <table:table-cell table:style-name="Table19.A2" office:value-type="string">
            <text:p text:style-name="P18">339.47</text:p>
          </table:table-cell>
          <table:table-cell table:style-name="Table19.E6" office:value-type="string">
            <text:p text:style-name="P18">3,448.71</text:p>
          </table:table-cell>
        </table:table-row>
        <table:table-row>
          <table:table-cell table:style-name="Table19.A7" office:value-type="string">
            <text:p text:style-name="P16"/>
          </table:table-cell>
          <table:table-cell table:style-name="Table19.A7" office:value-type="string">
            <text:p text:style-name="P18"/>
          </table:table-cell>
          <table:table-cell table:style-name="Table19.A7" office:value-type="string">
            <text:p text:style-name="P18"/>
          </table:table-cell>
          <table:table-cell table:style-name="Table19.A7" office:value-type="string">
            <text:p text:style-name="P18"/>
          </table:table-cell>
          <table:table-cell table:style-name="Table19.E7" office:value-type="string">
            <text:p text:style-name="P18"/>
          </table:table-cell>
        </table:table-row>
        <table:table-row>
          <table:table-cell table:style-name="Table19.A2" office:value-type="string">
            <text:p text:style-name="P16">Over + or Short -</text:p>
          </table:table-cell>
          <table:table-cell table:style-name="Table19.A2" office:value-type="string">
            <text:p text:style-name="P18">-0.04</text:p>
          </table:table-cell>
          <table:table-cell table:style-name="Table19.A2" office:value-type="string">
            <text:p text:style-name="P18">-0.04</text:p>
          </table:table-cell>
          <table:table-cell table:style-name="Table19.A2" office:value-type="string">
            <text:p text:style-name="P18">-2.01</text:p>
          </table:table-cell>
          <table:table-cell table:style-name="Table19.E6" office:value-type="string">
            <text:p text:style-name="P18">-2.09</text:p>
          </table:table-cell>
        </table:table-row>
      </table:table>
      <text:list xml:id="list2158287108" text:style-name="L73">
        <text:list-item>
          <text:p text:style-name="P107">$3.67</text:p>
        </text:list-item>
      </text:list>
      <text:p text:style-name="P2"/>
      <text:p text:style-name="P3">Chapter 15 - Parenteral Dosage Calculations</text:p>
      <text:p text:style-name="P5"/>
      <text:section text:style-name="Sect2" text:name="Section69">
        <text:p text:style-name="P5">Worksheet 15-1</text:p>
        <text:list xml:id="list56282442" text:style-name="L74">
          <text:list-item>
            <text:p text:style-name="P108">24.75 mL</text:p>
          </text:list-item>
          <text:list-item>
            <text:p text:style-name="P108">1 mL</text:p>
          </text:list-item>
          <text:list-item>
            <text:p text:style-name="P108">50 mg</text:p>
          </text:list-item>
          <text:list-item>
            <text:p text:style-name="P108">0.12 mL</text:p>
          </text:list-item>
          <text:list-item>
            <text:p text:style-name="P108">0.8 mL</text:p>
          </text:list-item>
          <text:list-item>
            <text:p text:style-name="P108">2.5 mL</text:p>
          </text:list-item>
          <text:list-item>
            <text:p text:style-name="P108">12.5 mL</text:p>
          </text:list-item>
          <text:list-item>
            <text:p text:style-name="P108">14 mL</text:p>
          </text:list-item>
          <text:list-item>
            <text:p text:style-name="P108">1.6 mL</text:p>
          </text:list-item>
          <text:list-item>
            <text:p text:style-name="P108">4.7 mL</text:p>
          </text:list-item>
          <text:list-item>
            <text:p text:style-name="P108">31 mL</text:p>
          </text:list-item>
          <text:list-item>
            <text:p text:style-name="P108">70 mg</text:p>
          </text:list-item>
          <text:list-item>
            <text:p text:style-name="P108">0.5 mL</text:p>
          </text:list-item>
          <text:list-item>
            <text:p text:style-name="P108">4 mL</text:p>
          </text:list-item>
          <text:list-item>
            <text:p text:style-name="P108">7.5 mL</text:p>
          </text:list-item>
          <text:list-item>
            <text:p text:style-name="P108">12 mL</text:p>
          </text:list-item>
          <text:list-item>
            <text:p text:style-name="P108">6 mL</text:p>
          </text:list-item>
        </text:list>
      </text:section>
      <text:p text:style-name="P5"/>
      <text:section text:style-name="Sect2" text:name="Section70">
        <text:p text:style-name="P5">Worksheet 15-2</text:p>
        <text:list xml:id="list1267683436" text:style-name="L75">
          <text:list-item>
            <text:p text:style-name="P135">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135">d c p e i l k b a o n j h g m f</text:p>
          </text:list-item>
          <text:list-item>
            <text:p text:style-name="P135">inhalation and ophthalmic</text:p>
          </text:list-item>
          <text:list-item>
            <text:p text:style-name="P135">sterile, free of visible particulate material, pyrogen-free, stable for intended use, a pH similar to that of human blood, isotonic</text:p>
          </text:list-item>
          <text:list-item>
            <text:p text:style-name="P135">2.5 mL</text:p>
          </text:list-item>
          <text:list-item>
            <text:p text:style-name="P135">0.15 mL</text:p>
          </text:list-item>
          <text:list-item>
            <text:p text:style-name="P135"/>
            <text:list>
              <text:list-item>
                <text:p text:style-name="P135">12.5 mL</text:p>
              </text:list-item>
              <text:list-item>
                <text:p text:style-name="P135">1.5 mL</text:p>
              </text:list-item>
              <text:list-item>
                <text:p text:style-name="P135">21 mL</text:p>
              </text:list-item>
              <text:list-item>
                <text:p text:style-name="P135">31.25 mL</text:p>
              </text:list-item>
              <text:list-item>
                <text:p text:style-name="P135">0.3 mL</text:p>
              </text:list-item>
              <text:list-item>
                <text:p text:style-name="P135">0.5 mL</text:p>
              </text:list-item>
              <text:list-item>
                <text:p text:style-name="P135">4 mL</text:p>
              </text:list-item>
            </text:list>
          </text:list-item>
          <text:list-item>
            <text:p text:style-name="P135">The syringe should be marked at 2 mL</text:p>
          </text:list-item>
          <text:list-item>
            <text:p text:style-name="P135">5 mL</text:p>
          </text:list-item>
          <text:list-item>
            <text:p text:style-name="P135">3 mL</text:p>
          </text:list-item>
          <text:list-item>
            <text:p text:style-name="P135">100 mg</text:p>
          </text:list-item>
          <text:list-item>
            <text:p text:style-name="P135"><text:soft-page-break/>250,000 u/mL = 26 mL; 500,000 u/mL = 13 mL; 1,000,000 u/m/L = 6.5 mL</text:p>
          </text:list-item>
          <text:list-item>
            <text:p text:style-name="P135">Both syringes should be marked at 16 mL.</text:p>
          </text:list-item>
        </text:list>
      </text:section>
      <text:p text:style-name="P5"/>
      <text:p text:style-name="P6">Chapter 16 - Insulin</text:p>
      <text:p text:style-name="P5"/>
      <text:section text:style-name="Sect3" text:name="Section71">
        <text:p text:style-name="P5">Worksheet 16-1</text:p>
        <text:list xml:id="list2131323417" text:style-name="L76">
          <text:list-item>
            <text:p text:style-name="P109">A; Mark the syringe at 12 units.</text:p>
          </text:list-item>
          <text:list-item>
            <text:p text:style-name="P109">B; Mark the syringe at 15 units.</text:p>
          </text:list-item>
          <text:list-item>
            <text:p text:style-name="P109">D; Mark the syringe at 35 units.</text:p>
          </text:list-item>
          <text:list-item>
            <text:p text:style-name="P109">E; Mark the syringe at 72 units.</text:p>
          </text:list-item>
          <text:list-item>
            <text:p text:style-name="P109">I; Mark the syringe at 55 units.</text:p>
          </text:list-item>
          <text:list-item>
            <text:p text:style-name="P109">C; Mark the syringe at 22 units.</text:p>
          </text:list-item>
          <text:list-item>
            <text:p text:style-name="P109">F; Mark the syringe at 80 units.</text:p>
          </text:list-item>
          <text:list-item>
            <text:p text:style-name="P109">H; Mark the syringe at 45 units.</text:p>
          </text:list-item>
          <text:list-item>
            <text:p text:style-name="P109">B; Mark the syringe at 25 units.</text:p>
          </text:list-item>
          <text:list-item>
            <text:p text:style-name="P109">G; Mark the syringe at 0.34 cc.</text:p>
          </text:list-item>
          <text:list-item>
            <text:p text:style-name="P109">D; Mark the syringe at 40 units.</text:p>
          </text:list-item>
          <text:list-item>
            <text:p text:style-name="P109">F; Mark the syringe at 77 units.</text:p>
          </text:list-item>
          <text:list-item>
            <text:p text:style-name="P109">E; Mark the syringe at 21 units.</text:p>
          </text:list-item>
          <text:list-item>
            <text:p text:style-name="P109">A; Mark the syringe at 0.5 cc.</text:p>
          </text:list-item>
        </text:list>
      </text:section>
      <text:list xml:id="list796664280" text:continue-numbering="true" text:style-name="L76">
        <text:list-item>
          <text:p text:style-name="P138">The clear rapid or short-acting insulin is actually drawn into the syringe prior to adding the cloudy isophane (NPH) insulin.</text:p>
        </text:list-item>
        <text:list-item>
          <text:p text:style-name="P140"><text:span text:style-name="T10">A &amp; I;</text:span><text:span text:style-name="T13"> </text:span><text:span text:style-name="T4">First, calculate the total dose. (15 units + 30 units = 45 units) Then draw up 30 units of air and inject it into the Humulin N </text:span><text:span text:style-name="T13">vial, but do not draw up any solution yet. Withdraw the needle from the vial. Next, draw up 15 units of air, inject it into the Humulin R, and draw 15 </text:span><text:span text:style-name="T13">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139">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 - Mmol, mEq, mCi, &amp; IU</text:p>
      <text:p text:style-name="P5"/>
      <text:section text:style-name="Sect3" text:name="Section72">
        <text:p text:style-name="P5">Worksheet 17-1</text:p>
        <text:list xml:id="list1486597631" text:style-name="L77">
          <text:list-item>
            <text:p text:style-name="P110"><text:s/></text:p>
            <text:list>
              <text:list-item>
                <text:p text:style-name="P110">12 carbon, 22 hydrogen, 1 calcium, 14 oxygen</text:p>
              </text:list-item>
              <text:list-item>
                <text:p text:style-name="P110">1 sodium, 2 hydrogen, 1 phosphorous, 4 oxygen</text:p>
              </text:list-item>
              <text:list-item>
                <text:p text:style-name="P110">2 carbon, 3 hydrogen, 2 oxygen, 1 potassium</text:p>
              </text:list-item>
              <text:list-item>
                <text:p text:style-name="P110">2 carbon, 6 hydrogen, 1 oxygen</text:p>
              </text:list-item>
            </text:list>
          </text:list-item>
          <text:list-item>
            <text:p text:style-name="P110"><text:s/></text:p>
            <text:list>
              <text:list-item>
                <text:p text:style-name="P110">1020 <text:span text:style-name="T10">mg monobasic potassium phosphate (KH</text:span><text:span text:style-name="T12">2</text:span><text:span text:style-name="T10">PO</text:span><text:span text:style-name="T12">4</text:span><text:span text:style-name="T10">)</text:span></text:p>
              </text:list-item>
              <text:list-item>
                <text:p text:style-name="P110">1305 <text:span text:style-name="T10">mg dibasic potassium phosphate (K</text:span><text:span text:style-name="T12">2</text:span><text:span text:style-name="T10">HPO</text:span><text:span text:style-name="T12">4</text:span><text:span text:style-name="T10">)</text:span></text:p>
              </text:list-item>
            </text:list>
          </text:list-item>
          <text:list-item>
            <text:p text:style-name="P110"><text:s/></text:p>
            <text:list>
              <text:list-item>
                <text:p text:style-name="P110">2.326 mMol calcium gluconate</text:p>
              </text:list-item>
              <text:list-item>
                <text:p text:style-name="P110">4.65 mEq calcium</text:p>
              </text:list-item>
            </text:list>
          </text:list-item>
          <text:list-item>
            <text:p text:style-name="P110">1490 mg potassium chloride</text:p>
          </text:list-item>
          <text:list-item>
            <text:p text:style-name="P110"><text:s/></text:p>
            <text:list>
              <text:list-item>
                <text:p text:style-name="P110">32.99 mCi</text:p>
              </text:list-item>
              <text:list-item>
                <text:p text:style-name="P110">0.55 mL</text:p>
              </text:list-item>
            </text:list>
          </text:list-item>
          <text:list-item>
            <text:p text:style-name="P110">194.2 mCi</text:p>
          </text:list-item>
          <text:list-item>
            <text:p text:style-name="P110">10 mcg cholecalciferol</text:p>
          </text:list-item>
          <text:list-item>
            <text:p text:style-name="P110">10,000 IU ascorbic acid</text:p>
          </text:list-item>
        </text:list>
      </text:section>
      <text:p text:style-name="P5"/>
      <text:p text:style-name="P6">Chapter 18 - Powder Volume Calculations</text:p>
      <text:p text:style-name="P5"/>
      <text:section text:style-name="Sect2" text:name="Section73">
        <text:p text:style-name="P5">Worksheet 18-1</text:p>
        <text:list xml:id="list1855296970" text:style-name="L78">
          <text:list-item>
            <text:p text:style-name="P111">8 mL</text:p>
          </text:list-item>
          <text:list-item>
            <text:p text:style-name="P111">92 mL</text:p>
          </text:list-item>
          <text:list-item>
            <text:p text:style-name="P111"><text:s/></text:p>
            <text:list>
              <text:list-item>
                <text:p text:style-name="P111">0.8 mL</text:p>
              </text:list-item>
              <text:list-item>
                <text:p text:style-name="P111">ampicillin 250 mg/mL; <text:soft-page-break/>sulbactam 125 mg/mL</text:p>
              </text:list-item>
            </text:list>
          </text:list-item>
          <text:list-item>
            <text:p text:style-name="P111">27.7 mL</text:p>
          </text:list-item>
          <text:list-item>
            <text:p text:style-name="P111">0.4 mL</text:p>
          </text:list-item>
          <text:list-item>
            <text:p text:style-name="P111">500,000 units/mL</text:p>
          </text:list-item>
          <text:list-item>
            <text:p text:style-name="P111"/>
            <text:list>
              <text:list-item>
                <text:p text:style-name="P111">0.1 mL</text:p>
              </text:list-item>
              <text:list-item>
                <text:p text:style-name="P111">2080 mg</text:p>
              </text:list-item>
            </text:list>
          </text:list-item>
          <text:list-item>
            <text:p text:style-name="P111"><text:s/></text:p>
            <text:list>
              <text:list-item>
                <text:p text:style-name="P111">500,000 units/mL</text:p>
              </text:list-item>
              <text:list-item>
                <text:p text:style-name="P111">400,000 units/mL</text:p>
              </text:list-item>
              <text:list-item>
                <text:p text:style-name="P111">250,000 units/mL</text:p>
              </text:list-item>
              <text:list-item>
                <text:p text:style-name="P111">200,000 units/mL</text:p>
              </text:list-item>
            </text:list>
          </text:list-item>
          <text:list-item>
            <text:p text:style-name="P111"><text:s/></text:p>
            <text:list>
              <text:list-item>
                <text:p text:style-name="P111">0.7 mL</text:p>
              </text:list-item>
              <text:list-item>
                <text:p text:style-name="P111">200 mg/mL</text:p>
              </text:list-item>
              <text:list-item>
                <text:p text:style-name="P111">1.25 mL</text:p>
              </text:list-item>
            </text:list>
          </text:list-item>
          <text:list-item>
            <text:p text:style-name="P111">5 mg/mL</text:p>
          </text:list-item>
        </text:list>
      </text:section>
      <text:p text:style-name="P5"/>
      <text:section text:style-name="Sect2" text:name="Section74">
        <text:p text:style-name="P5">Worksheet 18-2</text:p>
        <text:list xml:id="list804456826" text:style-name="L79">
          <text:list-item>
            <text:p text:style-name="P112">5 mL</text:p>
          </text:list-item>
          <text:list-item>
            <text:p text:style-name="P112">45 mL</text:p>
          </text:list-item>
          <text:list-item>
            <text:p text:style-name="P112"><text:s/></text:p>
            <text:list>
              <text:list-item>
                <text:p text:style-name="P112">28 mL</text:p>
              </text:list-item>
              <text:list-item>
                <text:p text:style-name="P112">piperacillin 200 mg/mL; tazobactam 25 mg/mL</text:p>
              </text:list-item>
              <text:list-item>
                <text:p text:style-name="P112">20 mL</text:p>
              </text:list-item>
            </text:list>
          </text:list-item>
          <text:list-item>
            <text:p text:style-name="P112">0.8 mL</text:p>
          </text:list-item>
          <text:list-item>
            <text:p text:style-name="P112">95.2 mg/mL</text:p>
          </text:list-item>
          <text:list-item>
            <text:p text:style-name="P112"><text:s/></text:p>
            <text:list>
              <text:list-item>
                <text:p text:style-name="P112">10 mL</text:p>
              </text:list-item>
              <text:list-item>
                <text:p text:style-name="P112">8 g</text:p>
              </text:list-item>
              <text:list-item>
                <text:p text:style-name="P112">1.14</text:p>
              </text:list-item>
            </text:list>
          </text:list-item>
          <text:list-item>
            <text:p text:style-name="P112"><text:s/></text:p>
            <text:list>
              <text:list-item>
                <text:p text:style-name="P112">1.17 mL</text:p>
              </text:list-item>
              <text:list-item>
                <text:p text:style-name="P112">1.79</text:p>
              </text:list-item>
            </text:list>
          </text:list-item>
          <text:list-item>
            <text:p text:style-name="P112"><text:s/></text:p>
            <text:list>
              <text:list-item>
                <text:p text:style-name="P112">0.4 mL</text:p>
              </text:list-item>
              <text:list-item>
                <text:p text:style-name="P112">30 mL</text:p>
              </text:list-item>
            </text:list>
          </text:list-item>
          <text:list-item>
            <text:p text:style-name="P112"><text:s/></text:p>
            <text:list>
              <text:list-item>
                <text:p text:style-name="P112">500,000 units/mL</text:p>
              </text:list-item>
              <text:list-item>
                <text:p text:style-name="P112">400,000 units/mL</text:p>
              </text:list-item>
              <text:list-item>
                <text:p text:style-name="P112">250,000 units/mL</text:p>
              </text:list-item>
              <text:list-item>
                <text:p text:style-name="P112">200,000 units/mL</text:p>
              </text:list-item>
            </text:list>
          </text:list-item>
          <text:list-item>
            <text:p text:style-name="P112"><text:s/></text:p>
            <text:list>
              <text:list-item>
                <text:p text:style-name="P112">4 mL</text:p>
              </text:list-item>
              <text:list-item>
                <text:p text:style-name="P112">200 mg/mL</text:p>
              </text:list-item>
              <text:list-item>
                <text:p text:style-name="P112">10 mL</text:p>
              </text:list-item>
            </text:list>
          </text:list-item>
          <text:list-item>
            <text:p text:style-name="P112"><text:s/></text:p>
            <text:list>
              <text:list-item>
                <text:p text:style-name="P112">160 mg/mL</text:p>
              </text:list-item>
              <text:list-item>
                <text:p text:style-name="P112">10 mL</text:p>
              </text:list-item>
            </text:list>
          </text:list-item>
          <text:list-item>
            <text:p text:style-name="P112"/>
            <text:list>
              <text:list-item>
                <text:p text:style-name="P112"><draw:frame draw:style-name="fr4" draw:name="Object246" text:anchor-type="as-char" svg:width="0.6256in" svg:height="0.3929in" draw:z-index="48"><draw:object xlink:href="./Object 246" xlink:type="simple" xlink:show="embed" xlink:actuate="onLoad"/><draw:image xlink:href="./ObjectReplacements/Object 246" xlink:type="simple" xlink:show="embed" xlink:actuate="onLoad"/></draw:frame></text:p>
              </text:list-item>
              <text:list-item>
                <text:p text:style-name="P112">3.5 mL of powder volume in the 2.5 g vial; 7 mL of powder volume in the 5 g vial; 14 mL of powder volume in the 10 g vial</text:p>
              </text:list-item>
              <text:list-item>
                <text:p text:style-name="P112">2 of the 10 g vials, 1 of the 5 g vials, and 1 of the 2.5 g vials</text:p>
              </text:list-item>
              <text:list-item>
                <text:p text:style-name="P112">reconstitute the 2.5 g vial with 21.5 mL of diluent; reconstitute the 5 g vial with 43 mL of diluent; reconstitute the 10 g vial with 86 mL of diluent</text:p>
              </text:list-item>
              <text:list-item>
                <text:p text:style-name="P112">275 mL</text:p>
              </text:list-item>
            </text:list>
          </text:list-item>
        </text:list>
      </text:section>
      <text:p text:style-name="P5"/>
      <text:section text:style-name="Sect2" text:name="Section75">
        <text:p text:style-name="P5">Worksheet 18-3</text:p>
        <text:list xml:id="list1424281730" text:style-name="L80">
          <text:list-item>
            <text:p text:style-name="P113"/>
            <text:list>
              <text:list-item>
                <text:p text:style-name="P113">5 mL</text:p>
              </text:list-item>
              <text:list-item>
                <text:p text:style-name="P113">105 mL</text:p>
              </text:list-item>
              <text:list-item>
                <text:p text:style-name="P113">95.24 mg/mL</text:p>
              </text:list-item>
              <text:list-item>
                <text:p text:style-name="P113">15.75 mL</text:p>
              </text:list-item>
              <text:list-item>
                <text:p text:style-name="P113">This bag needs to be infused via a central line due to its 6 mg/mL concentration.</text:p>
              </text:list-item>
            </text:list>
          </text:list-item>
          <text:list-item>
            <text:p text:style-name="P113">0.26 mL</text:p>
          </text:list-item>
          <text:list-item>
            <text:p text:style-name="P113">1.3 mL</text:p>
          </text:list-item>
          <text:list-item>
            <text:p text:style-name="P113">91.4 mL</text:p>
          </text:list-item>
          <text:list-item>
            <text:p text:style-name="P113"><text:s/></text:p>
            <text:list>
              <text:list-item>
                <text:p text:style-name="P113">7 mL</text:p>
              </text:list-item>
              <text:list-item>
                <text:p text:style-name="P113">10 mL</text:p>
              </text:list-item>
            </text:list>
          </text:list-item>
          <text:list-item>
            <text:p text:style-name="P113"/>
            <text:list>
              <text:list-item>
                <text:p text:style-name="P113">43 mL</text:p>
              </text:list-item>
              <text:list-item>
                <text:p text:style-name="P113">5 mL</text:p>
              </text:list-item>
            </text:list>
          </text:list-item>
          <text:list-item>
            <text:p text:style-name="P113"/>
            <text:list>
              <text:list-item>
                <text:p text:style-name="P113">0.2 mL</text:p>
              </text:list-item>
              <text:list-item>
                <text:p text:style-name="P113">1800 mg</text:p>
              </text:list-item>
            </text:list>
          </text:list-item>
          <text:list-item>
            <text:p text:style-name="P113"/>
            <text:list>
              <text:list-item>
                <text:p text:style-name="P113">250,000 units/mL</text:p>
              </text:list-item>
              <text:list-item>
                <text:p text:style-name="P113">14 mL</text:p>
              </text:list-item>
            </text:list>
          </text:list-item>
          <text:list-item>
            <text:p text:style-name="P113"/>
            <text:list>
              <text:list-item>
                <text:p text:style-name="P113">1.4 mL</text:p>
              </text:list-item>
              <text:list-item>
                <text:p text:style-name="P113">200 mg/mL</text:p>
              </text:list-item>
              <text:list-item>
                <text:p text:style-name="P113">7.5 mL</text:p>
              </text:list-item>
            </text:list>
          </text:list-item>
          <text:list-item>
            <text:p text:style-name="P113"/>
            <text:list>
              <text:list-item>
                <text:p text:style-name="P113">28 mL</text:p>
              </text:list-item>
              <text:list-item>
                <text:p text:style-name="P113">piperacillin 400 mg/mL; tazobactam 50 mg/mL</text:p>
              </text:list-item>
              <text:list-item>
                <text:p text:style-name="P113">7.5 mL</text:p>
              </text:list-item>
            </text:list>
          </text:list-item>
        </text:list>
      </text:section>
      <text:p text:style-name="P5"/>
      <text:p text:style-name="P6">Chapter 19 - Percentage Strength</text:p>
      <text:p text:style-name="P5"/>
      <text:section text:style-name="Sect2" text:name="Section76">
        <text:p text:style-name="P5">Worksheet 19-1</text:p>
        <text:list xml:id="list1169300193" text:style-name="L81">
          <text:list-item>
            <text:p text:style-name="P114">2.4 g</text:p>
          </text:list-item>
          <text:list-item>
            <text:p text:style-name="P114">25 L</text:p>
          </text:list-item>
          <text:list-item>
            <text:p text:style-name="P114">2 mL</text:p>
          </text:list-item>
          <text:list-item>
            <text:p text:style-name="P114">5 mL</text:p>
          </text:list-item>
          <text:list-item>
            <text:p text:style-name="P114"><text:s/></text:p>
            <text:list>
              <text:list-item>
                <text:p text:style-name="P114">58.5 g</text:p>
              </text:list-item>
              <text:list-item>
                <text:p text:style-name="P114">234 mg/mL</text:p>
              </text:list-item>
            </text:list>
          </text:list-item>
          <text:list-item>
            <text:p text:style-name="P114">12.5 mL</text:p>
          </text:list-item>
          <text:list-item>
            <text:p text:style-name="P114">5 mL</text:p>
          </text:list-item>
          <text:list-item>
            <text:p text:style-name="P114">908 mg</text:p>
          </text:list-item>
          <text:list-item>
            <text:p text:style-name="P114">17.5 mL</text:p>
          </text:list-item>
          <text:list-item>
            <text:p text:style-name="P114">26 g</text:p>
          </text:list-item>
          <text:list-item>
            <text:p text:style-name="P114">3000 mg</text:p>
          </text:list-item>
          <text:list-item>
            <text:p text:style-name="P114">4 capsules</text:p>
          </text:list-item>
          <text:list-item>
            <text:p text:style-name="P114">2.25 mg</text:p>
          </text:list-item>
          <text:list-item>
            <text:p text:style-name="P114">No, there is not enough drug in stock to fill this <text:soft-page-break/>order.</text:p>
          </text:list-item>
          <text:list-item>
            <text:p text:style-name="P114">30%</text:p>
          </text:list-item>
          <text:list-item>
            <text:p text:style-name="P114"><text:s/></text:p>
            <text:list>
              <text:list-item>
                <text:p text:style-name="P114">2.5 mL</text:p>
              </text:list-item>
              <text:list-item>
                <text:p text:style-name="P114">0.075 mL</text:p>
              </text:list-item>
            </text:list>
          </text:list-item>
          <text:list-item>
            <text:p text:style-name="P114">2.5%</text:p>
          </text:list-item>
          <text:list-item>
            <text:p text:style-name="P114">4% sulfamethoxazole; 0.8% trimethoprim</text:p>
          </text:list-item>
          <text:list-item>
            <text:p text:style-name="P114">0.025 mL</text:p>
          </text:list-item>
          <text:list-item>
            <text:p text:style-name="P114">15 mg</text:p>
          </text:list-item>
        </text:list>
      </text:section>
      <text:p text:style-name="P5"/>
      <text:section text:style-name="Sect2" text:name="Section77">
        <text:p text:style-name="P5">Worksheet 19-2</text:p>
        <text:list xml:id="list1758621218" text:style-name="L82">
          <text:list-item>
            <text:p text:style-name="P115">130 mg%</text:p>
          </text:list-item>
          <text:list-item>
            <text:p text:style-name="P115">150 mg%</text:p>
          </text:list-item>
          <text:list-item>
            <text:p text:style-name="P115">60 tablets</text:p>
          </text:list-item>
          <text:list-item>
            <text:p text:style-name="P115">2 mL</text:p>
          </text:list-item>
          <text:list-item>
            <text:p text:style-name="P115">6 capsules</text:p>
          </text:list-item>
          <text:list-item>
            <text:p text:style-name="P115">336 mL</text:p>
          </text:list-item>
          <text:list-item>
            <text:p text:style-name="P115">950 mcg</text:p>
          </text:list-item>
          <text:list-item>
            <text:p text:style-name="P115">18%</text:p>
          </text:list-item>
          <text:list-item>
            <text:p text:style-name="P115">16 mL</text:p>
          </text:list-item>
          <text:list-item>
            <text:p text:style-name="P115">48 mg</text:p>
          </text:list-item>
          <text:list-item>
            <text:p text:style-name="P115">1.8 g testosterone; 3.9 g menthol; 84.3 g hydrophylic petrolatum</text:p>
          </text:list-item>
          <text:list-item>
            <text:p text:style-name="P115">21.24 mL</text:p>
          </text:list-item>
          <text:list-item>
            <text:p text:style-name="P115">Yes, there is enough drug in stock to fill this order.</text:p>
          </text:list-item>
          <text:list-item>
            <text:p text:style-name="P115">The child has not reached a toxic level.</text:p>
          </text:list-item>
          <text:list-item>
            <text:p text:style-name="P115">25 mL</text:p>
          </text:list-item>
          <text:list-item>
            <text:p text:style-name="P115">25 mL</text:p>
          </text:list-item>
          <text:list-item>
            <text:p text:style-name="P115">8% sulfamethoxazole; 1.6% trimethoprim</text:p>
          </text:list-item>
          <text:list-item>
            <text:p text:style-name="P115">25% ampicillin; 12.5% sulbactam</text:p>
          </text:list-item>
          <text:list-item>
            <text:p text:style-name="P115">7 units</text:p>
          </text:list-item>
          <text:list-item>
            <text:p text:style-name="P115">7.5%</text:p>
          </text:list-item>
        </text:list>
      </text:section>
      <text:p text:style-name="P5"/>
      <text:p text:style-name="P6">Chapter 20 - Ratio Strength</text:p>
      <text:p text:style-name="P5"/>
      <text:section text:style-name="Sect2" text:name="Section78">
        <text:p text:style-name="P5">Worksheet 20-1</text:p>
        <text:list xml:id="list399437416" text:style-name="L83">
          <text:list-item>
            <text:p text:style-name="P116">1 g</text:p>
          </text:list-item>
          <text:list-item>
            <text:p text:style-name="P116">20 mg</text:p>
          </text:list-item>
          <text:list-item>
            <text:p text:style-name="P116">2.5%</text:p>
          </text:list-item>
          <text:list-item>
            <text:p text:style-name="P116"><text:s/></text:p>
            <text:list>
              <text:list-item>
                <text:p text:style-name="P116">1:2000</text:p>
              </text:list-item>
              <text:list-item>
                <text:p text:style-name="P116">500 mcg/mL</text:p>
              </text:list-item>
            </text:list>
          </text:list-item>
          <text:list-item>
            <text:p text:style-name="P116">Yes, the pharmacy will be able to prepare this order.</text:p>
          </text:list-item>
          <text:list-item>
            <text:p text:style-name="P116">No, the technician will not be able to fill this order.</text:p>
          </text:list-item>
          <text:list-item>
            <text:p text:style-name="P116">50 mcg</text:p>
          </text:list-item>
          <text:list-item>
            <text:p text:style-name="P116">450 mcg</text:p>
          </text:list-item>
          <text:list-item>
            <text:p text:style-name="P116">0.5 mL</text:p>
          </text:list-item>
          <text:list-item>
            <text:p text:style-name="P116"><text:s/></text:p>
            <text:list>
              <text:list-item>
                <text:p text:style-name="P116">16 mL</text:p>
              </text:list-item>
              <text:list-item>
                <text:p text:style-name="P116">4 ampules</text:p>
              </text:list-item>
            </text:list>
          </text:list-item>
          <text:list-item>
            <text:p text:style-name="P116">1 mL</text:p>
          </text:list-item>
          <text:list-item>
            <text:p text:style-name="P116">0.975 mL</text:p>
          </text:list-item>
          <text:list-item>
            <text:p text:style-name="P116">2%</text:p>
          </text:list-item>
          <text:list-item>
            <text:p text:style-name="P116">1.<text:span text:style-name="T14">6</text:span>%</text:p>
          </text:list-item>
          <text:list-item>
            <text:p text:style-name="P116">1:1000</text:p>
          </text:list-item>
          <text:list-item>
            <text:p text:style-name="P116"/>
            <text:list>
              <text:list-item>
                <text:p text:style-name="P116">0.01%</text:p>
              </text:list-item>
              <text:list-item>
                <text:p text:style-name="P116">1:10,000</text:p>
              </text:list-item>
            </text:list>
          </text:list-item>
          <text:list-item>
            <text:p text:style-name="P116"><text:s/></text:p>
            <text:list>
              <text:list-item>
                <text:p text:style-name="P116">5 g</text:p>
              </text:list-item>
              <text:list-item>
                <text:p text:style-name="P116">1:12.5</text:p>
              </text:list-item>
            </text:list>
          </text:list-item>
          <text:list-item>
            <text:p text:style-name="P116">1:10</text:p>
          </text:list-item>
          <text:list-item>
            <text:p text:style-name="P116">25 L</text:p>
          </text:list-item>
          <text:list-item>
            <text:p text:style-name="P116">1:200,000</text:p>
          </text:list-item>
        </text:list>
      </text:section>
      <text:p text:style-name="P5"/>
      <text:section text:style-name="Sect2" text:name="Section79">
        <text:p text:style-name="P5">Worksheet 20-2</text:p>
        <text:list xml:id="list1072231824" text:style-name="L84">
          <text:list-item>
            <text:p text:style-name="P117">1:20,000</text:p>
          </text:list-item>
          <text:list-item>
            <text:p text:style-name="P117">2.5 mg</text:p>
          </text:list-item>
          <text:list-item>
            <text:p text:style-name="P117">0.4%</text:p>
          </text:list-item>
          <text:list-item>
            <text:p text:style-name="P117"><text:s/></text:p>
            <text:list>
              <text:list-item>
                <text:p text:style-name="P117">1:4000</text:p>
              </text:list-item>
              <text:list-item>
                <text:p text:style-name="P117">250 mcg/mL</text:p>
              </text:list-item>
            </text:list>
          </text:list-item>
          <text:list-item>
            <text:p text:style-name="P117">Yes, the pharmacy will be able to prepare this order.</text:p>
          </text:list-item>
          <text:list-item>
            <text:p text:style-name="P117">No, the pharmacy does not have enough drug in stock to prepare both bags.</text:p>
          </text:list-item>
          <text:list-item>
            <text:p text:style-name="P117">75 mcg</text:p>
          </text:list-item>
          <text:list-item>
            <text:p text:style-name="P117">300 mcg</text:p>
          </text:list-item>
          <text:list-item>
            <text:p text:style-name="P117">1 mL</text:p>
          </text:list-item>
          <text:list-item>
            <text:p text:style-name="P117"><text:s/></text:p>
            <text:list>
              <text:list-item>
                <text:p text:style-name="P117">16 mL</text:p>
              </text:list-item>
              <text:list-item>
                <text:p text:style-name="P117">1 vial</text:p>
              </text:list-item>
              <text:list-item>
                <text:p text:style-name="P117">1:15,625</text:p>
              </text:list-item>
            </text:list>
          </text:list-item>
          <text:list-item>
            <text:p text:style-name="P117">3 mL</text:p>
          </text:list-item>
          <text:list-item>
            <text:p text:style-name="P117">1.875 mL</text:p>
          </text:list-item>
          <text:list-item>
            <text:p text:style-name="P117">2.5%</text:p>
          </text:list-item>
          <text:list-item>
            <text:p text:style-name="P117">1.25%</text:p>
          </text:list-item>
          <text:list-item>
            <text:p text:style-name="P117">1:500</text:p>
          </text:list-item>
          <text:list-item>
            <text:p text:style-name="P117"><text:s/></text:p>
            <text:list>
              <text:list-item>
                <text:p text:style-name="P117">0.001</text:p>
              </text:list-item>
              <text:list-item>
                <text:p text:style-name="P117">1:100,000</text:p>
              </text:list-item>
            </text:list>
          </text:list-item>
          <text:list-item>
            <text:p text:style-name="P117"><text:s/></text:p>
            <text:list>
              <text:list-item>
                <text:p text:style-name="P117">5 g</text:p>
              </text:list-item>
              <text:list-item>
                <text:p text:style-name="P117">1:20</text:p>
              </text:list-item>
            </text:list>
          </text:list-item>
          <text:list-item>
            <text:p text:style-name="P117">1:10</text:p>
          </text:list-item>
          <text:list-item>
            <text:p text:style-name="P117">12.5 L</text:p>
          </text:list-item>
          <text:list-item>
            <text:p text:style-name="P117">1:500,000</text:p>
          </text:list-item>
          <text:list-item>
            <text:p text:style-name="P117"><text:s/></text:p>
            <text:list>
              <text:list-item>
                <text:p text:style-name="P117">2 vials</text:p>
              </text:list-item>
              <text:list-item>
                <text:p text:style-name="P117">248 mL</text:p>
              </text:list-item>
              <text:list-item>
                <text:p text:style-name="P117">80 mcg/mL</text:p>
              </text:list-item>
            </text:list>
          </text:list-item>
        </text:list>
      </text:section>
      <text:p text:style-name="P5"/>
      <text:p text:style-name="P6">Chapter 21 - PPM, and Reducing &amp; Enlarging Formulas</text:p>
      <text:p text:style-name="P5"/>
      <text:section text:style-name="Sect2" text:name="Section80">
        <text:p text:style-name="P5">Worksheet 21-1</text:p>
        <text:list xml:id="list829654119" text:style-name="L85">
          <text:list-item>
            <text:p text:style-name="P118">6 g precipitated sulfur; 1.2 g salicylic acid; 52.8 g hydrophilic ointment </text:p>
          </text:list-item>
          <text:list-item>
            <text:p text:style-name="P118">100 g precipitated sulfur; <text:s/>20 g salicylic acid; 880 g <text:soft-page-break/>hydrophilic ointment</text:p>
          </text:list-item>
          <text:list-item>
            <text:p text:style-name="P118">15 g zinc oxide; 15 g starch; 30 g white petrolatum</text:p>
          </text:list-item>
          <text:list-item>
            <text:p text:style-name="P118">47.37 g talc; 3.16 g benzoic acid; 9.47 g bentonite</text:p>
          </text:list-item>
          <text:list-item>
            <text:p text:style-name="P118">0.001%</text:p>
          </text:list-item>
          <text:list-item>
            <text:p text:style-name="P118">750 g aspirin; 375 g phenacetin; 125 g caffeine</text:p>
          </text:list-item>
          <text:list-item>
            <text:p text:style-name="P118">13.2 kg yellow ointment</text:p>
          </text:list-item>
          <text:list-item>
            <text:p text:style-name="P118">52.5 g parachlorophenol; 97.5 g camphor</text:p>
          </text:list-item>
          <text:list-item>
            <text:p text:style-name="P118">5000 g lactose; 7500 g sucrose; 12,500 g starch, direct compressing formula; 25 g magnesium sulfate; yield 50,000 tablets</text:p>
          </text:list-item>
          <text:list-item>
            <text:p text:style-name="P118"><text:s/>38.4 g calamine; 38.4 g zinc oxide; 9.6 g glycerin; 120 mL bentonite magma; qs 480 mL calcium hydroxide</text:p>
          </text:list-item>
          <text:list-item>
            <text:p text:style-name="P118">3.028 mL trihalomethanes</text:p>
          </text:list-item>
          <text:list-item>
            <text:p text:style-name="P118">10 mcg proinsulin</text:p>
          </text:list-item>
        </text:list>
      </text:section>
      <text:p text:style-name="P5"/>
      <text:p text:style-name="P6">Chapter 22 - Dosage Calculations Based on Body Weight</text:p>
      <text:p text:style-name="P5"/>
      <text:section text:style-name="Sect2" text:name="Section81">
        <text:p text:style-name="P5">Worksheet 22-1</text:p>
        <text:list xml:id="list262869352" text:style-name="L86">
          <text:list-item>
            <text:p text:style-name="P119">750 mg</text:p>
          </text:list-item>
          <text:list-item>
            <text:p text:style-name="P119">12.5 mL</text:p>
          </text:list-item>
          <text:list-item>
            <text:p text:style-name="P119">18.75 mL</text:p>
          </text:list-item>
          <text:list-item>
            <text:p text:style-name="P119">9 tablets/day</text:p>
          </text:list-item>
          <text:list-item>
            <text:p text:style-name="P119">20 mg</text:p>
          </text:list-item>
          <text:list-item>
            <text:p text:style-name="P119">425 mg/day <text:span text:style-name="T16">or</text:span> 426 mg/day</text:p>
          </text:list-item>
          <text:list-item>
            <text:p text:style-name="P119">The syringe should be marked for 1.95 mL</text:p>
          </text:list-item>
          <text:list-item>
            <text:p text:style-name="P119"/>
            <text:list>
              <text:list-item>
                <text:p text:style-name="P119">250 mg/dose</text:p>
              </text:list-item>
              <text:list-item>
                <text:p text:style-name="P119">1000 mg/day</text:p>
              </text:list-item>
              <text:list-item>
                <text:p text:style-name="P119">1 mL/dose</text:p>
              </text:list-item>
            </text:list>
          </text:list-item>
          <text:list-item>
            <text:p text:style-name="P119"><text:s/></text:p>
            <text:list>
              <text:list-item>
                <text:p text:style-name="P119">209 mg</text:p>
              </text:list-item>
              <text:list-item>
                <text:p text:style-name="P119">157 mg</text:p>
              </text:list-item>
              <text:list-item>
                <text:p text:style-name="P119">5.2 mL for the loading dose; 3.9 mL for each maintenance dose</text:p>
              </text:list-item>
            </text:list>
          </text:list-item>
          <text:list-item>
            <text:p text:style-name="P119">125 mL</text:p>
          </text:list-item>
          <text:list-item>
            <text:p text:style-name="P119">4.3 mL</text:p>
          </text:list-item>
          <text:list-item>
            <text:p text:style-name="P119"><text:s/></text:p>
            <text:list>
              <text:list-item>
                <text:p text:style-name="P119">Yes</text:p>
              </text:list-item>
              <text:list-item>
                <text:p text:style-name="P119">1 mL</text:p>
              </text:list-item>
              <text:list-item>
                <text:p text:style-name="P119">The syringe should be marked for 1 mL.</text:p>
              </text:list-item>
            </text:list>
          </text:list-item>
          <text:list-item>
            <text:p text:style-name="P119"><text:s/></text:p>
            <text:list>
              <text:list-item>
                <text:p text:style-name="P119">Yes, this is within the dosage range for this patient.</text:p>
              </text:list-item>
              <text:list-item>
                <text:p text:style-name="P119">4.7 mL</text:p>
              </text:list-item>
            </text:list>
          </text:list-item>
          <text:list-item>
            <text:p text:style-name="P119">11 mL</text:p>
          </text:list-item>
          <text:list-item>
            <text:p text:style-name="P119"/>
            <text:list>
              <text:list-item>
                <text:p text:style-name="P119">7.5 mL/dose</text:p>
              </text:list-item>
              <text:list-item>
                <text:p text:style-name="P119">225 mL</text:p>
              </text:list-item>
            </text:list>
          </text:list-item>
          <text:list-item>
            <text:p text:style-name="P119"><text:s/></text:p>
            <text:list>
              <text:list-item>
                <text:p text:style-name="P119">2850 mg</text:p>
              </text:list-item>
              <text:list-item>
                <text:p text:style-name="P119">22.8 mL</text:p>
              </text:list-item>
              <text:list-item>
                <text:p text:style-name="P119">11,799 mg</text:p>
              </text:list-item>
              <text:list-item>
                <text:p text:style-name="P119">94.4 mL methylprednisolone; 905.6 mL NS</text:p>
              </text:list-item>
            </text:list>
          </text:list-item>
        </text:list>
      </text:section>
      <text:p text:style-name="P5"/>
      <text:section text:style-name="Sect2" text:name="Section82">
        <text:p text:style-name="P5">Worksheet 22-2</text:p>
        <text:list xml:id="list766966568" text:style-name="L87">
          <text:list-item>
            <text:p text:style-name="P120">80 mg</text:p>
          </text:list-item>
          <text:list-item>
            <text:p text:style-name="P120"><text:s/></text:p>
            <text:list>
              <text:list-item>
                <text:p text:style-name="P120">10,000 units</text:p>
              </text:list-item>
              <text:list-item>
                <text:p text:style-name="P120">12,545 units</text:p>
              </text:list-item>
              <text:list-item>
                <text:p text:style-name="P120">15,000 units</text:p>
              </text:list-item>
              <text:list-item>
                <text:p text:style-name="P120">17,545 units</text:p>
              </text:list-item>
              <text:list-item>
                <text:p text:style-name="P120">18,000 units</text:p>
              </text:list-item>
            </text:list>
          </text:list-item>
          <text:list-item>
            <text:p text:style-name="P120">15 hours 26 minutes</text:p>
          </text:list-item>
          <text:list-item>
            <text:p text:style-name="P120">3 hours 58 minutes</text:p>
          </text:list-item>
          <text:list-item>
            <text:p text:style-name="P120"><text:s/></text:p>
            <text:list>
              <text:list-item>
                <text:p text:style-name="P120">1718 mg/day</text:p>
              </text:list-item>
              <text:list-item>
                <text:p text:style-name="P120">286 mg/dose</text:p>
              </text:list-item>
              <text:list-item>
                <text:p text:style-name="P120">2.86 mL</text:p>
              </text:list-item>
            </text:list>
          </text:list-item>
          <text:list-item>
            <text:p text:style-name="P120"><text:s/></text:p>
            <text:list>
              <text:list-item>
                <text:p text:style-name="P120">6000 mg/day</text:p>
              </text:list-item>
              <text:list-item>
                <text:p text:style-name="P120">1500 mg/dose</text:p>
              </text:list-item>
              <text:list-item>
                <text:p text:style-name="P120">4 mL</text:p>
              </text:list-item>
            </text:list>
          </text:list-item>
          <text:list-item>
            <text:p text:style-name="P120"><text:s/></text:p>
            <text:list>
              <text:list-item>
                <text:p text:style-name="P120">800 mg</text:p>
              </text:list-item>
              <text:list-item>
                <text:p text:style-name="P120">800 mg</text:p>
              </text:list-item>
              <text:list-item>
                <text:p text:style-name="P120">800 mg</text:p>
              </text:list-item>
              <text:list-item>
                <text:p text:style-name="P120">800 mg</text:p>
              </text:list-item>
              <text:list-item>
                <text:p text:style-name="P120">0 mg</text:p>
              </text:list-item>
              <text:list-item>
                <text:p text:style-name="P120">409 mg</text:p>
              </text:list-item>
              <text:list-item>
                <text:p text:style-name="P120">0 mg</text:p>
              </text:list-item>
              <text:list-item>
                <text:p text:style-name="P120">409 mg</text:p>
              </text:list-item>
              <text:list-item>
                <text:p text:style-name="P120">0 mg</text:p>
              </text:list-item>
              <text:list-item>
                <text:p text:style-name="P120">409 mg</text:p>
              </text:list-item>
              <text:list-item>
                <text:p text:style-name="P120">0 mg</text:p>
              </text:list-item>
              <text:list-item>
                <text:p text:style-name="P120">409 mg</text:p>
              </text:list-item>
            </text:list>
          </text:list-item>
          <text:list-item>
            <text:p text:style-name="P120"><text:s/></text:p>
            <text:list>
              <text:list-item>
                <text:p text:style-name="P120">16 mL</text:p>
              </text:list-item>
              <text:list-item>
                <text:p text:style-name="P120">16 mL</text:p>
              </text:list-item>
              <text:list-item>
                <text:p text:style-name="P120">16 mL</text:p>
              </text:list-item>
              <text:list-item>
                <text:p text:style-name="P120">16 mL</text:p>
              </text:list-item>
              <text:list-item>
                <text:p text:style-name="P120">0 mL</text:p>
              </text:list-item>
              <text:list-item>
                <text:p text:style-name="P120">8.2 mL</text:p>
              </text:list-item>
              <text:list-item>
                <text:p text:style-name="P120">0 mL</text:p>
              </text:list-item>
              <text:list-item>
                <text:p text:style-name="P120">8.2 mL</text:p>
              </text:list-item>
              <text:list-item>
                <text:p text:style-name="P120">0 mL</text:p>
              </text:list-item>
              <text:list-item>
                <text:p text:style-name="P120">8.2 mL</text:p>
              </text:list-item>
              <text:list-item>
                <text:p text:style-name="P120">0 mL</text:p>
              </text:list-item>
              <text:list-item>
                <text:p text:style-name="P120">8.2 mL</text:p>
              </text:list-item>
            </text:list>
          </text:list-item>
          <text:list-item>
            <text:p text:style-name="P120">568 mg</text:p>
          </text:list-item>
          <text:list-item>
            <text:p text:style-name="P120">150 mg</text:p>
          </text:list-item>
          <text:list-item>
            <text:p text:style-name="P120"><text:s/></text:p>
            <text:list>
              <text:list-item>
                <text:p text:style-name="P120">3 mg</text:p>
              </text:list-item>
              <text:list-item>
                <text:p text:style-name="P120">Dispense three of the 1 mg capsules every 12 hours.</text:p>
              </text:list-item>
            </text:list>
          </text:list-item>
          <text:list-item>
            <text:p text:style-name="P120"><text:s/></text:p>
            <text:list>
              <text:list-item>
                <text:p text:style-name="P120">350 mg</text:p>
              </text:list-item>
              <text:list-item>
                <text:p text:style-name="P120">70 mL</text:p>
              </text:list-item>
              <text:list-item>
                <text:p text:style-name="P120">280 mL</text:p>
              </text:list-item>
            </text:list>
          </text:list-item>
          <text:list-item>
            <text:p text:style-name="P120">98,182 units</text:p>
          </text:list-item>
          <text:list-item>
            <text:p text:style-name="P120">The bag needs 6.75 mL so <text:soft-page-break/>the syringe should be marked close to 6.8 mL</text:p>
          </text:list-item>
          <text:list-item>
            <text:p text:style-name="P120">The patient was underdosed</text:p>
          </text:list-item>
          <text:list-item>
            <text:p text:style-name="P120">28 tablets</text:p>
          </text:list-item>
          <text:list-item>
            <text:p text:style-name="P120"/>
            <text:list>
              <text:list-item>
                <text:p text:style-name="P120">This is within the suggested dosing guidelines.</text:p>
              </text:list-item>
              <text:list-item>
                <text:p text:style-name="P120">1 mL</text:p>
              </text:list-item>
            </text:list>
          </text:list-item>
          <text:list-item>
            <text:p text:style-name="P120"><text:s/></text:p>
            <text:list>
              <text:list-item>
                <text:p text:style-name="P120">0.5 mg</text:p>
              </text:list-item>
              <text:list-item>
                <text:p text:style-name="P120">1 mL</text:p>
              </text:list-item>
            </text:list>
          </text:list-item>
          <text:list-item>
            <text:p text:style-name="P120"><text:s/></text:p>
            <text:list>
              <text:list-item>
                <text:p text:style-name="P120">750 mg</text:p>
              </text:list-item>
              <text:list-item>
                <text:p text:style-name="P120">1125 mg</text:p>
              </text:list-item>
              <text:list-item>
                <text:p text:style-name="P120">1500 mg</text:p>
              </text:list-item>
            </text:list>
          </text:list-item>
          <text:list-item>
            <text:p text:style-name="P120"><text:s/></text:p>
            <text:list>
              <text:list-item>
                <text:p text:style-name="P120">2400 mg</text:p>
              </text:list-item>
              <text:list-item>
                <text:p text:style-name="P120">19.2 mL</text:p>
              </text:list-item>
              <text:list-item>
                <text:p text:style-name="P120">9936 mg</text:p>
              </text:list-item>
              <text:list-item>
                <text:p text:style-name="P120">79.5 mL methylprednisolone; 920.5 mL NS</text:p>
              </text:list-item>
            </text:list>
          </text:list-item>
        </text:list>
      </text:section>
      <text:p text:style-name="P5"/>
      <text:p text:style-name="P6">Chapter 23 - Dosage Calculations Based on BSA</text:p>
      <text:p text:style-name="P5"/>
      <text:section text:style-name="Sect2" text:name="Section84">
        <text:p text:style-name="P5">Worksheet 23-1</text:p>
        <text:list xml:id="list1903473343" text:style-name="L88">
          <text:list-item>
            <text:p text:style-name="P121"><text:s/></text:p>
            <text:list>
              <text:list-item>
                <text:p text:style-name="P121">2 m<text:span text:style-name="T8">2</text:span></text:p>
              </text:list-item>
              <text:list-item>
                <text:p text:style-name="P121">2 m<text:span text:style-name="T8">2</text:span></text:p>
              </text:list-item>
              <text:list-item>
                <text:p text:style-name="P121">1.68 m<text:span text:style-name="T8">2</text:span></text:p>
              </text:list-item>
              <text:list-item>
                <text:p text:style-name="P121">1.6 m<text:span text:style-name="T8">2</text:span></text:p>
              </text:list-item>
            </text:list>
          </text:list-item>
          <text:list-item>
            <text:p text:style-name="P121"><text:s/></text:p>
            <text:list>
              <text:list-item>
                <text:p text:style-name="P121">0.61 m<text:span text:style-name="T8">2</text:span></text:p>
              </text:list-item>
              <text:list-item>
                <text:p text:style-name="P121">0.79 m<text:span text:style-name="T8">2</text:span></text:p>
              </text:list-item>
              <text:list-item>
                <text:p text:style-name="P121">0.86 m<text:span text:style-name="T8">2</text:span></text:p>
              </text:list-item>
              <text:list-item>
                <text:p text:style-name="P121">1.27 m<text:span text:style-name="T8">2</text:span></text:p>
              </text:list-item>
            </text:list>
          </text:list-item>
          <text:list-item>
            <text:p text:style-name="P121">38 mg</text:p>
          </text:list-item>
          <text:list-item>
            <text:p text:style-name="P121">18.4 units</text:p>
          </text:list-item>
          <text:list-item>
            <text:p text:style-name="P121"><text:s/></text:p>
            <text:list>
              <text:list-item>
                <text:p text:style-name="P121">2000 mg</text:p>
              </text:list-item>
              <text:list-item>
                <text:p text:style-name="P121">Two of the 1 g vials</text:p>
              </text:list-item>
              <text:list-item>
                <text:p text:style-name="P121">52.6 mL</text:p>
              </text:list-item>
            </text:list>
          </text:list-item>
          <text:list-item>
            <text:p text:style-name="P121"><text:s/></text:p>
            <text:list>
              <text:list-item>
                <text:p text:style-name="P121">54.6 mg</text:p>
              </text:list-item>
              <text:list-item>
                <text:p text:style-name="P121">27.3 mL</text:p>
              </text:list-item>
            </text:list>
          </text:list-item>
          <text:list-item>
            <text:p text:style-name="P121">20.64 mg</text:p>
          </text:list-item>
          <text:list-item>
            <text:p text:style-name="P121">660 mg</text:p>
          </text:list-item>
          <text:list-item>
            <text:p text:style-name="P121"><text:s/></text:p>
            <text:list>
              <text:list-item>
                <text:p text:style-name="P121">9 mL/dose</text:p>
              </text:list-item>
              <text:list-item>
                <text:p text:style-name="P121">91 mL NS</text:p>
              </text:list-item>
              <text:list-item>
                <text:p text:style-name="P121">2 mL (this is the maximum dose)</text:p>
              </text:list-item>
              <text:list-item>
                <text:p text:style-name="P121">42 tablets</text:p>
              </text:list-item>
              <text:list-item>
                <text:p text:style-name="P121">42 tablets</text:p>
              </text:list-item>
            </text:list>
          </text:list-item>
          <text:list-item>
            <text:p text:style-name="P121"><text:s/></text:p>
            <text:list>
              <text:list-item>
                <text:p text:style-name="P121">99.5 mg doxorubicin; 2650 mg cyclophosphamide</text:p>
              </text:list-item>
              <text:list-item>
                <text:p text:style-name="P121">424 mg Herceptin initially (loading dose); 212 mg Herceptin weekly (maintenance dose)</text:p>
              </text:list-item>
            </text:list>
          </text:list-item>
        </text:list>
      </text:section>
      <text:p text:style-name="P5"/>
      <text:section text:style-name="Sect2" text:name="Section83">
        <text:p text:style-name="P5">Worksheet 23-2</text:p>
        <text:list xml:id="list1313385412" text:style-name="L89">
          <text:list-item>
            <text:p text:style-name="P122">2.11 m<text:span text:style-name="T8">2</text:span> </text:p>
          </text:list-item>
          <text:list-item>
            <text:p text:style-name="P122"><text:s/></text:p>
            <text:list>
              <text:list-item>
                <text:p text:style-name="P122">11 mg</text:p>
              </text:list-item>
              <text:list-item>
                <text:p text:style-name="P122">154 mg</text:p>
              </text:list-item>
            </text:list>
          </text:list-item>
          <text:list-item>
            <text:p text:style-name="P122"><text:s/></text:p>
            <text:list>
              <text:list-item>
                <text:p text:style-name="P122">75 kg</text:p>
              </text:list-item>
              <text:list-item>
                <text:p text:style-name="P122">79.9 kg</text:p>
              </text:list-item>
              <text:list-item>
                <text:p text:style-name="P122">109.375 mL/min</text:p>
              </text:list-item>
              <text:list-item>
                <text:p text:style-name="P122">672 mg</text:p>
              </text:list-item>
              <text:list-item>
                <text:p text:style-name="P122">1.98 m<text:span text:style-name="T8">2</text:span> </text:p>
              </text:list-item>
              <text:list-item>
                <text:p text:style-name="P122">198 mg</text:p>
              </text:list-item>
              <text:list-item>
                <text:p text:style-name="P122">990 mg</text:p>
              </text:list-item>
            </text:list>
          </text:list-item>
          <text:list-item>
            <text:p text:style-name="P122">495 mcg/day</text:p>
          </text:list-item>
          <text:list-item>
            <text:p text:style-name="P122">3.2 g</text:p>
          </text:list-item>
          <text:list-item>
            <text:p text:style-name="P122"><text:s/></text:p>
            <text:list>
              <text:list-item>
                <text:p text:style-name="P122">447.5 mcg/day</text:p>
              </text:list-item>
              <text:list-item>
                <text:p text:style-name="P122">8.95 mcg/mL</text:p>
              </text:list-item>
              <text:list-item>
                <text:p text:style-name="P122">50 mg</text:p>
              </text:list-item>
            </text:list>
          </text:list-item>
          <text:list-item>
            <text:p text:style-name="P122">216 mg</text:p>
          </text:list-item>
          <text:list-item>
            <text:p text:style-name="P122">11.7 mL</text:p>
          </text:list-item>
          <text:list-item>
            <text:p text:style-name="P122">2.8 mL</text:p>
          </text:list-item>
          <text:list-item>
            <text:p text:style-name="P122"><text:s/></text:p>
            <text:list>
              <text:list-item>
                <text:p text:style-name="P122">1.72 m<text:span text:style-name="T8">2</text:span> </text:p>
              </text:list-item>
              <text:list-item>
                <text:p text:style-name="P122">1032 mg</text:p>
              </text:list-item>
              <text:list-item>
                <text:p text:style-name="P122">50.1 kg</text:p>
              </text:list-item>
              <text:list-item>
                <text:p text:style-name="P122">80.27 mL/min</text:p>
              </text:list-item>
              <text:list-item>
                <text:p text:style-name="P122">421 mg</text:p>
              </text:list-item>
            </text:list>
          </text:list-item>
          <text:list-item>
            <text:p text:style-name="P122">18 mg/day</text:p>
          </text:list-item>
          <text:list-item>
            <text:p text:style-name="P122">1.6 mg vincristine; 64.44 mg doxorubicin; 480 mg dexamethasone</text:p>
          </text:list-item>
          <text:list-item>
            <text:p text:style-name="P122"><text:s/></text:p>
            <text:list>
              <text:list-item>
                <text:p text:style-name="P122">1515 mg</text:p>
              </text:list-item>
              <text:list-item>
                <text:p text:style-name="P122">101 mg</text:p>
              </text:list-item>
              <text:list-item>
                <text:p text:style-name="P122">2 mg</text:p>
              </text:list-item>
              <text:list-item>
                <text:p text:style-name="P122">2 tablets</text:p>
              </text:list-item>
              <text:list-item>
                <text:p text:style-name="P122">757.5 mg</text:p>
              </text:list-item>
            </text:list>
          </text:list-item>
          <text:list-item>
            <text:p text:style-name="P122"><text:s/></text:p>
            <text:list>
              <text:list-item>
                <text:p text:style-name="P122">250 mg</text:p>
              </text:list-item>
              <text:list-item>
                <text:p text:style-name="P122">12.5 mL</text:p>
              </text:list-item>
              <text:list-item>
                <text:p text:style-name="P122">1 g</text:p>
              </text:list-item>
              <text:list-item>
                <text:p text:style-name="P122">20 mL</text:p>
              </text:list-item>
              <text:list-item>
                <text:p text:style-name="P122">40 mg</text:p>
              </text:list-item>
              <text:list-item>
                <text:p text:style-name="P122">4 mL</text:p>
              </text:list-item>
            </text:list>
          </text:list-item>
          <text:list-item>
            <text:p text:style-name="P122"><text:s/></text:p>
            <text:list>
              <text:list-item>
                <text:p text:style-name="P122">989 mg</text:p>
              </text:list-item>
              <text:list-item>
                <text:p text:style-name="P122">346 mg</text:p>
              </text:list-item>
              <text:list-item>
                <text:p text:style-name="P122">509 mg</text:p>
              </text:list-item>
            </text:list>
          </text:list-item>
        </text:list>
      </text:section>
      <text:p text:style-name="P5"/>
      <text:p text:style-name="P6">Chapter 24 - Drip Rates &amp; Infusion Rates</text:p>
      <text:p text:style-name="P5"/>
      <text:section text:style-name="Sect2" text:name="Section85">
        <text:p text:style-name="P5">Worksheet 24-1</text:p>
        <text:list xml:id="list700426006" text:style-name="L90">
          <text:list-item>
            <text:p text:style-name="P123">100 mL/hr</text:p>
          </text:list-item>
          <text:list-item>
            <text:p text:style-name="P123">104 mL/hr</text:p>
          </text:list-item>
          <text:list-item>
            <text:p text:style-name="P123">120 mL/hr</text:p>
          </text:list-item>
          <text:list-item>
            <text:p text:style-name="P123">120 mL/hr</text:p>
          </text:list-item>
          <text:list-item>
            <text:p text:style-name="P123"><text:s/></text:p>
            <text:list>
              <text:list-item>
                <text:p text:style-name="P123"><text:soft-page-break/>750 mL/hr</text:p>
              </text:list-item>
              <text:list-item>
                <text:p text:style-name="P123">3 bags</text:p>
              </text:list-item>
            </text:list>
          </text:list-item>
          <text:list-item>
            <text:p text:style-name="P123"><text:s/></text:p>
            <text:list>
              <text:list-item>
                <text:p text:style-name="P123">23 hours 48 minutes</text:p>
              </text:list-item>
              <text:list-item>
                <text:p text:style-name="P123">42 gtt/min</text:p>
              </text:list-item>
            </text:list>
          </text:list-item>
          <text:list-item>
            <text:p text:style-name="P123">125 mL/hr</text:p>
          </text:list-item>
          <text:list-item>
            <text:p text:style-name="P123">175 mL</text:p>
          </text:list-item>
          <text:list-item>
            <text:p text:style-name="P123"><text:s/></text:p>
            <text:list>
              <text:list-item>
                <text:p text:style-name="P123">5 bags</text:p>
              </text:list-item>
              <text:list-item>
                <text:p text:style-name="P123">bag 1 – 0900 on Saturday; bag 2 – 1400 on Saturday; bag 3 – 1900 on Saturday; bag 4 – 0000 on Sunday; bag 5 – 0500 on Sunday</text:p>
              </text:list-item>
            </text:list>
          </text:list-item>
          <text:list-item>
            <text:p text:style-name="P123">42 gtt/min</text:p>
          </text:list-item>
          <text:list-item>
            <text:p text:style-name="P123">1800</text:p>
          </text:list-item>
          <text:list-item>
            <text:p text:style-name="P123"><text:s/></text:p>
            <text:list>
              <text:list-item>
                <text:p text:style-name="P123">96 mL</text:p>
              </text:list-item>
              <text:list-item>
                <text:p text:style-name="P123">19.2 mL/hr</text:p>
              </text:list-item>
              <text:list-item>
                <text:p text:style-name="P123">8 hours</text:p>
              </text:list-item>
            </text:list>
          </text:list-item>
          <text:list-item>
            <text:p text:style-name="P123"><text:s/></text:p>
            <text:list>
              <text:list-item>
                <text:p text:style-name="P123">375 mg</text:p>
              </text:list-item>
              <text:list-item>
                <text:p text:style-name="P123">8 vials</text:p>
              </text:list-item>
              <text:list-item>
                <text:p text:style-name="P123">75 mL of amphotericin B lipid complex; 300 mL of D5W</text:p>
              </text:list-item>
              <text:list-item>
                <text:p text:style-name="P123">187.5 mL/hr</text:p>
              </text:list-item>
              <text:list-item>
                <text:p text:style-name="P123">2 hours</text:p>
              </text:list-item>
              <text:list-item>
                <text:p text:style-name="P123">63 gtt/min</text:p>
              </text:list-item>
            </text:list>
          </text:list-item>
          <text:list-item>
            <text:p text:style-name="P123"><text:s/></text:p>
            <text:list>
              <text:list-item>
                <text:p text:style-name="P123">3.15 mL/hr</text:p>
              </text:list-item>
              <text:list-item>
                <text:p text:style-name="P123">75.6 mL/day</text:p>
              </text:list-item>
            </text:list>
          </text:list-item>
          <text:list-item>
            <text:p text:style-name="P123"><text:s/></text:p>
            <text:list>
              <text:list-item>
                <text:p text:style-name="P123">send 3 bags initially</text:p>
              </text:list-item>
              <text:list-item>
                <text:p text:style-name="P123">2 full bags and a partial bag with 2000 mL left</text:p>
              </text:list-item>
              <text:list-item>
                <text:p text:style-name="P123">no additional bags need to be sent</text:p>
              </text:list-item>
            </text:list>
          </text:list-item>
        </text:list>
      </text:section>
      <text:p text:style-name="P5"/>
      <text:section text:style-name="Sect2" text:name="Section86">
        <text:p text:style-name="P5">Worksheet 24-2</text:p>
        <text:list xml:id="list1585294416" text:style-name="L91">
          <text:list-item>
            <text:p text:style-name="P124">150 mL/hr</text:p>
          </text:list-item>
          <text:list-item>
            <text:p text:style-name="P124"><text:s/></text:p>
            <text:list>
              <text:list-item>
                <text:p text:style-name="P124">200 mL/hr</text:p>
              </text:list-item>
              <text:list-item>
                <text:p text:style-name="P124">33 gtt/min</text:p>
              </text:list-item>
            </text:list>
          </text:list-item>
          <text:list-item>
            <text:p text:style-name="P124">156.25 mL/hr</text:p>
          </text:list-item>
          <text:list-item>
            <text:p text:style-name="P124">90 mL/hr</text:p>
          </text:list-item>
          <text:list-item>
            <text:p text:style-name="P124">100 mL/hr</text:p>
          </text:list-item>
          <text:list-item>
            <text:p text:style-name="P124">20 gtt/min</text:p>
          </text:list-item>
          <text:list-item>
            <text:p text:style-name="P124"><text:s/></text:p>
            <text:list>
              <text:list-item>
                <text:p text:style-name="P124">8 hours 20 minutes</text:p>
              </text:list-item>
              <text:list-item>
                <text:p text:style-name="P124">30 gtt/min</text:p>
              </text:list-item>
            </text:list>
          </text:list-item>
          <text:list-item>
            <text:p text:style-name="P124">2.5 mEq KCl/hr</text:p>
          </text:list-item>
          <text:list-item>
            <text:p text:style-name="P124">280 mL</text:p>
          </text:list-item>
          <text:list-item>
            <text:p text:style-name="P124">972 mL/hr</text:p>
          </text:list-item>
          <text:list-item>
            <text:p text:style-name="P124">48 minutes</text:p>
          </text:list-item>
          <text:list-item>
            <text:p text:style-name="P124"><text:s/></text:p>
            <text:list>
              <text:list-item>
                <text:p text:style-name="P124">3 bags</text:p>
              </text:list-item>
              <text:list-item>
                <text:p text:style-name="P124">bag 1 – 1100 on day 1; bag 2 – 1900 on day 1; bag 3 – 0300 on day 2</text:p>
              </text:list-item>
              <text:list-item>
                <text:p text:style-name="P124">21 gtt/min</text:p>
              </text:list-item>
            </text:list>
          </text:list-item>
          <text:list-item>
            <text:p text:style-name="P124"><text:s/></text:p>
            <text:list>
              <text:list-item>
                <text:p text:style-name="P124">2 bags</text:p>
              </text:list-item>
              <text:list-item>
                <text:p text:style-name="P124">bag 1 – 0900 on day 1; bag 2 – 0140 on day 2</text:p>
              </text:list-item>
              <text:list-item>
                <text:p text:style-name="P124">20 gtt/min</text:p>
              </text:list-item>
            </text:list>
          </text:list-item>
          <text:list-item>
            <text:p text:style-name="P124"><text:s/></text:p>
            <text:list>
              <text:list-item>
                <text:p text:style-name="P124">130 mL/hr</text:p>
              </text:list-item>
              <text:list-item>
                <text:p text:style-name="P124">22 gtt/min</text:p>
              </text:list-item>
            </text:list>
          </text:list-item>
          <text:list-item>
            <text:p text:style-name="P124">approximately 0000 (midnight)</text:p>
          </text:list-item>
          <text:list-item>
            <text:p text:style-name="P124"><text:s/>43.4 mL/day</text:p>
          </text:list-item>
          <text:list-item>
            <text:p text:style-name="P124"/>
            <text:list>
              <text:list-item>
                <text:p text:style-name="P124">140 g</text:p>
              </text:list-item>
              <text:list-item>
                <text:p text:style-name="P124">2800 mL</text:p>
              </text:list-item>
              <text:list-item>
                <text:p text:style-name="P124">48 minutes</text:p>
              </text:list-item>
            </text:list>
          </text:list-item>
          <text:list-item>
            <text:p text:style-name="P124"><text:s/></text:p>
            <text:list>
              <text:list-item>
                <text:p text:style-name="P124">send 4 bags initially</text:p>
              </text:list-item>
              <text:list-item>
                <text:p text:style-name="P124">3 bags are left</text:p>
              </text:list-item>
              <text:list-item>
                <text:p text:style-name="P124">1 additional bag should be sent</text:p>
              </text:list-item>
            </text:list>
          </text:list-item>
        </text:list>
      </text:section>
      <text:p text:style-name="P5"/>
      <text:p text:style-name="P6">Chapter 25 - Dilutions &amp; Alligations</text:p>
      <text:p text:style-name="P5"/>
      <text:section text:style-name="Sect3" text:name="Section87">
        <text:p text:style-name="P5">Worksheet 25-1</text:p>
        <text:list xml:id="list2036913910" text:style-name="L92">
          <text:list-item>
            <text:p text:style-name="P125">The problem can be solved using either the dilution formula or a series of ratio-proportions. 3%</text:p>
          </text:list-item>
          <text:list-item>
            <text:p text:style-name="P125">The problem can be solved using either the dilution formula or a series of ratio-proportions. 0.5%</text:p>
          </text:list-item>
          <text:list-item>
            <text:p text:style-name="P125">The problem can be solved using either the dilution formula or a series of ratio-proportions. 5%</text:p>
          </text:list-item>
          <text:list-item>
            <text:p text:style-name="P125">The problem can be solved using either the dilution formula or a series of ratio-proportions. 1:3000</text:p>
          </text:list-item>
          <text:list-item>
            <text:p text:style-name="P125">The problem can be solved using either the dilution formula, a series of ratio-proportions, or the alligation method. 5200 mL half-normal saline; 5100 mL diluent</text:p>
          </text:list-item>
          <text:list-item>
            <text:p text:style-name="P125">The problem can be solved using either the dilution formula, a series of ratio-proportions, or the alligation method. 205.7 mL 70% isopropyl alcohol; 274.3 mL water</text:p>
          </text:list-item>
          <text:list-item>
            <text:p text:style-name="P125">The problem can be solved using either the dilution formula, a ratio-proportion, or the alligation method. <text:s/>4 mL <text:span text:style-name="T11">2.5% cortisone acetate suspension; 4 mL NS</text:span></text:p>
          </text:list-item>
          <text:list-item>
            <text:p text:style-name="P125">The problem can be solved using <text:s/>a series of ratio-proportions. 31.9% alcohol</text:p>
          </text:list-item>
          <text:list-item>
            <text:p text:style-name="P125">The problem can be solved using either the <text:soft-page-break/>dilution formula or a series of ratio-proportions. 2.6% amino acid; 17.5% dextrose</text:p>
          </text:list-item>
          <text:list-item>
            <text:p text:style-name="P125">The problem can be solved using the alligation method. 192 mL of 1:10 solution; 808 mL of 1:1000 solution</text:p>
          </text:list-item>
          <text:list-item>
            <text:p text:style-name="P125">The problem can be solved using either the dilution formula, a series of ratio-proportions, or the alligation method. 48 mL of <text:span text:style-name="T11">10% povidone-iodine</text:span></text:p>
          </text:list-item>
          <text:list-item>
            <text:p text:style-name="P125">The problem can be solved using either the dilution formula, a series of ratio-proportions, or the alligation method. 1200 mL of <text:span text:style-name="T11">10% solution</text:span></text:p>
          </text:list-item>
          <text:list-item>
            <text:p text:style-name="P125">The problem can be solved using a series of ratio-proportions. 50.65%</text:p>
          </text:list-item>
          <text:list-item>
            <text:p text:style-name="P125">The problem can be solved using either the dilution formula, a series of ratio-proportions, or the alligation method. 60 mL micronutrients; 470.6 mL of 8.5% amino acids; 71.4 mL of 70% dextrose; 398 mL of sterile water.</text:p>
          </text:list-item>
          <text:list-item>
            <text:p text:style-name="P125">The problem can be solved using a series of ratio-proportions. 71.7% alcohol</text:p>
          </text:list-item>
        </text:list>
      </text:section>
      <text:p text:style-name="P5"/>
      <text:section text:style-name="Sect3" text:name="Section88">
        <text:p text:style-name="P5">Worksheet 25-2</text:p>
        <text:list xml:id="list196070353" text:style-name="L93">
          <text:list-item>
            <text:p text:style-name="P126">Mixing a substance (such as a medication) with a diluent/solvent to decrease its concentration is considered a dilution. </text:p>
          </text:list-item>
          <text:list-item>
            <text:p text:style-name="P126">An alligation is when two items with different concentrations of the same substance are being mixed together and the final (or desired) concentration (which must be in-between the other two concentrations) is known. </text:p>
          </text:list-item>
          <text:list-item>
            <text:p text:style-name="P126">A mixture involves mixing 2 or more ingredients of varying concentrations together.</text:p>
          </text:list-item>
          <text:list-item>
            <text:p text:style-name="P126"><text:s/></text:p>
            <text:list>
              <text:list-item>
                <text:p text:style-name="P126">64.1 mL of 23.4% sodium chloride</text:p>
              </text:list-item>
              <text:list-item>
                <text:p text:style-name="P126">435.9 mL of SWFI</text:p>
              </text:list-item>
            </text:list>
          </text:list-item>
          <text:list-item>
            <text:p text:style-name="P126">6.25 mL of 2% stock solution</text:p>
          </text:list-item>
          <text:list-item>
            <text:p text:style-name="P126">1579 mL of 95% ethyl alcohol; 1421 mL of normal saline</text:p>
          </text:list-item>
          <text:list-item>
            <text:p text:style-name="P126">60 mL of <text:span text:style-name="T11">6.5% concentrated quaternary ammonium compound; 3840 mL of SWFI</text:span></text:p>
          </text:list-item>
          <text:list-item>
            <text:p text:style-name="P136"><text:s/></text:p>
            <text:list>
              <text:list-item>
                <text:p text:style-name="P136">200 mL</text:p>
              </text:list-item>
              <text:list-item>
                <text:p text:style-name="P136">50%</text:p>
              </text:list-item>
            </text:list>
          </text:list-item>
          <text:list-item>
            <text:p text:style-name="P136">295.6 mL of alcohol</text:p>
          </text:list-item>
          <text:list-item>
            <text:p text:style-name="P136">3 g of 10% ointment; 57 g of petrolatum</text:p>
          </text:list-item>
          <text:list-item>
            <text:p text:style-name="P136"><text:s/></text:p>
            <text:list>
              <text:list-item>
                <text:p text:style-name="P136">0.002%</text:p>
              </text:list-item>
              <text:list-item>
                <text:p text:style-name="P136">1:50,000</text:p>
              </text:list-item>
              <text:list-item>
                <text:p text:style-name="P136">20 mcg/mL</text:p>
              </text:list-item>
            </text:list>
          </text:list-item>
          <text:list-item>
            <text:p text:style-name="P136"><text:s/></text:p>
            <text:list>
              <text:list-item>
                <text:p text:style-name="P136">72.5%</text:p>
              </text:list-item>
              <text:list-item>
                <text:p text:style-name="P136">10.875 g</text:p>
              </text:list-item>
            </text:list>
          </text:list-item>
          <text:list-item>
            <text:p text:style-name="P136">0.46 mL of 14.6% sodium chloride; 2.54 mL of NS (0.9% sodium chloride)</text:p>
          </text:list-item>
          <text:list-item>
            <text:p text:style-name="P136">25 mL of 5% KMnO4 solution; 225 mL of water</text:p>
          </text:list-item>
          <text:list-item>
            <text:p text:style-name="P136">85.7 mL of 70% IPA; 34.3 mL of water</text:p>
          </text:list-item>
          <text:list-item>
            <text:p text:style-name="P136">4 mL of 0.3% tobramycin; 2 mL of NS</text:p>
          </text:list-item>
          <text:list-item>
            <text:p text:style-name="P136">1.95 mL of 80 mg/2 mL of tobramycin; 4.05 mL of 0.3% tobramycin</text:p>
          </text:list-item>
          <text:list-item>
            <text:p text:style-name="P136">150 mg of edetate; 0.25% tetracaine</text:p>
          </text:list-item>
          <text:list-item>
            <text:p text:style-name="P136">83.3 mL of 3% sodium hypochlorite; 916.7 mL of sterile water for irrigation</text:p>
          </text:list-item>
          <text:list-item>
            <text:p text:style-name="P136">25 mL of 3% sodium hypochlorite; 225 mL of sterile water for irrigation</text:p>
          </text:list-item>
          <text:list-item>
            <text:p text:style-name="P136"><text:s/></text:p>
            <text:list>
              <text:list-item>
                <text:p text:style-name="P136">941.2 mL of 8.5% amino acid</text:p>
              </text:list-item>
              <text:list-item>
                <text:p text:style-name="P136">542.9 mL of 70% dextrose</text:p>
              </text:list-item>
              <text:list-item>
                <text:p text:style-name="P136">2.5% lipid emulsion</text:p>
              </text:list-item>
              <text:list-item>
                <text:p text:style-name="P136">138.9 mL of sterile water</text:p>
              </text:list-item>
              <text:list-item>
                <text:p text:style-name="P136">83 mL/hr</text:p>
              </text:list-item>
              <text:list-item>
                <text:p text:style-name="P136">28 gtt/min</text:p>
              </text:list-item>
            </text:list>
          </text:list-item>
        </text:list>
      </text:section>
      <text:p text:style-name="P5"/>
      <text:p text:style-name="P6">Chapter 26 - Parenteral Nutrition</text:p>
      <text:p text:style-name="P5"/>
      <text:section text:style-name="Sect3" text:name="Section89">
        <text:p text:style-name="P5">Worksheet 26-1</text:p>
        <text:list xml:id="list1738958988" text:style-name="L94">
          <text:list-item>
            <text:p text:style-name="P127"><text:s/></text:p>
            <text:list>
              <text:list-item>
                <text:p text:style-name="P127">1000 mL of amino acid 10%; 1000 mL of dextrose 70%; 263.55 mL of SWFI; 20 mL sodium chloride; 30 mL potassium chloride; 5.9 mL magnesium sulfate; 10 mL potassium phosphate; 100 mL calcium gluconate; 10 mL MVI; <text:soft-page-break/>1 mL trace elements; 2 mL vitamin C; 0.55 mL regular insulin; 1 mL folic acid; 40 mL sodium acetate; 14 mL potassium acetate;2 mL sodium phosphate </text:p>
              </text:list-item>
              <text:list-item>
                <text:p text:style-name="P127">104 mL/hr</text:p>
              </text:list-item>
              <text:list-item>
                <text:p text:style-name="P127">4% amino acid; 28% dextrose</text:p>
              </text:list-item>
              <text:list-item>
                <text:p text:style-name="P127">As it comes out to 47.<text:span text:style-name="T18">4</text:span> mEq/L it is likely to precipitate.</text:p>
              </text:list-item>
            </text:list>
          </text:list-item>
          <text:list-item>
            <text:p text:style-name="P127"><text:s/></text:p>
            <text:list>
              <text:list-item>
                <text:p text:style-name="P127">800 mL of amino acid 5.2%%; <text:span text:style-name="T18">7</text:span>00 mL of dextrose 70%; 360 mL of SWFI; 9.6 mL sodium chloride; 20 mL potassium chloride; 9.9 mL magnesium sulfate; 4 mL potassium phosphate; 14 mL calcium gluconate; 10 mL MVI; 1 mL trace elements; 4 mL vitamin C; 0.95 mL regular insulin; 1.5 mL folic acid; 35 mL sodium acetate; 20 mL potassium acetate;10 mL sodium phosphate </text:p>
              </text:list-item>
              <text:list-item>
                <text:p text:style-name="P127">83 mL/hr</text:p>
              </text:list-item>
              <text:list-item>
                <text:p text:style-name="P127">2.08% amino acid; 24.5% dextrose</text:p>
              </text:list-item>
              <text:list-item>
                <text:p text:style-name="P127">As the number is 45.255 mEq/L this will probably not precipitate.</text:p>
              </text:list-item>
            </text:list>
          </text:list-item>
          <text:list-item>
            <text:p text:style-name="P127"><text:s/></text:p>
            <text:list>
              <text:list-item>
                <text:p text:style-name="P142">1000 mL of amino acid 8.5%; 1000 mL of dextrose 70%; 82<text:span text:style-name="T18">5</text:span>.2 mL of SWFI; 24 mL sodium chloride; 20 mL potassium chloride; 8 mL magnesium sulfate; 10 mL potassium phosphate; 50 mL calcium gluconate; 10 mL MVI; 1 mL trace elements; 2 mL vitamin C; 0.4 mL regular insulin; 0.4 mL folic acid; 30 mL sodium acetate; 14 mL potassium acetate; 5 mL sodium phosphate </text:p>
              </text:list-item>
              <text:list-item>
                <text:p text:style-name="P127">125 mL/hr</text:p>
              </text:list-item>
              <text:list-item>
                <text:p text:style-name="P127">2.83% amino acid; 23.33% dextrose</text:p>
              </text:list-item>
              <text:list-item>
                <text:p text:style-name="P127">As the number is 37.75 mEq/L this will probably not precipitate.</text:p>
              </text:list-item>
            </text:list>
          </text:list-item>
        </text:list>
      </text:section>
      <text:p text:style-name="P5"/>
      <text:section text:style-name="Sect3" text:name="Section90">
        <text:p text:style-name="P5">Worksheet 26-2</text:p>
        <text:list xml:id="list122343383" text:style-name="L95">
          <text:list-item>
            <text:p text:style-name="P128">59.3 kg</text:p>
          </text:list-item>
          <text:list-item>
            <text:p text:style-name="P128">1346.6 kcal</text:p>
          </text:list-item>
          <text:list-item>
            <text:p text:style-name="P128">2801 kcal</text:p>
          </text:list-item>
          <text:list-item>
            <text:p text:style-name="P128">77.1 g; 308.4 kcal</text:p>
          </text:list-item>
          <text:list-item>
            <text:p text:style-name="P128">840.3 kcal; 93.4 g</text:p>
          </text:list-item>
          <text:list-item>
            <text:p text:style-name="P128">1652.3 kcal 486 g</text:p>
          </text:list-item>
          <text:list-item>
            <text:p text:style-name="P128">2.34 m<text:span text:style-name="T8">2</text:span></text:p>
          </text:list-item>
          <text:list-item>
            <text:p text:style-name="P128">3510 mL</text:p>
          </text:list-item>
          <text:list-item>
            <text:p text:style-name="P128">sodium chloride 87.75 mEq; potassium chloride 35.1 mEq; potassium acetate 70.2 mEq; calcium gluconate 15.8 mEq; potassium phosphate 52.7 mMol; magnesium sulfate 17.55 mEq</text:p>
          </text:list-item>
          <text:list-item>
            <text:p text:style-name="P128">Amino Acid – 77.1 g – 907.1 mL; Dextrose – 486 g – 694.3 mL; Lipid Emulsion – 93.4 g – 467 mL; Sterile Water for Irrigation – q.s. 3510 mL – 1295.15 mL; sodium chloride – 87.75 mEq – 21.9 mL; potassium chloride – 35.1 mEq – 17.55 mL; potassium acetate – 70.2 mEq – 35.1 mL; calcium gluconate – 15.8 mEq – 34 mL; potassium phosphate – 52.7 mMol – 17.6 mL; magnesium sulfate – 17.55 mEq – 4.3 mL; folic acid – 5 mg – 1 mL; MVI – 1 vial – 10 mL; trace elements – 1 vial – 1 mL; famotidine – 40 mg – 4 mL</text:p>
          </text:list-item>
          <text:list-item>
            <text:p text:style-name="P128">14<text:span text:style-name="T19">6.25</text:span> mL/hr</text:p>
          </text:list-item>
          <text:list-item>
            <text:p text:style-name="P128">4<text:span text:style-name="T19">9</text:span> gtt/min</text:p>
          </text:list-item>
          <text:list-item>
            <text:p text:style-name="P128">Since it comes out to 34.5 mEq/L it should not precipitate.</text:p>
          </text:list-item>
          <text:list-item>
            <text:p text:style-name="P128">13.8% dextrose; 2.2% amino acids</text:p>
          </text:list-item>
          <text:list-item>
            <text:p text:style-name="P128">The estimated osmolarity is 910 mOsmol/L which should be able to be infused peripherally, but remember that this is only an estimated answer.</text:p>
          </text:list-item>
        </text:list>
      </text:section>
      <text:p text:style-name="P2"/>
      <text:p text:style-name="P2">Worksheet 26-3</text:p>
      <text:list xml:id="list1213102274" text:style-name="L96">
        <text:list-item>
          <text:p text:style-name="P129">parenteral nutrition (PN), total parenteral nutrition (TPN), partial parenteral nutrition (PPN), hyperalimentation (HAL), intravenous hyperalimentation (IVH), total nutrient admixture (TNA), 3-in-1 admixture, all-in-one admixture, centrally infused parenteral nutrition (CPN), peripherally infused parenteral nutrition (PPN)</text:p>
        </text:list-item>
        <text:list-item>
          <text:p text:style-name="P129">Lipids are not always mixed directly with parenteral nutrition admixtures.</text:p>
        </text:list-item>
        <text:list-item>
          <text:p text:style-name="P137">Indications for parenteral nutrition may include diseases and conditions associated with a <text:soft-page-break/>nonfunctional gastrointestinal tract (bowel obstruction, severe pancreatitis, severe 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list-item>
        <text:list-item>
          <text:p text:style-name="P137">The macronutrients in parenteral nutrition include water, amino acids, dextrose, and lipids. Their corresponding roles in enteral nutrition would be water, protein, carbohydrates, and fat.</text:p>
        </text:list-item>
        <text:list-item>
          <text:p text:style-name="P137">Calcium ions and phosphate ions have a strong affinity for each other and have the potential to precipitate out of solution.</text:p>
        </text:list-item>
        <text:list-item>
          <text:p text:style-name="P137">Parenteral nutrition is hypertonic.</text:p>
        </text:list-item>
        <text:list-item>
          <text:p text:style-name="P137">A common practice is if a PN has an osmolarity less than a 1000 mOsmol/L it can be infused peripherally versus an osmolarity of 1000 mOsmol/L or more is infused through a central line (an IV line that feeds into the superior vena cava).</text:p>
        </text:list-item>
        <text:list-item>
          <text:p text:style-name="P137"><text:s/></text:p>
          <text:list>
            <text:list-item>
              <text:p text:style-name="P141">amino acid 941.2 mL, dextrose 542.9 mL, lipids 250 mL, SWFI 136.8 mL, sodium chloride 40 mL, potassium acetate 40 mL, calcium gluconate 20.2 mL, sodium phosphate 10 mL, magnesium sulfate 3.9 mL, MVI 10 mL, trace elements 1 mL, famotidine 4 mL</text:p>
            </text:list-item>
            <text:list-item>
              <text:p text:style-name="P141">83.3 mL/hr</text:p>
            </text:list-item>
            <text:list-item>
              <text:p text:style-name="P141">As the concentration works out to 34.7 mEq/L it should not precipitate.</text:p>
            </text:list-item>
            <text:list-item>
              <text:p text:style-name="P141">The osmolarity is to high (estimated at 1350 mOsmol/L) to be infused peripherally. This admixture would need to be infused through a central line.</text:p>
            </text:list-item>
          </text:list>
        </text:list-item>
        <text:list-item>
          <text:p text:style-name="P137"><text:s/></text:p>
          <text:list>
            <text:list-item>
              <text:p text:style-name="P137">amino acid 470.6 mL, dextrose 71.4 mL, SWFI 388 mL, sodium chloride 20 mL, potassium acetate 20 mL, calcium gluconate 10 mL, sodium phosphate 5 mL, magnesium sulfate 4 mL, MVI 10 mL, trace elements 1 mL</text:p>
            </text:list-item>
            <text:list-item>
              <text:p text:style-name="P137">125 mL/hr</text:p>
            </text:list-item>
            <text:list-item>
              <text:p text:style-name="P137">As the concentration works out to 34.65 mEq/L it should not precipitate.</text:p>
            </text:list-item>
            <text:list-item>
              <text:p text:style-name="P137">This bag could be infused peripherally as the estimated osmolarity is 650 mOsmol/L.</text:p>
            </text:list-item>
          </text:list>
        </text:list-item>
        <text:list-item>
          <text:p text:style-name="P137"><text:s/></text:p>
          <text:list>
            <text:list-item>
              <text:p text:style-name="P137">amino acid 598.9 mL, dextrose 266.6 mL, lipids 410.3 mL, SWFI q.s. 1909.1 mL – 5<text:span text:style-name="T18">14</text:span> mL, sodium chloride 26.7 mL, potassium acetate 33.4 mL, calcium gluconate 39.4 mL, potassium phosphate 4.3 mL, magnesium sulfate 3.8 mL, folic acid 0.34 mL, MVI 10 mL, trace elements 1 mL, regular insulin 0.4<text:span text:style-name="T18">0</text:span> mL</text:p>
            </text:list-item>
            <text:list-item>
              <text:p text:style-name="P137">79.5 mL/hr</text:p>
            </text:list-item>
            <text:list-item>
              <text:p text:style-name="P137">As the concentration works out to 23 mEq/L it should not precipitate.</text:p>
            </text:list-item>
            <text:list-item>
              <text:p text:style-name="P137">This bag could be infused peripherally as the estimated osmolarity is 755.5 mOsmol/L.</text:p>
            </text:list-item>
          </text:list>
        </text:list-item>
      </text:list>
      <text:p text:style-name="P2"/>
      <text:p text:style-name="P8">Chapter 27 - Aliquot</text:p>
      <text:p text:style-name="P2"/>
      <text:p text:style-name="P2">Worksheet 27-1</text:p>
      <text:list xml:id="list1735352961" text:style-name="L97">
        <text:list-item>
          <text:p text:style-name="P130">150 mg</text:p>
        </text:list-item>
        <text:list-item>
          <text:p text:style-name="P130">1 mL</text:p>
        </text:list-item>
        <text:list-item>
          <text:p text:style-name="P130">Mix 1 mL of phytonadione with 9 mL of diluent. The ordered dose will require 1 mL of this mixture.</text:p>
        </text:list-item>
        <text:list-item>
          <text:p text:style-name="P130"><text:s/></text:p>
          <text:list>
            <text:list-item>
              <text:p text:style-name="P130">If you use the conversion 1 grain = 60 mg, then you will need 120 mg of codeine phosphate and 840 mg of lactose. A dose would require 120 mg of this mixture.</text:p>
              <text:p text:style-name="P143"><text:soft-page-break/>or</text:p>
              <text:p text:style-name="P130">If you use the conversion 1 grain = 64.8 mg, then you will need 129.6 mg of codeine phosphate and 907.2 mg of lactose. A dose would require 129.6 mg of this mixture.</text:p>
              <text:p text:style-name="P143">or</text:p>
              <text:p text:style-name="P130">If you use the conversion 1 grain = 65 mg, then you will need 130 mg of codeine phosphate and 910 mg of lactose. A dose would require 130 mg of this mixture.</text:p>
            </text:list-item>
            <text:list-item>
              <text:p text:style-name="P130">Use a size 5 capsule shell for this</text:p>
            </text:list-item>
          </text:list>
        </text:list-item>
        <text:list-item>
          <text:p text:style-name="P130">Mix 200 mg of chlorpheniramine powder with 200 mg of diluent and then the ordered dose will require 200 mg of this mixture.</text:p>
        </text:list-item>
        <text:list-item>
          <text:p text:style-name="P130">Mix 0.2 mL of the substance with 0.6 mL of SWFI and then you would require 0.2 mL of the mixture to provide the appropriate dose.</text:p>
        </text:list-item>
        <text:list-item>
          <text:p text:style-name="P130">Dose 1 requires 2 mL of Dilution 2 and 98 mL of D5W.</text:p>
        </text:list-item>
      </text:list>
      <text:p text:style-name="P25">Dose 2 requires 4 mL of Dilution 2 and 96 mL of D5W.</text:p>
      <text:p text:style-name="P25">Dose 3 requires 8 mL of Dilution 2 and 92 mL of D5W.</text:p>
      <text:p text:style-name="P25">Dose 4 requires 16 mL of Dilution 2 and 84 mL of D5W.</text:p>
      <text:p text:style-name="P25">Dose 5 requires 32 mL of Dilution 2 and 68 mL of D5W.</text:p>
      <text:p text:style-name="P25">Dose 6 requires 60 mL of Dilution 2 and 40 mL of D5W.</text:p>
      <text:p text:style-name="P25">Dose 7 requires 12 mL of Dilution 1 and 88 mL of D5W.</text:p>
      <text:p text:style-name="P25">Dose 8 requires 24 mL of Dilution 1 and 76 mL of D5W.</text:p>
      <text:p text:style-name="P25">Dose 9 requires 50 mL of Dilution 1 and 50 mL of D5W.</text:p>
      <text:p text:style-name="P25">Dose 10 requires 10 mL of the Initial Bag and 90 mL of D5W.</text:p>
      <text:p text:style-name="P25">Dose 11 requires 20 mL of the Initial Bag and 80 mL of D5W.</text:p>
      <text:p text:style-name="P25">Dose 12 requires 40 mL of the Initial Bag and 60 mL of D5W.</text:p>
      <text:p text:style-name="P25">Dose 13 requires 80 mL of the Initial Bag and 20 mL of D5W.</text:p>
      <text:list xml:id="list646153977" text:continue-numbering="true" text:style-name="L97">
        <text:list-item>
          <text:p text:style-name="P130">Mixture 1 requires 80 mg of aspirin and 63.92 g of powdered sugar.</text:p>
          <text:p text:style-name="P144">Dose 1 requires 80 mg of Mixture 1.</text:p>
          <text:p text:style-name="P144">Dose 2 requires 240 mg of Mixture 1.</text:p>
          <text:p text:style-name="P145">Dose 3 requires 800 mg of Mixture 1.</text:p>
          <text:p text:style-name="P145">Dose 4 requires 2.4 g of Mixture 1.</text:p>
        </text:list-item>
      </text:list>
      <text:p text:style-name="P26">Dose 5 requires 8 g of Mixture 1.</text:p>
      <text:list xml:id="list684591408" text:continue-numbering="true" text:style-name="L97">
        <text:list-header>
          <text:p text:style-name="P146">Mixture 2 requires 90 mg of aspirin and 180 mg of powdered sugar.</text:p>
        </text:list-header>
      </text:list>
      <text:p text:style-name="P26">Dose 6 requires 90 mg of Mixture 2.</text:p>
      <text:p text:style-name="P26">Dose 7 requires 120 mg of Mixture 2.</text:p>
      <text:p text:style-name="P2"/>
      <text:p text:style-name="P2"/>
      <text:p text:style-name="P2"/>
      <text:p text:style-name="P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2-18T09:41:47</meta:creation-date>
    <dc:date>2012-11-15T18:27:29</dc:date>
    <dc:creator>Sean Parsons</dc:creator>
    <meta:editing-duration>P3DT8H21M48S</meta:editing-duration>
    <meta:editing-cycles>78</meta:editing-cycles>
    <meta:generator>LibreOffice/3.6$Linux_x86 LibreOffice_project/360m1$Build-2</meta:generator>
    <meta:printed-by>Sean Parsons</meta:printed-by>
    <meta:print-date>2011-08-26T14:01:47</meta:print-date>
    <meta:document-statistic meta:table-count="7" meta:image-count="33" meta:object-count="246" meta:page-count="40" meta:paragraph-count="3163" meta:word-count="12461" meta:character-count="56939" meta:non-whitespace-character-count="49189"/>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67/content.xml><?xml version="1.0" encoding="utf-8"?>
<math xmlns="http://www.w3.org/1998/Math/MathML">
  <semantics>
    <mfrac>
      <mn>4</mn>
      <mn>25</mn>
    </mfrac>
    <annotation encoding="StarMath 5.0">4 over 25</annotation>
  </semantics>
</math>
</file>

<file path=Object 168/content.xml><?xml version="1.0" encoding="utf-8"?>
<math xmlns="http://www.w3.org/1998/Math/MathML">
  <semantics>
    <mfrac>
      <mn>9</mn>
      <mn>20</mn>
    </mfrac>
    <annotation encoding="StarMath 5.0">9 over 20</annotation>
  </semantics>
</math>
</file>

<file path=Object 169/content.xml><?xml version="1.0" encoding="utf-8"?>
<math xmlns="http://www.w3.org/1998/Math/MathML">
  <semantics>
    <mfrac>
      <mn>3</mn>
      <mn>50</mn>
    </mfrac>
    <annotation encoding="StarMath 5.0">3 over 50</annotation>
  </semantics>
</math>
</file>

<file path=Object 17/content.xml><?xml version="1.0" encoding="utf-8"?>
<math xmlns="http://www.w3.org/1998/Math/MathML">
  <semantics>
    <mfrac>
      <mn>8</mn>
      <mn>3</mn>
    </mfrac>
    <annotation encoding="StarMath 5.0">{8} over {3}</annotation>
  </semantics>
</math>
</file>

<file path=Object 170/content.xml><?xml version="1.0" encoding="utf-8"?>
<math xmlns="http://www.w3.org/1998/Math/MathML">
  <semantics>
    <mrow>
      <mn>1</mn>
      <mo stretchy="false">×</mo>
      <msup>
        <mn>10</mn>
        <mn>3</mn>
      </msup>
    </mrow>
    <annotation encoding="StarMath 5.0">1 times 10^3</annotation>
  </semantics>
</math>
</file>

<file path=Object 171/content.xml><?xml version="1.0" encoding="utf-8"?>
<math xmlns="http://www.w3.org/1998/Math/MathML">
  <semantics>
    <mrow>
      <mn>1</mn>
      <mo stretchy="false">×</mo>
      <msup>
        <mn>10</mn>
        <mn>0</mn>
      </msup>
    </mrow>
    <annotation encoding="StarMath 5.0">1 times 10^0</annotation>
  </semantics>
</math>
</file>

<file path=Object 172/content.xml><?xml version="1.0" encoding="utf-8"?>
<math xmlns="http://www.w3.org/1998/Math/MathML">
  <semantics>
    <mrow>
      <mn>6.7</mn>
      <mo stretchy="false">×</mo>
      <msup>
        <mn>10</mn>
        <mn>7</mn>
      </msup>
    </mrow>
    <annotation encoding="StarMath 5.0">6.7 times 10^7</annotation>
  </semantics>
</math>
</file>

<file path=Object 173/content.xml><?xml version="1.0" encoding="utf-8"?>
<math xmlns="http://www.w3.org/1998/Math/MathML">
  <semantics>
    <mrow>
      <mn>1</mn>
      <mo stretchy="false">×</mo>
      <msup>
        <mn>10</mn>
        <mrow>
          <mo stretchy="false">−</mo>
          <mn>1</mn>
        </mrow>
      </msup>
    </mrow>
    <annotation encoding="StarMath 5.0">1 times 10^{-1}</annotation>
  </semantics>
</math>
</file>

<file path=Object 174/content.xml><?xml version="1.0" encoding="utf-8"?>
<math xmlns="http://www.w3.org/1998/Math/MathML">
  <semantics>
    <mrow>
      <mn>3.06</mn>
      <mo stretchy="false">×</mo>
      <msup>
        <mn>10</mn>
        <mrow>
          <mo stretchy="false">−</mo>
          <mn>3</mn>
        </mrow>
      </msup>
    </mrow>
    <annotation encoding="StarMath 5.0">3.06 times 10^{-3}</annotation>
  </semantics>
</math>
</file>

<file path=Object 175/content.xml><?xml version="1.0" encoding="utf-8"?>
<math xmlns="http://www.w3.org/1998/Math/MathML">
  <semantics>
    <mrow>
      <mn>1</mn>
      <mo stretchy="false">×</mo>
      <msup>
        <mn>10</mn>
        <mn>6</mn>
      </msup>
    </mrow>
    <annotation encoding="StarMath 5.0">1 times 10^6</annotation>
  </semantics>
</math>
</file>

<file path=Object 176/content.xml><?xml version="1.0" encoding="utf-8"?>
<math xmlns="http://www.w3.org/1998/Math/MathML">
  <semantics>
    <mrow>
      <mrow>
        <mn>9.09</mn>
        <mo stretchy="false">×</mo>
        <msup>
          <mn>10</mn>
          <mn>5</mn>
        </msup>
      </mrow>
    </mrow>
    <annotation encoding="StarMath 5.0">9.09 times 10^5</annotation>
  </semantics>
</math>
</file>

<file path=Object 177/content.xml><?xml version="1.0" encoding="utf-8"?>
<math xmlns="http://www.w3.org/1998/Math/MathML">
  <semantics>
    <mrow>
      <mrow>
        <mn>1</mn>
        <mo stretchy="false">×</mo>
        <msup>
          <mn>10</mn>
          <mrow>
            <mrow>
              <mo stretchy="false">−</mo>
              <mn>3</mn>
            </mrow>
          </mrow>
        </msup>
      </mrow>
    </mrow>
    <annotation encoding="StarMath 5.0">1 times 10^{-3}</annotation>
  </semantics>
</math>
</file>

<file path=Object 178/content.xml><?xml version="1.0" encoding="utf-8"?>
<math xmlns="http://www.w3.org/1998/Math/MathML">
  <semantics>
    <mrow>
      <mn>2.8</mn>
      <mo stretchy="false">×</mo>
      <msup>
        <mn>10</mn>
        <mrow>
          <mo stretchy="false">−</mo>
          <mn>4</mn>
        </mrow>
      </msup>
    </mrow>
    <annotation encoding="StarMath 5.0">2.8 times 10^{-4}</annotation>
  </semantics>
</math>
</file>

<file path=Object 179/content.xml><?xml version="1.0" encoding="utf-8"?>
<math xmlns="http://www.w3.org/1998/Math/MathML">
  <semantics>
    <mrow>
      <mn>6.14</mn>
      <mo stretchy="false">×</mo>
      <msup>
        <mn>10</mn>
        <mrow>
          <mo stretchy="false">−</mo>
          <mn>7</mn>
        </mrow>
      </msup>
    </mrow>
    <annotation encoding="StarMath 5.0">6.14 times 10^{-7}</annotation>
  </semantics>
</math>
</file>

<file path=Object 18/content.xml><?xml version="1.0" encoding="utf-8"?>
<math xmlns="http://www.w3.org/1998/Math/MathML">
  <semantics>
    <mfrac>
      <mn>12</mn>
      <mn>5</mn>
    </mfrac>
    <annotation encoding="StarMath 5.0">{12} over {5}</annotation>
  </semantics>
</math>
</file>

<file path=Object 180/content.xml><?xml version="1.0" encoding="utf-8"?>
<math xmlns="http://www.w3.org/1998/Math/MathML">
  <semantics>
    <mrow>
      <mn>1</mn>
      <mo stretchy="false">×</mo>
      <msup>
        <mn>10</mn>
        <mn>7</mn>
      </msup>
    </mrow>
    <annotation encoding="StarMath 5.0">1 times 10^7</annotation>
  </semantics>
</math>
</file>

<file path=Object 181/content.xml><?xml version="1.0" encoding="utf-8"?>
<math xmlns="http://www.w3.org/1998/Math/MathML">
  <semantics>
    <mrow>
      <mn>3.51</mn>
      <mo stretchy="false">×</mo>
      <msup>
        <mn>10</mn>
        <mn>2</mn>
      </msup>
    </mrow>
    <annotation encoding="StarMath 5.0">3.51 times 10^2</annotation>
  </semantics>
</math>
</file>

<file path=Object 182/content.xml><?xml version="1.0" encoding="utf-8"?>
<math xmlns="http://www.w3.org/1998/Math/MathML">
  <semantics>
    <mrow>
      <mn>7.1</mn>
      <mo stretchy="false">×</mo>
      <msup>
        <mn>10</mn>
        <mn>3</mn>
      </msup>
    </mrow>
    <annotation encoding="StarMath 5.0">7.1 times 10^3</annotation>
  </semantics>
</math>
</file>

<file path=Object 183/content.xml><?xml version="1.0" encoding="utf-8"?>
<math xmlns="http://www.w3.org/1998/Math/MathML">
  <semantics>
    <mrow>
      <mn>3.7</mn>
      <mo stretchy="false">×</mo>
      <msup>
        <mn>10</mn>
        <mrow>
          <mo stretchy="false">−</mo>
          <mn>2</mn>
        </mrow>
      </msup>
    </mrow>
    <annotation encoding="StarMath 5.0">3.7 times 10^{-2}</annotation>
  </semantics>
</math>
</file>

<file path=Object 184/content.xml><?xml version="1.0" encoding="utf-8"?>
<math xmlns="http://www.w3.org/1998/Math/MathML">
  <semantics>
    <mrow>
      <mn>3.75</mn>
      <mo stretchy="false">×</mo>
      <msup>
        <mn>10</mn>
        <mrow>
          <mo stretchy="false">−</mo>
          <mn>1</mn>
        </mrow>
      </msup>
    </mrow>
    <annotation encoding="StarMath 5.0">3.75 times 10^{-1}</annotation>
  </semantics>
</math>
</file>

<file path=Object 185/content.xml><?xml version="1.0" encoding="utf-8"?>
<math xmlns="http://www.w3.org/1998/Math/MathML">
  <semantics>
    <mrow>
      <mrow>
        <mn>6.4</mn>
        <mo stretchy="false">×</mo>
        <msup>
          <mn>10</mn>
          <mrow>
            <mrow>
              <mo stretchy="false">−</mo>
              <mn>3</mn>
            </mrow>
          </mrow>
        </msup>
      </mrow>
    </mrow>
    <annotation encoding="StarMath 5.0">6.4 times 10^{-3}</annotation>
  </semantics>
</math>
</file>

<file path=Object 186/content.xml><?xml version="1.0" encoding="utf-8"?>
<math xmlns="http://www.w3.org/1998/Math/MathML">
  <semantics>
    <mrow>
      <mn>1</mn>
      <mo stretchy="false">×</mo>
      <msup>
        <mn>10</mn>
        <mn>6</mn>
      </msup>
    </mrow>
    <annotation encoding="StarMath 5.0">1 times 10^6</annotation>
  </semantics>
</math>
</file>

<file path=Object 187/content.xml><?xml version="1.0" encoding="utf-8"?>
<math xmlns="http://www.w3.org/1998/Math/MathML">
  <semantics>
    <mrow>
      <mn>3.5</mn>
      <mo stretchy="false">×</mo>
      <msup>
        <mn>10</mn>
        <mn>1</mn>
      </msup>
    </mrow>
    <annotation encoding="StarMath 5.0">3.5 times 10^1</annotation>
  </semantics>
</math>
</file>

<file path=Object 188/content.xml><?xml version="1.0" encoding="utf-8"?>
<math xmlns="http://www.w3.org/1998/Math/MathML">
  <semantics>
    <mrow>
      <mn>6.1</mn>
      <mo stretchy="false">×</mo>
      <msup>
        <mn>10</mn>
        <mn>3</mn>
      </msup>
    </mrow>
    <annotation encoding="StarMath 5.0">6.1 times 10^3</annotation>
  </semantics>
</math>
</file>

<file path=Object 189/content.xml><?xml version="1.0" encoding="utf-8"?>
<math xmlns="http://www.w3.org/1998/Math/MathML">
  <semantics>
    <mrow>
      <mn>3.7</mn>
      <mo stretchy="false">×</mo>
      <msup>
        <mn>10</mn>
        <mrow>
          <mo stretchy="false">−</mo>
          <mn>1</mn>
        </mrow>
      </msup>
    </mrow>
    <annotation encoding="StarMath 5.0">3.7 times 10^{-1}</annotation>
  </semantics>
</math>
</file>

<file path=Object 19/content.xml><?xml version="1.0" encoding="utf-8"?>
<math xmlns="http://www.w3.org/1998/Math/MathML">
  <semantics>
    <mfrac>
      <mn>18</mn>
      <mn>7</mn>
    </mfrac>
    <annotation encoding="StarMath 5.0">{18} over {7}</annotation>
  </semantics>
</math>
</file>

<file path=Object 190/content.xml><?xml version="1.0" encoding="utf-8"?>
<math xmlns="http://www.w3.org/1998/Math/MathML">
  <semantics>
    <mrow>
      <mn>3.75</mn>
      <mo stretchy="false">×</mo>
      <msup>
        <mn>10</mn>
        <mrow>
          <mo stretchy="false">−</mo>
          <mn>1</mn>
        </mrow>
      </msup>
    </mrow>
    <annotation encoding="StarMath 5.0">3.75 times 10^{-1}</annotation>
  </semantics>
</math>
</file>

<file path=Object 191/content.xml><?xml version="1.0" encoding="utf-8"?>
<math xmlns="http://www.w3.org/1998/Math/MathML">
  <semantics>
    <mrow>
      <mn>5.6</mn>
      <mo stretchy="false">×</mo>
      <msup>
        <mn>10</mn>
        <mrow>
          <mo stretchy="false">−</mo>
          <mn>3</mn>
        </mrow>
      </msup>
    </mrow>
    <annotation encoding="StarMath 5.0">5.6 times 10^{-3}</annotation>
  </semantics>
</math>
</file>

<file path=Object 192/content.xml><?xml version="1.0" encoding="utf-8"?>
<math xmlns="http://www.w3.org/1998/Math/MathML">
  <semantics>
    <mrow>
      <mn>6</mn>
      <mo stretchy="false">×</mo>
      <msup>
        <mn>10</mn>
        <mn>12</mn>
      </msup>
    </mrow>
    <annotation encoding="StarMath 5.0">6 times 10^12</annotation>
  </semantics>
</math>
</file>

<file path=Object 193/content.xml><?xml version="1.0" encoding="utf-8"?>
<math xmlns="http://www.w3.org/1998/Math/MathML">
  <semantics>
    <mrow>
      <mn>5</mn>
      <mo stretchy="false">×</mo>
      <msup>
        <mn>10</mn>
        <mn>7</mn>
      </msup>
    </mrow>
    <annotation encoding="StarMath 5.0">5 times 10^7</annotation>
  </semantics>
</math>
</file>

<file path=Object 194/content.xml><?xml version="1.0" encoding="utf-8"?>
<math xmlns="http://www.w3.org/1998/Math/MathML">
  <semantics>
    <mrow>
      <mfrac>
        <mn>3</mn>
        <mi mathvariant="normal">x</mi>
      </mfrac>
      <mo stretchy="false">=</mo>
      <mfrac>
        <mn>6</mn>
        <mn>7</mn>
      </mfrac>
    </mrow>
    <annotation encoding="StarMath 5.0">{{3} over {x}}={{6} over {7}}</annotation>
  </semantics>
</math>
</file>

<file path=Object 195/content.xml><?xml version="1.0" encoding="utf-8"?>
<math xmlns="http://www.w3.org/1998/Math/MathML">
  <semantics>
    <mrow>
      <mfrac>
        <mn>5</mn>
        <mn>8</mn>
      </mfrac>
      <mo stretchy="false">=</mo>
      <mfrac>
        <mi mathvariant="normal">N</mi>
        <mn>10</mn>
      </mfrac>
    </mrow>
    <annotation encoding="StarMath 5.0">{{5} over {8}}={{N} over {10}}</annotation>
  </semantics>
</math>
</file>

<file path=Object 196/content.xml><?xml version="1.0" encoding="utf-8"?>
<math xmlns="http://www.w3.org/1998/Math/MathML">
  <semantics>
    <mrow>
      <mfrac>
        <mi mathvariant="normal">K</mi>
        <mn>8</mn>
      </mfrac>
      <mo stretchy="false">=</mo>
      <mfrac>
        <mn>4</mn>
        <mn>16</mn>
      </mfrac>
    </mrow>
    <annotation encoding="StarMath 5.0">{{K} over {8}}={{4} over {16}}</annotation>
  </semantics>
</math>
</file>

<file path=Object 197/content.xml><?xml version="1.0" encoding="utf-8"?>
<math xmlns="http://www.w3.org/1998/Math/MathML">
  <semantics>
    <mrow>
      <mfrac>
        <mn>7</mn>
        <mn>9</mn>
      </mfrac>
      <mo stretchy="false">=</mo>
      <mfrac>
        <mn>14</mn>
        <mi mathvariant="normal">N</mi>
      </mfrac>
    </mrow>
    <annotation encoding="StarMath 5.0">{{7} over {9}}={{14} over {N}}</annotation>
  </semantics>
</math>
</file>

<file path=Object 198/content.xml><?xml version="1.0" encoding="utf-8"?>
<math xmlns="http://www.w3.org/1998/Math/MathML">
  <semantics>
    <mrow>
      <mfrac>
        <mn>2</mn>
        <mn>3</mn>
      </mfrac>
      <mo stretchy="false">=</mo>
      <mfrac>
        <mi mathvariant="normal">x</mi>
        <mn>9</mn>
      </mfrac>
    </mrow>
    <annotation encoding="StarMath 5.0">{{2} over {3}}={{x} over {9}}</annotation>
  </semantics>
</math>
</file>

<file path=Object 199/content.xml><?xml version="1.0" encoding="utf-8"?>
<math xmlns="http://www.w3.org/1998/Math/MathML">
  <semantics>
    <mrow>
      <mfrac>
        <mn>7</mn>
        <mi mathvariant="normal">N</mi>
      </mfrac>
      <mo stretchy="false">=</mo>
      <mfrac>
        <mn>14</mn>
        <mn>28</mn>
      </mfrac>
    </mrow>
    <annotation encoding="StarMath 5.0">{{7} over {N}}={{14} over {28}}</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00/content.xml><?xml version="1.0" encoding="utf-8"?>
<math xmlns="http://www.w3.org/1998/Math/MathML">
  <semantics>
    <mrow>
      <mrow>
        <mrow>
          <mfrac>
            <mrow>
              <mn>3</mn>
              <mi>days</mi>
            </mrow>
            <mn>1</mn>
          </mfrac>
          <mo stretchy="false">×</mo>
          <mfrac>
            <mrow>
              <mn>2</mn>
              <mi>doses</mi>
            </mrow>
            <mi>day</mi>
          </mfrac>
        </mrow>
        <mo stretchy="false">×</mo>
        <mfrac>
          <mrow>
            <mn>1</mn>
            <mi>tab</mi>
          </mrow>
          <mi>dose</mi>
        </mfrac>
      </mrow>
      <mo stretchy="false">=</mo>
      <mrow>
        <mn>6</mn>
        <mi>tablets</mi>
      </mrow>
    </mrow>
    <annotation encoding="StarMath 5.0">{{3 days} over {1}} times {{2 doses} over {day}} times {{1 tab} over {dose}}={6 tablets}</annotation>
  </semantics>
</math>
</file>

<file path=Object 201/content.xml><?xml version="1.0" encoding="utf-8"?>
<math xmlns="http://www.w3.org/1998/Math/MathML">
  <semantics>
    <mrow>
      <mrow>
        <mrow>
          <mfrac>
            <mrow>
              <mn>7</mn>
              <mi>days</mi>
            </mrow>
            <mn>1</mn>
          </mfrac>
          <mo stretchy="false">×</mo>
          <mfrac>
            <mrow>
              <mn>4</mn>
              <mi>doses</mi>
            </mrow>
            <mi>day</mi>
          </mfrac>
        </mrow>
        <mo stretchy="false">×</mo>
        <mfrac>
          <mrow>
            <mn>1</mn>
            <mi>cap</mi>
          </mrow>
          <mi>dose</mi>
        </mfrac>
      </mrow>
      <mo stretchy="false">=</mo>
      <mrow>
        <mn>28</mn>
        <mi>capsules</mi>
      </mrow>
    </mrow>
    <annotation encoding="StarMath 5.0">{{7 days} over {1}} times {{4 doses} over {day}} times {{1 cap} over {dose}}={28 capsules}</annotation>
  </semantics>
</math>
</file>

<file path=Object 202/content.xml><?xml version="1.0" encoding="utf-8"?>
<math xmlns="http://www.w3.org/1998/Math/MathML">
  <semantics>
    <mrow>
      <mrow>
        <mrow>
          <mfrac>
            <mrow>
              <mn>4</mn>
              <mi>days</mi>
            </mrow>
            <mn>1</mn>
          </mfrac>
          <mo stretchy="false">×</mo>
          <mfrac>
            <mrow>
              <mn>4</mn>
              <mi>doses</mi>
            </mrow>
            <mi>day</mi>
          </mfrac>
        </mrow>
        <mo stretchy="false">×</mo>
        <mfrac>
          <mrow>
            <mn>1</mn>
            <mi>tab</mi>
          </mrow>
          <mi>dose</mi>
        </mfrac>
      </mrow>
      <mo stretchy="false">=</mo>
      <mrow>
        <mn>16</mn>
        <mi>tablets</mi>
      </mrow>
    </mrow>
    <annotation encoding="StarMath 5.0">{{4 days} over {1}} times {{4 doses} over {day}} times {{1 tab} over {dose}}={16 tablets}</annotation>
  </semantics>
</math>
</file>

<file path=Object 203/content.xml><?xml version="1.0" encoding="utf-8"?>
<math xmlns="http://www.w3.org/1998/Math/MathML">
  <semantics>
    <mrow>
      <mrow>
        <mrow>
          <mfrac>
            <mrow>
              <mn>10</mn>
              <mi>days</mi>
            </mrow>
            <mn>1</mn>
          </mfrac>
          <mo stretchy="false">×</mo>
          <mfrac>
            <mrow>
              <mn>1</mn>
              <mi>doses</mi>
            </mrow>
            <mi>day</mi>
          </mfrac>
        </mrow>
        <mo stretchy="false">×</mo>
        <mfrac>
          <mrow>
            <mn>1</mn>
            <mi>tab</mi>
          </mrow>
          <mi>dose</mi>
        </mfrac>
      </mrow>
      <mo stretchy="false">=</mo>
      <mrow>
        <mn>10</mn>
        <mi>tablets</mi>
      </mrow>
    </mrow>
    <annotation encoding="StarMath 5.0">{{10 days} over {1}} times {{1 doses} over {day}} times {{1 tab} over {dose}}={10 tablets}</annotation>
  </semantics>
</math>
</file>

<file path=Object 204/content.xml><?xml version="1.0" encoding="utf-8"?>
<math xmlns="http://www.w3.org/1998/Math/MathML">
  <semantics>
    <mrow>
      <mrow>
        <mrow>
          <mfrac>
            <mrow>
              <mn>30</mn>
              <mi>days</mi>
            </mrow>
            <mn>1</mn>
          </mfrac>
          <mo stretchy="false">×</mo>
          <mfrac>
            <mrow>
              <mn>2</mn>
              <mi>doses</mi>
            </mrow>
            <mi>day</mi>
          </mfrac>
        </mrow>
        <mo stretchy="false">×</mo>
        <mfrac>
          <mrow>
            <mn>1</mn>
            <mi>tab</mi>
          </mrow>
          <mi>dose</mi>
        </mfrac>
      </mrow>
      <mo stretchy="false">=</mo>
      <mrow>
        <mn>60</mn>
        <mi>tablets</mi>
      </mrow>
    </mrow>
    <annotation encoding="StarMath 5.0">{{30 days} over {1}} times {{2 doses} over {day}} times {{1 tab} over {dose}}={60 tablets}</annotation>
  </semantics>
</math>
</file>

<file path=Object 205/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06/content.xml><?xml version="1.0" encoding="utf-8"?>
<math xmlns="http://www.w3.org/1998/Math/MathML">
  <semantics>
    <mrow>
      <mrow>
        <mrow>
          <mrow>
            <mrow>
              <mfrac>
                <mrow>
                  <mn>34</mn>
                  <mi>days</mi>
                </mrow>
                <mrow>
                  <mn>1</mn>
                </mrow>
              </mfrac>
            </mrow>
            <mo stretchy="false">×</mo>
            <mrow>
              <mfrac>
                <mrow>
                  <mn>4</mn>
                  <mi>doses</mi>
                </mrow>
                <mrow>
                  <mi>day</mi>
                </mrow>
              </mfrac>
            </mrow>
          </mrow>
          <mo stretchy="false">×</mo>
          <mrow>
            <mfrac>
              <mrow>
                <mn>1</mn>
                <mi>tab</mi>
              </mrow>
              <mrow>
                <mi>dose</mi>
              </mrow>
            </mfrac>
          </mrow>
        </mrow>
        <mo stretchy="false">=</mo>
        <mrow>
          <mn>136</mn>
          <mi>tablets</mi>
        </mrow>
      </mrow>
    </mrow>
    <annotation encoding="StarMath 5.0">{{34 days} over {1}} times {{4 doses} over {day}} times {{1 tab} over {dose}}={136 tablets}</annotation>
  </semantics>
</math>
</file>

<file path=Object 207/content.xml><?xml version="1.0" encoding="utf-8"?>
<math xmlns="http://www.w3.org/1998/Math/MathML">
  <semantics>
    <mrow>
      <mrow>
        <mfrac>
          <mrow>
            <mn>4</mn>
            <mi>weeks</mi>
          </mrow>
          <mn>1</mn>
        </mfrac>
        <mo stretchy="false">×</mo>
        <mfrac>
          <mrow>
            <mn>1</mn>
            <mi>capsule</mi>
          </mrow>
          <mi>week</mi>
        </mfrac>
      </mrow>
      <mo stretchy="false">=</mo>
      <mrow>
        <mn>4</mn>
        <mi>capsules</mi>
      </mrow>
    </mrow>
    <annotation encoding="StarMath 5.0">{{4 weeks} over {1}} times {{1 capsule} over {week}}={4 capsules}</annotation>
  </semantics>
</math>
</file>

<file path=Object 208/content.xml><?xml version="1.0" encoding="utf-8"?>
<math xmlns="http://www.w3.org/1998/Math/MathML">
  <semantics>
    <mrow>
      <mrow>
        <mrow>
          <mfrac>
            <mrow>
              <mn>21</mn>
              <mi>days</mi>
            </mrow>
            <mn>1</mn>
          </mfrac>
          <mo stretchy="false">×</mo>
          <mfrac>
            <mrow>
              <mn>3</mn>
              <mi>doses</mi>
            </mrow>
            <mi>day</mi>
          </mfrac>
        </mrow>
        <mo stretchy="false">×</mo>
        <mfrac>
          <mrow>
            <mn>1</mn>
            <mi>tab</mi>
          </mrow>
          <mi>dose</mi>
        </mfrac>
      </mrow>
      <mo stretchy="false">=</mo>
      <mrow>
        <mn>63</mn>
        <mi>tablets</mi>
      </mrow>
    </mrow>
    <annotation encoding="StarMath 5.0">{{21 days} over {1}} times {{3 doses} over {day}} times {{1 tab} over {dose}}={63 tablets}</annotation>
  </semantics>
</math>
</file>

<file path=Object 209/content.xml><?xml version="1.0" encoding="utf-8"?>
<math xmlns="http://www.w3.org/1998/Math/MathML">
  <semantics>
    <mrow>
      <mrow>
        <mrow>
          <mrow>
            <mfrac>
              <mrow>
                <mn>72</mn>
                <mi>hr</mi>
              </mrow>
              <mn>1</mn>
            </mfrac>
            <mo stretchy="false">×</mo>
            <mfrac>
              <mrow>
                <mn>1</mn>
                <mi>day</mi>
              </mrow>
              <mrow>
                <mn>24</mn>
                <mi>hr</mi>
              </mrow>
            </mfrac>
          </mrow>
          <mo stretchy="false">×</mo>
          <mfrac>
            <mrow>
              <mn>4</mn>
              <mi>doses</mi>
            </mrow>
            <mi>day</mi>
          </mfrac>
        </mrow>
        <mo stretchy="false">×</mo>
        <mfrac>
          <mrow>
            <mn>1</mn>
            <mi>tab</mi>
          </mrow>
          <mi>dose</mi>
        </mfrac>
      </mrow>
      <mo stretchy="false">=</mo>
      <mrow>
        <mn>12</mn>
        <mi>tablets</mi>
      </mrow>
    </mrow>
    <annotation encoding="StarMath 5.0">{{72 hr} over {1}} times {{1 day} over {24 hr}} times {{4 doses} over {day}} times {{1 tab} over {dose}}={12 tablets}</annotation>
  </semantics>
</math>
</file>

<file path=Object 21/content.xml><?xml version="1.0" encoding="utf-8"?>
<math xmlns="http://www.w3.org/1998/Math/MathML">
  <semantics>
    <mfrac>
      <mn>22</mn>
      <mn>2</mn>
    </mfrac>
    <annotation encoding="StarMath 5.0">{22} over {2}</annotation>
  </semantics>
</math>
</file>

<file path=Object 210/content.xml><?xml version="1.0" encoding="utf-8"?>
<math xmlns="http://www.w3.org/1998/Math/MathML">
  <semantics>
    <mrow>
      <mfrac>
        <mn>4</mn>
        <mi mathvariant="normal">X</mi>
      </mfrac>
      <mo stretchy="false">=</mo>
      <mfrac>
        <mn>7</mn>
        <mn>9</mn>
      </mfrac>
    </mrow>
    <annotation encoding="StarMath 5.0">{{4} over {X}}={{7} over {9}}</annotation>
  </semantics>
</math>
</file>

<file path=Object 211/content.xml><?xml version="1.0" encoding="utf-8"?>
<math xmlns="http://www.w3.org/1998/Math/MathML">
  <semantics>
    <mrow>
      <mfrac>
        <mn>3</mn>
        <mn>5</mn>
      </mfrac>
      <mo stretchy="false">=</mo>
      <mfrac>
        <mi mathvariant="normal">N</mi>
        <mn>8</mn>
      </mfrac>
    </mrow>
    <annotation encoding="StarMath 5.0">{{3} over {5}}={{N} over {8}}</annotation>
  </semantics>
</math>
</file>

<file path=Object 212/content.xml><?xml version="1.0" encoding="utf-8"?>
<math xmlns="http://www.w3.org/1998/Math/MathML">
  <semantics>
    <mrow>
      <mfrac>
        <mi mathvariant="normal">N</mi>
        <mn>72</mn>
      </mfrac>
      <mo stretchy="false">=</mo>
      <mfrac>
        <mn>4.8</mn>
        <mn>12.0</mn>
      </mfrac>
    </mrow>
    <annotation encoding="StarMath 5.0">{{N} over {72}}={{4.8} over {12.0}}</annotation>
  </semantics>
</math>
</file>

<file path=Object 213/content.xml><?xml version="1.0" encoding="utf-8"?>
<math xmlns="http://www.w3.org/1998/Math/MathML">
  <semantics>
    <mrow>
      <mfrac>
        <mn>15.0</mn>
        <mi mathvariant="normal">N</mi>
      </mfrac>
      <mo stretchy="false">=</mo>
      <mfrac>
        <mn>31.0</mn>
        <mn>1</mn>
      </mfrac>
    </mrow>
    <annotation encoding="StarMath 5.0">{{15.0} over {N}}={{31.0} over {1}}</annotation>
  </semantics>
</math>
</file>

<file path=Object 214/content.xml><?xml version="1.0" encoding="utf-8"?>
<math xmlns="http://www.w3.org/1998/Math/MathML">
  <semantics>
    <mrow>
      <mfrac>
        <mn>5</mn>
        <mn>17.1</mn>
      </mfrac>
      <mo stretchy="false">=</mo>
      <mfrac>
        <mi mathvariant="normal">N</mi>
        <mn>2</mn>
      </mfrac>
    </mrow>
    <annotation encoding="StarMath 5.0">{{5} over {17.1}}={{N} over {2}}</annotation>
  </semantics>
</math>
</file>

<file path=Object 215/content.xml><?xml version="1.0" encoding="utf-8"?>
<math xmlns="http://www.w3.org/1998/Math/MathML">
  <semantics>
    <mrow>
      <mfrac>
        <mn>315</mn>
        <mn>32</mn>
      </mfrac>
      <mo stretchy="false">=</mo>
      <mfrac>
        <mi mathvariant="normal">N</mi>
        <mn>35</mn>
      </mfrac>
    </mrow>
    <annotation encoding="StarMath 5.0">{{315} over {32}}={{N} over {35}}</annotation>
  </semantics>
</math>
</file>

<file path=Object 216/content.xml><?xml version="1.0" encoding="utf-8"?>
<math xmlns="http://www.w3.org/1998/Math/MathML"/>
</file>

<file path=Object 217/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18/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19/content.xml><?xml version="1.0" encoding="utf-8"?>
<math xmlns="http://www.w3.org/1998/Math/MathML">
  <semantics>
    <mrow>
      <mrow>
        <mrow>
          <mfrac>
            <mrow>
              <mn>90</mn>
              <mi>days</mi>
            </mrow>
            <mn>1</mn>
          </mfrac>
          <mo stretchy="false">×</mo>
          <mfrac>
            <mrow>
              <mn>4</mn>
              <mi>doses</mi>
            </mrow>
            <mi>day</mi>
          </mfrac>
        </mrow>
        <mo stretchy="false">×</mo>
        <mfrac>
          <mrow>
            <mn>1</mn>
            <mi>tab</mi>
          </mrow>
          <mi>dose</mi>
        </mfrac>
      </mrow>
      <mo stretchy="false">=</mo>
      <mrow>
        <mn>360</mn>
        <mi>tablets</mi>
      </mrow>
    </mrow>
    <annotation encoding="StarMath 5.0">{{90 days} over {1}} times {{4 doses} over {day}} times {{1 tab} over {dose}}={360 tablets}</annotation>
  </semantics>
</math>
</file>

<file path=Object 22/content.xml><?xml version="1.0" encoding="utf-8"?>
<math xmlns="http://www.w3.org/1998/Math/MathML">
  <semantics>
    <mfrac>
      <mn>35</mn>
      <mn>5</mn>
    </mfrac>
    <annotation encoding="StarMath 5.0">{35} over {5}</annotation>
  </semantics>
</math>
</file>

<file path=Object 220/content.xml><?xml version="1.0" encoding="utf-8"?>
<math xmlns="http://www.w3.org/1998/Math/MathML">
  <semantics>
    <mrow>
      <mrow>
        <mrow>
          <mfrac>
            <mrow>
              <mn>28</mn>
              <mi>days</mi>
            </mrow>
            <mn>1</mn>
          </mfrac>
          <mo stretchy="false">×</mo>
          <mfrac>
            <mrow>
              <mn>4</mn>
              <mi>doses</mi>
            </mrow>
            <mi>day</mi>
          </mfrac>
        </mrow>
        <mo stretchy="false">×</mo>
        <mfrac>
          <mrow>
            <mn>1</mn>
            <mi>cap</mi>
          </mrow>
          <mi>dose</mi>
        </mfrac>
      </mrow>
      <mo stretchy="false">=</mo>
      <mrow>
        <mn>112</mn>
        <mi>capsules</mi>
      </mrow>
    </mrow>
    <annotation encoding="StarMath 5.0">{{28 days} over {1}} times {{4 doses} over {day}} times {{1 cap} over {dose}}={112 capsules}</annotation>
  </semantics>
</math>
</file>

<file path=Object 221/content.xml><?xml version="1.0" encoding="utf-8"?>
<math xmlns="http://www.w3.org/1998/Math/MathML">
  <semantics>
    <mrow>
      <mrow>
        <mrow>
          <mfrac>
            <mrow>
              <mn>4</mn>
              <mi>days</mi>
            </mrow>
            <mn>1</mn>
          </mfrac>
          <mo stretchy="false">×</mo>
          <mfrac>
            <mrow>
              <mn>1</mn>
              <mi>dose</mi>
            </mrow>
            <mi>day</mi>
          </mfrac>
        </mrow>
        <mo stretchy="false">×</mo>
        <mfrac>
          <mrow>
            <mn>1</mn>
            <mi>tab</mi>
          </mrow>
          <mi>dose</mi>
        </mfrac>
      </mrow>
      <mo stretchy="false">=</mo>
      <mrow>
        <mn>4</mn>
        <mi>tablets</mi>
      </mrow>
    </mrow>
    <annotation encoding="StarMath 5.0">{{4 days} over {1}} times {{1 dose} over {day}} times {{1 tab} over {dose}}={4 tablets}</annotation>
  </semantics>
</math>
</file>

<file path=Object 222/content.xml><?xml version="1.0" encoding="utf-8"?>
<math xmlns="http://www.w3.org/1998/Math/MathML">
  <semantics>
    <mrow>
      <mrow>
        <mrow>
          <mfrac>
            <mrow>
              <mn>30</mn>
              <mi>days</mi>
            </mrow>
            <mn>1</mn>
          </mfrac>
          <mo stretchy="false">×</mo>
          <mfrac>
            <mrow>
              <mn>3</mn>
              <mi>doses</mi>
            </mrow>
            <mi>day</mi>
          </mfrac>
        </mrow>
        <mo stretchy="false">×</mo>
        <mfrac>
          <mrow>
            <mn>1</mn>
            <mi>tab</mi>
          </mrow>
          <mi>dose</mi>
        </mfrac>
      </mrow>
      <mo stretchy="false">=</mo>
      <mrow>
        <mn>90</mn>
        <mi>tablets</mi>
      </mrow>
    </mrow>
    <annotation encoding="StarMath 5.0">{{30 days} over {1}} times {{3 doses} over {day}} times {{1 tab} over {dose}}={90 tablets}</annotation>
  </semantics>
</math>
</file>

<file path=Object 223/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24/content.xml><?xml version="1.0" encoding="utf-8"?>
<math xmlns="http://www.w3.org/1998/Math/MathML">
  <semantics>
    <mtable>
      <mtr>
        <mtd>
          <mrow>
            <mrow>
              <mrow>
                <mrow>
                  <mfrac>
                    <mrow>
                      <mn>5</mn>
                      <mi>days</mi>
                    </mrow>
                    <mn>1</mn>
                  </mfrac>
                  <mo stretchy="false">×</mo>
                  <mfrac>
                    <mrow>
                      <mn>2</mn>
                      <mi>doses</mi>
                    </mrow>
                    <mi>day</mi>
                  </mfrac>
                </mrow>
                <mo stretchy="false">×</mo>
                <mfrac>
                  <mrow>
                    <mn>10</mn>
                    <mi>mg</mi>
                  </mrow>
                  <mi>dose</mi>
                </mfrac>
              </mrow>
              <mo stretchy="false">×</mo>
              <mfrac>
                <mrow>
                  <mn>1</mn>
                  <mi>tab</mi>
                </mrow>
                <mrow>
                  <mn>10</mn>
                  <mi>mg</mi>
                </mrow>
              </mfrac>
            </mrow>
            <mo stretchy="false">=</mo>
            <mrow>
              <mn>10</mn>
              <mi>tablets</mi>
            </mrow>
          </mrow>
        </mtd>
      </mtr>
      <mtr>
        <mtd>
          <mrow>
            <mrow>
              <mrow>
                <mrow>
                  <mfrac>
                    <mrow>
                      <mn>4</mn>
                      <mi>days</mi>
                    </mrow>
                    <mn>1</mn>
                  </mfrac>
                  <mo stretchy="false">×</mo>
                  <mfrac>
                    <mrow>
                      <mn>2</mn>
                      <mi>doses</mi>
                    </mrow>
                    <mi>day</mi>
                  </mfrac>
                </mrow>
                <mo stretchy="false">×</mo>
                <mfrac>
                  <mrow>
                    <mn>5</mn>
                    <mi>mg</mi>
                  </mrow>
                  <mi>dose</mi>
                </mfrac>
              </mrow>
              <mo stretchy="false">×</mo>
              <mfrac>
                <mrow>
                  <mn>1</mn>
                  <mi>tab</mi>
                </mrow>
                <mrow>
                  <mn>10</mn>
                  <mi>mg</mi>
                </mrow>
              </mfrac>
            </mrow>
            <mo stretchy="false">=</mo>
            <mrow>
              <mn>4</mn>
              <mi>tablets</mi>
            </mrow>
          </mrow>
        </mtd>
      </mtr>
      <mtr>
        <mtd>
          <mrow>
            <mrow>
              <mrow>
                <mrow>
                  <mfrac>
                    <mrow>
                      <mn>2</mn>
                      <mi>days</mi>
                    </mrow>
                    <mn>1</mn>
                  </mfrac>
                  <mo stretchy="false">×</mo>
                  <mfrac>
                    <mrow>
                      <mn>2</mn>
                      <mi>doses</mi>
                    </mrow>
                    <mi>day</mi>
                  </mfrac>
                </mrow>
                <mo stretchy="false">×</mo>
                <mfrac>
                  <mrow>
                    <mn>2.5</mn>
                    <mi>mg</mi>
                  </mrow>
                  <mi>dose</mi>
                </mfrac>
              </mrow>
              <mo stretchy="false">×</mo>
              <mfrac>
                <mrow>
                  <mn>1</mn>
                  <mi>tab</mi>
                </mrow>
                <mrow>
                  <mn>10</mn>
                  <mi>mg</mi>
                </mrow>
              </mfrac>
            </mrow>
            <mo stretchy="false">=</mo>
            <mrow>
              <mn>1</mn>
              <mi>tablet</mi>
            </mrow>
          </mrow>
        </mtd>
      </mtr>
      <mtr>
        <mtd>
          <mrow>
            <mrow>
              <mrow>
                <mrow>
                  <mn>10</mn>
                  <mi>tabs</mi>
                </mrow>
                <mo stretchy="false">+</mo>
                <mrow>
                  <mn>4</mn>
                  <mi>tabs</mi>
                </mrow>
              </mrow>
              <mo stretchy="false">+</mo>
              <mrow>
                <mn>1</mn>
                <mi>tab</mi>
              </mrow>
            </mrow>
            <mo stretchy="false">=</mo>
            <mrow>
              <mn>15</mn>
              <mi>tablets</mi>
            </mrow>
          </mrow>
        </mtd>
      </mtr>
    </mtable>
    <annotation encoding="StarMath 5.0">{{5 days} over {1}} times {{2 doses} over {day}} times {{10 mg} over {dose}} times {{1 tab} over {10 mg}}={10 tablets} newline {{4 days} over {1}} times {{2 doses} over {day}} times {{5 mg} over {dose}} times {{1 tab} over {10 mg}}={4 tablets} newline {{2 days} over {1}} times {{2 doses} over {day}} times {{2.5 mg} over {dose}} times {{1 tab} over {10 mg}}={1 tablet} newline {10 tabs}+{4 tabs}+{1 tab}={15 tablets}</annotation>
  </semantics>
</math>
</file>

<file path=Object 225/content.xml><?xml version="1.0" encoding="utf-8"?>
<math xmlns="http://www.w3.org/1998/Math/MathML">
  <semantics>
    <mrow>
      <mrow>
        <mrow>
          <mrow>
            <mfrac>
              <mrow>
                <mn>3</mn>
                <mi>days</mi>
              </mrow>
              <mn>1</mn>
            </mfrac>
            <mo stretchy="false">×</mo>
            <mfrac>
              <mrow>
                <mn>3</mn>
                <mi>doses</mi>
              </mrow>
              <mi>day</mi>
            </mfrac>
          </mrow>
          <mo stretchy="false">×</mo>
          <mfrac>
            <mrow>
              <mn>50</mn>
              <mi>mg</mi>
            </mrow>
            <mi>dose</mi>
          </mfrac>
        </mrow>
        <mo stretchy="false">×</mo>
        <mfrac>
          <mi>cap</mi>
          <mrow>
            <mn>25</mn>
            <mi>mg</mi>
          </mrow>
        </mfrac>
      </mrow>
      <mo stretchy="false">=</mo>
      <mrow>
        <mn>18</mn>
        <mi>tablets</mi>
      </mrow>
    </mrow>
    <annotation encoding="StarMath 5.0">{{3 days} over {1}} times {{3 doses} over {day}} times {{50 mg} over {dose}} times {{cap} over {25 mg}}={18 tablets}</annotation>
  </semantics>
</math>
</file>

<file path=Object 226/content.xml><?xml version="1.0" encoding="utf-8"?>
<math xmlns="http://www.w3.org/1998/Math/MathML">
  <semantics>
    <mrow>
      <mrow>
        <mrow>
          <mfrac>
            <mrow>
              <mn>30</mn>
              <mi>days</mi>
            </mrow>
            <mn>1</mn>
          </mfrac>
          <mo stretchy="false">×</mo>
          <mfrac>
            <mrow>
              <mn>1</mn>
              <mi>dose</mi>
            </mrow>
            <mi>day</mi>
          </mfrac>
        </mrow>
        <mo stretchy="false">×</mo>
        <mfrac>
          <mrow>
            <mn>1</mn>
            <mi>cap</mi>
          </mrow>
          <mi>dose</mi>
        </mfrac>
      </mrow>
      <mo stretchy="false">=</mo>
      <mrow>
        <mn>30</mn>
        <mi>capsules</mi>
      </mrow>
    </mrow>
    <annotation encoding="StarMath 5.0">{{30 days} over {1}} times {{1 dose} over {day}} times {{1 cap} over {dose}}={30 capsules}</annotation>
  </semantics>
</math>
</file>

<file path=Object 227/content.xml><?xml version="1.0" encoding="utf-8"?>
<math xmlns="http://www.w3.org/1998/Math/MathML">
  <semantics>
    <mrow>
      <mrow>
        <mrow>
          <mfrac>
            <mrow>
              <mn>3</mn>
              <mi>days</mi>
            </mrow>
            <mn>1</mn>
          </mfrac>
          <mo stretchy="false">×</mo>
          <mfrac>
            <mrow>
              <mn>4</mn>
              <mi>doses</mi>
            </mrow>
            <mi>day</mi>
          </mfrac>
        </mrow>
        <mo stretchy="false">×</mo>
        <mfrac>
          <mrow>
            <mn>1</mn>
            <mi>tab</mi>
          </mrow>
          <mi>dose</mi>
        </mfrac>
      </mrow>
      <mo stretchy="false">=</mo>
      <mrow>
        <mn>12</mn>
        <mi>tablets</mi>
      </mrow>
    </mrow>
    <annotation encoding="StarMath 5.0">{{3 days} over {1}} times {{4 doses} over {day}} times {{1 tab} over {dose}}={12 tablets}</annotation>
  </semantics>
</math>
</file>

<file path=Object 228/content.xml><?xml version="1.0" encoding="utf-8"?>
<math xmlns="http://www.w3.org/1998/Math/MathML">
  <semantics>
    <mrow>
      <mrow>
        <mrow>
          <mfrac>
            <mrow>
              <mn>7</mn>
              <mi>days</mi>
            </mrow>
            <mn>1</mn>
          </mfrac>
          <mo stretchy="false">×</mo>
          <mfrac>
            <mrow>
              <mn>1</mn>
              <mi>dose</mi>
            </mrow>
            <mi>day</mi>
          </mfrac>
        </mrow>
        <mo stretchy="false">×</mo>
        <mfrac>
          <mrow>
            <mn>1</mn>
            <mi>tab</mi>
          </mrow>
          <mi>dose</mi>
        </mfrac>
      </mrow>
      <mo stretchy="false">=</mo>
      <mrow>
        <mn>7</mn>
        <mi>tablets</mi>
      </mrow>
    </mrow>
    <annotation encoding="StarMath 5.0">{{7 days} over {1}} times {{1 dose} over {day}} times {{1 tab} over {dose}}={7 tablets}</annotation>
  </semantics>
</math>
</file>

<file path=Object 229/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3/content.xml><?xml version="1.0" encoding="utf-8"?>
<math xmlns="http://www.w3.org/1998/Math/MathML">
  <semantics>
    <mfrac>
      <mn>55</mn>
      <mn>9</mn>
    </mfrac>
    <annotation encoding="StarMath 5.0">{55} over {9}</annotation>
  </semantics>
</math>
</file>

<file path=Object 230/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1/content.xml><?xml version="1.0" encoding="utf-8"?>
<math xmlns="http://www.w3.org/1998/Math/MathML">
  <semantics>
    <mrow>
      <mrow>
        <mrow>
          <mfrac>
            <mrow>
              <mn>30</mn>
              <mi>days</mi>
            </mrow>
            <mn>1</mn>
          </mfrac>
          <mo stretchy="false">×</mo>
          <mfrac>
            <mrow>
              <mn>3</mn>
              <mi>doses</mi>
            </mrow>
            <mi>day</mi>
          </mfrac>
        </mrow>
        <mo stretchy="false">×</mo>
        <mfrac>
          <mrow>
            <mn>2</mn>
            <mi>caps</mi>
          </mrow>
          <mi>dose</mi>
        </mfrac>
      </mrow>
      <mo stretchy="false">=</mo>
      <mrow>
        <mn>180</mn>
        <mi>capsules</mi>
      </mrow>
    </mrow>
    <annotation encoding="StarMath 5.0">{{30 days} over {1}} times {{3 doses} over {day}} times {{2 caps} over {dose}}={180 capsules}</annotation>
  </semantics>
</math>
</file>

<file path=Object 232/content.xml><?xml version="1.0" encoding="utf-8"?>
<math xmlns="http://www.w3.org/1998/Math/MathML">
  <semantics>
    <mrow>
      <mrow>
        <mrow>
          <mrow>
            <mrow>
              <mfrac>
                <mrow>
                  <mn>10</mn>
                  <mi>days</mi>
                </mrow>
                <mrow>
                  <mn>1</mn>
                </mrow>
              </mfrac>
            </mrow>
            <mo stretchy="false">×</mo>
            <mrow>
              <mfrac>
                <mrow>
                  <mn>2</mn>
                  <mi>doses</mi>
                </mrow>
                <mrow>
                  <mi>day</mi>
                </mrow>
              </mfrac>
            </mrow>
          </mrow>
          <mo stretchy="false">×</mo>
          <mrow>
            <mfrac>
              <mrow>
                <mn>1</mn>
                <mi>tab</mi>
              </mrow>
              <mrow>
                <mi>dose</mi>
              </mrow>
            </mfrac>
          </mrow>
        </mrow>
        <mo stretchy="false">=</mo>
        <mrow>
          <mn>20</mn>
          <mi>tablets</mi>
        </mrow>
      </mrow>
    </mrow>
    <annotation encoding="StarMath 5.0">{{10 days} over {1}} times {{2 doses} over {day}} times {{1 tab} over {dose}}={20 tablets}</annotation>
  </semantics>
</math>
</file>

<file path=Object 233/content.xml><?xml version="1.0" encoding="utf-8"?>
<math xmlns="http://www.w3.org/1998/Math/MathML">
  <semantics>
    <mtable>
      <mtr>
        <mtd>
          <mrow>
            <mrow>
              <mrow>
                <mfrac>
                  <mrow>
                    <mn>7</mn>
                    <mi>days</mi>
                  </mrow>
                  <mn>1</mn>
                </mfrac>
                <mo stretchy="false">×</mo>
                <mfrac>
                  <mrow>
                    <mn>2</mn>
                    <mi>tablets</mi>
                  </mrow>
                  <mi>day</mi>
                </mfrac>
              </mrow>
              <mo stretchy="false">×</mo>
              <mfrac>
                <mrow>
                  <mn>30</mn>
                  <mi>mg</mi>
                </mrow>
                <mi>tab</mi>
              </mfrac>
            </mrow>
            <mo stretchy="false">=</mo>
            <mrow>
              <mn>420</mn>
              <mi>mg</mi>
              <mi>codeine</mi>
            </mrow>
          </mrow>
        </mtd>
      </mtr>
      <mtr>
        <mtd>
          <mrow>
            <mrow>
              <mrow>
                <mfrac>
                  <mrow>
                    <mn>7</mn>
                    <mi>days</mi>
                  </mrow>
                  <mn>1</mn>
                </mfrac>
                <mo stretchy="false">×</mo>
                <mfrac>
                  <mrow>
                    <mn>2</mn>
                    <mi>tablets</mi>
                  </mrow>
                  <mi>day</mi>
                </mfrac>
              </mrow>
              <mo stretchy="false">×</mo>
              <mfrac>
                <mrow>
                  <mn>300</mn>
                  <mi>mg</mi>
                </mrow>
                <mi>tab</mi>
              </mfrac>
            </mrow>
            <mo stretchy="false">=</mo>
            <mrow>
              <mn>4,200</mn>
              <mi>mg</mi>
              <mi>APAP</mi>
            </mrow>
          </mrow>
        </mtd>
      </mtr>
    </mtable>
    <annotation encoding="StarMath 5.0">{{7 days} over {1}} times {{2 tablets} over {day}} times {{30 mg} over {tab}}={420 mg codeine} newline {{7 days} over {1}} times {{2 tablets} over {day}} times {{300 mg} over {tab}}={4,200 mg APAP}</annotation>
  </semantics>
</math>
</file>

<file path=Object 234/content.xml><?xml version="1.0" encoding="utf-8"?>
<math xmlns="http://www.w3.org/1998/Math/MathML">
  <semantics>
    <mrow>
      <mrow>
        <mfrac>
          <mrow>
            <mn>0.5</mn>
            <mi>mL</mi>
          </mrow>
          <mn>1</mn>
        </mfrac>
        <mo stretchy="false">×</mo>
        <mfrac>
          <mrow>
            <mn>480</mn>
            <mi>mcg</mi>
          </mrow>
          <mrow>
            <mn>0.8</mn>
            <mi>mL</mi>
          </mrow>
        </mfrac>
      </mrow>
      <mo stretchy="false">=</mo>
      <mrow>
        <mn>300</mn>
        <mi>mcg</mi>
      </mrow>
    </mrow>
    <annotation encoding="StarMath 5.0">{{0.5 mL} over {1}} times {{480 mcg} over {0.8 mL}}={300 mcg}</annotation>
  </semantics>
</math>
</file>

<file path=Object 235/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36/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37/content.xml><?xml version="1.0" encoding="utf-8"?>
<math xmlns="http://www.w3.org/1998/Math/MathML">
  <semantics>
    <mrow>
      <mrow>
        <mrow>
          <mfrac>
            <mrow>
              <mn>30</mn>
              <mi>days</mi>
            </mrow>
            <mn>1</mn>
          </mfrac>
          <mo stretchy="false">×</mo>
          <mfrac>
            <mrow>
              <mn>4</mn>
              <mi>doses</mi>
            </mrow>
            <mi>day</mi>
          </mfrac>
        </mrow>
        <mo stretchy="false">×</mo>
        <mfrac>
          <mrow>
            <mn>1</mn>
            <mi>tab</mi>
          </mrow>
          <mi>dose</mi>
        </mfrac>
      </mrow>
      <mo stretchy="false">=</mo>
      <mrow>
        <mn>120</mn>
        <mi>tablets</mi>
      </mrow>
    </mrow>
    <annotation encoding="StarMath 5.0">{{30 days} over {1}} times {{4 doses} over {day}} times {{1 tab} over {dose}}={120 tablets}</annotation>
  </semantics>
</math>
</file>

<file path=Object 238/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9/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4/content.xml><?xml version="1.0" encoding="utf-8"?>
<math xmlns="http://www.w3.org/1998/Math/MathML">
  <semantics>
    <mfrac>
      <mn>63</mn>
      <mn>13</mn>
    </mfrac>
    <annotation encoding="StarMath 5.0">{63} over {13}</annotation>
  </semantics>
</math>
</file>

<file path=Object 240/content.xml><?xml version="1.0" encoding="utf-8"?>
<math xmlns="http://www.w3.org/1998/Math/MathML">
  <semantics>
    <mrow>
      <mrow>
        <mrow>
          <mfrac>
            <mrow>
              <mn>90</mn>
              <mi>days</mi>
            </mrow>
            <mn>1</mn>
          </mfrac>
          <mo stretchy="false">×</mo>
          <mfrac>
            <mrow>
              <mn>3</mn>
              <mi>doses</mi>
            </mrow>
            <mi>day</mi>
          </mfrac>
        </mrow>
        <mo stretchy="false">×</mo>
        <mfrac>
          <mrow>
            <mn>1</mn>
            <mi>cap</mi>
          </mrow>
          <mi>dose</mi>
        </mfrac>
      </mrow>
      <mo stretchy="false">=</mo>
      <mrow>
        <mn>270</mn>
        <mi>capsules</mi>
      </mrow>
    </mrow>
    <annotation encoding="StarMath 5.0">{{90 days} over {1}} times {{3 doses} over {day}} times {{1 cap} over {dose}}={270 capsules}</annotation>
  </semantics>
</math>
</file>

<file path=Object 241/content.xml><?xml version="1.0" encoding="utf-8"?>
<math xmlns="http://www.w3.org/1998/Math/MathML">
  <semantics>
    <mrow>
      <mrow>
        <mrow>
          <mfrac>
            <mrow>
              <mn>3</mn>
              <mi>days</mi>
            </mrow>
            <mn>1</mn>
          </mfrac>
          <mo stretchy="false">×</mo>
          <mfrac>
            <mrow>
              <mn>2</mn>
              <mi>doses</mi>
            </mrow>
            <mi>day</mi>
          </mfrac>
        </mrow>
        <mo stretchy="false">×</mo>
        <mfrac>
          <mrow>
            <mn>3</mn>
            <mi>caps</mi>
          </mrow>
          <mi>dose</mi>
        </mfrac>
      </mrow>
      <mo stretchy="false">=</mo>
      <mrow>
        <mn>18</mn>
        <mi>capsules</mi>
      </mrow>
    </mrow>
    <annotation encoding="StarMath 5.0">{{3 days} over {1}} times {{2 doses} over {day}} times {{3 caps} over {dose}}={18 capsules}</annotation>
  </semantics>
</math>
</file>

<file path=Object 242/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43/content.xml><?xml version="1.0" encoding="utf-8"?>
<math xmlns="http://www.w3.org/1998/Math/MathML">
  <semantics>
    <mrow>
      <mfrac>
        <mn>5</mn>
        <mi mathvariant="normal">x</mi>
      </mfrac>
      <mo stretchy="false">=</mo>
      <mfrac>
        <mn>10</mn>
        <mn>15</mn>
      </mfrac>
    </mrow>
    <annotation encoding="StarMath 5.0">{{5} over {x}}={{10} over {15}}</annotation>
  </semantics>
</math>
</file>

<file path=Object 244/content.xml><?xml version="1.0" encoding="utf-8"?>
<math xmlns="http://www.w3.org/1998/Math/MathML">
  <semantics>
    <mrow>
      <mfrac>
        <mn>6</mn>
        <mn>11</mn>
      </mfrac>
      <mo stretchy="false">=</mo>
      <mfrac>
        <mi mathvariant="normal">Y</mi>
        <mn>12</mn>
      </mfrac>
    </mrow>
    <annotation encoding="StarMath 5.0">{{6} over {11}}={{Y} over {12}}</annotation>
  </semantics>
</math>
</file>

<file path=Object 245/content.xml><?xml version="1.0" encoding="utf-8"?>
<math xmlns="http://www.w3.org/1998/Math/MathML">
  <semantics>
    <mrow>
      <mfrac>
        <mn>1</mn>
        <mn>3</mn>
      </mfrac>
      <mo stretchy="false">=</mo>
      <mfrac>
        <mi mathvariant="normal">N</mi>
        <mn>18</mn>
      </mfrac>
    </mrow>
    <annotation encoding="StarMath 5.0">{{1} over {3}}={{N} over {18}}</annotation>
  </semantics>
</math>
</file>

<file path=Object 246/content.xml><?xml version="1.0" encoding="utf-8"?>
<math xmlns="http://www.w3.org/1998/Math/MathML">
  <semantics>
    <mfrac>
      <mrow>
        <mn>5</mn>
        <mi mathvariant="normal">g</mi>
      </mrow>
      <mrow>
        <mn>100</mn>
        <mi>mL</mi>
      </mrow>
    </mfrac>
    <annotation encoding="StarMath 5.0">{5 g} over {100 mL}</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